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91.05pt"/>
    </style:style>
    <style:style style:name="co14" style:family="table-column">
      <style:table-column-properties fo:break-before="auto" style:column-width="111.91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60.46pt"/>
    </style:style>
    <style:style style:name="co17" style:family="table-column">
      <style:table-column-properties fo:break-before="auto" style:column-width="118.86pt"/>
    </style:style>
    <style:style style:name="co18" style:family="table-column">
      <style:table-column-properties fo:break-before="auto" style:column-width="95.7pt"/>
    </style:style>
    <style:style style:name="co19" style:family="table-column">
      <style:table-column-properties fo:break-before="auto" style:column-width="88.75pt"/>
    </style:style>
    <style:style style:name="co20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4">
      <style:text-properties style:text-position=""/>
    </style:style>
    <style:style style:name="ce10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32">
      <style:text-properties style:text-position=""/>
    </style:style>
    <style:style style:name="ce4" style:family="table-cell" style:parent-style-name="Default" style:data-style-name="N4"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11">
      <style:text-properties style:text-position=""/>
      <style:map style:condition="cell-content()&lt;=0.2" style:apply-style-name="Untitled2" style:base-cell-address="Sheet2.B131"/>
      <style:map style:condition="cell-content()&lt;0" style:apply-style-name="Default" style:base-cell-address="Sheet2.B131"/>
      <style:map style:condition="cell-content()&gt;0.2" style:apply-style-name="Untitled3" style:base-cell-address="Sheet2.B131"/>
    </style:style>
    <style:style style:name="ce7" style:family="table-cell" style:parent-style-name="Default" style:data-style-name="N1">
      <style:text-properties style:text-position=""/>
    </style:style>
    <style:style style:name="ce8" style:family="table-cell" style:parent-style-name="Default" style:data-style-name="N11">
      <style:table-cell-properties fo:background-color="#999999"/>
      <style:text-properties style:text-position=""/>
    </style:style>
    <style:style style:name="ce9" style:family="table-cell" style:parent-style-name="Default" style:data-style-name="N11">
      <style:table-cell-properties fo:background-color="#cccccc"/>
      <style:text-properties style:text-position=""/>
    </style:style>
    <style:style style:name="ce12" style:family="table-cell" style:parent-style-name="Default" style:data-style-name="N124"/>
    <style:style style:name="ce13" style:family="table-cell" style:parent-style-name="Default" style:data-style-name="N11"/>
    <style:style style:name="ce14" style:family="table-cell" style:parent-style-name="Default" style:data-style-name="N132"/>
    <style:style style:name="ce15" style:family="table-cell" style:parent-style-name="Default" style:data-style-name="N4"/>
    <style:style style:name="ce16" style:family="table-cell" style:parent-style-name="Default" style:data-style-name="N0"/>
    <style:style style:name="ce17" style:family="table-cell" style:parent-style-name="Default" style:data-style-name="N11">
      <style:map style:condition="cell-content()&lt;=0.2" style:apply-style-name="Untitled2" style:base-cell-address="Sheet2.B131"/>
      <style:map style:condition="cell-content()&lt;0" style:apply-style-name="Default" style:base-cell-address="Sheet2.B131"/>
      <style:map style:condition="cell-content()&gt;0.2" style:apply-style-name="Untitled3" style:base-cell-address="Sheet2.B131"/>
    </style:style>
    <style:style style:name="ce18" style:family="table-cell" style:parent-style-name="Default" style:data-style-name="N1"/>
    <style:style style:name="ce19" style:family="table-cell" style:parent-style-name="Default" style:data-style-name="N11">
      <style:table-cell-properties fo:background-color="#999999"/>
    </style:style>
    <style:style style:name="ce20" style:family="table-cell" style:parent-style-name="Default" style:data-style-name="N11">
      <style:table-cell-properties fo:background-color="#cccccc"/>
    </style:style>
    <style:style style:name="ce2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/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  <table:table-cell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office:value-type="float" office:value="3337649176.09091" calcext:value-type="float">
            <text:p>3337649176.09091</text:p>
          </table:table-cell>
          <table:table-cell office:value-type="float" office:value="9241721255.09091" calcext:value-type="float">
            <text:p>9241721255.09091</text:p>
          </table:table-cell>
          <table:table-cell office:value-type="float" office:value="11649736" calcext:value-type="float">
            <text:p>11649736</text:p>
          </table:table-cell>
          <table:table-cell office:value-type="float" office:value="406189638" calcext:value-type="float">
            <text:p>406189638</text:p>
          </table:table-cell>
          <table:table-cell office:value-type="float" office:value="393395645.181818" calcext:value-type="float">
            <text:p>393395645.181818</text:p>
          </table:table-cell>
          <table:table-cell office:value-type="float" office:value="11713664.4545455" calcext:value-type="float">
            <text:p>11713664.4545455</text:p>
          </table:table-cell>
          <table:table-cell table:style-name="ce1" office:value-type="float" office:value="33.6363636363636" calcext:value-type="float">
            <text:p>33.63636363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60927090909091" calcext:value-type="float">
            <text:p>0.3609270909</text:p>
          </table:table-cell>
          <table:table-cell office:value-type="float" office:value="11649735.8181818" calcext:value-type="float">
            <text:p>11649735.8181818</text:p>
          </table:table-cell>
          <table:table-cell office:value-type="float" office:value="26.1945159090909" calcext:value-type="float">
            <text:p>26.1945159091</text:p>
          </table:table-cell>
          <table:table-cell office:value-type="float" office:value="25.3637461818182" calcext:value-type="float">
            <text:p>25.3637461818</text:p>
          </table:table-cell>
          <table:table-cell office:value-type="float" office:value="0.763668545454545" calcext:value-type="float">
            <text:p>0.7636685455</text:p>
          </table:table-cell>
          <table:table-cell office:value-type="float" office:value="1.03181818181818" calcext:value-type="float">
            <text:p>1.0318181818</text:p>
          </table:table-cell>
          <table:table-cell office:value-type="float" office:value="698.578181818182" calcext:value-type="float">
            <text:p>698.57818181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office:value-type="float" office:value="3236204838.875" calcext:value-type="float">
            <text:p>3236204838.875</text:p>
          </table:table-cell>
          <table:table-cell office:value-type="float" office:value="9232789783" calcext:value-type="float">
            <text:p>9232789783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412271670" calcext:value-type="float">
            <text:p>412271670</text:p>
          </table:table-cell>
          <table:table-cell office:value-type="float" office:value="404969776.9375" calcext:value-type="float">
            <text:p>404969776.9375</text:p>
          </table:table-cell>
          <table:table-cell office:value-type="float" office:value="6022350.125" calcext:value-type="float">
            <text:p>6022350.125</text:p>
          </table:table-cell>
          <table:table-cell office:value-type="float" office:value="32.625" calcext:value-type="float">
            <text:p>32.6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0520875" calcext:value-type="float">
            <text:p>0.350520875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26.806195375" calcext:value-type="float">
            <text:p>26.806195375</text:p>
          </table:table-cell>
          <table:table-cell office:value-type="float" office:value="26.338196875" calcext:value-type="float">
            <text:p>26.338196875</text:p>
          </table:table-cell>
          <table:table-cell office:value-type="float" office:value="0.385694625" calcext:value-type="float">
            <text:p>0.385694625</text:p>
          </table:table-cell>
          <table:table-cell office:value-type="float" office:value="1.016875" calcext:value-type="float">
            <text:p>1.016875</text:p>
          </table:table-cell>
          <table:table-cell office:value-type="float" office:value="216.580625" calcext:value-type="float">
            <text:p>216.580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1747" calcext:value-type="float">
            <text:p>81747</text:p>
          </table:table-cell>
          <table:table-cell office:value-type="float" office:value="9631867312.2439" calcext:value-type="float">
            <text:p>9631867312.2439</text:p>
          </table:table-cell>
          <table:table-cell office:value-type="float" office:value="6734188435.2561" calcext:value-type="float">
            <text:p>6734188435.2561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9224673.0609756" calcext:value-type="float">
            <text:p>19224673.0609756</text:p>
          </table:table-cell>
          <table:table-cell office:value-type="float" office:value="29976486.4634146" calcext:value-type="float">
            <text:p>29976486.4634146</text:p>
          </table:table-cell>
          <table:table-cell office:value-type="float" office:value="5383796.96341463" calcext:value-type="float">
            <text:p>5383796.96341463</text:p>
          </table:table-cell>
          <table:table-cell office:value-type="float" office:value="27.6707317073171" calcext:value-type="float">
            <text:p>27.67073170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4524993670886" calcext:value-type="float">
            <text:p>1.5452499367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.22672334146341" calcext:value-type="float">
            <text:p>1.2267233415</text:p>
          </table:table-cell>
          <table:table-cell office:value-type="float" office:value="1.9128025" calcext:value-type="float">
            <text:p>1.9128025</text:p>
          </table:table-cell>
          <table:table-cell office:value-type="float" office:value="0.343538390243902" calcext:value-type="float">
            <text:p>0.3435383902</text:p>
          </table:table-cell>
          <table:table-cell office:value-type="float" office:value="0.744512195121952" calcext:value-type="float">
            <text:p>0.7445121951</text:p>
          </table:table-cell>
          <table:table-cell office:value-type="float" office:value="664.06512195122" calcext:value-type="float">
            <text:p>664.06512195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office:value-type="float" office:value="15499440729.8571" calcext:value-type="float">
            <text:p>15499440729.8571</text:p>
          </table:table-cell>
          <table:table-cell office:value-type="float" office:value="8061405572.57143" calcext:value-type="float">
            <text:p>8061405572.57143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343436316.285714" calcext:value-type="float">
            <text:p>343436316.285714</text:p>
          </table:table-cell>
          <table:table-cell office:value-type="float" office:value="453166286.857143" calcext:value-type="float">
            <text:p>453166286.857143</text:p>
          </table:table-cell>
          <table:table-cell office:value-type="float" office:value="98078.5714285714" calcext:value-type="float">
            <text:p>98078.5714285714</text:p>
          </table:table-cell>
          <table:table-cell office:value-type="float" office:value="29.5714285714286" calcext:value-type="float">
            <text:p>29.5714285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2910685714286" calcext:value-type="float">
            <text:p>1.8291068571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22.6667508571429" calcext:value-type="float">
            <text:p>22.6667508571</text:p>
          </table:table-cell>
          <table:table-cell office:value-type="float" office:value="29.8180381428571" calcext:value-type="float">
            <text:p>29.8180381429</text:p>
          </table:table-cell>
          <table:table-cell office:value-type="float" office:value="0.00628771428571429" calcext:value-type="float">
            <text:p>0.0062877143</text:p>
          </table:table-cell>
          <table:table-cell office:value-type="float" office:value="0.768571428571429" calcext:value-type="float">
            <text:p>0.7685714286</text:p>
          </table:table-cell>
          <table:table-cell office:value-type="float" office:value="18308.0942857143" calcext:value-type="float">
            <text:p>18308.09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office:value-type="float" office:value="14750378030.2667" calcext:value-type="float">
            <text:p>14750378030.2667</text:p>
          </table:table-cell>
          <table:table-cell office:value-type="float" office:value="8791591887.86667" calcext:value-type="float">
            <text:p>8791591887.86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863489888.8" calcext:value-type="float">
            <text:p>1863489888.8</text:p>
          </table:table-cell>
          <table:table-cell office:value-type="float" office:value="6096063.8" calcext:value-type="float">
            <text:p>6096063.8</text:p>
          </table:table-cell>
          <table:table-cell office:value-type="float" office:value="4154689" calcext:value-type="float">
            <text:p>4154689</text:p>
          </table:table-cell>
          <table:table-cell office:value-type="float" office:value="34.2666666666667" calcext:value-type="float">
            <text:p>34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7696746666667" calcext:value-type="float">
            <text:p>1.6769674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25.246906533333" calcext:value-type="float">
            <text:p>125.2469065333</text:p>
          </table:table-cell>
          <table:table-cell office:value-type="float" office:value="0.409397466666667" calcext:value-type="float">
            <text:p>0.4093974667</text:p>
          </table:table-cell>
          <table:table-cell office:value-type="float" office:value="0.279182" calcext:value-type="float">
            <text:p>0.279182</text:p>
          </table:table-cell>
          <table:table-cell office:value-type="float" office:value="306.034666666667" calcext:value-type="float">
            <text:p>306.0346666667</text:p>
          </table:table-cell>
          <table:table-cell office:value-type="float" office:value="1.466" calcext:value-type="float">
            <text:p>1.466</text:p>
          </table:table-cell>
          <table:table-cell/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office:value-type="float" office:value="1245987685.85714" calcext:value-type="float">
            <text:p>1245987685.85714</text:p>
          </table:table-cell>
          <table:table-cell office:value-type="float" office:value="4247838745" calcext:value-type="float">
            <text:p>4247838745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93435072.7142857" calcext:value-type="float">
            <text:p>93435072.7142857</text:p>
          </table:table-cell>
          <table:table-cell office:value-type="float" office:value="70248610.1428572" calcext:value-type="float">
            <text:p>70248610.1428572</text:p>
          </table:table-cell>
          <table:table-cell office:value-type="float" office:value="7736497.28571429" calcext:value-type="float">
            <text:p>7736497.285714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08539714285714" calcext:value-type="float">
            <text:p>0.3085397143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5.95838114285714" calcext:value-type="float">
            <text:p>5.9583811429</text:p>
          </table:table-cell>
          <table:table-cell office:value-type="float" office:value="4.48027985714286" calcext:value-type="float">
            <text:p>4.4802798571</text:p>
          </table:table-cell>
          <table:table-cell office:value-type="float" office:value="0.493443" calcext:value-type="float">
            <text:p>0.493443</text:p>
          </table:table-cell>
          <table:table-cell office:value-type="float" office:value="1.20857142857143" calcext:value-type="float">
            <text:p>1.2085714286</text:p>
          </table:table-cell>
          <table:table-cell office:value-type="float" office:value="9.00428571428571" calcext:value-type="float">
            <text:p>9.00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office:value-type="float" office:value="6446701112.27273" calcext:value-type="float">
            <text:p>6446701112.27273</text:p>
          </table:table-cell>
          <table:table-cell office:value-type="float" office:value="8635428283.81818" calcext:value-type="float">
            <text:p>8635428283.81818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14319606.8181818" calcext:value-type="float">
            <text:p>14319606.8181818</text:p>
          </table:table-cell>
          <table:table-cell office:value-type="float" office:value="14850521.6363636" calcext:value-type="float">
            <text:p>14850521.6363636</text:p>
          </table:table-cell>
          <table:table-cell office:value-type="float" office:value="5868.81818181818" calcext:value-type="float">
            <text:p>5868.81818181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4633272727273" calcext:value-type="float">
            <text:p>0.7446332727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0.977856636363636" calcext:value-type="float">
            <text:p>0.9778566364</text:p>
          </table:table-cell>
          <table:table-cell office:value-type="float" office:value="1.01703654545455" calcext:value-type="float">
            <text:p>1.0170365455</text:p>
          </table:table-cell>
          <table:table-cell office:value-type="float" office:value="0.000375727272727273" calcext:value-type="float">
            <text:p>0.0003757273</text:p>
          </table:table-cell>
          <table:table-cell office:value-type="float" office:value="0.961818181818182" calcext:value-type="float">
            <text:p>0.9618181818</text:p>
          </table:table-cell>
          <table:table-cell office:value-type="float" office:value="57152.8090909091" calcext:value-type="float">
            <text:p>57152.80909090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office:value-type="float" office:value="9515502853.33333" calcext:value-type="float">
            <text:p>9515502853.33333</text:p>
          </table:table-cell>
          <table:table-cell office:value-type="float" office:value="6846319908" calcext:value-type="float">
            <text:p>6846319908</text:p>
          </table:table-cell>
          <table:table-cell office:value-type="float" office:value="23764428" calcext:value-type="float">
            <text:p>23764428</text:p>
          </table:table-cell>
          <table:table-cell office:value-type="float" office:value="416790581.333333" calcext:value-type="float">
            <text:p>416790581.333333</text:p>
          </table:table-cell>
          <table:table-cell office:value-type="float" office:value="77715378" calcext:value-type="float">
            <text:p>77715378</text:p>
          </table:table-cell>
          <table:table-cell office:value-type="float" office:value="37397191.3333333" calcext:value-type="float">
            <text:p>37397191.3333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9956333333333" calcext:value-type="float">
            <text:p>1.2995633333</text:p>
          </table:table-cell>
          <table:table-cell office:value-type="float" office:value="23764428.3333333" calcext:value-type="float">
            <text:p>23764428.3333333</text:p>
          </table:table-cell>
          <table:table-cell office:value-type="float" office:value="26.8008593333333" calcext:value-type="float">
            <text:p>26.8008593333</text:p>
          </table:table-cell>
          <table:table-cell office:value-type="float" office:value="4.99652766666667" calcext:value-type="float">
            <text:p>4.9965276667</text:p>
          </table:table-cell>
          <table:table-cell office:value-type="float" office:value="2.404502" calcext:value-type="float">
            <text:p>2.404502</text:p>
          </table:table-cell>
          <table:table-cell office:value-type="float" office:value="5.23666666666667" calcext:value-type="float">
            <text:p>5.2366666667</text:p>
          </table:table-cell>
          <table:table-cell office:value-type="float" office:value="2.08333333333333" calcext:value-type="float">
            <text:p>2.0833333333</text:p>
          </table:table-cell>
          <table:table-cell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office:value-type="float" office:value="3473153640.85714" calcext:value-type="float">
            <text:p>3473153640.85714</text:p>
          </table:table-cell>
          <table:table-cell office:value-type="float" office:value="9239496195.5" calcext:value-type="float">
            <text:p>9239496195.5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389667074.214286" calcext:value-type="float">
            <text:p>389667074.214286</text:p>
          </table:table-cell>
          <table:table-cell office:value-type="float" office:value="384570426.142857" calcext:value-type="float">
            <text:p>384570426.142857</text:p>
          </table:table-cell>
          <table:table-cell office:value-type="float" office:value="253987.785714286" calcext:value-type="float">
            <text:p>253987.785714286</text:p>
          </table:table-cell>
          <table:table-cell office:value-type="float" office:value="33.7857142857143" calcext:value-type="float">
            <text:p>33.78571428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889428571429" calcext:value-type="float">
            <text:p>0.3758894286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25.3384187857143" calcext:value-type="float">
            <text:p>25.3384187857</text:p>
          </table:table-cell>
          <table:table-cell office:value-type="float" office:value="25.0069687857143" calcext:value-type="float">
            <text:p>25.0069687857</text:p>
          </table:table-cell>
          <table:table-cell office:value-type="float" office:value="0.0163914285714286" calcext:value-type="float">
            <text:p>0.0163914286</text:p>
          </table:table-cell>
          <table:table-cell office:value-type="float" office:value="1.01" calcext:value-type="float">
            <text:p>1.01</text:p>
          </table:table-cell>
          <table:table-cell office:value-type="float" office:value="2318.48214285714" calcext:value-type="float">
            <text:p>2318.48214285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office:value-type="float" office:value="3992698664.11111" calcext:value-type="float">
            <text:p>3992698664.11111</text:p>
          </table:table-cell>
          <table:table-cell office:value-type="float" office:value="8509320192.77778" calcext:value-type="float">
            <text:p>8509320192.77778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253888763.555556" calcext:value-type="float">
            <text:p>253888763.555556</text:p>
          </table:table-cell>
          <table:table-cell office:value-type="float" office:value="190019285.333333" calcext:value-type="float">
            <text:p>190019285.333333</text:p>
          </table:table-cell>
          <table:table-cell office:value-type="float" office:value="43395528.2222222" calcext:value-type="float">
            <text:p>43395528.2222222</text:p>
          </table:table-cell>
          <table:table-cell office:value-type="float" office:value="29.3333333333333" calcext:value-type="float">
            <text:p>29.33333333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9573666666667" calcext:value-type="float">
            <text:p>0.4695736667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17.6659641111111" calcext:value-type="float">
            <text:p>17.6659641111</text:p>
          </table:table-cell>
          <table:table-cell office:value-type="float" office:value="13.2203372222222" calcext:value-type="float">
            <text:p>13.2203372222</text:p>
          </table:table-cell>
          <table:table-cell office:value-type="float" office:value="3.014965" calcext:value-type="float">
            <text:p>3.014965</text:p>
          </table:table-cell>
          <table:table-cell office:value-type="float" office:value="1.33555555555556" calcext:value-type="float">
            <text:p>1.3355555556</text:p>
          </table:table-cell>
          <table:table-cell office:value-type="float" office:value="4.38444444444444" calcext:value-type="float">
            <text:p>4.3844444444</text:p>
          </table:table-cell>
          <table:table-cell/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office:value-type="float" office:value="5009131850.14286" calcext:value-type="float">
            <text:p>5009131850.14286</text:p>
          </table:table-cell>
          <table:table-cell office:value-type="float" office:value="8970451016.14286" calcext:value-type="float">
            <text:p>8970451016.1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102245104.285714" calcext:value-type="float">
            <text:p>102245104.285714</text:p>
          </table:table-cell>
          <table:table-cell office:value-type="float" office:value="80803965.7142857" calcext:value-type="float">
            <text:p>80803965.7142857</text:p>
          </table:table-cell>
          <table:table-cell office:value-type="float" office:value="77010735" calcext:value-type="float">
            <text:p>77010735</text:p>
          </table:table-cell>
          <table:table-cell office:value-type="float" office:value="30.8571428571429" calcext:value-type="float">
            <text:p>30.85714285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8398428571429" calcext:value-type="float">
            <text:p>0.558398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6.60291371428571" calcext:value-type="float">
            <text:p>6.6029137143</text:p>
          </table:table-cell>
          <table:table-cell office:value-type="float" office:value="5.21824085714286" calcext:value-type="float">
            <text:p>5.2182408571</text:p>
          </table:table-cell>
          <table:table-cell office:value-type="float" office:value="4.97328485714286" calcext:value-type="float">
            <text:p>4.9732848571</text:p>
          </table:table-cell>
          <table:table-cell office:value-type="float" office:value="1.26428571428571" calcext:value-type="float">
            <text:p>1.2642857143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office:value-type="float" office:value="1120089483.92308" calcext:value-type="float">
            <text:p>1120089483.92308</text:p>
          </table:table-cell>
          <table:table-cell office:value-type="float" office:value="6086419061.07692" calcext:value-type="float">
            <text:p>6086419061.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211293473" calcext:value-type="float">
            <text:p>211293473</text:p>
          </table:table-cell>
          <table:table-cell office:value-type="float" office:value="208955259.076923" calcext:value-type="float">
            <text:p>208955259.076923</text:p>
          </table:table-cell>
          <table:table-cell office:value-type="float" office:value="48276.3846153846" calcext:value-type="float">
            <text:p>48276.3846153846</text:p>
          </table:table-cell>
          <table:table-cell office:value-type="float" office:value="27.3076923076923" calcext:value-type="float">
            <text:p>27.30769230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84680769230769" calcext:value-type="float">
            <text:p>0.18468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13.7638574615385" calcext:value-type="float">
            <text:p>13.7638574615</text:p>
          </table:table-cell>
          <table:table-cell office:value-type="float" office:value="13.6119709230769" calcext:value-type="float">
            <text:p>13.6119709231</text:p>
          </table:table-cell>
          <table:table-cell office:value-type="float" office:value="0.00307853846153846" calcext:value-type="float">
            <text:p>0.0030785385</text:p>
          </table:table-cell>
          <table:table-cell office:value-type="float" office:value="1.01" calcext:value-type="float">
            <text:p>1.01</text:p>
          </table:table-cell>
          <table:table-cell office:value-type="float" office:value="343142.53" calcext:value-type="float">
            <text:p>343142.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office:value-type="float" office:value="5172598191.92308" calcext:value-type="float">
            <text:p>5172598191.92308</text:p>
          </table:table-cell>
          <table:table-cell office:value-type="float" office:value="8775067420.23077" calcext:value-type="float">
            <text:p>8775067420.23077</text:p>
          </table:table-cell>
          <table:table-cell office:value-type="float" office:value="31353228.8461538" calcext:value-type="float">
            <text:p>31353228.8461538</text:p>
          </table:table-cell>
          <table:table-cell office:value-type="float" office:value="235108466.923077" calcext:value-type="float">
            <text:p>235108466.923077</text:p>
          </table:table-cell>
          <table:table-cell office:value-type="float" office:value="156722003.538462" calcext:value-type="float">
            <text:p>156722003.538462</text:p>
          </table:table-cell>
          <table:table-cell office:value-type="float" office:value="152785358.538462" calcext:value-type="float">
            <text:p>152785358.538462</text:p>
          </table:table-cell>
          <table:table-cell office:value-type="float" office:value="32.5384615384615" calcext:value-type="float">
            <text:p>32.53846153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91056538461538" calcext:value-type="float">
            <text:p>0.5910565385</text:p>
          </table:table-cell>
          <table:table-cell office:value-type="float" office:value="31353229.5384615" calcext:value-type="float">
            <text:p>31353229.5384615</text:p>
          </table:table-cell>
          <table:table-cell office:value-type="float" office:value="15.9018121538462" calcext:value-type="float">
            <text:p>15.9018121538</text:p>
          </table:table-cell>
          <table:table-cell office:value-type="float" office:value="10.597913" calcext:value-type="float">
            <text:p>10.597913</text:p>
          </table:table-cell>
          <table:table-cell office:value-type="float" office:value="10.3318768461538" calcext:value-type="float">
            <text:p>10.3318768462</text:p>
          </table:table-cell>
          <table:table-cell office:value-type="float" office:value="1.50076923076923" calcext:value-type="float">
            <text:p>1.5007692308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office:value-type="float" office:value="3348311479.27273" calcext:value-type="float">
            <text:p>3348311479.27273</text:p>
          </table:table-cell>
          <table:table-cell office:value-type="float" office:value="8731725205.90909" calcext:value-type="float">
            <text:p>8731725205.90909</text:p>
          </table:table-cell>
          <table:table-cell office:value-type="float" office:value="15434465.9090909" calcext:value-type="float">
            <text:p>15434465.9090909</text:p>
          </table:table-cell>
          <table:table-cell office:value-type="float" office:value="252709417.363636" calcext:value-type="float">
            <text:p>252709417.363636</text:p>
          </table:table-cell>
          <table:table-cell office:value-type="float" office:value="205884025.272727" calcext:value-type="float">
            <text:p>205884025.272727</text:p>
          </table:table-cell>
          <table:table-cell office:value-type="float" office:value="37574190.2727273" calcext:value-type="float">
            <text:p>37574190.2727273</text:p>
          </table:table-cell>
          <table:table-cell office:value-type="float" office:value="30.2727272727273" calcext:value-type="float">
            <text:p>30.27272727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82874909090909" calcext:value-type="float">
            <text:p>0.3828749091</text:p>
          </table:table-cell>
          <table:table-cell office:value-type="float" office:value="15434465.8181818" calcext:value-type="float">
            <text:p>15434465.8181818</text:p>
          </table:table-cell>
          <table:table-cell office:value-type="float" office:value="17.1343718181818" calcext:value-type="float">
            <text:p>17.1343718182</text:p>
          </table:table-cell>
          <table:table-cell office:value-type="float" office:value="13.9628948181818" calcext:value-type="float">
            <text:p>13.9628948182</text:p>
          </table:table-cell>
          <table:table-cell office:value-type="float" office:value="2.53717227272727" calcext:value-type="float">
            <text:p>2.5371722727</text:p>
          </table:table-cell>
          <table:table-cell office:value-type="float" office:value="1.22818181818182" calcext:value-type="float">
            <text:p>1.2281818182</text:p>
          </table:table-cell>
          <table:table-cell office:value-type="float" office:value="5.50818181818182" calcext:value-type="float">
            <text:p>5.5081818182</text:p>
          </table:table-cell>
          <table:table-cell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office:value-type="float" office:value="6258053099.71429" calcext:value-type="float">
            <text:p>6258053099.71429</text:p>
          </table:table-cell>
          <table:table-cell office:value-type="float" office:value="8423156610.85714" calcext:value-type="float">
            <text:p>8423156610.85714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83001837.571429" calcext:value-type="float">
            <text:p>183001837.571429</text:p>
          </table:table-cell>
          <table:table-cell office:value-type="float" office:value="183319703.428571" calcext:value-type="float">
            <text:p>183319703.428571</text:p>
          </table:table-cell>
          <table:table-cell office:value-type="float" office:value="178526826.714286" calcext:value-type="float">
            <text:p>178526826.7142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64929857142857" calcext:value-type="float">
            <text:p>0.7649298571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1.897879" calcext:value-type="float">
            <text:p>11.897879</text:p>
          </table:table-cell>
          <table:table-cell office:value-type="float" office:value="11.9182162857143" calcext:value-type="float">
            <text:p>11.9182162857</text:p>
          </table:table-cell>
          <table:table-cell office:value-type="float" office:value="11.6089478571429" calcext:value-type="float">
            <text:p>11.6089478571</text:p>
          </table:table-cell>
          <table:table-cell office:value-type="float" office:value="0.998571428571429" calcext:value-type="float">
            <text:p>0.9985714286</text:p>
          </table:table-cell>
          <table:table-cell office:value-type="float" office:value="1.02714285714286" calcext:value-type="float">
            <text:p>1.0271428571</text:p>
          </table:table-cell>
          <table:table-cell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4958" calcext:value-type="float">
            <text:p>14958</text:p>
          </table:table-cell>
          <table:table-cell office:value-type="float" office:value="18658542756.1333" calcext:value-type="float">
            <text:p>18658542756.1333</text:p>
          </table:table-cell>
          <table:table-cell office:value-type="float" office:value="9325927367.4" calcext:value-type="float">
            <text:p>9325927367.4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399656662.8" calcext:value-type="float">
            <text:p>399656662.8</text:p>
          </table:table-cell>
          <table:table-cell office:value-type="float" office:value="370183040.6" calcext:value-type="float">
            <text:p>370183040.6</text:p>
          </table:table-cell>
          <table:table-cell office:value-type="float" office:value="41601080.4666667" calcext:value-type="float">
            <text:p>41601080.4666667</text:p>
          </table:table-cell>
          <table:table-cell office:value-type="float" office:value="38.8666666666667" calcext:value-type="float">
            <text:p>38.8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73993333333" calcext:value-type="float">
            <text:p>2.0007399333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25.6522314" calcext:value-type="float">
            <text:p>25.6522314</text:p>
          </table:table-cell>
          <table:table-cell office:value-type="float" office:value="23.7604384" calcext:value-type="float">
            <text:p>23.7604384</text:p>
          </table:table-cell>
          <table:table-cell office:value-type="float" office:value="2.67011366666667" calcext:value-type="float">
            <text:p>2.6701136667</text:p>
          </table:table-cell>
          <table:table-cell office:value-type="float" office:value="1.08" calcext:value-type="float">
            <text:p>1.08</text:p>
          </table:table-cell>
          <table:table-cell office:value-type="float" office:value="8.89866666666667" calcext:value-type="float">
            <text:p>8.8986666667</text:p>
          </table:table-cell>
          <table:table-cell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office:value-type="float" office:value="23036572912.8667" calcext:value-type="float">
            <text:p>23036572912.8667</text:p>
          </table:table-cell>
          <table:table-cell office:value-type="float" office:value="9050180375.66667" calcext:value-type="float">
            <text:p>9050180375.66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360371629.4" calcext:value-type="float">
            <text:p>360371629.4</text:p>
          </table:table-cell>
          <table:table-cell office:value-type="float" office:value="360379809.066667" calcext:value-type="float">
            <text:p>360379809.066667</text:p>
          </table:table-cell>
          <table:table-cell office:value-type="float" office:value="644873.533333333" calcext:value-type="float">
            <text:p>644873.533333333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4539126666667" calcext:value-type="float">
            <text:p>2.5453912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23.7676230666667" calcext:value-type="float">
            <text:p>23.7676230667</text:p>
          </table:table-cell>
          <table:table-cell office:value-type="float" office:value="23.7681428666667" calcext:value-type="float">
            <text:p>23.7681428667</text:p>
          </table:table-cell>
          <table:table-cell office:value-type="float" office:value="0.0423020666666667" calcext:value-type="float">
            <text:p>0.0423020667</text:p>
          </table:table-cell>
          <table:table-cell office:value-type="float" office:value="1" calcext:value-type="float">
            <text:p>1</text:p>
          </table:table-cell>
          <table:table-cell office:value-type="float" office:value="591.861333333333" calcext:value-type="float">
            <text:p>591.861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office:value-type="float" office:value="4040694385.125" calcext:value-type="float">
            <text:p>4040694385.125</text:p>
          </table:table-cell>
          <table:table-cell office:value-type="float" office:value="8668616666.125" calcext:value-type="float">
            <text:p>8668616666.125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44687646.75" calcext:value-type="float">
            <text:p>44687646.75</text:p>
          </table:table-cell>
          <table:table-cell office:value-type="float" office:value="40606974.125" calcext:value-type="float">
            <text:p>40606974.125</text:p>
          </table:table-cell>
          <table:table-cell office:value-type="float" office:value="33926018.125" calcext:value-type="float">
            <text:p>33926018.125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6353" calcext:value-type="float">
            <text:p>0.466353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3.00448125" calcext:value-type="float">
            <text:p>3.00448125</text:p>
          </table:table-cell>
          <table:table-cell office:value-type="float" office:value="2.729855625" calcext:value-type="float">
            <text:p>2.729855625</text:p>
          </table:table-cell>
          <table:table-cell office:value-type="float" office:value="2.28015925" calcext:value-type="float">
            <text:p>2.28015925</text:p>
          </table:table-cell>
          <table:table-cell office:value-type="float" office:value="1.1" calcext:value-type="float">
            <text:p>1.1</text:p>
          </table:table-cell>
          <table:table-cell office:value-type="float" office:value="1.19875" calcext:value-type="float">
            <text:p>1.19875</text:p>
          </table:table-cell>
          <table:table-cell/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office:value-type="float" office:value="20253092231.6" calcext:value-type="float">
            <text:p>20253092231.6</text:p>
          </table:table-cell>
          <table:table-cell office:value-type="float" office:value="8969671714.8" calcext:value-type="float">
            <text:p>8969671714.8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328115916.8" calcext:value-type="float">
            <text:p>328115916.8</text:p>
          </table:table-cell>
          <table:table-cell office:value-type="float" office:value="388946621.133333" calcext:value-type="float">
            <text:p>388946621.133333</text:p>
          </table:table-cell>
          <table:table-cell office:value-type="float" office:value="29304167.7333333" calcext:value-type="float">
            <text:p>29304167.7333333</text:p>
          </table:table-cell>
          <table:table-cell office:value-type="float" office:value="36.2666666666667" calcext:value-type="float">
            <text:p>36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814493333333" calcext:value-type="float">
            <text:p>2.2581449333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21.9060584666667" calcext:value-type="float">
            <text:p>21.9060584667</text:p>
          </table:table-cell>
          <table:table-cell office:value-type="float" office:value="25.9449730666667" calcext:value-type="float">
            <text:p>25.9449730667</text:p>
          </table:table-cell>
          <table:table-cell office:value-type="float" office:value="1.96410333333333" calcext:value-type="float">
            <text:p>1.9641033333</text:p>
          </table:table-cell>
          <table:table-cell office:value-type="float" office:value="0.842666666666667" calcext:value-type="float">
            <text:p>0.8426666667</text:p>
          </table:table-cell>
          <table:table-cell office:value-type="float" office:value="13.2186666666667" calcext:value-type="float">
            <text:p>13.2186666667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ce2"/>
        <table:table-column table:style-name="co18" table:default-cell-style-name="ce2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All alone</text:p>
          </table:table-cell>
          <table:table-cell office:value-type="string" calcext:value-type="string">
            <text:p>BM</text:p>
          </table:table-cell>
          <table:table-cell table:style-name="Default" office:value-type="string" calcext:value-type="string">
            <text:p>VM</text:p>
          </table:table-cell>
          <table:table-cell table:style-name="Default" office:value-type="string" calcext:value-type="string">
            <text:p>diff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table:style-name="ce7" office:value-type="float" office:value="17860" calcext:value-type="float">
            <text:p>17860</text:p>
          </table:table-cell>
          <table:table-cell table:style-name="ce10" table:formula="of:=[.D2]-[.C2]" office:value-type="float" office:value="6939" calcext:value-type="float">
            <text:p>6939.00</text:p>
          </table:table-cell>
          <table:table-cell table:formula="of:=([.C2]-[.D2])/[.C2]" office:value-type="percentage" office:value="-0.635381375331929" calcext:value-type="percentage">
            <text:p>-63.54%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table:style-name="ce7" office:value-type="float" office:value="26020" calcext:value-type="float">
            <text:p>26020</text:p>
          </table:table-cell>
          <table:table-cell table:style-name="ce10" table:formula="of:=[.D3]-[.C3]" office:value-type="float" office:value="10283" calcext:value-type="float">
            <text:p>10283.00</text:p>
          </table:table-cell>
          <table:table-cell table:formula="of:=([.C3]-[.D3])/[.C3]" office:value-type="percentage" office:value="-0.653428226472644" calcext:value-type="percentage">
            <text:p>-65.34%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lackscholes</text:p>
          </table:table-cell>
          <table:table-cell office:value-type="float" office:value="81747" calcext:value-type="float">
            <text:p>81747</text:p>
          </table:table-cell>
          <table:table-cell table:style-name="ce7" office:value-type="float" office:value="81810" calcext:value-type="float">
            <text:p>81810</text:p>
          </table:table-cell>
          <table:table-cell table:style-name="ce10" table:formula="of:=[.D4]-[.C4]" office:value-type="float" office:value="63" calcext:value-type="float">
            <text:p>63.00</text:p>
          </table:table-cell>
          <table:table-cell table:formula="of:=([.C4]-[.D4])/[.C4]" office:value-type="percentage" office:value="-0.000770670483320489" calcext:value-type="percentage">
            <text:p>-0.08%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table:style-name="ce7" office:value-type="float" office:value="6240" calcext:value-type="float">
            <text:p>6240</text:p>
          </table:table-cell>
          <table:table-cell table:style-name="ce10" table:formula="of:=[.D5]-[.C5]" office:value-type="float" office:value="97" calcext:value-type="float">
            <text:p>97.00</text:p>
          </table:table-cell>
          <table:table-cell table:formula="of:=([.C5]-[.D5])/[.C5]" office:value-type="percentage" office:value="-0.0157903304574312" calcext:value-type="percentage">
            <text:p>-1.58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table:style-name="ce7" office:value-type="float" office:value="14780" calcext:value-type="float">
            <text:p>14780</text:p>
          </table:table-cell>
          <table:table-cell table:style-name="ce10" table:formula="of:=[.D6]-[.C6]" office:value-type="float" office:value="571" calcext:value-type="float">
            <text:p>571.00</text:p>
          </table:table-cell>
          <table:table-cell table:formula="of:=([.C6]-[.D6])/[.C6]" office:value-type="percentage" office:value="-0.0401857977338307" calcext:value-type="percentage">
            <text:p>-4.02%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table:style-name="ce7" office:value-type="float" office:value="10460" calcext:value-type="float">
            <text:p>10460</text:p>
          </table:table-cell>
          <table:table-cell table:style-name="ce10" table:formula="of:=[.D7]-[.C7]" office:value-type="float" office:value="4418" calcext:value-type="float">
            <text:p>4418.00</text:p>
          </table:table-cell>
          <table:table-cell table:formula="of:=([.C7]-[.D7])/[.C7]" office:value-type="percentage" office:value="-0.731214829526647" calcext:value-type="percentage">
            <text:p>-73.12%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table:style-name="ce7" office:value-type="float" office:value="10420" calcext:value-type="float">
            <text:p>10420</text:p>
          </table:table-cell>
          <table:table-cell table:style-name="ce10" table:formula="of:=[.D8]-[.C8]" office:value-type="float" office:value="184" calcext:value-type="float">
            <text:p>184.00</text:p>
          </table:table-cell>
          <table:table-cell table:formula="of:=([.C8]-[.D8])/[.C8]" office:value-type="percentage" office:value="-0.0179757717858539" calcext:value-type="percentage">
            <text:p>-1.8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table:style-name="ce7" office:value-type="float" office:value="3120" calcext:value-type="float">
            <text:p>3120</text:p>
          </table:table-cell>
          <table:table-cell table:style-name="ce10" table:formula="of:=[.D9]-[.C9]" office:value-type="float" office:value="122" calcext:value-type="float">
            <text:p>122.00</text:p>
          </table:table-cell>
          <table:table-cell table:formula="of:=([.C9]-[.D9])/[.C9]" office:value-type="percentage" office:value="-0.0406937958639093" calcext:value-type="percentage">
            <text:p>-4.07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table:style-name="ce7" office:value-type="float" office:value="22820" calcext:value-type="float">
            <text:p>22820</text:p>
          </table:table-cell>
          <table:table-cell table:style-name="ce10" table:formula="of:=[.D10]-[.C10]" office:value-type="float" office:value="9046" calcext:value-type="float">
            <text:p>9046.00</text:p>
          </table:table-cell>
          <table:table-cell table:formula="of:=([.C10]-[.D10])/[.C10]" office:value-type="percentage" office:value="-0.656744591258894" calcext:value-type="percentage">
            <text:p>-65.67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table:style-name="ce7" office:value-type="float" office:value="11890" calcext:value-type="float">
            <text:p>11890</text:p>
          </table:table-cell>
          <table:table-cell table:style-name="ce10" table:formula="of:=[.D11]-[.C11]" office:value-type="float" office:value="3684" calcext:value-type="float">
            <text:p>3684.00</text:p>
          </table:table-cell>
          <table:table-cell table:formula="of:=([.C11]-[.D11])/[.C11]" office:value-type="percentage" office:value="-0.448939800146234" calcext:value-type="percentage">
            <text:p>-44.89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table:style-name="ce7" office:value-type="float" office:value="7170" calcext:value-type="float">
            <text:p>7170</text:p>
          </table:table-cell>
          <table:table-cell table:style-name="ce10" table:formula="of:=[.D12]-[.C12]" office:value-type="float" office:value="234" calcext:value-type="float">
            <text:p>234.00</text:p>
          </table:table-cell>
          <table:table-cell table:formula="of:=([.C12]-[.D12])/[.C12]" office:value-type="percentage" office:value="-0.0337370242214533" calcext:value-type="percentage">
            <text:p>-3.37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table:style-name="ce7" office:value-type="float" office:value="21960" calcext:value-type="float">
            <text:p>21960</text:p>
          </table:table-cell>
          <table:table-cell table:style-name="ce10" table:formula="of:=[.D13]-[.C13]" office:value-type="float" office:value="9395" calcext:value-type="float">
            <text:p>9395.00</text:p>
          </table:table-cell>
          <table:table-cell table:formula="of:=([.C13]-[.D13])/[.C13]" office:value-type="percentage" office:value="-0.747711898129725" calcext:value-type="percentage">
            <text:p>-74.77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table:style-name="ce7" office:value-type="float" office:value="12900" calcext:value-type="float">
            <text:p>12900</text:p>
          </table:table-cell>
          <table:table-cell table:style-name="ce10" table:formula="of:=[.D14]-[.C14]" office:value-type="float" office:value="612" calcext:value-type="float">
            <text:p>612.00</text:p>
          </table:table-cell>
          <table:table-cell table:formula="of:=([.C14]-[.D14])/[.C14]" office:value-type="percentage" office:value="-0.0498046875" calcext:value-type="percentage">
            <text:p>-4.98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table:style-name="ce7" office:value-type="float" office:value="16230" calcext:value-type="float">
            <text:p>16230</text:p>
          </table:table-cell>
          <table:table-cell table:style-name="ce10" table:formula="of:=[.D15]-[.C15]" office:value-type="float" office:value="5857" calcext:value-type="float">
            <text:p>5857.00</text:p>
          </table:table-cell>
          <table:table-cell table:formula="of:=([.C15]-[.D15])/[.C15]" office:value-type="percentage" office:value="-0.564638966547768" calcext:value-type="percentage">
            <text:p>-56.46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table:style-name="ce7" office:value-type="float" office:value="7270" calcext:value-type="float">
            <text:p>7270</text:p>
          </table:table-cell>
          <table:table-cell table:style-name="ce10" table:formula="of:=[.D16]-[.C16]" office:value-type="float" office:value="494" calcext:value-type="float">
            <text:p>494.00</text:p>
          </table:table-cell>
          <table:table-cell table:formula="of:=([.C16]-[.D16])/[.C16]" office:value-type="percentage" office:value="-0.0729043683589138" calcext:value-type="percentage">
            <text:p>-7.29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yr2k_STANDARD</text:p>
          </table:table-cell>
          <table:table-cell office:value-type="float" office:value="14958" calcext:value-type="float">
            <text:p>14958</text:p>
          </table:table-cell>
          <table:table-cell table:style-name="ce7" office:value-type="float" office:value="15600" calcext:value-type="float">
            <text:p>15600</text:p>
          </table:table-cell>
          <table:table-cell table:style-name="ce10" table:formula="of:=[.D17]-[.C17]" office:value-type="float" office:value="642" calcext:value-type="float">
            <text:p>642.00</text:p>
          </table:table-cell>
          <table:table-cell table:formula="of:=([.C17]-[.D17])/[.C17]" office:value-type="percentage" office:value="-0.0429201764941837" calcext:value-type="percentage">
            <text:p>-4.29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table:style-name="ce7" office:value-type="float" office:value="15430" calcext:value-type="float">
            <text:p>15430</text:p>
          </table:table-cell>
          <table:table-cell table:style-name="ce10" table:formula="of:=[.D18]-[.C18]" office:value-type="float" office:value="896" calcext:value-type="float">
            <text:p>896.00</text:p>
          </table:table-cell>
          <table:table-cell table:formula="of:=([.C18]-[.D18])/[.C18]" office:value-type="percentage" office:value="-0.0616485482317325" calcext:value-type="percentage">
            <text:p>-6.16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table:style-name="ce7" office:value-type="float" office:value="8500" calcext:value-type="float">
            <text:p>8500</text:p>
          </table:table-cell>
          <table:table-cell table:style-name="ce10" table:formula="of:=[.D19]-[.C19]" office:value-type="float" office:value="892" calcext:value-type="float">
            <text:p>892.00</text:p>
          </table:table-cell>
          <table:table-cell table:formula="of:=([.C19]-[.D19])/[.C19]" office:value-type="percentage" office:value="-0.117245005257624" calcext:value-type="percentage">
            <text:p>-11.72%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table:style-name="ce7" office:value-type="float" office:value="14240" calcext:value-type="float">
            <text:p>14240</text:p>
          </table:table-cell>
          <table:table-cell table:style-name="ce10" table:formula="of:=[.D20]-[.C20]" office:value-type="float" office:value="-130" calcext:value-type="float">
            <text:p>-130.00</text:p>
          </table:table-cell>
          <table:table-cell table:formula="of:=([.C20]-[.D20])/[.C20]" office:value-type="percentage" office:value="0.00904662491301322" calcext:value-type="percentage">
            <text:p>0.90%</text:p>
          </table:table-cell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3"/>
          <table:table-cell table:style-name="Default" office:value-type="string" calcext:value-type="string">
            <text:p>jacLR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mm_STANDARD</text:p>
          </table:table-cell>
          <table:table-cell table:style-name="ce8" office:value-type="percentage" office:value="0.299495232753786" calcext:value-type="percentage">
            <text:p>29.95%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3mm_STANDARD</text:p>
          </table:table-cell>
          <table:table-cell table:style-name="ce8" office:value-type="percentage" office:value="0.306340718105424" calcext:value-type="percentage">
            <text:p>30.63%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gramschmidt_STANDARD</text:p>
          </table:table-cell>
          <table:table-cell table:style-name="ce9" office:value-type="percentage" office:value="0.198988804622607" calcext:value-type="percentage">
            <text:p>19.90%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BM coscheduling time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blackscholes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ft.A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/>
          <table:table-cell office:value-type="float" office:value="12548" calcext:value-type="float">
            <text:p>12548</text:p>
          </table:table-cell>
          <table:table-cell table:style-name="Default" office:value-type="float" office:value="20572" calcext:value-type="float">
            <text:p>20572</text:p>
          </table:table-cell>
          <table:table-cell table:style-name="Default" office:value-type="float" office:value="13246" calcext:value-type="float">
            <text:p>13246</text:p>
          </table:table-cell>
          <table:table-cell table:style-name="Default" office:value-type="float" office:value="13332" calcext:value-type="float">
            <text:p>13332</text:p>
          </table:table-cell>
          <table:table-cell office:value-type="float" office:value="13295" calcext:value-type="float">
            <text:p>13295</text:p>
          </table:table-cell>
          <table:table-cell office:value-type="float" office:value="13008" calcext:value-type="float">
            <text:p>13008</text:p>
          </table:table-cell>
          <table:table-cell office:value-type="float" office:value="12928" calcext:value-type="float">
            <text:p>12928</text:p>
          </table:table-cell>
          <table:table-cell office:value-type="float" office:value="13305" calcext:value-type="float">
            <text:p>13305</text:p>
          </table:table-cell>
          <table:table-cell office:value-type="float" office:value="14898" calcext:value-type="float">
            <text:p>14898</text:p>
          </table:table-cell>
          <table:table-cell office:value-type="float" office:value="15500" calcext:value-type="float">
            <text:p>15500</text:p>
          </table:table-cell>
          <table:table-cell office:value-type="float" office:value="14554" calcext:value-type="float">
            <text:p>14554</text:p>
          </table:table-cell>
          <table:table-cell office:value-type="float" office:value="14482" calcext:value-type="float">
            <text:p>14482</text:p>
          </table:table-cell>
          <table:table-cell office:value-type="float" office:value="13806" calcext:value-type="float">
            <text:p>13806</text:p>
          </table:table-cell>
          <table:table-cell office:value-type="float" office:value="14733" calcext:value-type="float">
            <text:p>14733</text:p>
          </table:table-cell>
          <table:table-cell office:value-type="float" office:value="13957" calcext:value-type="float">
            <text:p>13957</text:p>
          </table:table-cell>
          <table:table-cell office:value-type="float" office:value="13254" calcext:value-type="float">
            <text:p>13254</text:p>
          </table:table-cell>
          <table:table-cell office:value-type="float" office:value="13140" calcext:value-type="float">
            <text:p>13140</text:p>
          </table:table-cell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13805" calcext:value-type="float">
            <text:p>13805</text:p>
          </table:table-cell>
          <table:table-cell office:value-type="float" office:value="6789" calcext:value-type="float">
            <text:p>6789</text:p>
          </table:table-cell>
          <table:table-cell table:style-name="Default" office:value-type="float" office:value="13086" calcext:value-type="float">
            <text:p>13086</text:p>
          </table:table-cell>
          <table:table-cell table:style-name="Default" office:value-type="float" office:value="7369" calcext:value-type="float">
            <text:p>7369</text:p>
          </table:table-cell>
          <table:table-cell table:style-name="Default" office:value-type="float" office:value="7430" calcext:value-type="float">
            <text:p>7430</text:p>
          </table:table-cell>
          <table:table-cell office:value-type="float" office:value="7432" calcext:value-type="float">
            <text:p>7432</text:p>
          </table:table-cell>
          <table:table-cell office:value-type="float" office:value="7057" calcext:value-type="float">
            <text:p>7057</text:p>
          </table:table-cell>
          <table:table-cell office:value-type="float" office:value="7150" calcext:value-type="float">
            <text:p>7150</text:p>
          </table:table-cell>
          <table:table-cell office:value-type="float" office:value="7397" calcext:value-type="float">
            <text:p>7397</text:p>
          </table:table-cell>
          <table:table-cell office:value-type="float" office:value="8557" calcext:value-type="float">
            <text:p>8557</text:p>
          </table:table-cell>
          <table:table-cell office:value-type="float" office:value="9264" calcext:value-type="float">
            <text:p>9264</text:p>
          </table:table-cell>
          <table:table-cell office:value-type="float" office:value="8173" calcext:value-type="float">
            <text:p>8173</text:p>
          </table:table-cell>
          <table:table-cell office:value-type="float" office:value="8323" calcext:value-type="float">
            <text:p>8323</text:p>
          </table:table-cell>
          <table:table-cell office:value-type="float" office:value="7847" calcext:value-type="float">
            <text:p>7847</text:p>
          </table:table-cell>
          <table:table-cell office:value-type="float" office:value="8362" calcext:value-type="float">
            <text:p>8362</text:p>
          </table:table-cell>
          <table:table-cell office:value-type="float" office:value="7899" calcext:value-type="float">
            <text:p>7899</text:p>
          </table:table-cell>
          <table:table-cell office:value-type="float" office:value="7427" calcext:value-type="float">
            <text:p>7427</text:p>
          </table:table-cell>
          <table:table-cell office:value-type="float" office:value="7296" calcext:value-type="float">
            <text:p>7296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867" calcext:value-type="float">
            <text:p>10867</text:p>
          </table:table-cell>
          <table:table-cell office:value-type="float" office:value="10148" calcext:value-type="float">
            <text:p>10148</text:p>
          </table:table-cell>
          <table:table-cell table:style-name="Default" office:value-type="float" office:value="10829" calcext:value-type="float">
            <text:p>10829</text:p>
          </table:table-cell>
          <table:table-cell table:style-name="Default" office:value-type="float" office:value="10417" calcext:value-type="float">
            <text:p>10417</text:p>
          </table:table-cell>
          <table:table-cell table:style-name="Default" office:value-type="float" office:value="10522" calcext:value-type="float">
            <text:p>10522</text:p>
          </table:table-cell>
          <table:table-cell office:value-type="float" office:value="10529" calcext:value-type="float">
            <text:p>10529</text:p>
          </table:table-cell>
          <table:table-cell office:value-type="float" office:value="10399" calcext:value-type="float">
            <text:p>10399</text:p>
          </table:table-cell>
          <table:table-cell office:value-type="float" office:value="10499" calcext:value-type="float">
            <text:p>10499</text:p>
          </table:table-cell>
          <table:table-cell office:value-type="float" office:value="10519" calcext:value-type="float">
            <text:p>10519</text:p>
          </table:table-cell>
          <table:table-cell office:value-type="float" office:value="10572" calcext:value-type="float">
            <text:p>10572</text:p>
          </table:table-cell>
          <table:table-cell office:value-type="float" office:value="10704" calcext:value-type="float">
            <text:p>10704</text:p>
          </table:table-cell>
          <table:table-cell office:value-type="float" office:value="10586" calcext:value-type="float">
            <text:p>10586</text:p>
          </table:table-cell>
          <table:table-cell office:value-type="float" office:value="10720" calcext:value-type="float">
            <text:p>10720</text:p>
          </table:table-cell>
          <table:table-cell office:value-type="float" office:value="10537" calcext:value-type="float">
            <text:p>10537</text:p>
          </table:table-cell>
          <table:table-cell office:value-type="float" office:value="10578" calcext:value-type="float">
            <text:p>10578</text:p>
          </table:table-cell>
          <table:table-cell office:value-type="float" office:value="10665" calcext:value-type="float">
            <text:p>10665</text:p>
          </table:table-cell>
          <table:table-cell office:value-type="float" office:value="10297" calcext:value-type="float">
            <text:p>10297</text:p>
          </table:table-cell>
          <table:table-cell office:value-type="float" office:value="10309" calcext:value-type="float">
            <text:p>10309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5584" calcext:value-type="float">
            <text:p>15584</text:p>
          </table:table-cell>
          <table:table-cell office:value-type="float" office:value="10608" calcext:value-type="float">
            <text:p>10608</text:p>
          </table:table-cell>
          <table:table-cell table:style-name="Default" office:value-type="float" office:value="15201" calcext:value-type="float">
            <text:p>15201</text:p>
          </table:table-cell>
          <table:table-cell table:style-name="Default" office:value-type="float" office:value="11049" calcext:value-type="float">
            <text:p>11049</text:p>
          </table:table-cell>
          <table:table-cell table:style-name="Default"/>
          <table:table-cell office:value-type="float" office:value="11207" calcext:value-type="float">
            <text:p>11207</text:p>
          </table:table-cell>
          <table:table-cell office:value-type="float" office:value="11061" calcext:value-type="float">
            <text:p>11061</text:p>
          </table:table-cell>
          <table:table-cell office:value-type="float" office:value="11186" calcext:value-type="float">
            <text:p>11186</text:p>
          </table:table-cell>
          <table:table-cell office:value-type="float" office:value="11195" calcext:value-type="float">
            <text:p>11195</text:p>
          </table:table-cell>
          <table:table-cell office:value-type="float" office:value="12195" calcext:value-type="float">
            <text:p>12195</text:p>
          </table:table-cell>
          <table:table-cell office:value-type="float" office:value="12549" calcext:value-type="float">
            <text:p>12549</text:p>
          </table:table-cell>
          <table:table-cell office:value-type="float" office:value="11613" calcext:value-type="float">
            <text:p>11613</text:p>
          </table:table-cell>
          <table:table-cell office:value-type="float" office:value="11672" calcext:value-type="float">
            <text:p>11672</text:p>
          </table:table-cell>
          <table:table-cell office:value-type="float" office:value="11252" calcext:value-type="float">
            <text:p>11252</text:p>
          </table:table-cell>
          <table:table-cell office:value-type="float" office:value="11864" calcext:value-type="float">
            <text:p>11864</text:p>
          </table:table-cell>
          <table:table-cell office:value-type="float" office:value="11246" calcext:value-type="float">
            <text:p>11246</text:p>
          </table:table-cell>
          <table:table-cell office:value-type="float" office:value="11142" calcext:value-type="float">
            <text:p>11142</text:p>
          </table:table-cell>
          <table:table-cell office:value-type="float" office:value="10994" calcext:value-type="float">
            <text:p>10994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23139" calcext:value-type="float">
            <text:p>23139</text:p>
          </table:table-cell>
          <table:table-cell office:value-type="float" office:value="15658" calcext:value-type="float">
            <text:p>15658</text:p>
          </table:table-cell>
          <table:table-cell table:style-name="Default" office:value-type="float" office:value="22516" calcext:value-type="float">
            <text:p>22516</text:p>
          </table:table-cell>
          <table:table-cell table:style-name="Default" office:value-type="float" office:value="16252" calcext:value-type="float">
            <text:p>16252</text:p>
          </table:table-cell>
          <table:table-cell table:style-name="Default" office:value-type="float" office:value="16272" calcext:value-type="float">
            <text:p>16272</text:p>
          </table:table-cell>
          <table:table-cell/>
          <table:table-cell office:value-type="float" office:value="16192" calcext:value-type="float">
            <text:p>16192</text:p>
          </table:table-cell>
          <table:table-cell office:value-type="float" office:value="16237" calcext:value-type="float">
            <text:p>16237</text:p>
          </table:table-cell>
          <table:table-cell office:value-type="float" office:value="16227" calcext:value-type="float">
            <text:p>16227</text:p>
          </table:table-cell>
          <table:table-cell office:value-type="float" office:value="17552" calcext:value-type="float">
            <text:p>17552</text:p>
          </table:table-cell>
          <table:table-cell office:value-type="float" office:value="18308" calcext:value-type="float">
            <text:p>18308</text:p>
          </table:table-cell>
          <table:table-cell office:value-type="float" office:value="17067" calcext:value-type="float">
            <text:p>17067</text:p>
          </table:table-cell>
          <table:table-cell office:value-type="float" office:value="16972" calcext:value-type="float">
            <text:p>16972</text:p>
          </table:table-cell>
          <table:table-cell office:value-type="float" office:value="16261" calcext:value-type="float">
            <text:p>16261</text:p>
          </table:table-cell>
          <table:table-cell office:value-type="float" office:value="17288" calcext:value-type="float">
            <text:p>17288</text:p>
          </table:table-cell>
          <table:table-cell office:value-type="float" office:value="16362" calcext:value-type="float">
            <text:p>16362</text:p>
          </table:table-cell>
          <table:table-cell office:value-type="float" office:value="16138" calcext:value-type="float">
            <text:p>16138</text:p>
          </table:table-cell>
          <table:table-cell office:value-type="float" office:value="15963" calcext:value-type="float">
            <text:p>15963</text:p>
          </table:table-cell>
          <table:table-cell office:value-type="float" office:value="17049" calcext:value-type="float">
            <text:p>17049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7397" calcext:value-type="float">
            <text:p>7397</text:p>
          </table:table-cell>
          <table:table-cell office:value-type="float" office:value="6131" calcext:value-type="float">
            <text:p>6131</text:p>
          </table:table-cell>
          <table:table-cell table:style-name="Default" office:value-type="float" office:value="7018" calcext:value-type="float">
            <text:p>7018</text:p>
          </table:table-cell>
          <table:table-cell table:style-name="Default" office:value-type="float" office:value="6260" calcext:value-type="float">
            <text:p>6260</text:p>
          </table:table-cell>
          <table:table-cell table:style-name="Default" office:value-type="float" office:value="6319" calcext:value-type="float">
            <text:p>6319</text:p>
          </table:table-cell>
          <table:table-cell office:value-type="float" office:value="6282" calcext:value-type="float">
            <text:p>6282</text:p>
          </table:table-cell>
          <table:table-cell/>
          <table:table-cell office:value-type="float" office:value="6263" calcext:value-type="float">
            <text:p>6263</text:p>
          </table:table-cell>
          <table:table-cell office:value-type="float" office:value="6312" calcext:value-type="float">
            <text:p>6312</text:p>
          </table:table-cell>
          <table:table-cell office:value-type="float" office:value="6485" calcext:value-type="float">
            <text:p>6485</text:p>
          </table:table-cell>
          <table:table-cell office:value-type="float" office:value="6516" calcext:value-type="float">
            <text:p>6516</text:p>
          </table:table-cell>
          <table:table-cell office:value-type="float" office:value="6362" calcext:value-type="float">
            <text:p>6362</text:p>
          </table:table-cell>
          <table:table-cell office:value-type="float" office:value="6410" calcext:value-type="float">
            <text:p>6410</text:p>
          </table:table-cell>
          <table:table-cell office:value-type="float" office:value="6304" calcext:value-type="float">
            <text:p>6304</text:p>
          </table:table-cell>
          <table:table-cell office:value-type="float" office:value="6383" calcext:value-type="float">
            <text:p>6383</text:p>
          </table:table-cell>
          <table:table-cell office:value-type="float" office:value="6313" calcext:value-type="float">
            <text:p>6313</text:p>
          </table:table-cell>
          <table:table-cell office:value-type="float" office:value="6150" calcext:value-type="float">
            <text:p>6150</text:p>
          </table:table-cell>
          <table:table-cell office:value-type="float" office:value="6157" calcext:value-type="float">
            <text:p>6157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5453" calcext:value-type="float">
            <text:p>15453</text:p>
          </table:table-cell>
          <table:table-cell office:value-type="float" office:value="13948" calcext:value-type="float">
            <text:p>13948</text:p>
          </table:table-cell>
          <table:table-cell table:style-name="Default" office:value-type="float" office:value="15252" calcext:value-type="float">
            <text:p>15252</text:p>
          </table:table-cell>
          <table:table-cell table:style-name="Default" office:value-type="float" office:value="14712" calcext:value-type="float">
            <text:p>14712</text:p>
          </table:table-cell>
          <table:table-cell table:style-name="Default" office:value-type="float" office:value="14557" calcext:value-type="float">
            <text:p>14557</text:p>
          </table:table-cell>
          <table:table-cell office:value-type="float" office:value="14638" calcext:value-type="float">
            <text:p>14638</text:p>
          </table:table-cell>
          <table:table-cell office:value-type="float" office:value="14511" calcext:value-type="float">
            <text:p>14511</text:p>
          </table:table-cell>
          <table:table-cell/>
          <table:table-cell office:value-type="float" office:value="14529" calcext:value-type="float">
            <text:p>14529</text:p>
          </table:table-cell>
          <table:table-cell office:value-type="float" office:value="14736" calcext:value-type="float">
            <text:p>14736</text:p>
          </table:table-cell>
          <table:table-cell office:value-type="float" office:value="14785" calcext:value-type="float">
            <text:p>14785</text:p>
          </table:table-cell>
          <table:table-cell office:value-type="float" office:value="14713" calcext:value-type="float">
            <text:p>14713</text:p>
          </table:table-cell>
          <table:table-cell office:value-type="float" office:value="14839" calcext:value-type="float">
            <text:p>14839</text:p>
          </table:table-cell>
          <table:table-cell office:value-type="float" office:value="14633" calcext:value-type="float">
            <text:p>14633</text:p>
          </table:table-cell>
          <table:table-cell office:value-type="float" office:value="14763" calcext:value-type="float">
            <text:p>14763</text:p>
          </table:table-cell>
          <table:table-cell office:value-type="float" office:value="14576" calcext:value-type="float">
            <text:p>14576</text:p>
          </table:table-cell>
          <table:table-cell office:value-type="float" office:value="14486" calcext:value-type="float">
            <text:p>14486</text:p>
          </table:table-cell>
          <table:table-cell office:value-type="float" office:value="14464" calcext:value-type="float">
            <text:p>14464</text:p>
          </table:table-cell>
          <table:table-cell office:value-type="float" office:value="14548" calcext:value-type="float">
            <text:p>14548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9771" calcext:value-type="float">
            <text:p>19771</text:p>
          </table:table-cell>
          <table:table-cell office:value-type="float" office:value="13704" calcext:value-type="float">
            <text:p>13704</text:p>
          </table:table-cell>
          <table:table-cell table:style-name="Default" office:value-type="float" office:value="21430" calcext:value-type="float">
            <text:p>21430</text:p>
          </table:table-cell>
          <table:table-cell table:style-name="Default" office:value-type="float" office:value="14224" calcext:value-type="float">
            <text:p>14224</text:p>
          </table:table-cell>
          <table:table-cell table:style-name="Default" office:value-type="float" office:value="14242" calcext:value-type="float">
            <text:p>14242</text:p>
          </table:table-cell>
          <table:table-cell office:value-type="float" office:value="14360" calcext:value-type="float">
            <text:p>14360</text:p>
          </table:table-cell>
          <table:table-cell office:value-type="float" office:value="14196" calcext:value-type="float">
            <text:p>14196</text:p>
          </table:table-cell>
          <table:table-cell office:value-type="float" office:value="14305" calcext:value-type="float">
            <text:p>14305</text:p>
          </table:table-cell>
          <table:table-cell/>
          <table:table-cell office:value-type="float" office:value="15340" calcext:value-type="float">
            <text:p>15340</text:p>
          </table:table-cell>
          <table:table-cell office:value-type="float" office:value="15926" calcext:value-type="float">
            <text:p>15926</text:p>
          </table:table-cell>
          <table:table-cell office:value-type="float" office:value="14863" calcext:value-type="float">
            <text:p>14863</text:p>
          </table:table-cell>
          <table:table-cell office:value-type="float" office:value="14845" calcext:value-type="float">
            <text:p>14845</text:p>
          </table:table-cell>
          <table:table-cell office:value-type="float" office:value="14332" calcext:value-type="float">
            <text:p>14332</text:p>
          </table:table-cell>
          <table:table-cell office:value-type="float" office:value="15021" calcext:value-type="float">
            <text:p>15021</text:p>
          </table:table-cell>
          <table:table-cell office:value-type="float" office:value="14277" calcext:value-type="float">
            <text:p>14277</text:p>
          </table:table-cell>
          <table:table-cell office:value-type="float" office:value="14063" calcext:value-type="float">
            <text:p>14063</text:p>
          </table:table-cell>
          <table:table-cell office:value-type="float" office:value="14019" calcext:value-type="float">
            <text:p>14019</text:p>
          </table:table-cell>
          <table:table-cell office:value-type="float" office:value="15039" calcext:value-type="float">
            <text:p>15039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1419" calcext:value-type="float">
            <text:p>11419</text:p>
          </table:table-cell>
          <table:table-cell office:value-type="float" office:value="8268" calcext:value-type="float">
            <text:p>8268</text:p>
          </table:table-cell>
          <table:table-cell table:style-name="Default" office:value-type="float" office:value="10533" calcext:value-type="float">
            <text:p>10533</text:p>
          </table:table-cell>
          <table:table-cell table:style-name="Default" office:value-type="float" office:value="8561" calcext:value-type="float">
            <text:p>8561</text:p>
          </table:table-cell>
          <table:table-cell table:style-name="Default" office:value-type="float" office:value="8616" calcext:value-type="float">
            <text:p>8616</text:p>
          </table:table-cell>
          <table:table-cell table:number-columns-repeated="2" office:value-type="float" office:value="8592" calcext:value-type="float">
            <text:p>8592</text:p>
          </table:table-cell>
          <table:table-cell office:value-type="float" office:value="8597" calcext:value-type="float">
            <text:p>8597</text:p>
          </table:table-cell>
          <table:table-cell office:value-type="float" office:value="8568" calcext:value-type="float">
            <text:p>8568</text:p>
          </table:table-cell>
          <table:table-cell/>
          <table:table-cell office:value-type="float" office:value="9080" calcext:value-type="float">
            <text:p>9080</text:p>
          </table:table-cell>
          <table:table-cell office:value-type="float" office:value="8897" calcext:value-type="float">
            <text:p>8897</text:p>
          </table:table-cell>
          <table:table-cell office:value-type="float" office:value="8859" calcext:value-type="float">
            <text:p>8859</text:p>
          </table:table-cell>
          <table:table-cell office:value-type="float" office:value="8811" calcext:value-type="float">
            <text:p>8811</text:p>
          </table:table-cell>
          <table:table-cell office:value-type="float" office:value="8757" calcext:value-type="float">
            <text:p>8757</text:p>
          </table:table-cell>
          <table:table-cell office:value-type="float" office:value="8782" calcext:value-type="float">
            <text:p>8782</text:p>
          </table:table-cell>
          <table:table-cell office:value-type="float" office:value="8411" calcext:value-type="float">
            <text:p>8411</text:p>
          </table:table-cell>
          <table:table-cell office:value-type="float" office:value="8519" calcext:value-type="float">
            <text:p>8519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11681" calcext:value-type="float">
            <text:p>11681</text:p>
          </table:table-cell>
          <table:table-cell office:value-type="float" office:value="6877" calcext:value-type="float">
            <text:p>6877</text:p>
          </table:table-cell>
          <table:table-cell table:style-name="Default" office:value-type="float" office:value="10043" calcext:value-type="float">
            <text:p>10043</text:p>
          </table:table-cell>
          <table:table-cell table:style-name="Default" office:value-type="float" office:value="7248" calcext:value-type="float">
            <text:p>7248</text:p>
          </table:table-cell>
          <table:table-cell table:style-name="Default" office:value-type="float" office:value="7330" calcext:value-type="float">
            <text:p>7330</text:p>
          </table:table-cell>
          <table:table-cell office:value-type="float" office:value="7340" calcext:value-type="float">
            <text:p>7340</text:p>
          </table:table-cell>
          <table:table-cell office:value-type="float" office:value="7140" calcext:value-type="float">
            <text:p>7140</text:p>
          </table:table-cell>
          <table:table-cell office:value-type="float" office:value="7226" calcext:value-type="float">
            <text:p>7226</text:p>
          </table:table-cell>
          <table:table-cell office:value-type="float" office:value="7341" calcext:value-type="float">
            <text:p>7341</text:p>
          </table:table-cell>
          <table:table-cell office:value-type="float" office:value="7713" calcext:value-type="float">
            <text:p>7713</text:p>
          </table:table-cell>
          <table:table-cell/>
          <table:table-cell office:value-type="float" office:value="7455" calcext:value-type="float">
            <text:p>7455</text:p>
          </table:table-cell>
          <table:table-cell office:value-type="float" office:value="7430" calcext:value-type="float">
            <text:p>7430</text:p>
          </table:table-cell>
          <table:table-cell office:value-type="float" office:value="7312" calcext:value-type="float">
            <text:p>7312</text:p>
          </table:table-cell>
          <table:table-cell office:value-type="float" office:value="7415" calcext:value-type="float">
            <text:p>7415</text:p>
          </table:table-cell>
          <table:table-cell office:value-type="float" office:value="7322" calcext:value-type="float">
            <text:p>7322</text:p>
          </table:table-cell>
          <table:table-cell office:value-type="float" office:value="6987" calcext:value-type="float">
            <text:p>6987</text:p>
          </table:table-cell>
          <table:table-cell office:value-type="float" office:value="7122" calcext:value-type="float">
            <text:p>7122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3561" calcext:value-type="float">
            <text:p>13561</text:p>
          </table:table-cell>
          <table:table-cell office:value-type="float" office:value="10430" calcext:value-type="float">
            <text:p>10430</text:p>
          </table:table-cell>
          <table:table-cell table:style-name="Default" office:value-type="float" office:value="12553" calcext:value-type="float">
            <text:p>12553</text:p>
          </table:table-cell>
          <table:table-cell table:style-name="Default" office:value-type="float" office:value="10705" calcext:value-type="float">
            <text:p>10705</text:p>
          </table:table-cell>
          <table:table-cell table:style-name="Default" office:value-type="float" office:value="10689" calcext:value-type="float">
            <text:p>10689</text:p>
          </table:table-cell>
          <table:table-cell office:value-type="float" office:value="10878" calcext:value-type="float">
            <text:p>10878</text:p>
          </table:table-cell>
          <table:table-cell office:value-type="float" office:value="10656" calcext:value-type="float">
            <text:p>10656</text:p>
          </table:table-cell>
          <table:table-cell office:value-type="float" office:value="10791" calcext:value-type="float">
            <text:p>10791</text:p>
          </table:table-cell>
          <table:table-cell office:value-type="float" office:value="10904" calcext:value-type="float">
            <text:p>10904</text:p>
          </table:table-cell>
          <table:table-cell office:value-type="float" office:value="11211" calcext:value-type="float">
            <text:p>11211</text:p>
          </table:table-cell>
          <table:table-cell office:value-type="float" office:value="11089" calcext:value-type="float">
            <text:p>11089</text:p>
          </table:table-cell>
          <table:table-cell/>
          <table:table-cell office:value-type="float" office:value="11020" calcext:value-type="float">
            <text:p>11020</text:p>
          </table:table-cell>
          <table:table-cell office:value-type="float" office:value="10816" calcext:value-type="float">
            <text:p>10816</text:p>
          </table:table-cell>
          <table:table-cell office:value-type="float" office:value="11018" calcext:value-type="float">
            <text:p>11018</text:p>
          </table:table-cell>
          <table:table-cell office:value-type="float" office:value="10808" calcext:value-type="float">
            <text:p>10808</text:p>
          </table:table-cell>
          <table:table-cell office:value-type="float" office:value="11022" calcext:value-type="float">
            <text:p>11022</text:p>
          </table:table-cell>
          <table:table-cell office:value-type="float" office:value="10645" calcext:value-type="float">
            <text:p>10645</text:p>
          </table:table-cell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24971" calcext:value-type="float">
            <text:p>24971</text:p>
          </table:table-cell>
          <table:table-cell office:value-type="float" office:value="14669" calcext:value-type="float">
            <text:p>14669</text:p>
          </table:table-cell>
          <table:table-cell table:style-name="Default" office:value-type="float" office:value="22701" calcext:value-type="float">
            <text:p>22701</text:p>
          </table:table-cell>
          <table:table-cell table:style-name="Default" office:value-type="float" office:value="15869" calcext:value-type="float">
            <text:p>15869</text:p>
          </table:table-cell>
          <table:table-cell table:style-name="Default" office:value-type="float" office:value="15714" calcext:value-type="float">
            <text:p>15714</text:p>
          </table:table-cell>
          <table:table-cell office:value-type="float" office:value="15760" calcext:value-type="float">
            <text:p>15760</text:p>
          </table:table-cell>
          <table:table-cell office:value-type="float" office:value="15623" calcext:value-type="float">
            <text:p>15623</text:p>
          </table:table-cell>
          <table:table-cell office:value-type="float" office:value="15516" calcext:value-type="float">
            <text:p>15516</text:p>
          </table:table-cell>
          <table:table-cell office:value-type="float" office:value="15610" calcext:value-type="float">
            <text:p>15610</text:p>
          </table:table-cell>
          <table:table-cell office:value-type="float" office:value="16678" calcext:value-type="float">
            <text:p>16678</text:p>
          </table:table-cell>
          <table:table-cell office:value-type="float" office:value="16375" calcext:value-type="float">
            <text:p>16375</text:p>
          </table:table-cell>
          <table:table-cell office:value-type="float" office:value="16101" calcext:value-type="float">
            <text:p>16101</text:p>
          </table:table-cell>
          <table:table-cell office:value-type="float" office:value="16124" calcext:value-type="float">
            <text:p>16124</text:p>
          </table:table-cell>
          <table:table-cell office:value-type="float" office:value="16032" calcext:value-type="float">
            <text:p>16032</text:p>
          </table:table-cell>
          <table:table-cell office:value-type="float" office:value="15980" calcext:value-type="float">
            <text:p>15980</text:p>
          </table:table-cell>
          <table:table-cell office:value-type="float" office:value="15901" calcext:value-type="float">
            <text:p>15901</text:p>
          </table:table-cell>
          <table:table-cell office:value-type="float" office:value="15305" calcext:value-type="float">
            <text:p>15305</text:p>
          </table:table-cell>
          <table:table-cell office:value-type="float" office:value="15169" calcext:value-type="float">
            <text:p>15169</text:p>
          </table:table-cell>
          <table:table-cell office:value-type="float" office:value="16165" calcext:value-type="float">
            <text:p>16165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30856" calcext:value-type="float">
            <text:p>30856</text:p>
          </table:table-cell>
          <table:table-cell office:value-type="float" office:value="14428" calcext:value-type="float">
            <text:p>14428</text:p>
          </table:table-cell>
          <table:table-cell table:style-name="Default" office:value-type="float" office:value="29576" calcext:value-type="float">
            <text:p>29576</text:p>
          </table:table-cell>
          <table:table-cell table:style-name="Default" office:value-type="float" office:value="15113" calcext:value-type="float">
            <text:p>15113</text:p>
          </table:table-cell>
          <table:table-cell table:style-name="Default" office:value-type="float" office:value="15164" calcext:value-type="float">
            <text:p>15164</text:p>
          </table:table-cell>
          <table:table-cell office:value-type="float" office:value="15210" calcext:value-type="float">
            <text:p>15210</text:p>
          </table:table-cell>
          <table:table-cell office:value-type="float" office:value="15490" calcext:value-type="float">
            <text:p>15490</text:p>
          </table:table-cell>
          <table:table-cell office:value-type="float" office:value="15078" calcext:value-type="float">
            <text:p>15078</text:p>
          </table:table-cell>
          <table:table-cell office:value-type="float" office:value="15193" calcext:value-type="float">
            <text:p>15193</text:p>
          </table:table-cell>
          <table:table-cell office:value-type="float" office:value="16612" calcext:value-type="float">
            <text:p>16612</text:p>
          </table:table-cell>
          <table:table-cell office:value-type="float" office:value="16426" calcext:value-type="float">
            <text:p>16426</text:p>
          </table:table-cell>
          <table:table-cell office:value-type="float" office:value="15800" calcext:value-type="float">
            <text:p>15800</text:p>
          </table:table-cell>
          <table:table-cell office:value-type="float" office:value="16786" calcext:value-type="float">
            <text:p>16786</text:p>
          </table:table-cell>
          <table:table-cell office:value-type="float" office:value="16598" calcext:value-type="float">
            <text:p>16598</text:p>
          </table:table-cell>
          <table:table-cell office:value-type="float" office:value="15682" calcext:value-type="float">
            <text:p>15682</text:p>
          </table:table-cell>
          <table:table-cell office:value-type="float" office:value="16068" calcext:value-type="float">
            <text:p>16068</text:p>
          </table:table-cell>
          <table:table-cell office:value-type="float" office:value="14871" calcext:value-type="float">
            <text:p>14871</text:p>
          </table:table-cell>
          <table:table-cell office:value-type="float" office:value="14827" calcext:value-type="float">
            <text:p>1482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9077" calcext:value-type="float">
            <text:p>9077</text:p>
          </table:table-cell>
          <table:table-cell office:value-type="float" office:value="7523" calcext:value-type="float">
            <text:p>7523</text:p>
          </table:table-cell>
          <table:table-cell table:style-name="Default" office:value-type="float" office:value="8520" calcext:value-type="float">
            <text:p>8520</text:p>
          </table:table-cell>
          <table:table-cell table:style-name="Default" office:value-type="float" office:value="7932" calcext:value-type="float">
            <text:p>7932</text:p>
          </table:table-cell>
          <table:table-cell table:style-name="Default" office:value-type="float" office:value="7896" calcext:value-type="float">
            <text:p>7896</text:p>
          </table:table-cell>
          <table:table-cell office:value-type="float" office:value="7874" calcext:value-type="float">
            <text:p>7874</text:p>
          </table:table-cell>
          <table:table-cell office:value-type="float" office:value="7902" calcext:value-type="float">
            <text:p>7902</text:p>
          </table:table-cell>
          <table:table-cell office:value-type="float" office:value="7942" calcext:value-type="float">
            <text:p>7942</text:p>
          </table:table-cell>
          <table:table-cell office:value-type="float" office:value="7904" calcext:value-type="float">
            <text:p>7904</text:p>
          </table:table-cell>
          <table:table-cell office:value-type="float" office:value="8020" calcext:value-type="float">
            <text:p>8020</text:p>
          </table:table-cell>
          <table:table-cell office:value-type="float" office:value="7985" calcext:value-type="float">
            <text:p>7985</text:p>
          </table:table-cell>
          <table:table-cell office:value-type="float" office:value="8017" calcext:value-type="float">
            <text:p>8017</text:p>
          </table:table-cell>
          <table:table-cell office:value-type="float" office:value="8009" calcext:value-type="float">
            <text:p>8009</text:p>
          </table:table-cell>
          <table:table-cell office:value-type="float" office:value="7961" calcext:value-type="float">
            <text:p>7961</text:p>
          </table:table-cell>
          <table:table-cell/>
          <table:table-cell office:value-type="float" office:value="7917" calcext:value-type="float">
            <text:p>7917</text:p>
          </table:table-cell>
          <table:table-cell office:value-type="float" office:value="7972" calcext:value-type="float">
            <text:p>7972</text:p>
          </table:table-cell>
          <table:table-cell office:value-type="float" office:value="7769" calcext:value-type="float">
            <text:p>7769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28351" calcext:value-type="float">
            <text:p>28351</text:p>
          </table:table-cell>
          <table:table-cell office:value-type="float" office:value="13715" calcext:value-type="float">
            <text:p>13715</text:p>
          </table:table-cell>
          <table:table-cell table:style-name="Default" office:value-type="float" office:value="26564" calcext:value-type="float">
            <text:p>26564</text:p>
          </table:table-cell>
          <table:table-cell table:style-name="Default" office:value-type="float" office:value="14915" calcext:value-type="float">
            <text:p>14915</text:p>
          </table:table-cell>
          <table:table-cell table:style-name="Default" office:value-type="float" office:value="13860" calcext:value-type="float">
            <text:p>13860</text:p>
          </table:table-cell>
          <table:table-cell office:value-type="float" office:value="13891" calcext:value-type="float">
            <text:p>13891</text:p>
          </table:table-cell>
          <table:table-cell office:value-type="float" office:value="13831" calcext:value-type="float">
            <text:p>13831</text:p>
          </table:table-cell>
          <table:table-cell office:value-type="float" office:value="13833" calcext:value-type="float">
            <text:p>13833</text:p>
          </table:table-cell>
          <table:table-cell office:value-type="float" office:value="13912" calcext:value-type="float">
            <text:p>13912</text:p>
          </table:table-cell>
          <table:table-cell office:value-type="float" office:value="15079" calcext:value-type="float">
            <text:p>15079</text:p>
          </table:table-cell>
          <table:table-cell office:value-type="float" office:value="14996" calcext:value-type="float">
            <text:p>14996</text:p>
          </table:table-cell>
          <table:table-cell office:value-type="float" office:value="14313" calcext:value-type="float">
            <text:p>14313</text:p>
          </table:table-cell>
          <table:table-cell office:value-type="float" office:value="14915" calcext:value-type="float">
            <text:p>14915</text:p>
          </table:table-cell>
          <table:table-cell office:value-type="float" office:value="14585" calcext:value-type="float">
            <text:p>14585</text:p>
          </table:table-cell>
          <table:table-cell office:value-type="float" office:value="14252" calcext:value-type="float">
            <text:p>14252</text:p>
          </table:table-cell>
          <table:table-cell office:value-type="float" office:value="14867" calcext:value-type="float">
            <text:p>14867</text:p>
          </table:table-cell>
          <table:table-cell office:value-type="float" office:value="13689" calcext:value-type="float">
            <text:p>13689</text:p>
          </table:table-cell>
          <table:table-cell office:value-type="float" office:value="13519" calcext:value-type="float">
            <text:p>13519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8282" calcext:value-type="float">
            <text:p>8282</text:p>
          </table:table-cell>
          <table:table-cell office:value-type="float" office:value="6094" calcext:value-type="float">
            <text:p>6094</text:p>
          </table:table-cell>
          <table:table-cell table:style-name="Default" office:value-type="float" office:value="7467" calcext:value-type="float">
            <text:p>7467</text:p>
          </table:table-cell>
          <table:table-cell table:style-name="Default" office:value-type="float" office:value="6497" calcext:value-type="float">
            <text:p>6497</text:p>
          </table:table-cell>
          <table:table-cell table:style-name="Default" office:value-type="float" office:value="6500" calcext:value-type="float">
            <text:p>6500</text:p>
          </table:table-cell>
          <table:table-cell office:value-type="float" office:value="6499" calcext:value-type="float">
            <text:p>6499</text:p>
          </table:table-cell>
          <table:table-cell office:value-type="float" office:value="6359" calcext:value-type="float">
            <text:p>6359</text:p>
          </table:table-cell>
          <table:table-cell office:value-type="float" office:value="6431" calcext:value-type="float">
            <text:p>6431</text:p>
          </table:table-cell>
          <table:table-cell office:value-type="float" office:value="6479" calcext:value-type="float">
            <text:p>6479</text:p>
          </table:table-cell>
          <table:table-cell office:value-type="float" office:value="6646" calcext:value-type="float">
            <text:p>6646</text:p>
          </table:table-cell>
          <table:table-cell office:value-type="float" office:value="6601" calcext:value-type="float">
            <text:p>6601</text:p>
          </table:table-cell>
          <table:table-cell office:value-type="float" office:value="6613" calcext:value-type="float">
            <text:p>6613</text:p>
          </table:table-cell>
          <table:table-cell office:value-type="float" office:value="6637" calcext:value-type="float">
            <text:p>6637</text:p>
          </table:table-cell>
          <table:table-cell office:value-type="float" office:value="6481" calcext:value-type="float">
            <text:p>6481</text:p>
          </table:table-cell>
          <table:table-cell office:value-type="float" office:value="6569" calcext:value-type="float">
            <text:p>6569</text:p>
          </table:table-cell>
          <table:table-cell office:value-type="float" office:value="6490" calcext:value-type="float">
            <text:p>6490</text:p>
          </table:table-cell>
          <table:table-cell office:value-type="float" office:value="6200" calcext:value-type="float">
            <text:p>6200</text:p>
          </table:table-cell>
          <table:table-cell office:value-type="float" office:value="6319" calcext:value-type="float">
            <text:p>6319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4675" calcext:value-type="float">
            <text:p>14675</text:p>
          </table:table-cell>
          <table:table-cell office:value-type="float" office:value="12415" calcext:value-type="float">
            <text:p>12415</text:p>
          </table:table-cell>
          <table:table-cell table:style-name="Default" office:value-type="float" office:value="14399" calcext:value-type="float">
            <text:p>14399</text:p>
          </table:table-cell>
          <table:table-cell table:style-name="Default" office:value-type="float" office:value="13039" calcext:value-type="float">
            <text:p>13039</text:p>
          </table:table-cell>
          <table:table-cell table:style-name="Default" office:value-type="float" office:value="13063" calcext:value-type="float">
            <text:p>13063</text:p>
          </table:table-cell>
          <table:table-cell office:value-type="float" office:value="13130" calcext:value-type="float">
            <text:p>13130</text:p>
          </table:table-cell>
          <table:table-cell office:value-type="float" office:value="13006" calcext:value-type="float">
            <text:p>13006</text:p>
          </table:table-cell>
          <table:table-cell office:value-type="float" office:value="13128" calcext:value-type="float">
            <text:p>13128</text:p>
          </table:table-cell>
          <table:table-cell office:value-type="float" office:value="13149" calcext:value-type="float">
            <text:p>13149</text:p>
          </table:table-cell>
          <table:table-cell office:value-type="float" office:value="13243" calcext:value-type="float">
            <text:p>13243</text:p>
          </table:table-cell>
          <table:table-cell office:value-type="float" office:value="13305" calcext:value-type="float">
            <text:p>13305</text:p>
          </table:table-cell>
          <table:table-cell office:value-type="float" office:value="13229" calcext:value-type="float">
            <text:p>13229</text:p>
          </table:table-cell>
          <table:table-cell office:value-type="float" office:value="13300" calcext:value-type="float">
            <text:p>13300</text:p>
          </table:table-cell>
          <table:table-cell office:value-type="float" office:value="13149" calcext:value-type="float">
            <text:p>13149</text:p>
          </table:table-cell>
          <table:table-cell office:value-type="float" office:value="13278" calcext:value-type="float">
            <text:p>13278</text:p>
          </table:table-cell>
          <table:table-cell office:value-type="float" office:value="13115" calcext:value-type="float">
            <text:p>13115</text:p>
          </table:table-cell>
          <table:table-cell office:value-type="float" office:value="12972" calcext:value-type="float">
            <text:p>12972</text:p>
          </table:table-cell>
          <table:table-cell office:value-type="float" office:value="12804" calcext:value-type="float">
            <text:p>12804</text:p>
          </table:table-cell>
          <table:table-cell office:value-type="float" office:value="12924" calcext:value-type="float">
            <text:p>12924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4553" calcext:value-type="float">
            <text:p>4553</text:p>
          </table:table-cell>
          <table:table-cell office:value-type="float" office:value="2953" calcext:value-type="float">
            <text:p>2953</text:p>
          </table:table-cell>
          <table:table-cell table:style-name="Default" office:value-type="float" office:value="4581" calcext:value-type="float">
            <text:p>4581</text:p>
          </table:table-cell>
          <table:table-cell table:style-name="Default" office:value-type="float" office:value="3183" calcext:value-type="float">
            <text:p>3183</text:p>
          </table:table-cell>
          <table:table-cell table:style-name="Default" office:value-type="float" office:value="3152" calcext:value-type="float">
            <text:p>3152</text:p>
          </table:table-cell>
          <table:table-cell office:value-type="float" office:value="3151" calcext:value-type="float">
            <text:p>3151</text:p>
          </table:table-cell>
          <table:table-cell office:value-type="float" office:value="3166" calcext:value-type="float">
            <text:p>3166</text:p>
          </table:table-cell>
          <table:table-cell office:value-type="float" office:value="3157" calcext:value-type="float">
            <text:p>3157</text:p>
          </table:table-cell>
          <table:table-cell office:value-type="float" office:value="3188" calcext:value-type="float">
            <text:p>3188</text:p>
          </table:table-cell>
          <table:table-cell office:value-type="float" office:value="3443" calcext:value-type="float">
            <text:p>3443</text:p>
          </table:table-cell>
          <table:table-cell office:value-type="float" office:value="3462" calcext:value-type="float">
            <text:p>3462</text:p>
          </table:table-cell>
          <table:table-cell office:value-type="float" office:value="3330" calcext:value-type="float">
            <text:p>3330</text:p>
          </table:table-cell>
          <table:table-cell office:value-type="float" office:value="3357" calcext:value-type="float">
            <text:p>3357</text:p>
          </table:table-cell>
          <table:table-cell office:value-type="float" office:value="3273" calcext:value-type="float">
            <text:p>3273</text:p>
          </table:table-cell>
          <table:table-cell office:value-type="float" office:value="3296" calcext:value-type="float">
            <text:p>3296</text:p>
          </table:table-cell>
          <table:table-cell office:value-type="float" office:value="3244" calcext:value-type="float">
            <text:p>3244</text:p>
          </table:table-cell>
          <table:table-cell office:value-type="float" office:value="3141" calcext:value-type="float">
            <text:p>3141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LR</text:p>
          </table:table-cell>
          <table:table-cell office:value-type="string" calcext:value-type="string">
            <text:p>blackscholes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ft.A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2" table:formula="of:=([.B29]-VLOOKUP([.$A49];[.$B$2:.$C$20];2;0))/[.B29]" office:value-type="string" office:string-value="" calcext:value-type="error">
            <text:p>#DIV/0!</text:p>
          </table:table-cell>
          <table:table-cell table:style-name="ce2" table:formula="of:=([.C29]-VLOOKUP([.$A49];[.$B$2:.$C$20];2;0))/[.C29]" office:value-type="percentage" office:value="0.0207204335352247" calcext:value-type="percentage">
            <text:p>2.07%</text:p>
          </table:table-cell>
          <table:table-cell table:formula="of:=([.D29]-VLOOKUP([.$A49];[.$B$2:.$C$20];2;0))/[.D29]" office:value-type="percentage" office:value="0.402683258798367" calcext:value-type="percentage">
            <text:p>40.27%</text:p>
          </table:table-cell>
          <table:table-cell table:formula="of:=([.E29]-VLOOKUP([.$A49];[.$B$2:.$C$20];2;0))/[.E29]" office:value-type="percentage" office:value="0.0723237203684131" calcext:value-type="percentage">
            <text:p>7.23%</text:p>
          </table:table-cell>
          <table:table-cell table:formula="of:=([.F29]-VLOOKUP([.$A49];[.$B$2:.$C$20];2;0))/[.F29]" office:value-type="percentage" office:value="0.0783078307830783" calcext:value-type="percentage">
            <text:p>7.83%</text:p>
          </table:table-cell>
          <table:table-cell table:style-name="ce2" table:formula="of:=([.G29]-VLOOKUP([.$A49];[.$B$2:.$C$20];2;0))/[.G29]" office:value-type="percentage" office:value="0.0757427604362542" calcext:value-type="percentage">
            <text:p>7.57%</text:p>
          </table:table-cell>
          <table:table-cell table:style-name="ce2" table:formula="of:=([.H29]-VLOOKUP([.$A49];[.$B$2:.$C$20];2;0))/[.H29]" office:value-type="percentage" office:value="0.0553505535055351" calcext:value-type="percentage">
            <text:p>5.54%</text:p>
          </table:table-cell>
          <table:table-cell table:style-name="ce2" table:formula="of:=([.I29]-VLOOKUP([.$A49];[.$B$2:.$C$20];2;0))/[.I29]" office:value-type="percentage" office:value="0.0495049504950495" calcext:value-type="percentage">
            <text:p>4.95%</text:p>
          </table:table-cell>
          <table:table-cell table:style-name="ce2" table:formula="of:=([.J29]-VLOOKUP([.$A49];[.$B$2:.$C$20];2;0))/[.J29]" office:value-type="percentage" office:value="0.0764374295377678" calcext:value-type="percentage">
            <text:p>7.64%</text:p>
          </table:table-cell>
          <table:table-cell table:style-name="ce2" table:formula="of:=([.K29]-VLOOKUP([.$A49];[.$B$2:.$C$20];2;0))/[.K29]" office:value-type="percentage" office:value="0.175191300845751" calcext:value-type="percentage">
            <text:p>17.52%</text:p>
          </table:table-cell>
          <table:table-cell table:style-name="ce2" table:formula="of:=([.L29]-VLOOKUP([.$A49];[.$B$2:.$C$20];2;0))/[.L29]" office:value-type="percentage" office:value="0.207225806451613" calcext:value-type="percentage">
            <text:p>20.72%</text:p>
          </table:table-cell>
          <table:table-cell table:style-name="ce2" table:formula="of:=([.M29]-VLOOKUP([.$A49];[.$B$2:.$C$20];2;0))/[.M29]" office:value-type="percentage" office:value="0.155696028583207" calcext:value-type="percentage">
            <text:p>15.57%</text:p>
          </table:table-cell>
          <table:table-cell table:style-name="ce2" table:formula="of:=([.N29]-VLOOKUP([.$A49];[.$B$2:.$C$20];2;0))/[.N29]" office:value-type="percentage" office:value="0.151498411821572" calcext:value-type="percentage">
            <text:p>15.15%</text:p>
          </table:table-cell>
          <table:table-cell table:style-name="ce2" table:formula="of:=([.O29]-VLOOKUP([.$A49];[.$B$2:.$C$20];2;0))/[.O29]" office:value-type="percentage" office:value="0.109952194697957" calcext:value-type="percentage">
            <text:p>11.00%</text:p>
          </table:table-cell>
          <table:table-cell table:style-name="ce2" table:formula="of:=([.P29]-VLOOKUP([.$A49];[.$B$2:.$C$20];2;0))/[.P29]" office:value-type="percentage" office:value="0.165953980859295" calcext:value-type="percentage">
            <text:p>16.60%</text:p>
          </table:table-cell>
          <table:table-cell table:style-name="ce2" table:formula="of:=([.Q29]-VLOOKUP([.$A49];[.$B$2:.$C$20];2;0))/[.Q29]" office:value-type="percentage" office:value="0.119581571971054" calcext:value-type="percentage">
            <text:p>11.96%</text:p>
          </table:table-cell>
          <table:table-cell table:style-name="ce2" table:formula="of:=([.R29]-VLOOKUP([.$A49];[.$B$2:.$C$20];2;0))/[.R29]" office:value-type="percentage" office:value="0.072883657763694" calcext:value-type="percentage">
            <text:p>7.29%</text:p>
          </table:table-cell>
          <table:table-cell table:style-name="ce2" table:formula="of:=([.S29]-VLOOKUP([.$A49];[.$B$2:.$C$20];2;0))/[.S29]" office:value-type="percentage" office:value="0.0648401826484018" calcext:value-type="percentage">
            <text:p>6.48%</text:p>
          </table:table-cell>
          <table:table-cell table:style-name="ce2" table:formula="of:=([.T29]-VLOOKUP([.$A49];[.$B$2:.$C$20];2;0))/[.T29]" office:value-type="percentage" office:value="0.174360008062891" calcext:value-type="percentage">
            <text:p>17.44%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table:style-name="ce2" table:number-columns-repeated="2"/>
          <table:table-cell table:number-columns-repeated="3"/>
          <table:table-cell table:style-name="ce2" table:number-columns-repeated="14"/>
        </table:table-row>
        <table:table-row table:style-name="ro1">
          <table:table-cell office:value-type="string" calcext:value-type="string">
            <text:p>stream_d0</text:p>
          </table:table-cell>
          <table:table-cell table:style-name="ce2" table:formula="of:=([.B31]-VLOOKUP([.$A51];[.$B$2:.$C$20];2;0))/[.B31]" office:value-type="percentage" office:value="0.509163346613546" calcext:value-type="percentage">
            <text:p>50.92%</text:p>
          </table:table-cell>
          <table:table-cell table:style-name="ce2" table:formula="of:=([.C31]-VLOOKUP([.$A51];[.$B$2:.$C$20];2;0))/[.C31]" office:value-type="percentage" office:value="0.00191486227721314" calcext:value-type="percentage">
            <text:p>0.19%</text:p>
          </table:table-cell>
          <table:table-cell table:formula="of:=([.D31]-VLOOKUP([.$A51];[.$B$2:.$C$20];2;0))/[.D31]" office:value-type="percentage" office:value="0.482194711905854" calcext:value-type="percentage">
            <text:p>48.22%</text:p>
          </table:table-cell>
          <table:table-cell table:formula="of:=([.E31]-VLOOKUP([.$A51];[.$B$2:.$C$20];2;0))/[.E31]" office:value-type="percentage" office:value="0.0804722486090379" calcext:value-type="percentage">
            <text:p>8.05%</text:p>
          </table:table-cell>
          <table:table-cell table:formula="of:=([.F31]-VLOOKUP([.$A51];[.$B$2:.$C$20];2;0))/[.F31]" office:value-type="percentage" office:value="0.088021534320323" calcext:value-type="percentage">
            <text:p>8.80%</text:p>
          </table:table-cell>
          <table:table-cell table:style-name="ce2" table:formula="of:=([.G31]-VLOOKUP([.$A51];[.$B$2:.$C$20];2;0))/[.G31]" office:value-type="percentage" office:value="0.0882669537136706" calcext:value-type="percentage">
            <text:p>8.83%</text:p>
          </table:table-cell>
          <table:table-cell table:style-name="ce2" table:formula="of:=([.H31]-VLOOKUP([.$A51];[.$B$2:.$C$20];2;0))/[.H31]" office:value-type="percentage" office:value="0.0398186198101176" calcext:value-type="percentage">
            <text:p>3.98%</text:p>
          </table:table-cell>
          <table:table-cell table:style-name="ce2" table:formula="of:=([.I31]-VLOOKUP([.$A51];[.$B$2:.$C$20];2;0))/[.I31]" office:value-type="percentage" office:value="0.0523076923076923" calcext:value-type="percentage">
            <text:p>5.23%</text:p>
          </table:table-cell>
          <table:table-cell table:style-name="ce2" table:formula="of:=([.J31]-VLOOKUP([.$A51];[.$B$2:.$C$20];2;0))/[.J31]" office:value-type="percentage" office:value="0.0839529539002298" calcext:value-type="percentage">
            <text:p>8.40%</text:p>
          </table:table-cell>
          <table:table-cell table:style-name="ce2" table:formula="of:=([.K31]-VLOOKUP([.$A51];[.$B$2:.$C$20];2;0))/[.K31]" office:value-type="percentage" office:value="0.208133691714386" calcext:value-type="percentage">
            <text:p>20.81%</text:p>
          </table:table-cell>
          <table:table-cell table:style-name="ce2" table:formula="of:=([.L31]-VLOOKUP([.$A51];[.$B$2:.$C$20];2;0))/[.L31]" office:value-type="percentage" office:value="0.268566493955095" calcext:value-type="percentage">
            <text:p>26.86%</text:p>
          </table:table-cell>
          <table:table-cell table:style-name="ce2" table:formula="of:=([.M31]-VLOOKUP([.$A51];[.$B$2:.$C$20];2;0))/[.M31]" office:value-type="percentage" office:value="0.17092866756393" calcext:value-type="percentage">
            <text:p>17.09%</text:p>
          </table:table-cell>
          <table:table-cell table:style-name="ce2" table:formula="of:=([.N31]-VLOOKUP([.$A51];[.$B$2:.$C$20];2;0))/[.N31]" office:value-type="percentage" office:value="0.185870479394449" calcext:value-type="percentage">
            <text:p>18.59%</text:p>
          </table:table-cell>
          <table:table-cell table:style-name="ce2" table:formula="of:=([.O31]-VLOOKUP([.$A51];[.$B$2:.$C$20];2;0))/[.O31]" office:value-type="percentage" office:value="0.136485280999108" calcext:value-type="percentage">
            <text:p>13.65%</text:p>
          </table:table-cell>
          <table:table-cell table:style-name="ce2" table:formula="of:=([.P31]-VLOOKUP([.$A51];[.$B$2:.$C$20];2;0))/[.P31]" office:value-type="percentage" office:value="0.189667543649845" calcext:value-type="percentage">
            <text:p>18.97%</text:p>
          </table:table-cell>
          <table:table-cell table:style-name="ce2" table:formula="of:=([.Q31]-VLOOKUP([.$A51];[.$B$2:.$C$20];2;0))/[.Q31]" office:value-type="percentage" office:value="0.142169894923408" calcext:value-type="percentage">
            <text:p>14.22%</text:p>
          </table:table-cell>
          <table:table-cell table:style-name="ce2" table:formula="of:=([.R31]-VLOOKUP([.$A51];[.$B$2:.$C$20];2;0))/[.R31]" office:value-type="percentage" office:value="0.0876531573986805" calcext:value-type="percentage">
            <text:p>8.77%</text:p>
          </table:table-cell>
          <table:table-cell table:style-name="ce2" table:formula="of:=([.S31]-VLOOKUP([.$A51];[.$B$2:.$C$20];2;0))/[.S31]" office:value-type="percentage" office:value="0.0712719298245614" calcext:value-type="percentage">
            <text:p>7.13%</text:p>
          </table:table-cell>
          <table:table-cell table:style-name="ce2" table:formula="of:=([.T31]-VLOOKUP([.$A51];[.$B$2:.$C$20];2;0))/[.T31]" office:value-type="percentage" office:value="0.187432545868809" calcext:value-type="percentage">
            <text:p>18.74%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2" table:formula="of:=([.B32]-VLOOKUP([.$A52];[.$B$2:.$C$20];2;0))/[.B32]" office:value-type="percentage" office:value="0.0580657035060274" calcext:value-type="percentage">
            <text:p>5.81%</text:p>
          </table:table-cell>
          <table:table-cell table:style-name="ce2" table:formula="of:=([.C32]-VLOOKUP([.$A52];[.$B$2:.$C$20];2;0))/[.C32]" office:value-type="percentage" office:value="-0.0086716594402838" calcext:value-type="percentage">
            <text:p>-0.87%</text:p>
          </table:table-cell>
          <table:table-cell table:formula="of:=([.D32]-VLOOKUP([.$A52];[.$B$2:.$C$20];2;0))/[.D32]" office:value-type="percentage" office:value="0.0547603656847354" calcext:value-type="percentage">
            <text:p>5.48%</text:p>
          </table:table-cell>
          <table:table-cell table:formula="of:=([.E32]-VLOOKUP([.$A52];[.$B$2:.$C$20];2;0))/[.E32]" office:value-type="percentage" office:value="0.0173754439857925" calcext:value-type="percentage">
            <text:p>1.74%</text:p>
          </table:table-cell>
          <table:table-cell table:formula="of:=([.F32]-VLOOKUP([.$A52];[.$B$2:.$C$20];2;0))/[.F32]" office:value-type="percentage" office:value="0.0271811442691504" calcext:value-type="percentage">
            <text:p>2.72%</text:p>
          </table:table-cell>
          <table:table-cell table:style-name="ce2" table:formula="of:=([.G32]-VLOOKUP([.$A52];[.$B$2:.$C$20];2;0))/[.G32]" office:value-type="percentage" office:value="0.0278279038845094" calcext:value-type="percentage">
            <text:p>2.78%</text:p>
          </table:table-cell>
          <table:table-cell table:style-name="ce2" table:formula="of:=([.H32]-VLOOKUP([.$A52];[.$B$2:.$C$20];2;0))/[.H32]" office:value-type="percentage" office:value="0.0156745840946245" calcext:value-type="percentage">
            <text:p>1.57%</text:p>
          </table:table-cell>
          <table:table-cell table:style-name="ce2" table:formula="of:=([.I32]-VLOOKUP([.$A52];[.$B$2:.$C$20];2;0))/[.I32]" office:value-type="percentage" office:value="0.0250500047623583" calcext:value-type="percentage">
            <text:p>2.51%</text:p>
          </table:table-cell>
          <table:table-cell table:style-name="ce2" table:formula="of:=([.J32]-VLOOKUP([.$A52];[.$B$2:.$C$20];2;0))/[.J32]" office:value-type="percentage" office:value="0.0269036980701588" calcext:value-type="percentage">
            <text:p>2.69%</text:p>
          </table:table-cell>
          <table:table-cell table:style-name="ce2" table:formula="of:=([.K32]-VLOOKUP([.$A52];[.$B$2:.$C$20];2;0))/[.K32]" office:value-type="percentage" office:value="0.0317820658342792" calcext:value-type="percentage">
            <text:p>3.18%</text:p>
          </table:table-cell>
          <table:table-cell table:style-name="ce2" table:formula="of:=([.L32]-VLOOKUP([.$A52];[.$B$2:.$C$20];2;0))/[.L32]" office:value-type="percentage" office:value="0.0437219730941704" calcext:value-type="percentage">
            <text:p>4.37%</text:p>
          </table:table-cell>
          <table:table-cell table:style-name="ce2" table:formula="of:=([.M32]-VLOOKUP([.$A52];[.$B$2:.$C$20];2;0))/[.M32]" office:value-type="percentage" office:value="0.0330625354241451" calcext:value-type="percentage">
            <text:p>3.31%</text:p>
          </table:table-cell>
          <table:table-cell table:style-name="ce2" table:formula="of:=([.N32]-VLOOKUP([.$A52];[.$B$2:.$C$20];2;0))/[.N32]" office:value-type="percentage" office:value="0.0451492537313433" calcext:value-type="percentage">
            <text:p>4.51%</text:p>
          </table:table-cell>
          <table:table-cell table:style-name="ce2" table:formula="of:=([.O32]-VLOOKUP([.$A52];[.$B$2:.$C$20];2;0))/[.O32]" office:value-type="percentage" office:value="0.028566005504413" calcext:value-type="percentage">
            <text:p>2.86%</text:p>
          </table:table-cell>
          <table:table-cell table:style-name="ce2" table:formula="of:=([.P32]-VLOOKUP([.$A52];[.$B$2:.$C$20];2;0))/[.P32]" office:value-type="percentage" office:value="0.0323312535450936" calcext:value-type="percentage">
            <text:p>3.23%</text:p>
          </table:table-cell>
          <table:table-cell table:style-name="ce2" table:formula="of:=([.Q32]-VLOOKUP([.$A52];[.$B$2:.$C$20];2;0))/[.Q32]" office:value-type="percentage" office:value="0.040225035161744" calcext:value-type="percentage">
            <text:p>4.02%</text:p>
          </table:table-cell>
          <table:table-cell table:style-name="ce2" table:formula="of:=([.R32]-VLOOKUP([.$A52];[.$B$2:.$C$20];2;0))/[.R32]" office:value-type="percentage" office:value="0.00592405555016024" calcext:value-type="percentage">
            <text:p>0.59%</text:p>
          </table:table-cell>
          <table:table-cell table:style-name="ce2" table:formula="of:=([.S32]-VLOOKUP([.$A52];[.$B$2:.$C$20];2;0))/[.S32]" office:value-type="percentage" office:value="0.00708119119216219" calcext:value-type="percentage">
            <text:p>0.71%</text:p>
          </table:table-cell>
          <table:table-cell table:style-name="ce2" table:formula="of:=([.T32]-VLOOKUP([.$A52];[.$B$2:.$C$20];2;0))/[.T32]" office:value-type="percentage" office:value="0.0267186460017115" calcext:value-type="percentage">
            <text:p>2.67%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2" table:formula="of:=([.B33]-VLOOKUP([.$A53];[.$B$2:.$C$20];2;0))/[.B33]" office:value-type="percentage" office:value="0.299217145790554" calcext:value-type="percentage">
            <text:p>29.92%</text:p>
          </table:table-cell>
          <table:table-cell table:style-name="ce2" table:formula="of:=([.C33]-VLOOKUP([.$A53];[.$B$2:.$C$20];2;0))/[.C33]" office:value-type="percentage" office:value="-0.0295060331825038" calcext:value-type="percentage">
            <text:p>-2.95%</text:p>
          </table:table-cell>
          <table:table-cell table:formula="of:=([.D33]-VLOOKUP([.$A53];[.$B$2:.$C$20];2;0))/[.D33]" office:value-type="percentage" office:value="0.281560423656338" calcext:value-type="percentage">
            <text:p>28.16%</text:p>
          </table:table-cell>
          <table:table-cell table:formula="of:=([.E33]-VLOOKUP([.$A53];[.$B$2:.$C$20];2;0))/[.E33]" office:value-type="percentage" office:value="0.0115847588017015" calcext:value-type="percentage">
            <text:p>1.16%</text:p>
          </table:table-cell>
          <table:table-cell table:formula="of:=([.F33]-VLOOKUP([.$A53];[.$B$2:.$C$20];2;0))/[.F33]" office:value-type="string" office:string-value="" calcext:value-type="error">
            <text:p>#DIV/0!</text:p>
          </table:table-cell>
          <table:table-cell table:style-name="ce2" table:formula="of:=([.G33]-VLOOKUP([.$A53];[.$B$2:.$C$20];2;0))/[.G33]" office:value-type="percentage" office:value="0.0255197644329437" calcext:value-type="percentage">
            <text:p>2.55%</text:p>
          </table:table-cell>
          <table:table-cell table:style-name="ce2" table:formula="of:=([.H33]-VLOOKUP([.$A53];[.$B$2:.$C$20];2;0))/[.H33]" office:value-type="percentage" office:value="0.012657083446343" calcext:value-type="percentage">
            <text:p>1.27%</text:p>
          </table:table-cell>
          <table:table-cell table:style-name="ce2" table:formula="of:=([.I33]-VLOOKUP([.$A53];[.$B$2:.$C$20];2;0))/[.I33]" office:value-type="percentage" office:value="0.0236903271947077" calcext:value-type="percentage">
            <text:p>2.37%</text:p>
          </table:table-cell>
          <table:table-cell table:style-name="ce2" table:formula="of:=([.J33]-VLOOKUP([.$A53];[.$B$2:.$C$20];2;0))/[.J33]" office:value-type="percentage" office:value="0.0244752121482805" calcext:value-type="percentage">
            <text:p>2.45%</text:p>
          </table:table-cell>
          <table:table-cell table:style-name="ce2" table:formula="of:=([.K33]-VLOOKUP([.$A53];[.$B$2:.$C$20];2;0))/[.K33]" office:value-type="percentage" office:value="0.104469044690447" calcext:value-type="percentage">
            <text:p>10.45%</text:p>
          </table:table-cell>
          <table:table-cell table:style-name="ce2" table:formula="of:=([.L33]-VLOOKUP([.$A53];[.$B$2:.$C$20];2;0))/[.L33]" office:value-type="percentage" office:value="0.129731452705395" calcext:value-type="percentage">
            <text:p>12.97%</text:p>
          </table:table-cell>
          <table:table-cell table:style-name="ce2" table:formula="of:=([.M33]-VLOOKUP([.$A53];[.$B$2:.$C$20];2;0))/[.M33]" office:value-type="percentage" office:value="0.0595883923189529" calcext:value-type="percentage">
            <text:p>5.96%</text:p>
          </table:table-cell>
          <table:table-cell table:style-name="ce2" table:formula="of:=([.N33]-VLOOKUP([.$A53];[.$B$2:.$C$20];2;0))/[.N33]" office:value-type="percentage" office:value="0.0643420150788211" calcext:value-type="percentage">
            <text:p>6.43%</text:p>
          </table:table-cell>
          <table:table-cell table:style-name="ce2" table:formula="of:=([.O33]-VLOOKUP([.$A53];[.$B$2:.$C$20];2;0))/[.O33]" office:value-type="percentage" office:value="0.0294169925346605" calcext:value-type="percentage">
            <text:p>2.94%</text:p>
          </table:table-cell>
          <table:table-cell table:style-name="ce2" table:formula="of:=([.P33]-VLOOKUP([.$A53];[.$B$2:.$C$20];2;0))/[.P33]" office:value-type="percentage" office:value="0.079484153742414" calcext:value-type="percentage">
            <text:p>7.95%</text:p>
          </table:table-cell>
          <table:table-cell table:style-name="ce2" table:formula="of:=([.Q33]-VLOOKUP([.$A53];[.$B$2:.$C$20];2;0))/[.Q33]" office:value-type="percentage" office:value="0.0288991641472524" calcext:value-type="percentage">
            <text:p>2.89%</text:p>
          </table:table-cell>
          <table:table-cell table:style-name="ce2" table:formula="of:=([.R33]-VLOOKUP([.$A53];[.$B$2:.$C$20];2;0))/[.R33]" office:value-type="percentage" office:value="0.019834859091725" calcext:value-type="percentage">
            <text:p>1.98%</text:p>
          </table:table-cell>
          <table:table-cell table:style-name="ce2" table:formula="of:=([.S33]-VLOOKUP([.$A53];[.$B$2:.$C$20];2;0))/[.S33]" office:value-type="percentage" office:value="0.00663998544660724" calcext:value-type="percentage">
            <text:p>0.66%</text:p>
          </table:table-cell>
          <table:table-cell table:style-name="ce2" table:formula="of:=([.T33]-VLOOKUP([.$A53];[.$B$2:.$C$20];2;0))/[.T33]" office:value-type="percentage" office:value="0.0625751072961373" calcext:value-type="percentage">
            <text:p>6.26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2" table:formula="of:=([.B34]-VLOOKUP([.$A54];[.$B$2:.$C$20];2;0))/[.B34]" office:value-type="percentage" office:value="0.319892821643113" calcext:value-type="percentage">
            <text:p>31.99%</text:p>
          </table:table-cell>
          <table:table-cell table:style-name="ce2" table:formula="of:=([.C34]-VLOOKUP([.$A54];[.$B$2:.$C$20];2;0))/[.C34]" office:value-type="percentage" office:value="-0.00504534423297995" calcext:value-type="percentage">
            <text:p>-0.50%</text:p>
          </table:table-cell>
          <table:table-cell table:formula="of:=([.D34]-VLOOKUP([.$A54];[.$B$2:.$C$20];2;0))/[.D34]" office:value-type="percentage" office:value="0.301074791259549" calcext:value-type="percentage">
            <text:p>30.11%</text:p>
          </table:table-cell>
          <table:table-cell table:formula="of:=([.E34]-VLOOKUP([.$A54];[.$B$2:.$C$20];2;0))/[.E34]" office:value-type="percentage" office:value="0.0316884075806055" calcext:value-type="percentage">
            <text:p>3.17%</text:p>
          </table:table-cell>
          <table:table-cell table:formula="of:=([.F34]-VLOOKUP([.$A54];[.$B$2:.$C$20];2;0))/[.F34]" office:value-type="percentage" office:value="0.0328785644051131" calcext:value-type="percentage">
            <text:p>3.29%</text:p>
          </table:table-cell>
          <table:table-cell table:style-name="ce2" table:formula="of:=([.G34]-VLOOKUP([.$A54];[.$B$2:.$C$20];2;0))/[.G34]" office:value-type="string" office:string-value="" calcext:value-type="error">
            <text:p>#DIV/0!</text:p>
          </table:table-cell>
          <table:table-cell table:style-name="ce2" table:formula="of:=([.H34]-VLOOKUP([.$A54];[.$B$2:.$C$20];2;0))/[.H34]" office:value-type="percentage" office:value="0.0281002964426877" calcext:value-type="percentage">
            <text:p>2.81%</text:p>
          </table:table-cell>
          <table:table-cell table:style-name="ce2" table:formula="of:=([.I34]-VLOOKUP([.$A54];[.$B$2:.$C$20];2;0))/[.I34]" office:value-type="percentage" office:value="0.0307938658619203" calcext:value-type="percentage">
            <text:p>3.08%</text:p>
          </table:table-cell>
          <table:table-cell table:style-name="ce2" table:formula="of:=([.J34]-VLOOKUP([.$A54];[.$B$2:.$C$20];2;0))/[.J34]" office:value-type="percentage" office:value="0.0301965859370185" calcext:value-type="percentage">
            <text:p>3.02%</text:p>
          </table:table-cell>
          <table:table-cell table:style-name="ce2" table:formula="of:=([.K34]-VLOOKUP([.$A54];[.$B$2:.$C$20];2;0))/[.K34]" office:value-type="percentage" office:value="0.103407019143118" calcext:value-type="percentage">
            <text:p>10.34%</text:p>
          </table:table-cell>
          <table:table-cell table:style-name="ce2" table:formula="of:=([.L34]-VLOOKUP([.$A54];[.$B$2:.$C$20];2;0))/[.L34]" office:value-type="percentage" office:value="0.140430412934236" calcext:value-type="percentage">
            <text:p>14.04%</text:p>
          </table:table-cell>
          <table:table-cell table:style-name="ce2" table:formula="of:=([.M34]-VLOOKUP([.$A54];[.$B$2:.$C$20];2;0))/[.M34]" office:value-type="percentage" office:value="0.0779281654655183" calcext:value-type="percentage">
            <text:p>7.79%</text:p>
          </table:table-cell>
          <table:table-cell table:style-name="ce2" table:formula="of:=([.N34]-VLOOKUP([.$A54];[.$B$2:.$C$20];2;0))/[.N34]" office:value-type="percentage" office:value="0.0727669102050436" calcext:value-type="percentage">
            <text:p>7.28%</text:p>
          </table:table-cell>
          <table:table-cell table:style-name="ce2" table:formula="of:=([.O34]-VLOOKUP([.$A54];[.$B$2:.$C$20];2;0))/[.O34]" office:value-type="percentage" office:value="0.032224340446467" calcext:value-type="percentage">
            <text:p>3.22%</text:p>
          </table:table-cell>
          <table:table-cell table:style-name="ce2" table:formula="of:=([.P34]-VLOOKUP([.$A54];[.$B$2:.$C$20];2;0))/[.P34]" office:value-type="percentage" office:value="0.0897154095326238" calcext:value-type="percentage">
            <text:p>8.97%</text:p>
          </table:table-cell>
          <table:table-cell table:style-name="ce2" table:formula="of:=([.Q34]-VLOOKUP([.$A54];[.$B$2:.$C$20];2;0))/[.Q34]" office:value-type="percentage" office:value="0.0381982642708715" calcext:value-type="percentage">
            <text:p>3.82%</text:p>
          </table:table-cell>
          <table:table-cell table:style-name="ce2" table:formula="of:=([.R34]-VLOOKUP([.$A54];[.$B$2:.$C$20];2;0))/[.R34]" office:value-type="percentage" office:value="0.0248481844094683" calcext:value-type="percentage">
            <text:p>2.48%</text:p>
          </table:table-cell>
          <table:table-cell table:style-name="ce2" table:formula="of:=([.S34]-VLOOKUP([.$A54];[.$B$2:.$C$20];2;0))/[.S34]" office:value-type="percentage" office:value="0.0141577397732256" calcext:value-type="percentage">
            <text:p>1.42%</text:p>
          </table:table-cell>
          <table:table-cell table:style-name="ce2" table:formula="of:=([.T34]-VLOOKUP([.$A54];[.$B$2:.$C$20];2;0))/[.T34]" office:value-type="percentage" office:value="0.0769546600973664" calcext:value-type="percentage">
            <text:p>7.70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2" table:formula="of:=([.B35]-VLOOKUP([.$A55];[.$B$2:.$C$20];2;0))/[.B35]" office:value-type="percentage" office:value="0.16952818710288" calcext:value-type="percentage">
            <text:p>16.95%</text:p>
          </table:table-cell>
          <table:table-cell table:style-name="ce2" table:formula="of:=([.C35]-VLOOKUP([.$A55];[.$B$2:.$C$20];2;0))/[.C35]" office:value-type="percentage" office:value="-0.00195726635132931" calcext:value-type="percentage">
            <text:p>-0.20%</text:p>
          </table:table-cell>
          <table:table-cell table:formula="of:=([.D35]-VLOOKUP([.$A55];[.$B$2:.$C$20];2;0))/[.D35]" office:value-type="percentage" office:value="0.12467939583927" calcext:value-type="percentage">
            <text:p>12.47%</text:p>
          </table:table-cell>
          <table:table-cell table:formula="of:=([.E35]-VLOOKUP([.$A55];[.$B$2:.$C$20];2;0))/[.E35]" office:value-type="percentage" office:value="0.0186900958466454" calcext:value-type="percentage">
            <text:p>1.87%</text:p>
          </table:table-cell>
          <table:table-cell table:formula="of:=([.F35]-VLOOKUP([.$A55];[.$B$2:.$C$20];2;0))/[.F35]" office:value-type="percentage" office:value="0.0278525083082766" calcext:value-type="percentage">
            <text:p>2.79%</text:p>
          </table:table-cell>
          <table:table-cell table:style-name="ce2" table:formula="of:=([.G35]-VLOOKUP([.$A55];[.$B$2:.$C$20];2;0))/[.G35]" office:value-type="percentage" office:value="0.0221267112384591" calcext:value-type="percentage">
            <text:p>2.21%</text:p>
          </table:table-cell>
          <table:table-cell table:style-name="ce2" table:formula="of:=([.H35]-VLOOKUP([.$A55];[.$B$2:.$C$20];2;0))/[.H35]" office:value-type="string" office:string-value="" calcext:value-type="error">
            <text:p>#DIV/0!</text:p>
          </table:table-cell>
          <table:table-cell table:style-name="ce2" table:formula="of:=([.I35]-VLOOKUP([.$A55];[.$B$2:.$C$20];2;0))/[.I35]" office:value-type="percentage" office:value="0.0191601468944595" calcext:value-type="percentage">
            <text:p>1.92%</text:p>
          </table:table-cell>
          <table:table-cell table:style-name="ce2" table:formula="of:=([.J35]-VLOOKUP([.$A55];[.$B$2:.$C$20];2;0))/[.J35]" office:value-type="percentage" office:value="0.0267743979721166" calcext:value-type="percentage">
            <text:p>2.68%</text:p>
          </table:table-cell>
          <table:table-cell table:style-name="ce2" table:formula="of:=([.K35]-VLOOKUP([.$A55];[.$B$2:.$C$20];2;0))/[.K35]" office:value-type="percentage" office:value="0.0527370855821126" calcext:value-type="percentage">
            <text:p>5.27%</text:p>
          </table:table-cell>
          <table:table-cell table:style-name="ce2" table:formula="of:=([.L35]-VLOOKUP([.$A55];[.$B$2:.$C$20];2;0))/[.L35]" office:value-type="percentage" office:value="0.057243707796194" calcext:value-type="percentage">
            <text:p>5.72%</text:p>
          </table:table-cell>
          <table:table-cell table:style-name="ce2" table:formula="of:=([.M35]-VLOOKUP([.$A55];[.$B$2:.$C$20];2;0))/[.M35]" office:value-type="percentage" office:value="0.034423137378183" calcext:value-type="percentage">
            <text:p>3.44%</text:p>
          </table:table-cell>
          <table:table-cell table:style-name="ce2" table:formula="of:=([.N35]-VLOOKUP([.$A55];[.$B$2:.$C$20];2;0))/[.N35]" office:value-type="percentage" office:value="0.0416536661466459" calcext:value-type="percentage">
            <text:p>4.17%</text:p>
          </table:table-cell>
          <table:table-cell table:style-name="ce2" table:formula="of:=([.O35]-VLOOKUP([.$A55];[.$B$2:.$C$20];2;0))/[.O35]" office:value-type="percentage" office:value="0.0255393401015228" calcext:value-type="percentage">
            <text:p>2.55%</text:p>
          </table:table-cell>
          <table:table-cell table:style-name="ce2" table:formula="of:=([.P35]-VLOOKUP([.$A55];[.$B$2:.$C$20];2;0))/[.P35]" office:value-type="percentage" office:value="0.0375998746670844" calcext:value-type="percentage">
            <text:p>3.76%</text:p>
          </table:table-cell>
          <table:table-cell table:style-name="ce2" table:formula="of:=([.Q35]-VLOOKUP([.$A55];[.$B$2:.$C$20];2;0))/[.Q35]" office:value-type="percentage" office:value="0.0269285601140504" calcext:value-type="percentage">
            <text:p>2.69%</text:p>
          </table:table-cell>
          <table:table-cell table:style-name="ce2" table:formula="of:=([.R35]-VLOOKUP([.$A55];[.$B$2:.$C$20];2;0))/[.R35]" office:value-type="percentage" office:value="0.00113821138211382" calcext:value-type="percentage">
            <text:p>0.11%</text:p>
          </table:table-cell>
          <table:table-cell table:style-name="ce2" table:formula="of:=([.S35]-VLOOKUP([.$A55];[.$B$2:.$C$20];2;0))/[.S35]" office:value-type="percentage" office:value="0.00227383465973688" calcext:value-type="percentage">
            <text:p>0.23%</text:p>
          </table:table-cell>
          <table:table-cell table:style-name="ce2" table:formula="of:=([.T35]-VLOOKUP([.$A55];[.$B$2:.$C$20];2;0))/[.T35]" office:value-type="percentage" office:value="0.0182195940546588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2" table:formula="of:=([.B36]-VLOOKUP([.$A56];[.$B$2:.$C$20];2;0))/[.B36]" office:value-type="percentage" office:value="0.0805021678638452" calcext:value-type="percentage">
            <text:p>8.05%</text:p>
          </table:table-cell>
          <table:table-cell table:style-name="ce2" table:formula="of:=([.C36]-VLOOKUP([.$A56];[.$B$2:.$C$20];2;0))/[.C36]" office:value-type="percentage" office:value="-0.01871236019501" calcext:value-type="percentage">
            <text:p>-1.87%</text:p>
          </table:table-cell>
          <table:table-cell table:formula="of:=([.D36]-VLOOKUP([.$A56];[.$B$2:.$C$20];2;0))/[.D36]" office:value-type="percentage" office:value="0.0683844741673223" calcext:value-type="percentage">
            <text:p>6.84%</text:p>
          </table:table-cell>
          <table:table-cell table:formula="of:=([.E36]-VLOOKUP([.$A56];[.$B$2:.$C$20];2;0))/[.E36]" office:value-type="percentage" office:value="0.0341897770527461" calcext:value-type="percentage">
            <text:p>3.42%</text:p>
          </table:table-cell>
          <table:table-cell table:formula="of:=([.F36]-VLOOKUP([.$A56];[.$B$2:.$C$20];2;0))/[.F36]" office:value-type="percentage" office:value="0.0239060245929793" calcext:value-type="percentage">
            <text:p>2.39%</text:p>
          </table:table-cell>
          <table:table-cell table:style-name="ce2" table:formula="of:=([.G36]-VLOOKUP([.$A56];[.$B$2:.$C$20];2;0))/[.G36]" office:value-type="percentage" office:value="0.0293072824156305" calcext:value-type="percentage">
            <text:p>2.93%</text:p>
          </table:table-cell>
          <table:table-cell table:style-name="ce2" table:formula="of:=([.H36]-VLOOKUP([.$A56];[.$B$2:.$C$20];2;0))/[.H36]" office:value-type="percentage" office:value="0.0208117979463855" calcext:value-type="percentage">
            <text:p>2.08%</text:p>
          </table:table-cell>
          <table:table-cell table:style-name="ce2" table:formula="of:=([.I36]-VLOOKUP([.$A56];[.$B$2:.$C$20];2;0))/[.I36]" office:value-type="string" office:string-value="" calcext:value-type="error">
            <text:p>#DIV/0!</text:p>
          </table:table-cell>
          <table:table-cell table:style-name="ce2" table:formula="of:=([.J36]-VLOOKUP([.$A56];[.$B$2:.$C$20];2;0))/[.J36]" office:value-type="percentage" office:value="0.0220249156858696" calcext:value-type="percentage">
            <text:p>2.20%</text:p>
          </table:table-cell>
          <table:table-cell table:style-name="ce2" table:formula="of:=([.K36]-VLOOKUP([.$A56];[.$B$2:.$C$20];2;0))/[.K36]" office:value-type="percentage" office:value="0.0357627578718784" calcext:value-type="percentage">
            <text:p>3.58%</text:p>
          </table:table-cell>
          <table:table-cell table:style-name="ce2" table:formula="of:=([.L36]-VLOOKUP([.$A56];[.$B$2:.$C$20];2;0))/[.L36]" office:value-type="percentage" office:value="0.0389584037876226" calcext:value-type="percentage">
            <text:p>3.90%</text:p>
          </table:table-cell>
          <table:table-cell table:style-name="ce2" table:formula="of:=([.M36]-VLOOKUP([.$A56];[.$B$2:.$C$20];2;0))/[.M36]" office:value-type="percentage" office:value="0.0342554203765378" calcext:value-type="percentage">
            <text:p>3.43%</text:p>
          </table:table-cell>
          <table:table-cell table:style-name="ce2" table:formula="of:=([.N36]-VLOOKUP([.$A56];[.$B$2:.$C$20];2;0))/[.N36]" office:value-type="percentage" office:value="0.0424556910843049" calcext:value-type="percentage">
            <text:p>4.25%</text:p>
          </table:table-cell>
          <table:table-cell table:style-name="ce2" table:formula="of:=([.O36]-VLOOKUP([.$A56];[.$B$2:.$C$20];2;0))/[.O36]" office:value-type="percentage" office:value="0.0289756030889086" calcext:value-type="percentage">
            <text:p>2.90%</text:p>
          </table:table-cell>
          <table:table-cell table:style-name="ce2" table:formula="of:=([.P36]-VLOOKUP([.$A56];[.$B$2:.$C$20];2;0))/[.P36]" office:value-type="percentage" office:value="0.0375262480525638" calcext:value-type="percentage">
            <text:p>3.75%</text:p>
          </table:table-cell>
          <table:table-cell table:style-name="ce2" table:formula="of:=([.Q36]-VLOOKUP([.$A56];[.$B$2:.$C$20];2;0))/[.Q36]" office:value-type="percentage" office:value="0.0251783754116356" calcext:value-type="percentage">
            <text:p>2.52%</text:p>
          </table:table-cell>
          <table:table-cell table:style-name="ce2" table:formula="of:=([.R36]-VLOOKUP([.$A56];[.$B$2:.$C$20];2;0))/[.R36]" office:value-type="percentage" office:value="0.0191219108104377" calcext:value-type="percentage">
            <text:p>1.91%</text:p>
          </table:table-cell>
          <table:table-cell table:style-name="ce2" table:formula="of:=([.S36]-VLOOKUP([.$A56];[.$B$2:.$C$20];2;0))/[.S36]" office:value-type="percentage" office:value="0.0176299778761062" calcext:value-type="percentage">
            <text:p>1.76%</text:p>
          </table:table-cell>
          <table:table-cell table:style-name="ce2" table:formula="of:=([.T36]-VLOOKUP([.$A56];[.$B$2:.$C$20];2;0))/[.T36]" office:value-type="percentage" office:value="0.023302172119879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2" table:formula="of:=([.B37]-VLOOKUP([.$A57];[.$B$2:.$C$20];2;0))/[.B37]" office:value-type="percentage" office:value="0.30332304891002" calcext:value-type="percentage">
            <text:p>30.33%</text:p>
          </table:table-cell>
          <table:table-cell table:style-name="ce2" table:formula="of:=([.C37]-VLOOKUP([.$A57];[.$B$2:.$C$20];2;0))/[.C37]" office:value-type="percentage" office:value="-0.00510799766491535" calcext:value-type="percentage">
            <text:p>-0.51%</text:p>
          </table:table-cell>
          <table:table-cell table:formula="of:=([.D37]-VLOOKUP([.$A57];[.$B$2:.$C$20];2;0))/[.D37]" office:value-type="percentage" office:value="0.357256182921139" calcext:value-type="percentage">
            <text:p>35.73%</text:p>
          </table:table-cell>
          <table:table-cell table:formula="of:=([.E37]-VLOOKUP([.$A57];[.$B$2:.$C$20];2;0))/[.E37]" office:value-type="percentage" office:value="0.031636670416198" calcext:value-type="percentage">
            <text:p>3.16%</text:p>
          </table:table-cell>
          <table:table-cell table:formula="of:=([.F37]-VLOOKUP([.$A57];[.$B$2:.$C$20];2;0))/[.F37]" office:value-type="percentage" office:value="0.0328605532930768" calcext:value-type="percentage">
            <text:p>3.29%</text:p>
          </table:table-cell>
          <table:table-cell table:style-name="ce2" table:formula="of:=([.G37]-VLOOKUP([.$A57];[.$B$2:.$C$20];2;0))/[.G37]" office:value-type="percentage" office:value="0.0408077994428969" calcext:value-type="percentage">
            <text:p>4.08%</text:p>
          </table:table-cell>
          <table:table-cell table:style-name="ce2" table:formula="of:=([.H37]-VLOOKUP([.$A57];[.$B$2:.$C$20];2;0))/[.H37]" office:value-type="percentage" office:value="0.0297266835728374" calcext:value-type="percentage">
            <text:p>2.97%</text:p>
          </table:table-cell>
          <table:table-cell table:style-name="ce2" table:formula="of:=([.I37]-VLOOKUP([.$A57];[.$B$2:.$C$20];2;0))/[.I37]" office:value-type="percentage" office:value="0.0371198881509962" calcext:value-type="percentage">
            <text:p>3.71%</text:p>
          </table:table-cell>
          <table:table-cell table:style-name="ce2" table:formula="of:=([.J37]-VLOOKUP([.$A57];[.$B$2:.$C$20];2;0))/[.J37]" office:value-type="string" office:string-value="" calcext:value-type="error">
            <text:p>#DIV/0!</text:p>
          </table:table-cell>
          <table:table-cell table:style-name="ce2" table:formula="of:=([.K37]-VLOOKUP([.$A57];[.$B$2:.$C$20];2;0))/[.K37]" office:value-type="percentage" office:value="0.102086049543677" calcext:value-type="percentage">
            <text:p>10.21%</text:p>
          </table:table-cell>
          <table:table-cell table:style-name="ce2" table:formula="of:=([.L37]-VLOOKUP([.$A57];[.$B$2:.$C$20];2;0))/[.L37]" office:value-type="percentage" office:value="0.135124952907196" calcext:value-type="percentage">
            <text:p>13.51%</text:p>
          </table:table-cell>
          <table:table-cell table:style-name="ce2" table:formula="of:=([.M37]-VLOOKUP([.$A57];[.$B$2:.$C$20];2;0))/[.M37]" office:value-type="percentage" office:value="0.0732691919531723" calcext:value-type="percentage">
            <text:p>7.33%</text:p>
          </table:table-cell>
          <table:table-cell table:style-name="ce2" table:formula="of:=([.N37]-VLOOKUP([.$A57];[.$B$2:.$C$20];2;0))/[.N37]" office:value-type="percentage" office:value="0.0721455035365443" calcext:value-type="percentage">
            <text:p>7.21%</text:p>
          </table:table-cell>
          <table:table-cell table:style-name="ce2" table:formula="of:=([.O37]-VLOOKUP([.$A57];[.$B$2:.$C$20];2;0))/[.O37]" office:value-type="percentage" office:value="0.038933854312029" calcext:value-type="percentage">
            <text:p>3.89%</text:p>
          </table:table-cell>
          <table:table-cell table:style-name="ce2" table:formula="of:=([.P37]-VLOOKUP([.$A57];[.$B$2:.$C$20];2;0))/[.P37]" office:value-type="percentage" office:value="0.0830171093802011" calcext:value-type="percentage">
            <text:p>8.30%</text:p>
          </table:table-cell>
          <table:table-cell table:style-name="ce2" table:formula="of:=([.Q37]-VLOOKUP([.$A57];[.$B$2:.$C$20];2;0))/[.Q37]" office:value-type="percentage" office:value="0.0352314912096379" calcext:value-type="percentage">
            <text:p>3.52%</text:p>
          </table:table-cell>
          <table:table-cell table:style-name="ce2" table:formula="of:=([.R37]-VLOOKUP([.$A57];[.$B$2:.$C$20];2;0))/[.R37]" office:value-type="percentage" office:value="0.020550380430918" calcext:value-type="percentage">
            <text:p>2.06%</text:p>
          </table:table-cell>
          <table:table-cell table:style-name="ce2" table:formula="of:=([.S37]-VLOOKUP([.$A57];[.$B$2:.$C$20];2;0))/[.S37]" office:value-type="percentage" office:value="0.0174762821884585" calcext:value-type="percentage">
            <text:p>1.75%</text:p>
          </table:table-cell>
          <table:table-cell table:style-name="ce2" table:formula="of:=([.T37]-VLOOKUP([.$A57];[.$B$2:.$C$20];2;0))/[.T37]" office:value-type="percentage" office:value="0.0841146352816012" calcext:value-type="percentage">
            <text:p>8.41%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2" table:formula="of:=([.B38]-VLOOKUP([.$A58];[.$B$2:.$C$20];2;0))/[.B38]" office:value-type="percentage" office:value="0.281373150013136" calcext:value-type="percentage">
            <text:p>28.14%</text:p>
          </table:table-cell>
          <table:table-cell table:style-name="ce2" table:formula="of:=([.C38]-VLOOKUP([.$A58];[.$B$2:.$C$20];2;0))/[.C38]" office:value-type="percentage" office:value="0.00749879051765844" calcext:value-type="percentage">
            <text:p>0.75%</text:p>
          </table:table-cell>
          <table:table-cell table:formula="of:=([.D38]-VLOOKUP([.$A58];[.$B$2:.$C$20];2;0))/[.D38]" office:value-type="percentage" office:value="0.220924712807367" calcext:value-type="percentage">
            <text:p>22.09%</text:p>
          </table:table-cell>
          <table:table-cell table:formula="of:=([.E38]-VLOOKUP([.$A58];[.$B$2:.$C$20];2;0))/[.E38]" office:value-type="percentage" office:value="0.0414671183272982" calcext:value-type="percentage">
            <text:p>4.15%</text:p>
          </table:table-cell>
          <table:table-cell table:formula="of:=([.F38]-VLOOKUP([.$A58];[.$B$2:.$C$20];2;0))/[.F38]" office:value-type="percentage" office:value="0.047585886722377" calcext:value-type="percentage">
            <text:p>4.76%</text:p>
          </table:table-cell>
          <table:table-cell table:style-name="ce2" table:formula="of:=([.G38]-VLOOKUP([.$A58];[.$B$2:.$C$20];2;0))/[.G38]" office:value-type="percentage" office:value="0.0449255121042831" calcext:value-type="percentage">
            <text:p>4.49%</text:p>
          </table:table-cell>
          <table:table-cell table:style-name="ce2" table:formula="of:=([.H38]-VLOOKUP([.$A58];[.$B$2:.$C$20];2;0))/[.H38]" office:value-type="percentage" office:value="0.0449255121042831" calcext:value-type="percentage">
            <text:p>4.49%</text:p>
          </table:table-cell>
          <table:table-cell table:style-name="ce2" table:formula="of:=([.I38]-VLOOKUP([.$A58];[.$B$2:.$C$20];2;0))/[.I38]" office:value-type="percentage" office:value="0.0454809817378155" calcext:value-type="percentage">
            <text:p>4.55%</text:p>
          </table:table-cell>
          <table:table-cell table:style-name="ce2" table:formula="of:=([.J38]-VLOOKUP([.$A58];[.$B$2:.$C$20];2;0))/[.J38]" office:value-type="percentage" office:value="0.042250233426704" calcext:value-type="percentage">
            <text:p>4.23%</text:p>
          </table:table-cell>
          <table:table-cell table:style-name="ce2" table:formula="of:=([.K38]-VLOOKUP([.$A58];[.$B$2:.$C$20];2;0))/[.K38]" office:value-type="string" office:string-value="" calcext:value-type="error">
            <text:p>#DIV/0!</text:p>
          </table:table-cell>
          <table:table-cell table:style-name="ce2" table:formula="of:=([.L38]-VLOOKUP([.$A58];[.$B$2:.$C$20];2;0))/[.L38]" office:value-type="percentage" office:value="0.0962555066079295" calcext:value-type="percentage">
            <text:p>9.63%</text:p>
          </table:table-cell>
          <table:table-cell table:style-name="ce2" table:formula="of:=([.M38]-VLOOKUP([.$A58];[.$B$2:.$C$20];2;0))/[.M38]" office:value-type="percentage" office:value="0.0776666292008542" calcext:value-type="percentage">
            <text:p>7.77%</text:p>
          </table:table-cell>
          <table:table-cell table:style-name="ce2" table:formula="of:=([.N38]-VLOOKUP([.$A58];[.$B$2:.$C$20];2;0))/[.N38]" office:value-type="percentage" office:value="0.0737103510554239" calcext:value-type="percentage">
            <text:p>7.37%</text:p>
          </table:table-cell>
          <table:table-cell table:style-name="ce2" table:formula="of:=([.O38]-VLOOKUP([.$A58];[.$B$2:.$C$20];2;0))/[.O38]" office:value-type="percentage" office:value="0.0686641697877653" calcext:value-type="percentage">
            <text:p>6.87%</text:p>
          </table:table-cell>
          <table:table-cell table:style-name="ce2" table:formula="of:=([.P38]-VLOOKUP([.$A58];[.$B$2:.$C$20];2;0))/[.P38]" office:value-type="percentage" office:value="0.0629210916980701" calcext:value-type="percentage">
            <text:p>6.29%</text:p>
          </table:table-cell>
          <table:table-cell table:style-name="ce2" table:formula="of:=([.Q38]-VLOOKUP([.$A58];[.$B$2:.$C$20];2;0))/[.Q38]" office:value-type="percentage" office:value="0.0655887041676156" calcext:value-type="percentage">
            <text:p>6.56%</text:p>
          </table:table-cell>
          <table:table-cell table:style-name="ce2" table:formula="of:=([.R38]-VLOOKUP([.$A58];[.$B$2:.$C$20];2;0))/[.R38]" office:value-type="percentage" office:value="0.0243728450838188" calcext:value-type="percentage">
            <text:p>2.44%</text:p>
          </table:table-cell>
          <table:table-cell table:style-name="ce2" table:formula="of:=([.S38]-VLOOKUP([.$A58];[.$B$2:.$C$20];2;0))/[.S38]" office:value-type="percentage" office:value="0.0367414015729546" calcext:value-type="percentage">
            <text:p>3.67%</text:p>
          </table:table-cell>
          <table:table-cell table:style-name="ce2" table:formula="of:=([.T38]-VLOOKUP([.$A58];[.$B$2:.$C$20];2;0))/[.T38]" office:value-type="percentage" office:value="0.089031971580817" calcext:value-type="percentage">
            <text:p>8.90%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2" table:formula="of:=([.B39]-VLOOKUP([.$A59];[.$B$2:.$C$20];2;0))/[.B39]" office:value-type="percentage" office:value="0.406215221299546" calcext:value-type="percentage">
            <text:p>40.62%</text:p>
          </table:table-cell>
          <table:table-cell table:style-name="ce2" table:formula="of:=([.C39]-VLOOKUP([.$A59];[.$B$2:.$C$20];2;0))/[.C39]" office:value-type="percentage" office:value="-0.00857932237894431" calcext:value-type="percentage">
            <text:p>-0.86%</text:p>
          </table:table-cell>
          <table:table-cell table:formula="of:=([.D39]-VLOOKUP([.$A59];[.$B$2:.$C$20];2;0))/[.D39]" office:value-type="percentage" office:value="0.309369710245942" calcext:value-type="percentage">
            <text:p>30.94%</text:p>
          </table:table-cell>
          <table:table-cell table:formula="of:=([.E39]-VLOOKUP([.$A59];[.$B$2:.$C$20];2;0))/[.E39]" office:value-type="percentage" office:value="0.043046357615894" calcext:value-type="percentage">
            <text:p>4.30%</text:p>
          </table:table-cell>
          <table:table-cell table:formula="of:=([.F39]-VLOOKUP([.$A59];[.$B$2:.$C$20];2;0))/[.F39]" office:value-type="percentage" office:value="0.0537517053206003" calcext:value-type="percentage">
            <text:p>5.38%</text:p>
          </table:table-cell>
          <table:table-cell table:style-name="ce2" table:formula="of:=([.G39]-VLOOKUP([.$A59];[.$B$2:.$C$20];2;0))/[.G39]" office:value-type="percentage" office:value="0.0550408719346049" calcext:value-type="percentage">
            <text:p>5.50%</text:p>
          </table:table-cell>
          <table:table-cell table:style-name="ce2" table:formula="of:=([.H39]-VLOOKUP([.$A59];[.$B$2:.$C$20];2;0))/[.H39]" office:value-type="percentage" office:value="0.0285714285714286" calcext:value-type="percentage">
            <text:p>2.86%</text:p>
          </table:table-cell>
          <table:table-cell table:style-name="ce2" table:formula="of:=([.I39]-VLOOKUP([.$A59];[.$B$2:.$C$20];2;0))/[.I39]" office:value-type="percentage" office:value="0.040132853584279" calcext:value-type="percentage">
            <text:p>4.01%</text:p>
          </table:table-cell>
          <table:table-cell table:style-name="ce2" table:formula="of:=([.J39]-VLOOKUP([.$A59];[.$B$2:.$C$20];2;0))/[.J39]" office:value-type="percentage" office:value="0.0551695954229669" calcext:value-type="percentage">
            <text:p>5.52%</text:p>
          </table:table-cell>
          <table:table-cell table:style-name="ce2" table:formula="of:=([.K39]-VLOOKUP([.$A59];[.$B$2:.$C$20];2;0))/[.K39]" office:value-type="percentage" office:value="0.100739012057565" calcext:value-type="percentage">
            <text:p>10.07%</text:p>
          </table:table-cell>
          <table:table-cell table:style-name="ce2" table:formula="of:=([.L39]-VLOOKUP([.$A59];[.$B$2:.$C$20];2;0))/[.L39]" office:value-type="string" office:string-value="" calcext:value-type="error">
            <text:p>#DIV/0!</text:p>
          </table:table-cell>
          <table:table-cell table:style-name="ce2" table:formula="of:=([.M39]-VLOOKUP([.$A59];[.$B$2:.$C$20];2;0))/[.M39]" office:value-type="percentage" office:value="0.0696177062374246" calcext:value-type="percentage">
            <text:p>6.96%</text:p>
          </table:table-cell>
          <table:table-cell table:style-name="ce2" table:formula="of:=([.N39]-VLOOKUP([.$A59];[.$B$2:.$C$20];2;0))/[.N39]" office:value-type="percentage" office:value="0.0664872139973082" calcext:value-type="percentage">
            <text:p>6.65%</text:p>
          </table:table-cell>
          <table:table-cell table:style-name="ce2" table:formula="of:=([.O39]-VLOOKUP([.$A59];[.$B$2:.$C$20];2;0))/[.O39]" office:value-type="percentage" office:value="0.0514223194748359" calcext:value-type="percentage">
            <text:p>5.14%</text:p>
          </table:table-cell>
          <table:table-cell table:style-name="ce2" table:formula="of:=([.P39]-VLOOKUP([.$A59];[.$B$2:.$C$20];2;0))/[.P39]" office:value-type="percentage" office:value="0.0645987862440998" calcext:value-type="percentage">
            <text:p>6.46%</text:p>
          </table:table-cell>
          <table:table-cell table:style-name="ce2" table:formula="of:=([.Q39]-VLOOKUP([.$A59];[.$B$2:.$C$20];2;0))/[.Q39]" office:value-type="percentage" office:value="0.0527178366566512" calcext:value-type="percentage">
            <text:p>5.27%</text:p>
          </table:table-cell>
          <table:table-cell table:style-name="ce2" table:formula="of:=([.R39]-VLOOKUP([.$A59];[.$B$2:.$C$20];2;0))/[.R39]" office:value-type="percentage" office:value="0.0072992700729927" calcext:value-type="percentage">
            <text:p>0.73%</text:p>
          </table:table-cell>
          <table:table-cell table:style-name="ce2" table:formula="of:=([.S39]-VLOOKUP([.$A59];[.$B$2:.$C$20];2;0))/[.S39]" office:value-type="percentage" office:value="0.0261162594776748" calcext:value-type="percentage">
            <text:p>2.61%</text:p>
          </table:table-cell>
          <table:table-cell table:style-name="ce2" table:formula="of:=([.T39]-VLOOKUP([.$A59];[.$B$2:.$C$20];2;0))/[.T39]" office:value-type="percentage" office:value="0.0961688819390148" calcext:value-type="percentage">
            <text:p>9.62%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2" table:formula="of:=([.B40]-VLOOKUP([.$A60];[.$B$2:.$C$20];2;0))/[.B40]" office:value-type="percentage" office:value="0.23508590811887" calcext:value-type="percentage">
            <text:p>23.51%</text:p>
          </table:table-cell>
          <table:table-cell table:style-name="ce2" table:formula="of:=([.C40]-VLOOKUP([.$A60];[.$B$2:.$C$20];2;0))/[.C40]" office:value-type="percentage" office:value="0.00546500479386385" calcext:value-type="percentage">
            <text:p>0.55%</text:p>
          </table:table-cell>
          <table:table-cell table:formula="of:=([.D40]-VLOOKUP([.$A60];[.$B$2:.$C$20];2;0))/[.D40]" office:value-type="percentage" office:value="0.173663666055923" calcext:value-type="percentage">
            <text:p>17.37%</text:p>
          </table:table-cell>
          <table:table-cell table:formula="of:=([.E40]-VLOOKUP([.$A60];[.$B$2:.$C$20];2;0))/[.E40]" office:value-type="percentage" office:value="0.0310135450723961" calcext:value-type="percentage">
            <text:p>3.10%</text:p>
          </table:table-cell>
          <table:table-cell table:formula="of:=([.F40]-VLOOKUP([.$A60];[.$B$2:.$C$20];2;0))/[.F40]" office:value-type="percentage" office:value="0.0295631022546543" calcext:value-type="percentage">
            <text:p>2.96%</text:p>
          </table:table-cell>
          <table:table-cell table:style-name="ce2" table:formula="of:=([.G40]-VLOOKUP([.$A60];[.$B$2:.$C$20];2;0))/[.G40]" office:value-type="percentage" office:value="0.0464239749954036" calcext:value-type="percentage">
            <text:p>4.64%</text:p>
          </table:table-cell>
          <table:table-cell table:style-name="ce2" table:formula="of:=([.H40]-VLOOKUP([.$A60];[.$B$2:.$C$20];2;0))/[.H40]" office:value-type="percentage" office:value="0.0265578078078078" calcext:value-type="percentage">
            <text:p>2.66%</text:p>
          </table:table-cell>
          <table:table-cell table:style-name="ce2" table:formula="of:=([.I40]-VLOOKUP([.$A60];[.$B$2:.$C$20];2;0))/[.I40]" office:value-type="percentage" office:value="0.0387359836901121" calcext:value-type="percentage">
            <text:p>3.87%</text:p>
          </table:table-cell>
          <table:table-cell table:style-name="ce2" table:formula="of:=([.J40]-VLOOKUP([.$A60];[.$B$2:.$C$20];2;0))/[.J40]" office:value-type="percentage" office:value="0.0486977256052825" calcext:value-type="percentage">
            <text:p>4.87%</text:p>
          </table:table-cell>
          <table:table-cell table:style-name="ce2" table:formula="of:=([.K40]-VLOOKUP([.$A60];[.$B$2:.$C$20];2;0))/[.K40]" office:value-type="percentage" office:value="0.0747480153420747" calcext:value-type="percentage">
            <text:p>7.47%</text:p>
          </table:table-cell>
          <table:table-cell table:style-name="ce2" table:formula="of:=([.L40]-VLOOKUP([.$A60];[.$B$2:.$C$20];2;0))/[.L40]" office:value-type="percentage" office:value="0.0645684912976824" calcext:value-type="percentage">
            <text:p>6.46%</text:p>
          </table:table-cell>
          <table:table-cell table:style-name="ce2" table:formula="of:=([.M40]-VLOOKUP([.$A60];[.$B$2:.$C$20];2;0))/[.M40]" office:value-type="string" office:string-value="" calcext:value-type="error">
            <text:p>#DIV/0!</text:p>
          </table:table-cell>
          <table:table-cell table:style-name="ce2" table:formula="of:=([.N40]-VLOOKUP([.$A60];[.$B$2:.$C$20];2;0))/[.N40]" office:value-type="percentage" office:value="0.0587114337568058" calcext:value-type="percentage">
            <text:p>5.87%</text:p>
          </table:table-cell>
          <table:table-cell table:style-name="ce2" table:formula="of:=([.O40]-VLOOKUP([.$A60];[.$B$2:.$C$20];2;0))/[.O40]" office:value-type="percentage" office:value="0.0409578402366864" calcext:value-type="percentage">
            <text:p>4.10%</text:p>
          </table:table-cell>
          <table:table-cell table:style-name="ce2" table:formula="of:=([.P40]-VLOOKUP([.$A60];[.$B$2:.$C$20];2;0))/[.P40]" office:value-type="percentage" office:value="0.0585405699764022" calcext:value-type="percentage">
            <text:p>5.85%</text:p>
          </table:table-cell>
          <table:table-cell table:style-name="ce2" table:formula="of:=([.Q40]-VLOOKUP([.$A60];[.$B$2:.$C$20];2;0))/[.Q40]" office:value-type="percentage" office:value="0.0402479644707624" calcext:value-type="percentage">
            <text:p>4.02%</text:p>
          </table:table-cell>
          <table:table-cell table:style-name="ce2" table:formula="of:=([.R40]-VLOOKUP([.$A60];[.$B$2:.$C$20];2;0))/[.R40]" office:value-type="percentage" office:value="0.0588822355289421" calcext:value-type="percentage">
            <text:p>5.89%</text:p>
          </table:table-cell>
          <table:table-cell table:style-name="ce2" table:formula="of:=([.S40]-VLOOKUP([.$A60];[.$B$2:.$C$20];2;0))/[.S40]" office:value-type="percentage" office:value="0.02555190230155" calcext:value-type="percentage">
            <text:p>2.56%</text:p>
          </table:table-cell>
          <table:table-cell table:style-name="ce2" table:formula="of:=([.T40]-VLOOKUP([.$A60];[.$B$2:.$C$20];2;0))/[.T40]" office:value-type="percentage" office:value="0.0620309250384302" calcext:value-type="percentage">
            <text:p>6.20%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2" table:formula="of:=([.B41]-VLOOKUP([.$A61];[.$B$2:.$C$20];2;0))/[.B41]" office:value-type="percentage" office:value="0.400985142765608" calcext:value-type="percentage">
            <text:p>40.10%</text:p>
          </table:table-cell>
          <table:table-cell table:style-name="ce2" table:formula="of:=([.C41]-VLOOKUP([.$A61];[.$B$2:.$C$20];2;0))/[.C41]" office:value-type="percentage" office:value="-0.019701411139137" calcext:value-type="percentage">
            <text:p>-1.97%</text:p>
          </table:table-cell>
          <table:table-cell table:formula="of:=([.D41]-VLOOKUP([.$A61];[.$B$2:.$C$20];2;0))/[.D41]" office:value-type="percentage" office:value="0.341086295757896" calcext:value-type="percentage">
            <text:p>34.11%</text:p>
          </table:table-cell>
          <table:table-cell table:formula="of:=([.E41]-VLOOKUP([.$A61];[.$B$2:.$C$20];2;0))/[.E41]" office:value-type="percentage" office:value="0.0574075241035982" calcext:value-type="percentage">
            <text:p>5.74%</text:p>
          </table:table-cell>
          <table:table-cell table:formula="of:=([.F41]-VLOOKUP([.$A61];[.$B$2:.$C$20];2;0))/[.F41]" office:value-type="percentage" office:value="0.0481099656357388" calcext:value-type="percentage">
            <text:p>4.81%</text:p>
          </table:table-cell>
          <table:table-cell table:style-name="ce2" table:formula="of:=([.G41]-VLOOKUP([.$A61];[.$B$2:.$C$20];2;0))/[.G41]" office:value-type="percentage" office:value="0.0508883248730965" calcext:value-type="percentage">
            <text:p>5.09%</text:p>
          </table:table-cell>
          <table:table-cell table:style-name="ce2" table:formula="of:=([.H41]-VLOOKUP([.$A61];[.$B$2:.$C$20];2;0))/[.H41]" office:value-type="percentage" office:value="0.0425654483773923" calcext:value-type="percentage">
            <text:p>4.26%</text:p>
          </table:table-cell>
          <table:table-cell table:style-name="ce2" table:formula="of:=([.I41]-VLOOKUP([.$A61];[.$B$2:.$C$20];2;0))/[.I41]" office:value-type="percentage" office:value="0.0359628770301624" calcext:value-type="percentage">
            <text:p>3.60%</text:p>
          </table:table-cell>
          <table:table-cell table:style-name="ce2" table:formula="of:=([.J41]-VLOOKUP([.$A61];[.$B$2:.$C$20];2;0))/[.J41]" office:value-type="percentage" office:value="0.0417680973734785" calcext:value-type="percentage">
            <text:p>4.18%</text:p>
          </table:table-cell>
          <table:table-cell table:style-name="ce2" table:formula="of:=([.K41]-VLOOKUP([.$A61];[.$B$2:.$C$20];2;0))/[.K41]" office:value-type="percentage" office:value="0.103129871687253" calcext:value-type="percentage">
            <text:p>10.31%</text:p>
          </table:table-cell>
          <table:table-cell table:style-name="ce2" table:formula="of:=([.L41]-VLOOKUP([.$A61];[.$B$2:.$C$20];2;0))/[.L41]" office:value-type="percentage" office:value="0.0865343511450382" calcext:value-type="percentage">
            <text:p>8.65%</text:p>
          </table:table-cell>
          <table:table-cell table:style-name="ce2" table:formula="of:=([.M41]-VLOOKUP([.$A61];[.$B$2:.$C$20];2;0))/[.M41]" office:value-type="percentage" office:value="0.0709893795416434" calcext:value-type="percentage">
            <text:p>7.10%</text:p>
          </table:table-cell>
          <table:table-cell table:style-name="ce2" table:formula="of:=([.N41]-VLOOKUP([.$A61];[.$B$2:.$C$20];2;0))/[.N41]" office:value-type="percentage" office:value="0.0723145621433887" calcext:value-type="percentage">
            <text:p>7.23%</text:p>
          </table:table-cell>
          <table:table-cell table:style-name="ce2" table:formula="of:=([.O41]-VLOOKUP([.$A61];[.$B$2:.$C$20];2;0))/[.O41]" office:value-type="percentage" office:value="0.0669910179640719" calcext:value-type="percentage">
            <text:p>6.70%</text:p>
          </table:table-cell>
          <table:table-cell table:style-name="ce2" table:formula="of:=([.P41]-VLOOKUP([.$A61];[.$B$2:.$C$20];2;0))/[.P41]" office:value-type="percentage" office:value="0.0639549436795995" calcext:value-type="percentage">
            <text:p>6.40%</text:p>
          </table:table-cell>
          <table:table-cell table:style-name="ce2" table:formula="of:=([.Q41]-VLOOKUP([.$A61];[.$B$2:.$C$20];2;0))/[.Q41]" office:value-type="percentage" office:value="0.0593044462612414" calcext:value-type="percentage">
            <text:p>5.93%</text:p>
          </table:table-cell>
          <table:table-cell table:style-name="ce2" table:formula="of:=([.R41]-VLOOKUP([.$A61];[.$B$2:.$C$20];2;0))/[.R41]" office:value-type="percentage" office:value="0.022672329304149" calcext:value-type="percentage">
            <text:p>2.27%</text:p>
          </table:table-cell>
          <table:table-cell table:style-name="ce2" table:formula="of:=([.S41]-VLOOKUP([.$A61];[.$B$2:.$C$20];2;0))/[.S41]" office:value-type="percentage" office:value="0.0139099479201002" calcext:value-type="percentage">
            <text:p>1.39%</text:p>
          </table:table-cell>
          <table:table-cell table:style-name="ce2" table:formula="of:=([.T41]-VLOOKUP([.$A61];[.$B$2:.$C$20];2;0))/[.T41]" office:value-type="percentage" office:value="0.0746674914939685" calcext:value-type="percentage">
            <text:p>7.47%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2" table:formula="of:=([.B42]-VLOOKUP([.$A62];[.$B$2:.$C$20];2;0))/[.B42]" office:value-type="percentage" office:value="0.528973295307234" calcext:value-type="percentage">
            <text:p>52.90%</text:p>
          </table:table-cell>
          <table:table-cell table:style-name="ce2" table:formula="of:=([.C42]-VLOOKUP([.$A62];[.$B$2:.$C$20];2;0))/[.C42]" office:value-type="percentage" office:value="-0.00734682561685611" calcext:value-type="percentage">
            <text:p>-0.73%</text:p>
          </table:table-cell>
          <table:table-cell table:formula="of:=([.D42]-VLOOKUP([.$A62];[.$B$2:.$C$20];2;0))/[.D42]" office:value-type="percentage" office:value="0.508588044360292" calcext:value-type="percentage">
            <text:p>50.86%</text:p>
          </table:table-cell>
          <table:table-cell table:formula="of:=([.E42]-VLOOKUP([.$A62];[.$B$2:.$C$20];2;0))/[.E42]" office:value-type="percentage" office:value="0.0383113875471448" calcext:value-type="percentage">
            <text:p>3.83%</text:p>
          </table:table-cell>
          <table:table-cell table:formula="of:=([.F42]-VLOOKUP([.$A62];[.$B$2:.$C$20];2;0))/[.F42]" office:value-type="percentage" office:value="0.0415457662885782" calcext:value-type="percentage">
            <text:p>4.15%</text:p>
          </table:table-cell>
          <table:table-cell table:style-name="ce2" table:formula="of:=([.G42]-VLOOKUP([.$A62];[.$B$2:.$C$20];2;0))/[.G42]" office:value-type="percentage" office:value="0.0444444444444444" calcext:value-type="percentage">
            <text:p>4.44%</text:p>
          </table:table-cell>
          <table:table-cell table:style-name="ce2" table:formula="of:=([.H42]-VLOOKUP([.$A62];[.$B$2:.$C$20];2;0))/[.H42]" office:value-type="percentage" office:value="0.0617172369270497" calcext:value-type="percentage">
            <text:p>6.17%</text:p>
          </table:table-cell>
          <table:table-cell table:style-name="ce2" table:formula="of:=([.I42]-VLOOKUP([.$A62];[.$B$2:.$C$20];2;0))/[.I42]" office:value-type="percentage" office:value="0.0360790555776628" calcext:value-type="percentage">
            <text:p>3.61%</text:p>
          </table:table-cell>
          <table:table-cell table:style-name="ce2" table:formula="of:=([.J42]-VLOOKUP([.$A62];[.$B$2:.$C$20];2;0))/[.J42]" office:value-type="percentage" office:value="0.0433752385967222" calcext:value-type="percentage">
            <text:p>4.34%</text:p>
          </table:table-cell>
          <table:table-cell table:style-name="ce2" table:formula="of:=([.K42]-VLOOKUP([.$A62];[.$B$2:.$C$20];2;0))/[.K42]" office:value-type="percentage" office:value="0.125090296171442" calcext:value-type="percentage">
            <text:p>12.51%</text:p>
          </table:table-cell>
          <table:table-cell table:style-name="ce2" table:formula="of:=([.L42]-VLOOKUP([.$A62];[.$B$2:.$C$20];2;0))/[.L42]" office:value-type="percentage" office:value="0.115183246073298" calcext:value-type="percentage">
            <text:p>11.52%</text:p>
          </table:table-cell>
          <table:table-cell table:style-name="ce2" table:formula="of:=([.M42]-VLOOKUP([.$A62];[.$B$2:.$C$20];2;0))/[.M42]" office:value-type="percentage" office:value="0.080126582278481" calcext:value-type="percentage">
            <text:p>8.01%</text:p>
          </table:table-cell>
          <table:table-cell table:style-name="ce2" table:formula="of:=([.N42]-VLOOKUP([.$A62];[.$B$2:.$C$20];2;0))/[.N42]" office:value-type="percentage" office:value="0.134159418563088" calcext:value-type="percentage">
            <text:p>13.42%</text:p>
          </table:table-cell>
          <table:table-cell table:style-name="ce2" table:formula="of:=([.O42]-VLOOKUP([.$A62];[.$B$2:.$C$20];2;0))/[.O42]" office:value-type="percentage" office:value="0.124352331606218" calcext:value-type="percentage">
            <text:p>12.44%</text:p>
          </table:table-cell>
          <table:table-cell table:style-name="ce2" table:formula="of:=([.P42]-VLOOKUP([.$A62];[.$B$2:.$C$20];2;0))/[.P42]" office:value-type="percentage" office:value="0.073204948348425" calcext:value-type="percentage">
            <text:p>7.32%</text:p>
          </table:table-cell>
          <table:table-cell table:style-name="ce2" table:formula="of:=([.Q42]-VLOOKUP([.$A62];[.$B$2:.$C$20];2;0))/[.Q42]" office:value-type="percentage" office:value="0.0954692556634304" calcext:value-type="percentage">
            <text:p>9.55%</text:p>
          </table:table-cell>
          <table:table-cell table:style-name="ce2" table:formula="of:=([.R42]-VLOOKUP([.$A62];[.$B$2:.$C$20];2;0))/[.R42]" office:value-type="percentage" office:value="0.0226615560486854" calcext:value-type="percentage">
            <text:p>2.27%</text:p>
          </table:table-cell>
          <table:table-cell table:style-name="ce2" table:formula="of:=([.S42]-VLOOKUP([.$A62];[.$B$2:.$C$20];2;0))/[.S42]" office:value-type="percentage" office:value="0.0197612463748567" calcext:value-type="percentage">
            <text:p>1.98%</text:p>
          </table:table-cell>
          <table:table-cell table:style-name="ce2" table:formula="of:=([.T42]-VLOOKUP([.$A62];[.$B$2:.$C$20];2;0))/[.T42]" office:value-type="percentage" office:value="0.104277086158018" calcext:value-type="percentage">
            <text:p>10.43%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2" table:formula="of:=([.B43]-VLOOKUP([.$A63];[.$B$2:.$C$20];2;0))/[.B43]" office:value-type="percentage" office:value="0.161837611545665" calcext:value-type="percentage">
            <text:p>16.18%</text:p>
          </table:table-cell>
          <table:table-cell table:style-name="ce2" table:formula="of:=([.C43]-VLOOKUP([.$A63];[.$B$2:.$C$20];2;0))/[.C43]" office:value-type="percentage" office:value="-0.0112986840356241" calcext:value-type="percentage">
            <text:p>-1.13%</text:p>
          </table:table-cell>
          <table:table-cell table:formula="of:=([.D43]-VLOOKUP([.$A63];[.$B$2:.$C$20];2;0))/[.D43]" office:value-type="percentage" office:value="0.107042253521127" calcext:value-type="percentage">
            <text:p>10.70%</text:p>
          </table:table-cell>
          <table:table-cell table:formula="of:=([.E43]-VLOOKUP([.$A63];[.$B$2:.$C$20];2;0))/[.E43]" office:value-type="percentage" office:value="0.0408472012102874" calcext:value-type="percentage">
            <text:p>4.08%</text:p>
          </table:table-cell>
          <table:table-cell table:formula="of:=([.F43]-VLOOKUP([.$A63];[.$B$2:.$C$20];2;0))/[.F43]" office:value-type="percentage" office:value="0.0364741641337386" calcext:value-type="percentage">
            <text:p>3.65%</text:p>
          </table:table-cell>
          <table:table-cell table:style-name="ce2" table:formula="of:=([.G43]-VLOOKUP([.$A63];[.$B$2:.$C$20];2;0))/[.G43]" office:value-type="percentage" office:value="0.0337820675641351" calcext:value-type="percentage">
            <text:p>3.38%</text:p>
          </table:table-cell>
          <table:table-cell table:style-name="ce2" table:formula="of:=([.H43]-VLOOKUP([.$A63];[.$B$2:.$C$20];2;0))/[.H43]" office:value-type="percentage" office:value="0.0372057706909643" calcext:value-type="percentage">
            <text:p>3.72%</text:p>
          </table:table-cell>
          <table:table-cell table:style-name="ce2" table:formula="of:=([.I43]-VLOOKUP([.$A63];[.$B$2:.$C$20];2;0))/[.I43]" office:value-type="percentage" office:value="0.0420548980105767" calcext:value-type="percentage">
            <text:p>4.21%</text:p>
          </table:table-cell>
          <table:table-cell table:style-name="ce2" table:formula="of:=([.J43]-VLOOKUP([.$A63];[.$B$2:.$C$20];2;0))/[.J43]" office:value-type="percentage" office:value="0.0374493927125506" calcext:value-type="percentage">
            <text:p>3.74%</text:p>
          </table:table-cell>
          <table:table-cell table:style-name="ce2" table:formula="of:=([.K43]-VLOOKUP([.$A63];[.$B$2:.$C$20];2;0))/[.K43]" office:value-type="percentage" office:value="0.0513715710723192" calcext:value-type="percentage">
            <text:p>5.14%</text:p>
          </table:table-cell>
          <table:table-cell table:style-name="ce2" table:formula="of:=([.L43]-VLOOKUP([.$A63];[.$B$2:.$C$20];2;0))/[.L43]" office:value-type="percentage" office:value="0.0472135253600501" calcext:value-type="percentage">
            <text:p>4.72%</text:p>
          </table:table-cell>
          <table:table-cell table:style-name="ce2" table:formula="of:=([.M43]-VLOOKUP([.$A63];[.$B$2:.$C$20];2;0))/[.M43]" office:value-type="percentage" office:value="0.0510165897467881" calcext:value-type="percentage">
            <text:p>5.10%</text:p>
          </table:table-cell>
          <table:table-cell table:style-name="ce2" table:formula="of:=([.N43]-VLOOKUP([.$A63];[.$B$2:.$C$20];2;0))/[.N43]" office:value-type="percentage" office:value="0.0500686727431639" calcext:value-type="percentage">
            <text:p>5.01%</text:p>
          </table:table-cell>
          <table:table-cell table:style-name="ce2" table:formula="of:=([.O43]-VLOOKUP([.$A63];[.$B$2:.$C$20];2;0))/[.O43]" office:value-type="percentage" office:value="0.044341163170456" calcext:value-type="percentage">
            <text:p>4.43%</text:p>
          </table:table-cell>
          <table:table-cell table:style-name="ce2" table:formula="of:=([.P43]-VLOOKUP([.$A63];[.$B$2:.$C$20];2;0))/[.P43]" office:value-type="string" office:string-value="" calcext:value-type="error">
            <text:p>#DIV/0!</text:p>
          </table:table-cell>
          <table:table-cell table:style-name="ce2" table:formula="of:=([.Q43]-VLOOKUP([.$A63];[.$B$2:.$C$20];2;0))/[.Q43]" office:value-type="percentage" office:value="0.0390299355816597" calcext:value-type="percentage">
            <text:p>3.90%</text:p>
          </table:table-cell>
          <table:table-cell table:style-name="ce2" table:formula="of:=([.R43]-VLOOKUP([.$A63];[.$B$2:.$C$20];2;0))/[.R43]" office:value-type="percentage" office:value="0.0456598093326643" calcext:value-type="percentage">
            <text:p>4.57%</text:p>
          </table:table-cell>
          <table:table-cell table:style-name="ce2" table:formula="of:=([.S43]-VLOOKUP([.$A63];[.$B$2:.$C$20];2;0))/[.S43]" office:value-type="percentage" office:value="0.0207233878234007" calcext:value-type="percentage">
            <text:p>2.07%</text:p>
          </table:table-cell>
          <table:table-cell table:style-name="ce2" table:formula="of:=([.T43]-VLOOKUP([.$A63];[.$B$2:.$C$20];2;0))/[.T43]" office:value-type="percentage" office:value="0.0348851959913738" calcext:value-type="percentage">
            <text:p>3.49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2" table:formula="of:=([.B44]-VLOOKUP([.$A64];[.$B$2:.$C$20];2;0))/[.B44]" office:value-type="percentage" office:value="0.493139571796409" calcext:value-type="percentage">
            <text:p>49.31%</text:p>
          </table:table-cell>
          <table:table-cell table:style-name="ce2" table:formula="of:=([.C44]-VLOOKUP([.$A64];[.$B$2:.$C$20];2;0))/[.C44]" office:value-type="percentage" office:value="-0.047757929274517" calcext:value-type="percentage">
            <text:p>-4.78%</text:p>
          </table:table-cell>
          <table:table-cell table:formula="of:=([.D44]-VLOOKUP([.$A64];[.$B$2:.$C$20];2;0))/[.D44]" office:value-type="percentage" office:value="0.459042312904683" calcext:value-type="percentage">
            <text:p>45.90%</text:p>
          </table:table-cell>
          <table:table-cell table:formula="of:=([.E44]-VLOOKUP([.$A64];[.$B$2:.$C$20];2;0))/[.E44]" office:value-type="percentage" office:value="0.0365403955749246" calcext:value-type="percentage">
            <text:p>3.65%</text:p>
          </table:table-cell>
          <table:table-cell table:formula="of:=([.F44]-VLOOKUP([.$A64];[.$B$2:.$C$20];2;0))/[.F44]" office:value-type="percentage" office:value="-0.0367965367965368" calcext:value-type="percentage">
            <text:p>-3.68%</text:p>
          </table:table-cell>
          <table:table-cell table:style-name="ce2" table:formula="of:=([.G44]-VLOOKUP([.$A64];[.$B$2:.$C$20];2;0))/[.G44]" office:value-type="percentage" office:value="-0.0344827586206897" calcext:value-type="percentage">
            <text:p>-3.45%</text:p>
          </table:table-cell>
          <table:table-cell table:style-name="ce2" table:formula="of:=([.H44]-VLOOKUP([.$A64];[.$B$2:.$C$20];2;0))/[.H44]" office:value-type="percentage" office:value="-0.0389704287470176" calcext:value-type="percentage">
            <text:p>-3.90%</text:p>
          </table:table-cell>
          <table:table-cell table:style-name="ce2" table:formula="of:=([.I44]-VLOOKUP([.$A64];[.$B$2:.$C$20];2;0))/[.I44]" office:value-type="percentage" office:value="-0.0388202125352418" calcext:value-type="percentage">
            <text:p>-3.88%</text:p>
          </table:table-cell>
          <table:table-cell table:style-name="ce2" table:formula="of:=([.J44]-VLOOKUP([.$A64];[.$B$2:.$C$20];2;0))/[.J44]" office:value-type="percentage" office:value="-0.0329212190914319" calcext:value-type="percentage">
            <text:p>-3.29%</text:p>
          </table:table-cell>
          <table:table-cell table:style-name="ce2" table:formula="of:=([.K44]-VLOOKUP([.$A64];[.$B$2:.$C$20];2;0))/[.K44]" office:value-type="percentage" office:value="0.0470190330923801" calcext:value-type="percentage">
            <text:p>4.70%</text:p>
          </table:table-cell>
          <table:table-cell table:style-name="ce2" table:formula="of:=([.L44]-VLOOKUP([.$A64];[.$B$2:.$C$20];2;0))/[.L44]" office:value-type="percentage" office:value="0.0417444651907175" calcext:value-type="percentage">
            <text:p>4.17%</text:p>
          </table:table-cell>
          <table:table-cell table:style-name="ce2" table:formula="of:=([.M44]-VLOOKUP([.$A64];[.$B$2:.$C$20];2;0))/[.M44]" office:value-type="percentage" office:value="-0.00398239362817019" calcext:value-type="percentage">
            <text:p>-0.40%</text:p>
          </table:table-cell>
          <table:table-cell table:style-name="ce2" table:formula="of:=([.N44]-VLOOKUP([.$A64];[.$B$2:.$C$20];2;0))/[.N44]" office:value-type="percentage" office:value="0.0365403955749246" calcext:value-type="percentage">
            <text:p>3.65%</text:p>
          </table:table-cell>
          <table:table-cell table:style-name="ce2" table:formula="of:=([.O44]-VLOOKUP([.$A64];[.$B$2:.$C$20];2;0))/[.O44]" office:value-type="percentage" office:value="0.0147411724374357" calcext:value-type="percentage">
            <text:p>1.47%</text:p>
          </table:table-cell>
          <table:table-cell table:style-name="ce2" table:formula="of:=([.P44]-VLOOKUP([.$A64];[.$B$2:.$C$20];2;0))/[.P44]" office:value-type="percentage" office:value="-0.00827953971372439" calcext:value-type="percentage">
            <text:p>-0.83%</text:p>
          </table:table-cell>
          <table:table-cell table:style-name="ce2" table:formula="of:=([.Q44]-VLOOKUP([.$A64];[.$B$2:.$C$20];2;0))/[.Q44]" office:value-type="percentage" office:value="0.0334297437277191" calcext:value-type="percentage">
            <text:p>3.34%</text:p>
          </table:table-cell>
          <table:table-cell table:style-name="ce2" table:formula="of:=([.R44]-VLOOKUP([.$A64];[.$B$2:.$C$20];2;0))/[.R44]" office:value-type="percentage" office:value="-0.0497479728248959" calcext:value-type="percentage">
            <text:p>-4.97%</text:p>
          </table:table-cell>
          <table:table-cell table:style-name="ce2" table:formula="of:=([.S44]-VLOOKUP([.$A64];[.$B$2:.$C$20];2;0))/[.S44]" office:value-type="percentage" office:value="-0.0629484429321695" calcext:value-type="percentage">
            <text:p>-6.29%</text:p>
          </table:table-cell>
          <table:table-cell table:style-name="ce2" table:formula="of:=([.T44]-VLOOKUP([.$A64];[.$B$2:.$C$20];2;0))/[.T44]" office:value-type="percentage" office:value="0.0282661617527725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2" table:formula="of:=([.B45]-VLOOKUP([.$A65];[.$B$2:.$C$20];2;0))/[.B45]" office:value-type="percentage" office:value="0.270466070997344" calcext:value-type="percentage">
            <text:p>27.05%</text:p>
          </table:table-cell>
          <table:table-cell table:style-name="ce2" table:formula="of:=([.C45]-VLOOKUP([.$A65];[.$B$2:.$C$20];2;0))/[.C45]" office:value-type="percentage" office:value="0.00853298326222514" calcext:value-type="percentage">
            <text:p>0.85%</text:p>
          </table:table-cell>
          <table:table-cell table:formula="of:=([.D45]-VLOOKUP([.$A65];[.$B$2:.$C$20];2;0))/[.D45]" office:value-type="percentage" office:value="0.190839694656489" calcext:value-type="percentage">
            <text:p>19.08%</text:p>
          </table:table-cell>
          <table:table-cell table:formula="of:=([.E45]-VLOOKUP([.$A65];[.$B$2:.$C$20];2;0))/[.E45]" office:value-type="percentage" office:value="0.0700323226104356" calcext:value-type="percentage">
            <text:p>7.00%</text:p>
          </table:table-cell>
          <table:table-cell table:formula="of:=([.F45]-VLOOKUP([.$A65];[.$B$2:.$C$20];2;0))/[.F45]" office:value-type="percentage" office:value="0.0704615384615385" calcext:value-type="percentage">
            <text:p>7.05%</text:p>
          </table:table-cell>
          <table:table-cell table:style-name="ce2" table:formula="of:=([.G45]-VLOOKUP([.$A65];[.$B$2:.$C$20];2;0))/[.G45]" office:value-type="percentage" office:value="0.0703185105400831" calcext:value-type="percentage">
            <text:p>7.03%</text:p>
          </table:table-cell>
          <table:table-cell table:style-name="ce2" table:formula="of:=([.H45]-VLOOKUP([.$A65];[.$B$2:.$C$20];2;0))/[.H45]" office:value-type="percentage" office:value="0.0498506054411071" calcext:value-type="percentage">
            <text:p>4.99%</text:p>
          </table:table-cell>
          <table:table-cell table:style-name="ce2" table:formula="of:=([.I45]-VLOOKUP([.$A65];[.$B$2:.$C$20];2;0))/[.I45]" office:value-type="percentage" office:value="0.0604882599906702" calcext:value-type="percentage">
            <text:p>6.05%</text:p>
          </table:table-cell>
          <table:table-cell table:style-name="ce2" table:formula="of:=([.J45]-VLOOKUP([.$A65];[.$B$2:.$C$20];2;0))/[.J45]" office:value-type="percentage" office:value="0.0674486803519062" calcext:value-type="percentage">
            <text:p>6.74%</text:p>
          </table:table-cell>
          <table:table-cell table:style-name="ce2" table:formula="of:=([.K45]-VLOOKUP([.$A65];[.$B$2:.$C$20];2;0))/[.K45]" office:value-type="percentage" office:value="0.0908817333734577" calcext:value-type="percentage">
            <text:p>9.09%</text:p>
          </table:table-cell>
          <table:table-cell table:style-name="ce2" table:formula="of:=([.L45]-VLOOKUP([.$A65];[.$B$2:.$C$20];2;0))/[.L45]" office:value-type="percentage" office:value="0.0846841387668535" calcext:value-type="percentage">
            <text:p>8.47%</text:p>
          </table:table-cell>
          <table:table-cell table:style-name="ce2" table:formula="of:=([.M45]-VLOOKUP([.$A65];[.$B$2:.$C$20];2;0))/[.M45]" office:value-type="percentage" office:value="0.0863450778769091" calcext:value-type="percentage">
            <text:p>8.63%</text:p>
          </table:table-cell>
          <table:table-cell table:style-name="ce2" table:formula="of:=([.N45]-VLOOKUP([.$A65];[.$B$2:.$C$20];2;0))/[.N45]" office:value-type="percentage" office:value="0.0896489377730903" calcext:value-type="percentage">
            <text:p>8.96%</text:p>
          </table:table-cell>
          <table:table-cell table:style-name="ce2" table:formula="of:=([.O45]-VLOOKUP([.$A65];[.$B$2:.$C$20];2;0))/[.O45]" office:value-type="percentage" office:value="0.0677364604227743" calcext:value-type="percentage">
            <text:p>6.77%</text:p>
          </table:table-cell>
          <table:table-cell table:style-name="ce2" table:formula="of:=([.P45]-VLOOKUP([.$A65];[.$B$2:.$C$20];2;0))/[.P45]" office:value-type="percentage" office:value="0.0802253006545898" calcext:value-type="percentage">
            <text:p>8.02%</text:p>
          </table:table-cell>
          <table:table-cell table:style-name="ce2" table:formula="of:=([.Q45]-VLOOKUP([.$A65];[.$B$2:.$C$20];2;0))/[.Q45]" office:value-type="percentage" office:value="0.0690292758089368" calcext:value-type="percentage">
            <text:p>6.90%</text:p>
          </table:table-cell>
          <table:table-cell table:style-name="ce2" table:formula="of:=([.R45]-VLOOKUP([.$A65];[.$B$2:.$C$20];2;0))/[.R45]" office:value-type="percentage" office:value="0.0254838709677419" calcext:value-type="percentage">
            <text:p>2.55%</text:p>
          </table:table-cell>
          <table:table-cell table:style-name="ce2" table:formula="of:=([.S45]-VLOOKUP([.$A65];[.$B$2:.$C$20];2;0))/[.S45]" office:value-type="percentage" office:value="0.0438360500079126" calcext:value-type="percentage">
            <text:p>4.38%</text:p>
          </table:table-cell>
          <table:table-cell table:style-name="ce2" table:formula="of:=([.T45]-VLOOKUP([.$A65];[.$B$2:.$C$20];2;0))/[.T45]" office:value-type="percentage" office:value="0.0571161048689139" calcext:value-type="percentage">
            <text:p>5.71%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2" table:formula="of:=([.B46]-VLOOKUP([.$A66];[.$B$2:.$C$20];2;0))/[.B46]" office:value-type="percentage" office:value="0.143781942078365" calcext:value-type="percentage">
            <text:p>14.38%</text:p>
          </table:table-cell>
          <table:table-cell table:style-name="ce2" table:formula="of:=([.C46]-VLOOKUP([.$A66];[.$B$2:.$C$20];2;0))/[.C46]" office:value-type="percentage" office:value="-0.0120821586790173" calcext:value-type="percentage">
            <text:p>-1.21%</text:p>
          </table:table-cell>
          <table:table-cell table:formula="of:=([.D46]-VLOOKUP([.$A66];[.$B$2:.$C$20];2;0))/[.D46]" office:value-type="percentage" office:value="0.127369956246962" calcext:value-type="percentage">
            <text:p>12.74%</text:p>
          </table:table-cell>
          <table:table-cell table:formula="of:=([.E46]-VLOOKUP([.$A66];[.$B$2:.$C$20];2;0))/[.E46]" office:value-type="percentage" office:value="0.036352481018483" calcext:value-type="percentage">
            <text:p>3.64%</text:p>
          </table:table-cell>
          <table:table-cell table:formula="of:=([.F46]-VLOOKUP([.$A66];[.$B$2:.$C$20];2;0))/[.F46]" office:value-type="percentage" office:value="0.0381229426624818" calcext:value-type="percentage">
            <text:p>3.81%</text:p>
          </table:table-cell>
          <table:table-cell table:style-name="ce2" table:formula="of:=([.G46]-VLOOKUP([.$A66];[.$B$2:.$C$20];2;0))/[.G46]" office:value-type="percentage" office:value="0.043031226199543" calcext:value-type="percentage">
            <text:p>4.30%</text:p>
          </table:table-cell>
          <table:table-cell table:style-name="ce2" table:formula="of:=([.H46]-VLOOKUP([.$A66];[.$B$2:.$C$20];2;0))/[.H46]" office:value-type="percentage" office:value="0.0339074273412271" calcext:value-type="percentage">
            <text:p>3.39%</text:p>
          </table:table-cell>
          <table:table-cell table:style-name="ce2" table:formula="of:=([.I46]-VLOOKUP([.$A66];[.$B$2:.$C$20];2;0))/[.I46]" office:value-type="percentage" office:value="0.042885435709933" calcext:value-type="percentage">
            <text:p>4.29%</text:p>
          </table:table-cell>
          <table:table-cell table:style-name="ce2" table:formula="of:=([.J46]-VLOOKUP([.$A66];[.$B$2:.$C$20];2;0))/[.J46]" office:value-type="percentage" office:value="0.044414023880143" calcext:value-type="percentage">
            <text:p>4.44%</text:p>
          </table:table-cell>
          <table:table-cell table:style-name="ce2" table:formula="of:=([.K46]-VLOOKUP([.$A66];[.$B$2:.$C$20];2;0))/[.K46]" office:value-type="percentage" office:value="0.0511968587178132" calcext:value-type="percentage">
            <text:p>5.12%</text:p>
          </table:table-cell>
          <table:table-cell table:style-name="ce2" table:formula="of:=([.L46]-VLOOKUP([.$A66];[.$B$2:.$C$20];2;0))/[.L46]" office:value-type="percentage" office:value="0.0556181886508831" calcext:value-type="percentage">
            <text:p>5.56%</text:p>
          </table:table-cell>
          <table:table-cell table:style-name="ce2" table:formula="of:=([.M46]-VLOOKUP([.$A66];[.$B$2:.$C$20];2;0))/[.M46]" office:value-type="percentage" office:value="0.0501927583339633" calcext:value-type="percentage">
            <text:p>5.02%</text:p>
          </table:table-cell>
          <table:table-cell table:style-name="ce2" table:formula="of:=([.N46]-VLOOKUP([.$A66];[.$B$2:.$C$20];2;0))/[.N46]" office:value-type="percentage" office:value="0.0552631578947368" calcext:value-type="percentage">
            <text:p>5.53%</text:p>
          </table:table-cell>
          <table:table-cell table:style-name="ce2" table:formula="of:=([.O46]-VLOOKUP([.$A66];[.$B$2:.$C$20];2;0))/[.O46]" office:value-type="percentage" office:value="0.044414023880143" calcext:value-type="percentage">
            <text:p>4.44%</text:p>
          </table:table-cell>
          <table:table-cell table:style-name="ce2" table:formula="of:=([.P46]-VLOOKUP([.$A66];[.$B$2:.$C$20];2;0))/[.P46]" office:value-type="percentage" office:value="0.0536978460611538" calcext:value-type="percentage">
            <text:p>5.37%</text:p>
          </table:table-cell>
          <table:table-cell table:style-name="ce2" table:formula="of:=([.Q46]-VLOOKUP([.$A66];[.$B$2:.$C$20];2;0))/[.Q46]" office:value-type="percentage" office:value="0.0419367136866184" calcext:value-type="percentage">
            <text:p>4.19%</text:p>
          </table:table-cell>
          <table:table-cell table:style-name="ce2" table:formula="of:=([.R46]-VLOOKUP([.$A66];[.$B$2:.$C$20];2;0))/[.R46]" office:value-type="percentage" office:value="0.0313752698119026" calcext:value-type="percentage">
            <text:p>3.14%</text:p>
          </table:table-cell>
          <table:table-cell table:style-name="ce2" table:formula="of:=([.S46]-VLOOKUP([.$A66];[.$B$2:.$C$20];2;0))/[.S46]" office:value-type="percentage" office:value="0.0186660418619181" calcext:value-type="percentage">
            <text:p>1.87%</text:p>
          </table:table-cell>
          <table:table-cell table:style-name="ce2" table:formula="of:=([.T46]-VLOOKUP([.$A66];[.$B$2:.$C$20];2;0))/[.T46]" office:value-type="percentage" office:value="0.0277777777777778" calcext:value-type="percentage">
            <text:p>2.78%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2" table:formula="of:=([.B47]-VLOOKUP([.$A67];[.$B$2:.$C$20];2;0))/[.B47]" office:value-type="percentage" office:value="0.341533055128487" calcext:value-type="percentage">
            <text:p>34.15%</text:p>
          </table:table-cell>
          <table:table-cell table:style-name="ce2" table:formula="of:=([.C47]-VLOOKUP([.$A67];[.$B$2:.$C$20];2;0))/[.C47]" office:value-type="percentage" office:value="-0.0152387402641382" calcext:value-type="percentage">
            <text:p>-1.52%</text:p>
          </table:table-cell>
          <table:table-cell table:formula="of:=([.D47]-VLOOKUP([.$A67];[.$B$2:.$C$20];2;0))/[.D47]" office:value-type="percentage" office:value="0.345557738485047" calcext:value-type="percentage">
            <text:p>34.56%</text:p>
          </table:table-cell>
          <table:table-cell table:formula="of:=([.E47]-VLOOKUP([.$A67];[.$B$2:.$C$20];2;0))/[.E47]" office:value-type="percentage" office:value="0.0581212692428527" calcext:value-type="percentage">
            <text:p>5.81%</text:p>
          </table:table-cell>
          <table:table-cell table:formula="of:=([.F47]-VLOOKUP([.$A67];[.$B$2:.$C$20];2;0))/[.F47]" office:value-type="percentage" office:value="0.0488578680203046" calcext:value-type="percentage">
            <text:p>4.89%</text:p>
          </table:table-cell>
          <table:table-cell table:style-name="ce2" table:formula="of:=([.G47]-VLOOKUP([.$A67];[.$B$2:.$C$20];2;0))/[.G47]" office:value-type="percentage" office:value="0.048556013963821" calcext:value-type="percentage">
            <text:p>4.86%</text:p>
          </table:table-cell>
          <table:table-cell table:style-name="ce2" table:formula="of:=([.H47]-VLOOKUP([.$A67];[.$B$2:.$C$20];2;0))/[.H47]" office:value-type="percentage" office:value="0.0530638029058749" calcext:value-type="percentage">
            <text:p>5.31%</text:p>
          </table:table-cell>
          <table:table-cell table:style-name="ce2" table:formula="of:=([.I47]-VLOOKUP([.$A67];[.$B$2:.$C$20];2;0))/[.I47]" office:value-type="percentage" office:value="0.050364269876465" calcext:value-type="percentage">
            <text:p>5.04%</text:p>
          </table:table-cell>
          <table:table-cell table:style-name="ce2" table:formula="of:=([.J47]-VLOOKUP([.$A67];[.$B$2:.$C$20];2;0))/[.J47]" office:value-type="percentage" office:value="0.0595984943538269" calcext:value-type="percentage">
            <text:p>5.96%</text:p>
          </table:table-cell>
          <table:table-cell table:style-name="ce2" table:formula="of:=([.K47]-VLOOKUP([.$A67];[.$B$2:.$C$20];2;0))/[.K47]" office:value-type="percentage" office:value="0.129247749056056" calcext:value-type="percentage">
            <text:p>12.92%</text:p>
          </table:table-cell>
          <table:table-cell table:style-name="ce2" table:formula="of:=([.L47]-VLOOKUP([.$A67];[.$B$2:.$C$20];2;0))/[.L47]" office:value-type="percentage" office:value="0.134026574234547" calcext:value-type="percentage">
            <text:p>13.40%</text:p>
          </table:table-cell>
          <table:table-cell table:style-name="ce2" table:formula="of:=([.M47]-VLOOKUP([.$A67];[.$B$2:.$C$20];2;0))/[.M47]" office:value-type="percentage" office:value="0.0996996996996997" calcext:value-type="percentage">
            <text:p>9.97%</text:p>
          </table:table-cell>
          <table:table-cell table:style-name="ce2" table:formula="of:=([.N47]-VLOOKUP([.$A67];[.$B$2:.$C$20];2;0))/[.N47]" office:value-type="percentage" office:value="0.10694072088174" calcext:value-type="percentage">
            <text:p>10.69%</text:p>
          </table:table-cell>
          <table:table-cell table:style-name="ce2" table:formula="of:=([.O47]-VLOOKUP([.$A67];[.$B$2:.$C$20];2;0))/[.O47]" office:value-type="percentage" office:value="0.0840207760464406" calcext:value-type="percentage">
            <text:p>8.40%</text:p>
          </table:table-cell>
          <table:table-cell table:style-name="ce2" table:formula="of:=([.P47]-VLOOKUP([.$A67];[.$B$2:.$C$20];2;0))/[.P47]" office:value-type="percentage" office:value="0.0904126213592233" calcext:value-type="percentage">
            <text:p>9.04%</text:p>
          </table:table-cell>
          <table:table-cell table:style-name="ce2" table:formula="of:=([.Q47]-VLOOKUP([.$A67];[.$B$2:.$C$20];2;0))/[.Q47]" office:value-type="percentage" office:value="0.0758323057953144" calcext:value-type="percentage">
            <text:p>7.58%</text:p>
          </table:table-cell>
          <table:table-cell table:style-name="ce2" table:formula="of:=([.R47]-VLOOKUP([.$A67];[.$B$2:.$C$20];2;0))/[.R47]" office:value-type="percentage" office:value="0.0455269022604266" calcext:value-type="percentage">
            <text:p>4.55%</text:p>
          </table:table-cell>
          <table:table-cell table:style-name="ce2" table:formula="of:=([.S47]-VLOOKUP([.$A67];[.$B$2:.$C$20];2;0))/[.S47]" office:value-type="percentage" office:value="0.0282009724473258" calcext:value-type="percentage">
            <text:p>2.82%</text:p>
          </table:table-cell>
          <table:table-cell table:style-name="ce2" table:formula="of:=([.T47]-VLOOKUP([.$A67];[.$B$2:.$C$20];2;0))/[.T47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MALLON LATHOS: VM coscheduling time</text:p>
          </table:table-cell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table:style-name="Default" office:value-type="string" calcext:value-type="string">
            <text:p>blackscholes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3" office:value-type="float" office:value="25.4725" calcext:value-type="float">
            <text:p>25.473</text:p>
          </table:table-cell>
          <table:table-cell table:style-name="ce3" office:value-type="float" office:value="25.56" calcext:value-type="float">
            <text:p>25.560</text:p>
          </table:table-cell>
          <table:table-cell table:style-name="ce3" office:value-type="float" office:value="24.8333333333333" calcext:value-type="float">
            <text:p>24.833</text:p>
          </table:table-cell>
          <table:table-cell table:style-name="ce3" office:value-type="float" office:value="25.4925" calcext:value-type="float">
            <text:p>25.493</text:p>
          </table:table-cell>
          <table:table-cell table:style-name="ce3" office:value-type="float" office:value="25.33" calcext:value-type="float">
            <text:p>25.330</text:p>
          </table:table-cell>
          <table:table-cell table:style-name="ce3" office:value-type="float" office:value="24.495" calcext:value-type="float">
            <text:p>24.495</text:p>
          </table:table-cell>
          <table:table-cell table:style-name="ce3" office:value-type="float" office:value="25.21" calcext:value-type="float">
            <text:p>25.210</text:p>
          </table:table-cell>
          <table:table-cell table:style-name="ce3" office:value-type="float" office:value="25.55" calcext:value-type="float">
            <text:p>25.550</text:p>
          </table:table-cell>
          <table:table-cell table:style-name="ce3" office:value-type="float" office:value="25.495" calcext:value-type="float">
            <text:p>25.495</text:p>
          </table:table-cell>
          <table:table-cell table:style-name="ce3" office:value-type="float" office:value="25.6875" calcext:value-type="float">
            <text:p>25.688</text:p>
          </table:table-cell>
          <table:table-cell table:style-name="ce3" office:value-type="float" office:value="25.45" calcext:value-type="float">
            <text:p>25.450</text:p>
          </table:table-cell>
          <table:table-cell table:style-name="ce3" office:value-type="float" office:value="24.835" calcext:value-type="float">
            <text:p>24.835</text:p>
          </table:table-cell>
          <table:table-cell table:style-name="ce3" office:value-type="float" office:value="30.59" calcext:value-type="float">
            <text:p>30.590</text:p>
          </table:table-cell>
          <table:table-cell table:style-name="ce3" office:value-type="float" office:value="25.525" calcext:value-type="float">
            <text:p>25.525</text:p>
          </table:table-cell>
          <table:table-cell table:style-name="ce3" office:value-type="float" office:value="29.6275" calcext:value-type="float">
            <text:p>29.628</text:p>
          </table:table-cell>
          <table:table-cell table:style-name="ce3" office:value-type="float" office:value="25.8325" calcext:value-type="float">
            <text:p>25.833</text:p>
          </table:table-cell>
          <table:table-cell table:style-name="ce3" office:value-type="float" office:value="25.6425" calcext:value-type="float">
            <text:p>25.643</text:p>
          </table:table-cell>
          <table:table-cell table:style-name="ce3" office:value-type="float" office:value="24.6775" calcext:value-type="float">
            <text:p>24.678</text:p>
          </table:table-cell>
          <table:table-cell table:style-name="ce3" office:value-type="float" office:value="25.7175" calcext:value-type="float">
            <text:p>25.71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3" office:value-type="float" office:value="37.4933333333333" calcext:value-type="float">
            <text:p>37.493</text:p>
          </table:table-cell>
          <table:table-cell table:style-name="ce3" office:value-type="float" office:value="37.51" calcext:value-type="float">
            <text:p>37.510</text:p>
          </table:table-cell>
          <table:table-cell table:style-name="ce3" office:value-type="float" office:value="36.585" calcext:value-type="float">
            <text:p>36.585</text:p>
          </table:table-cell>
          <table:table-cell table:style-name="ce3" office:value-type="float" office:value="37.4133333333333" calcext:value-type="float">
            <text:p>37.413</text:p>
          </table:table-cell>
          <table:table-cell table:style-name="ce3" office:value-type="float" office:value="37.0566666666667" calcext:value-type="float">
            <text:p>37.057</text:p>
          </table:table-cell>
          <table:table-cell table:style-name="ce3" office:value-type="float" office:value="35.96" calcext:value-type="float">
            <text:p>35.960</text:p>
          </table:table-cell>
          <table:table-cell table:style-name="ce3" office:value-type="float" office:value="37.0333333333333" calcext:value-type="float">
            <text:p>37.033</text:p>
          </table:table-cell>
          <table:table-cell table:style-name="ce3" office:value-type="float" office:value="37.5033333333333" calcext:value-type="float">
            <text:p>37.503</text:p>
          </table:table-cell>
          <table:table-cell table:style-name="ce3" office:value-type="float" office:value="37.54" calcext:value-type="float">
            <text:p>37.540</text:p>
          </table:table-cell>
          <table:table-cell table:style-name="ce3" office:value-type="float" office:value="37.9633333333333" calcext:value-type="float">
            <text:p>37.963</text:p>
          </table:table-cell>
          <table:table-cell table:style-name="ce3" office:value-type="float" office:value="37.5766666666667" calcext:value-type="float">
            <text:p>37.577</text:p>
          </table:table-cell>
          <table:table-cell table:style-name="ce3" office:value-type="float" office:value="36.4033333333333" calcext:value-type="float">
            <text:p>36.403</text:p>
          </table:table-cell>
          <table:table-cell table:style-name="ce3" office:value-type="float" office:value="45.205" calcext:value-type="float">
            <text:p>45.205</text:p>
          </table:table-cell>
          <table:table-cell table:style-name="ce3" office:value-type="float" office:value="37.6033333333333" calcext:value-type="float">
            <text:p>37.603</text:p>
          </table:table-cell>
          <table:table-cell table:style-name="ce3" office:value-type="float" office:value="44.0166666666667" calcext:value-type="float">
            <text:p>44.017</text:p>
          </table:table-cell>
          <table:table-cell table:style-name="ce3" office:value-type="float" office:value="38.0533333333333" calcext:value-type="float">
            <text:p>38.053</text:p>
          </table:table-cell>
          <table:table-cell table:style-name="ce3" office:value-type="float" office:value="37.94" calcext:value-type="float">
            <text:p>37.940</text:p>
          </table:table-cell>
          <table:table-cell table:style-name="ce3" office:value-type="float" office:value="36.4333333333333" calcext:value-type="float">
            <text:p>36.433</text:p>
          </table:table-cell>
          <table:table-cell table:style-name="ce3" office:value-type="float" office:value="38.12" calcext:value-type="float">
            <text:p>38.120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table:style-name="ce3" office:value-type="float" office:value="82.55" calcext:value-type="float">
            <text:p>82.550</text:p>
          </table:table-cell>
          <table:table-cell table:style-name="ce3" office:value-type="float" office:value="82.575" calcext:value-type="float">
            <text:p>82.575</text:p>
          </table:table-cell>
          <table:table-cell table:style-name="ce3" office:value-type="float" office:value="83.22" calcext:value-type="float">
            <text:p>83.220</text:p>
          </table:table-cell>
          <table:table-cell table:style-name="ce3" office:value-type="float" office:value="82.93" calcext:value-type="float">
            <text:p>82.930</text:p>
          </table:table-cell>
          <table:table-cell table:style-name="ce3" office:value-type="float" office:value="82.42" calcext:value-type="float">
            <text:p>82.420</text:p>
          </table:table-cell>
          <table:table-cell table:style-name="ce3" office:value-type="float" office:value="79.115" calcext:value-type="float">
            <text:p>79.115</text:p>
          </table:table-cell>
          <table:table-cell table:style-name="ce3" office:value-type="float" office:value="82.39" calcext:value-type="float">
            <text:p>82.390</text:p>
          </table:table-cell>
          <table:table-cell table:style-name="ce3" office:value-type="float" office:value="83.465" calcext:value-type="float">
            <text:p>83.465</text:p>
          </table:table-cell>
          <table:table-cell table:style-name="ce3" office:value-type="float" office:value="85.71" calcext:value-type="float">
            <text:p>85.710</text:p>
          </table:table-cell>
          <table:table-cell table:style-name="ce3" office:value-type="float" office:value="83.335" calcext:value-type="float">
            <text:p>83.335</text:p>
          </table:table-cell>
          <table:table-cell table:style-name="ce3" office:value-type="float" office:value="81.45" calcext:value-type="float">
            <text:p>81.450</text:p>
          </table:table-cell>
          <table:table-cell table:style-name="ce3" office:value-type="float" office:value="80.96" calcext:value-type="float">
            <text:p>80.960</text:p>
          </table:table-cell>
          <table:table-cell table:style-name="ce3" office:value-type="float" office:value="96.62" calcext:value-type="float">
            <text:p>96.620</text:p>
          </table:table-cell>
          <table:table-cell table:style-name="ce3" office:value-type="float" office:value="82.785" calcext:value-type="float">
            <text:p>82.785</text:p>
          </table:table-cell>
          <table:table-cell table:style-name="ce3" office:value-type="float" office:value="97.49" calcext:value-type="float">
            <text:p>97.490</text:p>
          </table:table-cell>
          <table:table-cell table:style-name="ce3" office:value-type="float" office:value="84.305" calcext:value-type="float">
            <text:p>84.305</text:p>
          </table:table-cell>
          <table:table-cell table:style-name="ce3" office:value-type="float" office:value="83.565" calcext:value-type="float">
            <text:p>83.565</text:p>
          </table:table-cell>
          <table:table-cell table:style-name="ce3" office:value-type="float" office:value="80.5" calcext:value-type="float">
            <text:p>80.500</text:p>
          </table:table-cell>
          <table:table-cell table:style-name="ce3" office:value-type="float" office:value="83.15" calcext:value-type="float">
            <text:p>83.150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3" office:value-type="float" office:value="6.82" calcext:value-type="float">
            <text:p>6.820</text:p>
          </table:table-cell>
          <table:table-cell table:style-name="ce3" office:value-type="float" office:value="6.83428571428571" calcext:value-type="float">
            <text:p>6.834</text:p>
          </table:table-cell>
          <table:table-cell table:style-name="ce3" office:value-type="float" office:value="6.75111111111111" calcext:value-type="float">
            <text:p>6.751</text:p>
          </table:table-cell>
          <table:table-cell table:style-name="ce3" office:value-type="float" office:value="6.80785714285714" calcext:value-type="float">
            <text:p>6.808</text:p>
          </table:table-cell>
          <table:table-cell table:style-name="ce3" office:value-type="float" office:value="6.80142857142857" calcext:value-type="float">
            <text:p>6.801</text:p>
          </table:table-cell>
          <table:table-cell table:style-name="ce3" office:value-type="float" office:value="6.53642857142857" calcext:value-type="float">
            <text:p>6.536</text:p>
          </table:table-cell>
          <table:table-cell table:style-name="ce3" office:value-type="float" office:value="6.76142857142857" calcext:value-type="float">
            <text:p>6.761</text:p>
          </table:table-cell>
          <table:table-cell table:style-name="ce3" office:value-type="float" office:value="6.94" calcext:value-type="float">
            <text:p>6.940</text:p>
          </table:table-cell>
          <table:table-cell table:style-name="ce3" office:value-type="float" office:value="6.82428571428572" calcext:value-type="float">
            <text:p>6.824</text:p>
          </table:table-cell>
          <table:table-cell table:style-name="ce3" office:value-type="float" office:value="6.93230769230769" calcext:value-type="float">
            <text:p>6.932</text:p>
          </table:table-cell>
          <table:table-cell table:style-name="ce3" office:value-type="float" office:value="6.83428571428571" calcext:value-type="float">
            <text:p>6.834</text:p>
          </table:table-cell>
          <table:table-cell table:style-name="ce3" office:value-type="float" office:value="6.655" calcext:value-type="float">
            <text:p>6.655</text:p>
          </table:table-cell>
          <table:table-cell table:style-name="ce3" office:value-type="float" office:value="8.1875" calcext:value-type="float">
            <text:p>8.188</text:p>
          </table:table-cell>
          <table:table-cell table:style-name="ce3" office:value-type="float" office:value="6.85" calcext:value-type="float">
            <text:p>6.850</text:p>
          </table:table-cell>
          <table:table-cell table:style-name="ce3" office:value-type="float" office:value="7.97333333333333" calcext:value-type="float">
            <text:p>7.973</text:p>
          </table:table-cell>
          <table:table-cell table:style-name="ce3" office:value-type="float" office:value="6.96846153846154" calcext:value-type="float">
            <text:p>6.968</text:p>
          </table:table-cell>
          <table:table-cell table:style-name="ce3" office:value-type="float" office:value="6.88153846153846" calcext:value-type="float">
            <text:p>6.882</text:p>
          </table:table-cell>
          <table:table-cell table:style-name="ce3" office:value-type="float" office:value="6.67428571428572" calcext:value-type="float">
            <text:p>6.674</text:p>
          </table:table-cell>
          <table:table-cell table:style-name="ce3" office:value-type="float" office:value="6.88571428571429" calcext:value-type="float">
            <text:p>6.886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3" office:value-type="float" office:value="16.9966666666667" calcext:value-type="float">
            <text:p>16.997</text:p>
          </table:table-cell>
          <table:table-cell table:style-name="ce3" office:value-type="float" office:value="16.1766666666667" calcext:value-type="float">
            <text:p>16.177</text:p>
          </table:table-cell>
          <table:table-cell table:style-name="ce3" office:value-type="float" office:value="15.07" calcext:value-type="float">
            <text:p>15.070</text:p>
          </table:table-cell>
          <table:table-cell table:style-name="ce3" office:value-type="float" office:value="15.2716666666667" calcext:value-type="float">
            <text:p>15.272</text:p>
          </table:table-cell>
          <table:table-cell table:style-name="ce3" office:value-type="float" office:value="15.3633333333333" calcext:value-type="float">
            <text:p>15.363</text:p>
          </table:table-cell>
          <table:table-cell table:style-name="ce3" office:value-type="float" office:value="14.8785714285714" calcext:value-type="float">
            <text:p>14.879</text:p>
          </table:table-cell>
          <table:table-cell table:style-name="ce3" office:value-type="float" office:value="15.1966666666667" calcext:value-type="float">
            <text:p>15.197</text:p>
          </table:table-cell>
          <table:table-cell table:style-name="ce3" office:value-type="float" office:value="15.3183333333333" calcext:value-type="float">
            <text:p>15.318</text:p>
          </table:table-cell>
          <table:table-cell table:style-name="ce3" office:value-type="float" office:value="15.5633333333333" calcext:value-type="float">
            <text:p>15.563</text:p>
          </table:table-cell>
          <table:table-cell table:style-name="ce3" office:value-type="float" office:value="15.5183333333333" calcext:value-type="float">
            <text:p>15.518</text:p>
          </table:table-cell>
          <table:table-cell table:style-name="ce3" office:value-type="float" office:value="16.2616666666667" calcext:value-type="float">
            <text:p>16.262</text:p>
          </table:table-cell>
          <table:table-cell table:style-name="ce3" office:value-type="float" office:value="15.0816666666667" calcext:value-type="float">
            <text:p>15.082</text:p>
          </table:table-cell>
          <table:table-cell table:style-name="ce3" office:value-type="float" office:value="17.4625" calcext:value-type="float">
            <text:p>17.463</text:p>
          </table:table-cell>
          <table:table-cell table:style-name="ce3" office:value-type="float" office:value="15.3016666666667" calcext:value-type="float">
            <text:p>15.302</text:p>
          </table:table-cell>
          <table:table-cell table:style-name="ce3" office:value-type="float" office:value="18.022" calcext:value-type="float">
            <text:p>18.022</text:p>
          </table:table-cell>
          <table:table-cell table:style-name="ce3" office:value-type="float" office:value="16.3316666666667" calcext:value-type="float">
            <text:p>16.332</text:p>
          </table:table-cell>
          <table:table-cell table:style-name="ce3" office:value-type="float" office:value="15.51" calcext:value-type="float">
            <text:p>15.510</text:p>
          </table:table-cell>
          <table:table-cell table:style-name="ce3" office:value-type="float" office:value="15.6783333333333" calcext:value-type="float">
            <text:p>15.678</text:p>
          </table:table-cell>
          <table:table-cell table:style-name="ce3" office:value-type="float" office:value="15.71" calcext:value-type="float">
            <text:p>15.710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3" office:value-type="float" office:value="12.42625" calcext:value-type="float">
            <text:p>12.426</text:p>
          </table:table-cell>
          <table:table-cell table:style-name="ce3" office:value-type="float" office:value="12.4925" calcext:value-type="float">
            <text:p>12.493</text:p>
          </table:table-cell>
          <table:table-cell table:style-name="ce3" office:value-type="float" office:value="12.124" calcext:value-type="float">
            <text:p>12.124</text:p>
          </table:table-cell>
          <table:table-cell table:style-name="ce3" office:value-type="float" office:value="12.47125" calcext:value-type="float">
            <text:p>12.471</text:p>
          </table:table-cell>
          <table:table-cell table:style-name="ce3" office:value-type="float" office:value="12.46625" calcext:value-type="float">
            <text:p>12.466</text:p>
          </table:table-cell>
          <table:table-cell table:style-name="ce3" office:value-type="float" office:value="11.735" calcext:value-type="float">
            <text:p>11.735</text:p>
          </table:table-cell>
          <table:table-cell table:style-name="ce3" office:value-type="float" office:value="12.39125" calcext:value-type="float">
            <text:p>12.391</text:p>
          </table:table-cell>
          <table:table-cell table:style-name="ce3" office:value-type="float" office:value="12.6625" calcext:value-type="float">
            <text:p>12.663</text:p>
          </table:table-cell>
          <table:table-cell table:style-name="ce3" office:value-type="float" office:value="12.4625" calcext:value-type="float">
            <text:p>12.463</text:p>
          </table:table-cell>
          <table:table-cell table:style-name="ce3" office:value-type="float" office:value="12.64375" calcext:value-type="float">
            <text:p>12.644</text:p>
          </table:table-cell>
          <table:table-cell table:style-name="ce3" office:value-type="float" office:value="12.26125" calcext:value-type="float">
            <text:p>12.261</text:p>
          </table:table-cell>
          <table:table-cell table:style-name="ce3" office:value-type="float" office:value="12.04625" calcext:value-type="float">
            <text:p>12.046</text:p>
          </table:table-cell>
          <table:table-cell table:style-name="ce3" office:value-type="float" office:value="20.5966666666667" calcext:value-type="float">
            <text:p>20.597</text:p>
          </table:table-cell>
          <table:table-cell table:style-name="ce3" office:value-type="float" office:value="12.48125" calcext:value-type="float">
            <text:p>12.481</text:p>
          </table:table-cell>
          <table:table-cell table:style-name="ce3" office:value-type="float" office:value="15.7783333333333" calcext:value-type="float">
            <text:p>15.778</text:p>
          </table:table-cell>
          <table:table-cell table:style-name="ce3" office:value-type="float" office:value="12.7842857142857" calcext:value-type="float">
            <text:p>12.784</text:p>
          </table:table-cell>
          <table:table-cell table:style-name="ce3" office:value-type="float" office:value="12.5425" calcext:value-type="float">
            <text:p>12.543</text:p>
          </table:table-cell>
          <table:table-cell table:style-name="ce3" office:value-type="float" office:value="12.06875" calcext:value-type="float">
            <text:p>12.069</text:p>
          </table:table-cell>
          <table:table-cell table:style-name="ce3" office:value-type="float" office:value="12.55" calcext:value-type="float">
            <text:p>12.550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3" office:value-type="float" office:value="10.8433333333333" calcext:value-type="float">
            <text:p>10.843</text:p>
          </table:table-cell>
          <table:table-cell table:style-name="ce3" office:value-type="float" office:value="10.8111111111111" calcext:value-type="float">
            <text:p>10.811</text:p>
          </table:table-cell>
          <table:table-cell table:style-name="ce3" office:value-type="float" office:value="10.615" calcext:value-type="float">
            <text:p>10.615</text:p>
          </table:table-cell>
          <table:table-cell table:style-name="ce3" office:value-type="float" office:value="10.8311111111111" calcext:value-type="float">
            <text:p>10.831</text:p>
          </table:table-cell>
          <table:table-cell table:style-name="ce3" office:value-type="float" office:value="10.8355555555556" calcext:value-type="float">
            <text:p>10.836</text:p>
          </table:table-cell>
          <table:table-cell table:style-name="ce3" office:value-type="float" office:value="10.4011111111111" calcext:value-type="float">
            <text:p>10.401</text:p>
          </table:table-cell>
          <table:table-cell table:style-name="ce3" office:value-type="float" office:value="10.8222222222222" calcext:value-type="float">
            <text:p>10.822</text:p>
          </table:table-cell>
          <table:table-cell table:style-name="ce3" office:value-type="float" office:value="10.7877777777778" calcext:value-type="float">
            <text:p>10.788</text:p>
          </table:table-cell>
          <table:table-cell table:style-name="ce3" office:value-type="float" office:value="10.8022222222222" calcext:value-type="float">
            <text:p>10.802</text:p>
          </table:table-cell>
          <table:table-cell table:style-name="ce3" office:value-type="float" office:value="10.9322222222222" calcext:value-type="float">
            <text:p>10.932</text:p>
          </table:table-cell>
          <table:table-cell table:style-name="ce3" office:value-type="float" office:value="10.6655555555556" calcext:value-type="float">
            <text:p>10.666</text:p>
          </table:table-cell>
          <table:table-cell table:style-name="ce3" office:value-type="float" office:value="10.6111111111111" calcext:value-type="float">
            <text:p>10.611</text:p>
          </table:table-cell>
          <table:table-cell table:style-name="ce3" office:value-type="float" office:value="11.775" calcext:value-type="float">
            <text:p>11.775</text:p>
          </table:table-cell>
          <table:table-cell table:style-name="ce3" office:value-type="float" office:value="10.7977777777778" calcext:value-type="float">
            <text:p>10.798</text:p>
          </table:table-cell>
          <table:table-cell table:style-name="ce3" office:value-type="float" office:value="11.6425" calcext:value-type="float">
            <text:p>11.643</text:p>
          </table:table-cell>
          <table:table-cell table:style-name="ce3" office:value-type="float" office:value="10.9877777777778" calcext:value-type="float">
            <text:p>10.988</text:p>
          </table:table-cell>
          <table:table-cell table:style-name="ce3" office:value-type="float" office:value="10.8222222222222" calcext:value-type="float">
            <text:p>10.822</text:p>
          </table:table-cell>
          <table:table-cell table:style-name="ce3" office:value-type="float" office:value="10.4722222222222" calcext:value-type="float">
            <text:p>10.472</text:p>
          </table:table-cell>
          <table:table-cell table:style-name="ce3" office:value-type="float" office:value="10.9022222222222" calcext:value-type="float">
            <text:p>10.902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3" office:value-type="float" office:value="3.32407407407407" calcext:value-type="float">
            <text:p>3.324</text:p>
          </table:table-cell>
          <table:table-cell table:style-name="ce3" office:value-type="float" office:value="3.31481481481481" calcext:value-type="float">
            <text:p>3.315</text:p>
          </table:table-cell>
          <table:table-cell table:style-name="ce3" office:value-type="float" office:value="3.17894736842105" calcext:value-type="float">
            <text:p>3.179</text:p>
          </table:table-cell>
          <table:table-cell table:style-name="ce3" office:value-type="float" office:value="3.24642857142857" calcext:value-type="float">
            <text:p>3.246</text:p>
          </table:table-cell>
          <table:table-cell table:style-name="ce3" office:value-type="float" office:value="3.25892857142857" calcext:value-type="float">
            <text:p>3.259</text:p>
          </table:table-cell>
          <table:table-cell table:style-name="ce3" office:value-type="float" office:value="3.17137931034483" calcext:value-type="float">
            <text:p>3.171</text:p>
          </table:table-cell>
          <table:table-cell table:style-name="ce3" office:value-type="float" office:value="3.2275" calcext:value-type="float">
            <text:p>3.228</text:p>
          </table:table-cell>
          <table:table-cell table:style-name="ce3" office:value-type="float" office:value="3.3837037037037" calcext:value-type="float">
            <text:p>3.384</text:p>
          </table:table-cell>
          <table:table-cell table:style-name="ce3" office:value-type="float" office:value="3.3175" calcext:value-type="float">
            <text:p>3.318</text:p>
          </table:table-cell>
          <table:table-cell table:style-name="ce3" office:value-type="float" office:value="3.39074074074074" calcext:value-type="float">
            <text:p>3.391</text:p>
          </table:table-cell>
          <table:table-cell table:style-name="ce3" office:value-type="float" office:value="3.50192307692308" calcext:value-type="float">
            <text:p>3.502</text:p>
          </table:table-cell>
          <table:table-cell table:style-name="ce3" office:value-type="float" office:value="3.15758620689655" calcext:value-type="float">
            <text:p>3.158</text:p>
          </table:table-cell>
          <table:table-cell table:style-name="ce3" office:value-type="float" office:value="4.79846153846154" calcext:value-type="float">
            <text:p>4.798</text:p>
          </table:table-cell>
          <table:table-cell table:style-name="ce3" office:value-type="float" office:value="3.33259259259259" calcext:value-type="float">
            <text:p>3.333</text:p>
          </table:table-cell>
          <table:table-cell table:style-name="ce3" office:value-type="float" office:value="4.627" calcext:value-type="float">
            <text:p>4.627</text:p>
          </table:table-cell>
          <table:table-cell table:style-name="ce3" office:value-type="float" office:value="3.41444444444444" calcext:value-type="float">
            <text:p>3.414</text:p>
          </table:table-cell>
          <table:table-cell table:style-name="ce3" office:value-type="float" office:value="3.32703703703704" calcext:value-type="float">
            <text:p>3.327</text:p>
          </table:table-cell>
          <table:table-cell table:style-name="ce3" office:value-type="float" office:value="3.34962962962963" calcext:value-type="float">
            <text:p>3.350</text:p>
          </table:table-cell>
          <table:table-cell table:style-name="ce3" office:value-type="float" office:value="3.30285714285714" calcext:value-type="float">
            <text:p>3.303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3" office:value-type="float" office:value="32.3433333333333" calcext:value-type="float">
            <text:p>32.343</text:p>
          </table:table-cell>
          <table:table-cell table:style-name="ce3" office:value-type="float" office:value="32.8233333333333" calcext:value-type="float">
            <text:p>32.823</text:p>
          </table:table-cell>
          <table:table-cell table:style-name="ce3" office:value-type="float" office:value="31.59" calcext:value-type="float">
            <text:p>31.590</text:p>
          </table:table-cell>
          <table:table-cell table:style-name="ce3" office:value-type="float" office:value="32.4233333333333" calcext:value-type="float">
            <text:p>32.423</text:p>
          </table:table-cell>
          <table:table-cell table:style-name="ce3" office:value-type="float" office:value="32.2133333333333" calcext:value-type="float">
            <text:p>32.213</text:p>
          </table:table-cell>
          <table:table-cell table:style-name="ce3" office:value-type="float" office:value="31.3533333333333" calcext:value-type="float">
            <text:p>31.353</text:p>
          </table:table-cell>
          <table:table-cell table:style-name="ce3" office:value-type="float" office:value="32.3033333333333" calcext:value-type="float">
            <text:p>32.303</text:p>
          </table:table-cell>
          <table:table-cell table:style-name="ce3" office:value-type="float" office:value="32.6166666666667" calcext:value-type="float">
            <text:p>32.617</text:p>
          </table:table-cell>
          <table:table-cell table:style-name="ce3" office:value-type="float" office:value="32.2866666666667" calcext:value-type="float">
            <text:p>32.287</text:p>
          </table:table-cell>
          <table:table-cell table:style-name="ce3" office:value-type="float" office:value="32.7733333333333" calcext:value-type="float">
            <text:p>32.773</text:p>
          </table:table-cell>
          <table:table-cell table:style-name="ce3" office:value-type="float" office:value="32.2066666666667" calcext:value-type="float">
            <text:p>32.207</text:p>
          </table:table-cell>
          <table:table-cell table:style-name="ce3" office:value-type="float" office:value="31.6933333333333" calcext:value-type="float">
            <text:p>31.693</text:p>
          </table:table-cell>
          <table:table-cell table:style-name="ce3" office:value-type="float" office:value="38.7" calcext:value-type="float">
            <text:p>38.700</text:p>
          </table:table-cell>
          <table:table-cell table:style-name="ce3" office:value-type="float" office:value="32.4" calcext:value-type="float">
            <text:p>32.400</text:p>
          </table:table-cell>
          <table:table-cell table:style-name="ce3" office:value-type="float" office:value="37.3833333333333" calcext:value-type="float">
            <text:p>37.383</text:p>
          </table:table-cell>
          <table:table-cell table:style-name="ce3" office:value-type="float" office:value="32.61" calcext:value-type="float">
            <text:p>32.610</text:p>
          </table:table-cell>
          <table:table-cell table:style-name="ce3" office:value-type="float" office:value="32.5933333333333" calcext:value-type="float">
            <text:p>32.593</text:p>
          </table:table-cell>
          <table:table-cell table:style-name="ce3" office:value-type="float" office:value="31.4066666666667" calcext:value-type="float">
            <text:p>31.407</text:p>
          </table:table-cell>
          <table:table-cell table:style-name="ce3" office:value-type="float" office:value="32.7766666666667" calcext:value-type="float">
            <text:p>32.777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3" office:value-type="float" office:value="14.4771428571429" calcext:value-type="float">
            <text:p>14.477</text:p>
          </table:table-cell>
          <table:table-cell table:style-name="ce3" office:value-type="float" office:value="14.4642857142857" calcext:value-type="float">
            <text:p>14.464</text:p>
          </table:table-cell>
          <table:table-cell table:style-name="ce3" office:value-type="float" office:value="14.128" calcext:value-type="float">
            <text:p>14.128</text:p>
          </table:table-cell>
          <table:table-cell table:style-name="ce3" office:value-type="float" office:value="14.46" calcext:value-type="float">
            <text:p>14.460</text:p>
          </table:table-cell>
          <table:table-cell table:style-name="ce3" office:value-type="float" office:value="14.41" calcext:value-type="float">
            <text:p>14.410</text:p>
          </table:table-cell>
          <table:table-cell table:style-name="ce3" office:value-type="float" office:value="13.9014285714286" calcext:value-type="float">
            <text:p>13.901</text:p>
          </table:table-cell>
          <table:table-cell table:style-name="ce3" office:value-type="float" office:value="14.3314285714286" calcext:value-type="float">
            <text:p>14.331</text:p>
          </table:table-cell>
          <table:table-cell table:style-name="ce3" office:value-type="float" office:value="14.6542857142857" calcext:value-type="float">
            <text:p>14.654</text:p>
          </table:table-cell>
          <table:table-cell table:style-name="ce3" office:value-type="float" office:value="14.3971428571429" calcext:value-type="float">
            <text:p>14.397</text:p>
          </table:table-cell>
          <table:table-cell table:style-name="ce3" office:value-type="float" office:value="14.6542857142857" calcext:value-type="float">
            <text:p>14.654</text:p>
          </table:table-cell>
          <table:table-cell table:style-name="ce3" office:value-type="float" office:value="14.57" calcext:value-type="float">
            <text:p>14.570</text:p>
          </table:table-cell>
          <table:table-cell table:style-name="ce3" office:value-type="float" office:value="14.03" calcext:value-type="float">
            <text:p>14.030</text:p>
          </table:table-cell>
          <table:table-cell table:style-name="ce3" office:value-type="float" office:value="18.2875" calcext:value-type="float">
            <text:p>18.288</text:p>
          </table:table-cell>
          <table:table-cell table:style-name="ce3" office:value-type="float" office:value="14.4871428571429" calcext:value-type="float">
            <text:p>14.487</text:p>
          </table:table-cell>
          <table:table-cell table:style-name="ce3" office:value-type="float" office:value="17.3216666666667" calcext:value-type="float">
            <text:p>17.322</text:p>
          </table:table-cell>
          <table:table-cell table:style-name="ce3" office:value-type="float" office:value="14.8528571428571" calcext:value-type="float">
            <text:p>14.853</text:p>
          </table:table-cell>
          <table:table-cell table:style-name="ce3" office:value-type="float" office:value="14.6" calcext:value-type="float">
            <text:p>14.600</text:p>
          </table:table-cell>
          <table:table-cell table:style-name="ce3" office:value-type="float" office:value="14.1685714285714" calcext:value-type="float">
            <text:p>14.169</text:p>
          </table:table-cell>
          <table:table-cell table:style-name="ce3" office:value-type="float" office:value="14.6514285714286" calcext:value-type="float">
            <text:p>14.651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3" office:value-type="float" office:value="7.58666666666667" calcext:value-type="float">
            <text:p>7.587</text:p>
          </table:table-cell>
          <table:table-cell table:style-name="ce3" office:value-type="float" office:value="7.625" calcext:value-type="float">
            <text:p>7.625</text:p>
          </table:table-cell>
          <table:table-cell table:style-name="ce3" office:value-type="float" office:value="7.31888888888889" calcext:value-type="float">
            <text:p>7.319</text:p>
          </table:table-cell>
          <table:table-cell table:style-name="ce3" office:value-type="float" office:value="7.52583333333333" calcext:value-type="float">
            <text:p>7.526</text:p>
          </table:table-cell>
          <table:table-cell table:style-name="ce3" office:value-type="float" office:value="7.525" calcext:value-type="float">
            <text:p>7.525</text:p>
          </table:table-cell>
          <table:table-cell table:style-name="ce3" office:value-type="float" office:value="7.25692307692308" calcext:value-type="float">
            <text:p>7.257</text:p>
          </table:table-cell>
          <table:table-cell table:style-name="ce3" office:value-type="float" office:value="7.49583333333333" calcext:value-type="float">
            <text:p>7.496</text:p>
          </table:table-cell>
          <table:table-cell table:style-name="ce3" office:value-type="float" office:value="7.99583333333333" calcext:value-type="float">
            <text:p>7.996</text:p>
          </table:table-cell>
          <table:table-cell table:style-name="ce3" office:value-type="float" office:value="7.62416666666667" calcext:value-type="float">
            <text:p>7.624</text:p>
          </table:table-cell>
          <table:table-cell table:style-name="ce3" office:value-type="float" office:value="7.88083333333333" calcext:value-type="float">
            <text:p>7.881</text:p>
          </table:table-cell>
          <table:table-cell table:style-name="ce3" office:value-type="float" office:value="7.81" calcext:value-type="float">
            <text:p>7.810</text:p>
          </table:table-cell>
          <table:table-cell table:style-name="ce3" office:value-type="float" office:value="7.29384615384616" calcext:value-type="float">
            <text:p>7.294</text:p>
          </table:table-cell>
          <table:table-cell table:style-name="ce3" office:value-type="float" office:value="12.472" calcext:value-type="float">
            <text:p>12.472</text:p>
          </table:table-cell>
          <table:table-cell table:style-name="ce3" office:value-type="float" office:value="7.64166666666667" calcext:value-type="float">
            <text:p>7.642</text:p>
          </table:table-cell>
          <table:table-cell table:style-name="ce3" office:value-type="float" office:value="11.55125" calcext:value-type="float">
            <text:p>11.551</text:p>
          </table:table-cell>
          <table:table-cell table:style-name="ce3" office:value-type="float" office:value="7.66666666666667" calcext:value-type="float">
            <text:p>7.667</text:p>
          </table:table-cell>
          <table:table-cell table:style-name="ce3" office:value-type="float" office:value="7.67833333333333" calcext:value-type="float">
            <text:p>7.678</text:p>
          </table:table-cell>
          <table:table-cell table:style-name="ce3" office:value-type="float" office:value="7.44769230769231" calcext:value-type="float">
            <text:p>7.448</text:p>
          </table:table-cell>
          <table:table-cell table:style-name="ce3" office:value-type="float" office:value="7.64583333333333" calcext:value-type="float">
            <text:p>7.646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3" office:value-type="float" office:value="28.5425" calcext:value-type="float">
            <text:p>28.543</text:p>
          </table:table-cell>
          <table:table-cell table:style-name="ce3" office:value-type="float" office:value="28.51" calcext:value-type="float">
            <text:p>28.510</text:p>
          </table:table-cell>
          <table:table-cell table:style-name="ce3" office:value-type="float" office:value="28.2633333333333" calcext:value-type="float">
            <text:p>28.263</text:p>
          </table:table-cell>
          <table:table-cell table:style-name="ce3" office:value-type="float" office:value="28.5825" calcext:value-type="float">
            <text:p>28.583</text:p>
          </table:table-cell>
          <table:table-cell table:style-name="ce3" office:value-type="float" office:value="28.6875" calcext:value-type="float">
            <text:p>28.688</text:p>
          </table:table-cell>
          <table:table-cell table:style-name="ce3" office:value-type="float" office:value="27.335" calcext:value-type="float">
            <text:p>27.335</text:p>
          </table:table-cell>
          <table:table-cell table:style-name="ce3" office:value-type="float" office:value="28.44" calcext:value-type="float">
            <text:p>28.440</text:p>
          </table:table-cell>
          <table:table-cell table:style-name="ce3" office:value-type="float" office:value="28.48" calcext:value-type="float">
            <text:p>28.480</text:p>
          </table:table-cell>
          <table:table-cell table:style-name="ce3" office:value-type="float" office:value="28.76" calcext:value-type="float">
            <text:p>28.760</text:p>
          </table:table-cell>
          <table:table-cell table:style-name="ce3" office:value-type="float" office:value="28.7625" calcext:value-type="float">
            <text:p>28.763</text:p>
          </table:table-cell>
          <table:table-cell table:style-name="ce3" office:value-type="float" office:value="28.0025" calcext:value-type="float">
            <text:p>28.003</text:p>
          </table:table-cell>
          <table:table-cell table:style-name="ce3" office:value-type="float" office:value="27.82" calcext:value-type="float">
            <text:p>27.820</text:p>
          </table:table-cell>
          <table:table-cell table:style-name="ce3" office:value-type="float" office:value="31.58" calcext:value-type="float">
            <text:p>31.580</text:p>
          </table:table-cell>
          <table:table-cell table:style-name="ce3" office:value-type="float" office:value="28.4725" calcext:value-type="float">
            <text:p>28.473</text:p>
          </table:table-cell>
          <table:table-cell table:style-name="ce3" office:value-type="float" office:value="31.2933333333333" calcext:value-type="float">
            <text:p>31.293</text:p>
          </table:table-cell>
          <table:table-cell table:style-name="ce3" office:value-type="float" office:value="29.075" calcext:value-type="float">
            <text:p>29.075</text:p>
          </table:table-cell>
          <table:table-cell table:style-name="ce3" office:value-type="float" office:value="28.8675" calcext:value-type="float">
            <text:p>28.868</text:p>
          </table:table-cell>
          <table:table-cell table:style-name="ce3" office:value-type="float" office:value="27.6625" calcext:value-type="float">
            <text:p>27.663</text:p>
          </table:table-cell>
          <table:table-cell table:style-name="ce3" office:value-type="float" office:value="28.6775" calcext:value-type="float">
            <text:p>28.678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3" office:value-type="float" office:value="13.98" calcext:value-type="float">
            <text:p>13.980</text:p>
          </table:table-cell>
          <table:table-cell table:style-name="ce3" office:value-type="float" office:value="13.81" calcext:value-type="float">
            <text:p>13.810</text:p>
          </table:table-cell>
          <table:table-cell table:style-name="ce3" office:value-type="float" office:value="13.328" calcext:value-type="float">
            <text:p>13.328</text:p>
          </table:table-cell>
          <table:table-cell table:style-name="ce3" office:value-type="float" office:value="13.3671428571429" calcext:value-type="float">
            <text:p>13.367</text:p>
          </table:table-cell>
          <table:table-cell table:style-name="ce3" office:value-type="float" office:value="13.4557142857143" calcext:value-type="float">
            <text:p>13.456</text:p>
          </table:table-cell>
          <table:table-cell table:style-name="ce3" office:value-type="float" office:value="13.5714285714286" calcext:value-type="float">
            <text:p>13.571</text:p>
          </table:table-cell>
          <table:table-cell table:style-name="ce3" office:value-type="float" office:value="13.7371428571429" calcext:value-type="float">
            <text:p>13.737</text:p>
          </table:table-cell>
          <table:table-cell table:style-name="ce3" office:value-type="float" office:value="15.585" calcext:value-type="float">
            <text:p>15.585</text:p>
          </table:table-cell>
          <table:table-cell table:style-name="ce3" office:value-type="float" office:value="14.0642857142857" calcext:value-type="float">
            <text:p>14.064</text:p>
          </table:table-cell>
          <table:table-cell table:style-name="ce3" office:value-type="float" office:value="15.0833333333333" calcext:value-type="float">
            <text:p>15.083</text:p>
          </table:table-cell>
          <table:table-cell table:style-name="ce3" office:value-type="float" office:value="15.9833333333333" calcext:value-type="float">
            <text:p>15.983</text:p>
          </table:table-cell>
          <table:table-cell table:style-name="ce3" office:value-type="float" office:value="13.7128571428571" calcext:value-type="float">
            <text:p>13.713</text:p>
          </table:table-cell>
          <table:table-cell table:style-name="ce3" office:value-type="float" office:value="22.6466666666667" calcext:value-type="float">
            <text:p>22.647</text:p>
          </table:table-cell>
          <table:table-cell table:style-name="ce3" office:value-type="float" office:value="14.74" calcext:value-type="float">
            <text:p>14.740</text:p>
          </table:table-cell>
          <table:table-cell table:style-name="ce3" office:value-type="float" office:value="21.284" calcext:value-type="float">
            <text:p>21.284</text:p>
          </table:table-cell>
          <table:table-cell table:style-name="ce3" office:value-type="float" office:value="14.84" calcext:value-type="float">
            <text:p>14.840</text:p>
          </table:table-cell>
          <table:table-cell table:style-name="ce3" office:value-type="float" office:value="14.3471428571429" calcext:value-type="float">
            <text:p>14.347</text:p>
          </table:table-cell>
          <table:table-cell table:style-name="ce3" office:value-type="float" office:value="15.0066666666667" calcext:value-type="float">
            <text:p>15.007</text:p>
          </table:table-cell>
          <table:table-cell table:style-name="ce3" office:value-type="float" office:value="14.4028571428571" calcext:value-type="float">
            <text:p>14.403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3" office:value-type="float" office:value="19.242" calcext:value-type="float">
            <text:p>19.242</text:p>
          </table:table-cell>
          <table:table-cell table:style-name="ce3" office:value-type="float" office:value="19.252" calcext:value-type="float">
            <text:p>19.252</text:p>
          </table:table-cell>
          <table:table-cell table:style-name="ce3" office:value-type="float" office:value="18.7825" calcext:value-type="float">
            <text:p>18.783</text:p>
          </table:table-cell>
          <table:table-cell table:style-name="ce3" office:value-type="float" office:value="19.22" calcext:value-type="float">
            <text:p>19.220</text:p>
          </table:table-cell>
          <table:table-cell table:style-name="ce3" office:value-type="float" office:value="19.156" calcext:value-type="float">
            <text:p>19.156</text:p>
          </table:table-cell>
          <table:table-cell table:style-name="ce3" office:value-type="float" office:value="18.454" calcext:value-type="float">
            <text:p>18.454</text:p>
          </table:table-cell>
          <table:table-cell table:style-name="ce3" office:value-type="float" office:value="19.038" calcext:value-type="float">
            <text:p>19.038</text:p>
          </table:table-cell>
          <table:table-cell table:style-name="ce3" office:value-type="float" office:value="19.324" calcext:value-type="float">
            <text:p>19.324</text:p>
          </table:table-cell>
          <table:table-cell table:style-name="ce3" office:value-type="float" office:value="19.186" calcext:value-type="float">
            <text:p>19.186</text:p>
          </table:table-cell>
          <table:table-cell table:style-name="ce3" office:value-type="float" office:value="19.37" calcext:value-type="float">
            <text:p>19.370</text:p>
          </table:table-cell>
          <table:table-cell table:style-name="ce3" office:value-type="float" office:value="19.072" calcext:value-type="float">
            <text:p>19.072</text:p>
          </table:table-cell>
          <table:table-cell table:style-name="ce3" office:value-type="float" office:value="18.702" calcext:value-type="float">
            <text:p>18.702</text:p>
          </table:table-cell>
          <table:table-cell table:style-name="ce3" office:value-type="float" office:value="23.5433333333333" calcext:value-type="float">
            <text:p>23.543</text:p>
          </table:table-cell>
          <table:table-cell table:style-name="ce3" office:value-type="float" office:value="19.19" calcext:value-type="float">
            <text:p>19.190</text:p>
          </table:table-cell>
          <table:table-cell table:style-name="ce3" office:value-type="float" office:value="22.36" calcext:value-type="float">
            <text:p>22.360</text:p>
          </table:table-cell>
          <table:table-cell table:style-name="ce3" office:value-type="float" office:value="19.71" calcext:value-type="float">
            <text:p>19.710</text:p>
          </table:table-cell>
          <table:table-cell table:style-name="ce3" office:value-type="float" office:value="19.352" calcext:value-type="float">
            <text:p>19.352</text:p>
          </table:table-cell>
          <table:table-cell table:style-name="ce3" office:value-type="float" office:value="18.634" calcext:value-type="float">
            <text:p>18.634</text:p>
          </table:table-cell>
          <table:table-cell table:style-name="ce3" office:value-type="float" office:value="19.46" calcext:value-type="float">
            <text:p>19.460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ce3" office:value-type="float" office:value="7.86083333333334" calcext:value-type="float">
            <text:p>7.861</text:p>
          </table:table-cell>
          <table:table-cell table:style-name="ce3" office:value-type="float" office:value="7.72583333333333" calcext:value-type="float">
            <text:p>7.726</text:p>
          </table:table-cell>
          <table:table-cell table:style-name="ce3" office:value-type="float" office:value="7.47125" calcext:value-type="float">
            <text:p>7.471</text:p>
          </table:table-cell>
          <table:table-cell table:style-name="ce3" office:value-type="float" office:value="7.5625" calcext:value-type="float">
            <text:p>7.563</text:p>
          </table:table-cell>
          <table:table-cell table:style-name="ce3" office:value-type="float" office:value="7.6" calcext:value-type="float">
            <text:p>7.600</text:p>
          </table:table-cell>
          <table:table-cell table:style-name="ce3" office:value-type="float" office:value="7.60416666666667" calcext:value-type="float">
            <text:p>7.604</text:p>
          </table:table-cell>
          <table:table-cell table:style-name="ce3" office:value-type="float" office:value="7.67833333333333" calcext:value-type="float">
            <text:p>7.678</text:p>
          </table:table-cell>
          <table:table-cell table:style-name="ce3" office:value-type="float" office:value="8.9" calcext:value-type="float">
            <text:p>8.900</text:p>
          </table:table-cell>
          <table:table-cell table:style-name="ce3" office:value-type="float" office:value="7.8825" calcext:value-type="float">
            <text:p>7.883</text:p>
          </table:table-cell>
          <table:table-cell table:style-name="ce3" office:value-type="float" office:value="8.66727272727273" calcext:value-type="float">
            <text:p>8.667</text:p>
          </table:table-cell>
          <table:table-cell table:style-name="ce3" office:value-type="float" office:value="9.388" calcext:value-type="float">
            <text:p>9.388</text:p>
          </table:table-cell>
          <table:table-cell table:style-name="ce3" office:value-type="float" office:value="7.63833333333333" calcext:value-type="float">
            <text:p>7.638</text:p>
          </table:table-cell>
          <table:table-cell table:style-name="ce3" office:value-type="float" office:value="13.938" calcext:value-type="float">
            <text:p>13.938</text:p>
          </table:table-cell>
          <table:table-cell table:style-name="ce3" office:value-type="float" office:value="8.35090909090909" calcext:value-type="float">
            <text:p>8.351</text:p>
          </table:table-cell>
          <table:table-cell table:style-name="ce3" office:value-type="float" office:value="13.4385714285714" calcext:value-type="float">
            <text:p>13.439</text:p>
          </table:table-cell>
          <table:table-cell table:style-name="ce3" office:value-type="float" office:value="8.55727272727273" calcext:value-type="float">
            <text:p>8.557</text:p>
          </table:table-cell>
          <table:table-cell table:style-name="ce3" office:value-type="float" office:value="8.26272727272727" calcext:value-type="float">
            <text:p>8.263</text:p>
          </table:table-cell>
          <table:table-cell table:style-name="ce3" office:value-type="float" office:value="8.62" calcext:value-type="float">
            <text:p>8.620</text:p>
          </table:table-cell>
          <table:table-cell table:style-name="ce3" office:value-type="float" office:value="8.24545454545455" calcext:value-type="float">
            <text:p>8.245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3" office:value-type="float" office:value="17.825" calcext:value-type="float">
            <text:p>17.825</text:p>
          </table:table-cell>
          <table:table-cell table:style-name="ce3" office:value-type="float" office:value="17.6366666666667" calcext:value-type="float">
            <text:p>17.637</text:p>
          </table:table-cell>
          <table:table-cell table:style-name="ce3" office:value-type="float" office:value="17.1875" calcext:value-type="float">
            <text:p>17.188</text:p>
          </table:table-cell>
          <table:table-cell table:style-name="ce3" office:value-type="float" office:value="17.6516666666667" calcext:value-type="float">
            <text:p>17.652</text:p>
          </table:table-cell>
          <table:table-cell table:style-name="ce3" office:value-type="float" office:value="17.345" calcext:value-type="float">
            <text:p>17.345</text:p>
          </table:table-cell>
          <table:table-cell table:style-name="ce3" office:value-type="float" office:value="16.8883333333333" calcext:value-type="float">
            <text:p>16.888</text:p>
          </table:table-cell>
          <table:table-cell table:style-name="ce3" office:value-type="float" office:value="17.86" calcext:value-type="float">
            <text:p>17.860</text:p>
          </table:table-cell>
          <table:table-cell table:style-name="ce3" office:value-type="float" office:value="18.664" calcext:value-type="float">
            <text:p>18.664</text:p>
          </table:table-cell>
          <table:table-cell table:style-name="ce3" office:value-type="float" office:value="17.894" calcext:value-type="float">
            <text:p>17.894</text:p>
          </table:table-cell>
          <table:table-cell table:style-name="ce3" office:value-type="float" office:value="18.304" calcext:value-type="float">
            <text:p>18.304</text:p>
          </table:table-cell>
          <table:table-cell table:style-name="ce3" office:value-type="float" office:value="18.486" calcext:value-type="float">
            <text:p>18.486</text:p>
          </table:table-cell>
          <table:table-cell table:style-name="ce3" office:value-type="float" office:value="17.1283333333333" calcext:value-type="float">
            <text:p>17.128</text:p>
          </table:table-cell>
          <table:table-cell table:style-name="ce3" office:value-type="float" office:value="29.815" calcext:value-type="float">
            <text:p>29.815</text:p>
          </table:table-cell>
          <table:table-cell table:style-name="ce3" office:value-type="float" office:value="17.858" calcext:value-type="float">
            <text:p>17.858</text:p>
          </table:table-cell>
          <table:table-cell table:style-name="ce3" office:value-type="float" office:value="27.3925" calcext:value-type="float">
            <text:p>27.393</text:p>
          </table:table-cell>
          <table:table-cell table:style-name="ce3" office:value-type="float" office:value="18.416" calcext:value-type="float">
            <text:p>18.416</text:p>
          </table:table-cell>
          <table:table-cell table:style-name="ce3" office:value-type="float" office:value="18.252" calcext:value-type="float">
            <text:p>18.252</text:p>
          </table:table-cell>
          <table:table-cell table:style-name="ce3" office:value-type="float" office:value="17.5466666666667" calcext:value-type="float">
            <text:p>17.547</text:p>
          </table:table-cell>
          <table:table-cell table:style-name="ce3" office:value-type="float" office:value="17.932" calcext:value-type="float">
            <text:p>17.932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3" office:value-type="float" office:value="17.2733333333333" calcext:value-type="float">
            <text:p>17.273</text:p>
          </table:table-cell>
          <table:table-cell table:style-name="ce3" office:value-type="float" office:value="17.6233333333333" calcext:value-type="float">
            <text:p>17.623</text:p>
          </table:table-cell>
          <table:table-cell table:style-name="ce3" office:value-type="float" office:value="16.28" calcext:value-type="float">
            <text:p>16.280</text:p>
          </table:table-cell>
          <table:table-cell table:style-name="ce3" office:value-type="float" office:value="16.9933333333333" calcext:value-type="float">
            <text:p>16.993</text:p>
          </table:table-cell>
          <table:table-cell table:style-name="ce3" office:value-type="float" office:value="16.5966666666667" calcext:value-type="float">
            <text:p>16.597</text:p>
          </table:table-cell>
          <table:table-cell table:style-name="ce3" office:value-type="float" office:value="15.9333333333333" calcext:value-type="float">
            <text:p>15.933</text:p>
          </table:table-cell>
          <table:table-cell table:style-name="ce3" office:value-type="float" office:value="16.3583333333333" calcext:value-type="float">
            <text:p>16.358</text:p>
          </table:table-cell>
          <table:table-cell table:style-name="ce3" office:value-type="float" office:value="18.242" calcext:value-type="float">
            <text:p>18.242</text:p>
          </table:table-cell>
          <table:table-cell table:style-name="ce3" office:value-type="float" office:value="17.1733333333333" calcext:value-type="float">
            <text:p>17.173</text:p>
          </table:table-cell>
          <table:table-cell table:style-name="ce3" office:value-type="float" office:value="17.875" calcext:value-type="float">
            <text:p>17.875</text:p>
          </table:table-cell>
          <table:table-cell table:style-name="ce3" office:value-type="float" office:value="18.7" calcext:value-type="float">
            <text:p>18.700</text:p>
          </table:table-cell>
          <table:table-cell table:style-name="ce3" office:value-type="float" office:value="16.0966666666667" calcext:value-type="float">
            <text:p>16.097</text:p>
          </table:table-cell>
          <table:table-cell table:style-name="ce3" office:value-type="float" office:value="35.815" calcext:value-type="float">
            <text:p>35.815</text:p>
          </table:table-cell>
          <table:table-cell table:style-name="ce3" office:value-type="float" office:value="17.5016666666667" calcext:value-type="float">
            <text:p>17.502</text:p>
          </table:table-cell>
          <table:table-cell table:style-name="ce3" office:value-type="float" office:value="34.1833333333333" calcext:value-type="float">
            <text:p>34.183</text:p>
          </table:table-cell>
          <table:table-cell table:style-name="ce3" office:value-type="float" office:value="19.554" calcext:value-type="float">
            <text:p>19.554</text:p>
          </table:table-cell>
          <table:table-cell table:style-name="ce3" office:value-type="float" office:value="18.918" calcext:value-type="float">
            <text:p>18.918</text:p>
          </table:table-cell>
          <table:table-cell table:style-name="ce3" office:value-type="float" office:value="17.3266666666667" calcext:value-type="float">
            <text:p>17.327</text:p>
          </table:table-cell>
          <table:table-cell table:style-name="ce3" office:value-type="float" office:value="18.242" calcext:value-type="float">
            <text:p>18.242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3" office:value-type="float" office:value="7.91" calcext:value-type="float">
            <text:p>7.910</text:p>
          </table:table-cell>
          <table:table-cell table:style-name="ce3" office:value-type="float" office:value="7.9" calcext:value-type="float">
            <text:p>7.900</text:p>
          </table:table-cell>
          <table:table-cell table:style-name="ce3" office:value-type="float" office:value="7.83" calcext:value-type="float">
            <text:p>7.830</text:p>
          </table:table-cell>
          <table:table-cell table:style-name="ce3" office:value-type="float" office:value="7.8975" calcext:value-type="float">
            <text:p>7.898</text:p>
          </table:table-cell>
          <table:table-cell table:style-name="ce3" office:value-type="float" office:value="7.885" calcext:value-type="float">
            <text:p>7.885</text:p>
          </table:table-cell>
          <table:table-cell table:style-name="ce3" office:value-type="float" office:value="7.50333333333333" calcext:value-type="float">
            <text:p>7.503</text:p>
          </table:table-cell>
          <table:table-cell table:style-name="ce3" office:value-type="float" office:value="7.8825" calcext:value-type="float">
            <text:p>7.883</text:p>
          </table:table-cell>
          <table:table-cell table:style-name="ce3" office:value-type="float" office:value="7.9525" calcext:value-type="float">
            <text:p>7.953</text:p>
          </table:table-cell>
          <table:table-cell table:style-name="ce3" office:value-type="float" office:value="7.88166666666667" calcext:value-type="float">
            <text:p>7.882</text:p>
          </table:table-cell>
          <table:table-cell table:style-name="ce3" office:value-type="float" office:value="7.94916666666667" calcext:value-type="float">
            <text:p>7.949</text:p>
          </table:table-cell>
          <table:table-cell table:style-name="ce3" office:value-type="float" office:value="7.8975" calcext:value-type="float">
            <text:p>7.898</text:p>
          </table:table-cell>
          <table:table-cell table:style-name="ce3" office:value-type="float" office:value="7.66666666666667" calcext:value-type="float">
            <text:p>7.667</text:p>
          </table:table-cell>
          <table:table-cell table:style-name="ce3" office:value-type="float" office:value="9.74857142857143" calcext:value-type="float">
            <text:p>9.749</text:p>
          </table:table-cell>
          <table:table-cell table:style-name="ce3" office:value-type="float" office:value="7.885" calcext:value-type="float">
            <text:p>7.885</text:p>
          </table:table-cell>
          <table:table-cell table:style-name="ce3" office:value-type="float" office:value="9.284" calcext:value-type="float">
            <text:p>9.284</text:p>
          </table:table-cell>
          <table:table-cell table:style-name="ce3" office:value-type="float" office:value="8.01666666666667" calcext:value-type="float">
            <text:p>8.017</text:p>
          </table:table-cell>
          <table:table-cell table:style-name="ce3" office:value-type="float" office:value="8.0025" calcext:value-type="float">
            <text:p>8.003</text:p>
          </table:table-cell>
          <table:table-cell table:style-name="ce3" office:value-type="float" office:value="7.66" calcext:value-type="float">
            <text:p>7.660</text:p>
          </table:table-cell>
          <table:table-cell table:style-name="ce3" office:value-type="float" office:value="7.96583333333333" calcext:value-type="float">
            <text:p>7.966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3" office:value-type="float" office:value="15.6133333333333" calcext:value-type="float">
            <text:p>15.613</text:p>
          </table:table-cell>
          <table:table-cell table:style-name="ce3" office:value-type="float" office:value="15.625" calcext:value-type="float">
            <text:p>15.625</text:p>
          </table:table-cell>
          <table:table-cell table:style-name="ce3" office:value-type="float" office:value="14.8225" calcext:value-type="float">
            <text:p>14.823</text:p>
          </table:table-cell>
          <table:table-cell table:style-name="ce3" office:value-type="float" office:value="15.48" calcext:value-type="float">
            <text:p>15.480</text:p>
          </table:table-cell>
          <table:table-cell table:style-name="ce3" office:value-type="float" office:value="15.1983333333333" calcext:value-type="float">
            <text:p>15.198</text:p>
          </table:table-cell>
          <table:table-cell table:style-name="ce3" office:value-type="float" office:value="14.7242857142857" calcext:value-type="float">
            <text:p>14.724</text:p>
          </table:table-cell>
          <table:table-cell table:style-name="ce3" office:value-type="float" office:value="15.1433333333333" calcext:value-type="float">
            <text:p>15.143</text:p>
          </table:table-cell>
          <table:table-cell table:style-name="ce3" office:value-type="float" office:value="16.6366666666667" calcext:value-type="float">
            <text:p>16.637</text:p>
          </table:table-cell>
          <table:table-cell table:style-name="ce3" office:value-type="float" office:value="15.5166666666667" calcext:value-type="float">
            <text:p>15.517</text:p>
          </table:table-cell>
          <table:table-cell table:style-name="ce3" office:value-type="float" office:value="16.2533333333333" calcext:value-type="float">
            <text:p>16.253</text:p>
          </table:table-cell>
          <table:table-cell table:style-name="ce3" office:value-type="float" office:value="16.6016666666667" calcext:value-type="float">
            <text:p>16.602</text:p>
          </table:table-cell>
          <table:table-cell table:style-name="ce3" office:value-type="float" office:value="14.8457142857143" calcext:value-type="float">
            <text:p>14.846</text:p>
          </table:table-cell>
          <table:table-cell table:style-name="ce3" office:value-type="float" office:value="33.8" calcext:value-type="float">
            <text:p>33.800</text:p>
          </table:table-cell>
          <table:table-cell table:style-name="ce3" office:value-type="float" office:value="15.7566666666667" calcext:value-type="float">
            <text:p>15.757</text:p>
          </table:table-cell>
          <table:table-cell table:style-name="ce3" office:value-type="float" office:value="32.0966666666667" calcext:value-type="float">
            <text:p>32.097</text:p>
          </table:table-cell>
          <table:table-cell table:style-name="ce3" office:value-type="float" office:value="17.0916666666667" calcext:value-type="float">
            <text:p>17.092</text:p>
          </table:table-cell>
          <table:table-cell table:style-name="ce3" office:value-type="float" office:value="16.885" calcext:value-type="float">
            <text:p>16.885</text:p>
          </table:table-cell>
          <table:table-cell table:style-name="ce3" office:value-type="float" office:value="15.4066666666667" calcext:value-type="float">
            <text:p>15.407</text:p>
          </table:table-cell>
          <table:table-cell table:style-name="ce3" office:value-type="float" office:value="16.5816666666667" calcext:value-type="float">
            <text:p>16.582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VM coscheduling time</text:p>
          </table:table-cell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table:style-name="Default" office:value-type="string" calcext:value-type="string">
            <text:p>blackscholes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4" office:value-type="float" office:value="18.704" calcext:value-type="float">
            <text:p>18.70</text:p>
          </table:table-cell>
          <table:table-cell table:style-name="ce4" office:value-type="float" office:value="18.702" calcext:value-type="float">
            <text:p>18.70</text:p>
          </table:table-cell>
          <table:table-cell table:style-name="ce4" office:value-type="float" office:value="18.264" calcext:value-type="float">
            <text:p>18.26</text:p>
          </table:table-cell>
          <table:table-cell table:style-name="ce4" office:value-type="float" office:value="18.482" calcext:value-type="float">
            <text:p>18.48</text:p>
          </table:table-cell>
          <table:table-cell table:style-name="ce4" office:value-type="float" office:value="18.484" calcext:value-type="float">
            <text:p>18.48</text:p>
          </table:table-cell>
          <table:table-cell table:style-name="ce4" office:value-type="float" office:value="17.865" calcext:value-type="float">
            <text:p>17.87</text:p>
          </table:table-cell>
          <table:table-cell table:style-name="ce4" office:value-type="float" office:value="18.674" calcext:value-type="float">
            <text:p>18.67</text:p>
          </table:table-cell>
          <table:table-cell table:style-name="ce4" office:value-type="float" office:value="18.898" calcext:value-type="float">
            <text:p>18.90</text:p>
          </table:table-cell>
          <table:table-cell table:style-name="ce4" office:value-type="float" office:value="18.668" calcext:value-type="float">
            <text:p>18.67</text:p>
          </table:table-cell>
          <table:table-cell table:style-name="ce4" office:value-type="float" office:value="18.898" calcext:value-type="float">
            <text:p>18.90</text:p>
          </table:table-cell>
          <table:table-cell table:style-name="ce4" office:value-type="float" office:value="19.064" calcext:value-type="float">
            <text:p>19.06</text:p>
          </table:table-cell>
          <table:table-cell table:style-name="ce4" office:value-type="float" office:value="18.112" calcext:value-type="float">
            <text:p>18.11</text:p>
          </table:table-cell>
          <table:table-cell table:style-name="ce4" office:value-type="float" office:value="23.245" calcext:value-type="float">
            <text:p>23.25</text:p>
          </table:table-cell>
          <table:table-cell table:style-name="ce4" office:value-type="float" office:value="18.756" calcext:value-type="float">
            <text:p>18.76</text:p>
          </table:table-cell>
          <table:table-cell table:style-name="ce4" office:value-type="float" office:value="22.44" calcext:value-type="float">
            <text:p>22.44</text:p>
          </table:table-cell>
          <table:table-cell table:style-name="ce4" office:value-type="float" office:value="19.236" calcext:value-type="float">
            <text:p>19.24</text:p>
          </table:table-cell>
          <table:table-cell table:style-name="ce4" office:value-type="float" office:value="18.912" calcext:value-type="float">
            <text:p>18.91</text:p>
          </table:table-cell>
          <table:table-cell table:style-name="ce4" office:value-type="float" office:value="18.282" calcext:value-type="float">
            <text:p>18.28</text:p>
          </table:table-cell>
          <table:table-cell table:style-name="ce4" office:value-type="float" office:value="18.984" calcext:value-type="float">
            <text:p>18.9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4" office:value-type="float" office:value="27.4" calcext:value-type="float">
            <text:p>27.40</text:p>
          </table:table-cell>
          <table:table-cell table:style-name="ce4" office:value-type="float" office:value="27.355" calcext:value-type="float">
            <text:p>27.36</text:p>
          </table:table-cell>
          <table:table-cell table:style-name="ce4" office:value-type="float" office:value="26.8325" calcext:value-type="float">
            <text:p>26.83</text:p>
          </table:table-cell>
          <table:table-cell table:style-name="ce4" office:value-type="float" office:value="26.96" calcext:value-type="float">
            <text:p>26.96</text:p>
          </table:table-cell>
          <table:table-cell table:style-name="ce4" office:value-type="float" office:value="27.1075" calcext:value-type="float">
            <text:p>27.11</text:p>
          </table:table-cell>
          <table:table-cell table:style-name="ce4" office:value-type="float" office:value="26.0175" calcext:value-type="float">
            <text:p>26.02</text:p>
          </table:table-cell>
          <table:table-cell table:style-name="ce4" office:value-type="float" office:value="27.19" calcext:value-type="float">
            <text:p>27.19</text:p>
          </table:table-cell>
          <table:table-cell table:style-name="ce4" office:value-type="float" office:value="27.72" calcext:value-type="float">
            <text:p>27.72</text:p>
          </table:table-cell>
          <table:table-cell table:style-name="ce4" office:value-type="float" office:value="27.3725" calcext:value-type="float">
            <text:p>27.37</text:p>
          </table:table-cell>
          <table:table-cell table:style-name="ce4" office:value-type="float" office:value="27.7425" calcext:value-type="float">
            <text:p>27.74</text:p>
          </table:table-cell>
          <table:table-cell table:style-name="ce4" office:value-type="float" office:value="28.1125" calcext:value-type="float">
            <text:p>28.11</text:p>
          </table:table-cell>
          <table:table-cell table:style-name="ce4" office:value-type="float" office:value="26.485" calcext:value-type="float">
            <text:p>26.49</text:p>
          </table:table-cell>
          <table:table-cell table:style-name="ce4" office:value-type="float" office:value="34.2033333333333" calcext:value-type="float">
            <text:p>34.20</text:p>
          </table:table-cell>
          <table:table-cell table:style-name="ce4" office:value-type="float" office:value="27.4175" calcext:value-type="float">
            <text:p>27.42</text:p>
          </table:table-cell>
          <table:table-cell table:style-name="ce4" office:value-type="float" office:value="33.1866666666667" calcext:value-type="float">
            <text:p>33.19</text:p>
          </table:table-cell>
          <table:table-cell table:style-name="ce4" office:value-type="float" office:value="28.1225" calcext:value-type="float">
            <text:p>28.12</text:p>
          </table:table-cell>
          <table:table-cell table:style-name="ce4" office:value-type="float" office:value="27.555" calcext:value-type="float">
            <text:p>27.56</text:p>
          </table:table-cell>
          <table:table-cell table:style-name="ce4" office:value-type="float" office:value="26.855" calcext:value-type="float">
            <text:p>26.86</text:p>
          </table:table-cell>
          <table:table-cell table:style-name="ce4" office:value-type="float" office:value="27.6075" calcext:value-type="float">
            <text:p>27.61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4" office:value-type="float" office:value="6.56714285714286" calcext:value-type="float">
            <text:p>6.57</text:p>
          </table:table-cell>
          <table:table-cell table:style-name="ce4" office:value-type="float" office:value="6.57214285714286" calcext:value-type="float">
            <text:p>6.57</text:p>
          </table:table-cell>
          <table:table-cell table:style-name="ce4" office:value-type="float" office:value="6.43285714285714" calcext:value-type="float">
            <text:p>6.43</text:p>
          </table:table-cell>
          <table:table-cell table:style-name="ce4" office:value-type="float" office:value="6.52071428571429" calcext:value-type="float">
            <text:p>6.52</text:p>
          </table:table-cell>
          <table:table-cell table:style-name="ce4" office:value-type="float" office:value="6.53071428571429" calcext:value-type="float">
            <text:p>6.53</text:p>
          </table:table-cell>
          <table:table-cell table:style-name="ce4" office:value-type="float" office:value="6.27866666666667" calcext:value-type="float">
            <text:p>6.28</text:p>
          </table:table-cell>
          <table:table-cell table:style-name="ce4" office:value-type="float" office:value="6.525" calcext:value-type="float">
            <text:p>6.53</text:p>
          </table:table-cell>
          <table:table-cell table:style-name="ce4" office:value-type="float" office:value="6.63928571428571" calcext:value-type="float">
            <text:p>6.64</text:p>
          </table:table-cell>
          <table:table-cell table:style-name="ce4" office:value-type="float" office:value="6.56642857142857" calcext:value-type="float">
            <text:p>6.57</text:p>
          </table:table-cell>
          <table:table-cell table:style-name="ce4" office:value-type="float" office:value="6.63" calcext:value-type="float">
            <text:p>6.63</text:p>
          </table:table-cell>
          <table:table-cell table:style-name="ce4" office:value-type="float" office:value="6.58428571428571" calcext:value-type="float">
            <text:p>6.58</text:p>
          </table:table-cell>
          <table:table-cell table:style-name="ce4" office:value-type="float" office:value="6.37133333333333" calcext:value-type="float">
            <text:p>6.37</text:p>
          </table:table-cell>
          <table:table-cell table:style-name="ce4" office:value-type="float" office:value="7.80416666666667" calcext:value-type="float">
            <text:p>7.80</text:p>
          </table:table-cell>
          <table:table-cell table:style-name="ce4" office:value-type="float" office:value="6.57642857142857" calcext:value-type="float">
            <text:p>6.58</text:p>
          </table:table-cell>
          <table:table-cell table:style-name="ce4" office:value-type="float" office:value="7.45307692307692" calcext:value-type="float">
            <text:p>7.45</text:p>
          </table:table-cell>
          <table:table-cell table:style-name="ce4" office:value-type="float" office:value="6.76928571428572" calcext:value-type="float">
            <text:p>6.77</text:p>
          </table:table-cell>
          <table:table-cell table:style-name="ce4" office:value-type="float" office:value="6.615" calcext:value-type="float">
            <text:p>6.62</text:p>
          </table:table-cell>
          <table:table-cell table:style-name="ce4" office:value-type="float" office:value="6.425" calcext:value-type="float">
            <text:p>6.43</text:p>
          </table:table-cell>
          <table:table-cell table:style-name="ce4" office:value-type="float" office:value="6.58928571428571" calcext:value-type="float">
            <text:p>6.59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4" office:value-type="float" office:value="15.3" calcext:value-type="float">
            <text:p>15.30</text:p>
          </table:table-cell>
          <table:table-cell table:style-name="ce4" office:value-type="float" office:value="15.285" calcext:value-type="float">
            <text:p>15.29</text:p>
          </table:table-cell>
          <table:table-cell table:style-name="ce4" office:value-type="float" office:value="14.9733333333333" calcext:value-type="float">
            <text:p>14.97</text:p>
          </table:table-cell>
          <table:table-cell table:style-name="ce4" office:value-type="float" office:value="15.2733333333333" calcext:value-type="float">
            <text:p>15.27</text:p>
          </table:table-cell>
          <table:table-cell table:style-name="ce4" office:value-type="float" office:value="15.3283333333333" calcext:value-type="float">
            <text:p>15.33</text:p>
          </table:table-cell>
          <table:table-cell table:style-name="ce4" office:value-type="float" office:value="14.5371428571429" calcext:value-type="float">
            <text:p>14.54</text:p>
          </table:table-cell>
          <table:table-cell table:style-name="ce4" office:value-type="float" office:value="15.2133333333333" calcext:value-type="float">
            <text:p>15.21</text:p>
          </table:table-cell>
          <table:table-cell table:style-name="ce4" office:value-type="float" office:value="15.35" calcext:value-type="float">
            <text:p>15.35</text:p>
          </table:table-cell>
          <table:table-cell table:style-name="ce4" office:value-type="float" office:value="15.2616666666667" calcext:value-type="float">
            <text:p>15.26</text:p>
          </table:table-cell>
          <table:table-cell table:style-name="ce4" office:value-type="float" office:value="15.3716666666667" calcext:value-type="float">
            <text:p>15.37</text:p>
          </table:table-cell>
          <table:table-cell table:style-name="ce4" office:value-type="float" office:value="15.47" calcext:value-type="float">
            <text:p>15.47</text:p>
          </table:table-cell>
          <table:table-cell table:style-name="ce4" office:value-type="float" office:value="14.8642857142857" calcext:value-type="float">
            <text:p>14.86</text:p>
          </table:table-cell>
          <table:table-cell table:style-name="ce4" office:value-type="float" office:value="17.1166666666667" calcext:value-type="float">
            <text:p>17.12</text:p>
          </table:table-cell>
          <table:table-cell table:style-name="ce4" office:value-type="float" office:value="15.2816666666667" calcext:value-type="float">
            <text:p>15.28</text:p>
          </table:table-cell>
          <table:table-cell table:style-name="ce4" office:value-type="float" office:value="16.8983333333333" calcext:value-type="float">
            <text:p>16.90</text:p>
          </table:table-cell>
          <table:table-cell table:style-name="ce4" office:value-type="float" office:value="16.07" calcext:value-type="float">
            <text:p>16.07</text:p>
          </table:table-cell>
          <table:table-cell table:style-name="ce4" office:value-type="float" office:value="15.2716666666667" calcext:value-type="float">
            <text:p>15.27</text:p>
          </table:table-cell>
          <table:table-cell table:style-name="ce4" office:value-type="float" office:value="14.8714285714286" calcext:value-type="float">
            <text:p>14.87</text:p>
          </table:table-cell>
          <table:table-cell table:style-name="ce4" office:value-type="float" office:value="15.4166666666667" calcext:value-type="float">
            <text:p>15.42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4" office:value-type="float" office:value="10.8288888888889" calcext:value-type="float">
            <text:p>10.83</text:p>
          </table:table-cell>
          <table:table-cell table:style-name="ce4" office:value-type="float" office:value="10.8344444444444" calcext:value-type="float">
            <text:p>10.83</text:p>
          </table:table-cell>
          <table:table-cell table:style-name="ce4" office:value-type="float" office:value="10.6388888888889" calcext:value-type="float">
            <text:p>10.64</text:p>
          </table:table-cell>
          <table:table-cell table:style-name="ce4" office:value-type="float" office:value="10.83" calcext:value-type="float">
            <text:p>10.83</text:p>
          </table:table-cell>
          <table:table-cell table:style-name="ce4" office:value-type="float" office:value="10.9033333333333" calcext:value-type="float">
            <text:p>10.90</text:p>
          </table:table-cell>
          <table:table-cell table:style-name="ce4" office:value-type="float" office:value="10.2833333333333" calcext:value-type="float">
            <text:p>10.28</text:p>
          </table:table-cell>
          <table:table-cell table:style-name="ce4" office:value-type="float" office:value="10.8111111111111" calcext:value-type="float">
            <text:p>10.81</text:p>
          </table:table-cell>
          <table:table-cell table:style-name="ce4" office:value-type="float" office:value="10.9455555555556" calcext:value-type="float">
            <text:p>10.95</text:p>
          </table:table-cell>
          <table:table-cell table:style-name="ce4" office:value-type="float" office:value="10.8588888888889" calcext:value-type="float">
            <text:p>10.86</text:p>
          </table:table-cell>
          <table:table-cell table:style-name="ce4" office:value-type="float" office:value="10.9766666666667" calcext:value-type="float">
            <text:p>10.98</text:p>
          </table:table-cell>
          <table:table-cell table:style-name="ce4" office:value-type="float" office:value="10.8088888888889" calcext:value-type="float">
            <text:p>10.81</text:p>
          </table:table-cell>
          <table:table-cell table:style-name="ce4" office:value-type="float" office:value="10.4777777777778" calcext:value-type="float">
            <text:p>10.48</text:p>
          </table:table-cell>
          <table:table-cell table:style-name="ce4" office:value-type="float" office:value="13.9585714285714" calcext:value-type="float">
            <text:p>13.96</text:p>
          </table:table-cell>
          <table:table-cell table:style-name="ce4" office:value-type="float" office:value="10.8733333333333" calcext:value-type="float">
            <text:p>10.87</text:p>
          </table:table-cell>
          <table:table-cell table:style-name="ce4" office:value-type="float" office:value="13" calcext:value-type="float">
            <text:p>13.00</text:p>
          </table:table-cell>
          <table:table-cell table:style-name="ce4" office:value-type="float" office:value="11.21625" calcext:value-type="float">
            <text:p>11.22</text:p>
          </table:table-cell>
          <table:table-cell table:style-name="ce4" office:value-type="float" office:value="10.9088888888889" calcext:value-type="float">
            <text:p>10.91</text:p>
          </table:table-cell>
          <table:table-cell table:style-name="ce4" office:value-type="float" office:value="10.4255555555556" calcext:value-type="float">
            <text:p>10.43</text:p>
          </table:table-cell>
          <table:table-cell table:style-name="ce4" office:value-type="float" office:value="10.9222222222222" calcext:value-type="float">
            <text:p>10.92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4" office:value-type="float" office:value="10.8422222222222" calcext:value-type="float">
            <text:p>10.84</text:p>
          </table:table-cell>
          <table:table-cell table:style-name="ce4" office:value-type="float" office:value="10.8366666666667" calcext:value-type="float">
            <text:p>10.84</text:p>
          </table:table-cell>
          <table:table-cell table:style-name="ce4" office:value-type="float" office:value="10.6244444444444" calcext:value-type="float">
            <text:p>10.62</text:p>
          </table:table-cell>
          <table:table-cell table:style-name="ce4" office:value-type="float" office:value="10.8566666666667" calcext:value-type="float">
            <text:p>10.86</text:p>
          </table:table-cell>
          <table:table-cell table:style-name="ce4" office:value-type="float" office:value="10.7944444444444" calcext:value-type="float">
            <text:p>10.79</text:p>
          </table:table-cell>
          <table:table-cell table:style-name="ce4" office:value-type="float" office:value="10.3433333333333" calcext:value-type="float">
            <text:p>10.34</text:p>
          </table:table-cell>
          <table:table-cell table:style-name="ce4" office:value-type="float" office:value="10.9433333333333" calcext:value-type="float">
            <text:p>10.94</text:p>
          </table:table-cell>
          <table:table-cell table:style-name="ce4" office:value-type="float" office:value="10.7944444444444" calcext:value-type="float">
            <text:p>10.79</text:p>
          </table:table-cell>
          <table:table-cell table:style-name="ce4" office:value-type="float" office:value="10.8188888888889" calcext:value-type="float">
            <text:p>10.82</text:p>
          </table:table-cell>
          <table:table-cell table:style-name="ce4" office:value-type="float" office:value="10.8288888888889" calcext:value-type="float">
            <text:p>10.83</text:p>
          </table:table-cell>
          <table:table-cell table:style-name="ce4" office:value-type="float" office:value="10.7133333333333" calcext:value-type="float">
            <text:p>10.71</text:p>
          </table:table-cell>
          <table:table-cell table:style-name="ce4" office:value-type="float" office:value="10.6288888888889" calcext:value-type="float">
            <text:p>10.63</text:p>
          </table:table-cell>
          <table:table-cell table:style-name="ce4" office:value-type="float" office:value="11.63875" calcext:value-type="float">
            <text:p>11.64</text:p>
          </table:table-cell>
          <table:table-cell table:style-name="ce4" office:value-type="float" office:value="10.7911111111111" calcext:value-type="float">
            <text:p>10.79</text:p>
          </table:table-cell>
          <table:table-cell table:style-name="ce4" office:value-type="float" office:value="11.64875" calcext:value-type="float">
            <text:p>11.65</text:p>
          </table:table-cell>
          <table:table-cell table:style-name="ce4" office:value-type="float" office:value="11.2925" calcext:value-type="float">
            <text:p>11.29</text:p>
          </table:table-cell>
          <table:table-cell table:style-name="ce4" office:value-type="float" office:value="10.8577777777778" calcext:value-type="float">
            <text:p>10.86</text:p>
          </table:table-cell>
          <table:table-cell table:style-name="ce4" office:value-type="float" office:value="10.4833333333333" calcext:value-type="float">
            <text:p>10.48</text:p>
          </table:table-cell>
          <table:table-cell table:style-name="ce4" office:value-type="float" office:value="10.8044444444444" calcext:value-type="float">
            <text:p>10.80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4" office:value-type="float" office:value="3.29678571428571" calcext:value-type="float">
            <text:p>3.30</text:p>
          </table:table-cell>
          <table:table-cell table:style-name="ce4" office:value-type="float" office:value="3.2625" calcext:value-type="float">
            <text:p>3.26</text:p>
          </table:table-cell>
          <table:table-cell table:style-name="ce4" office:value-type="float" office:value="3.16172413793103" calcext:value-type="float">
            <text:p>3.16</text:p>
          </table:table-cell>
          <table:table-cell table:style-name="ce4" office:value-type="float" office:value="3.2125" calcext:value-type="float">
            <text:p>3.21</text:p>
          </table:table-cell>
          <table:table-cell table:style-name="ce4" office:value-type="float" office:value="3.20035714285714" calcext:value-type="float">
            <text:p>3.20</text:p>
          </table:table-cell>
          <table:table-cell table:style-name="ce4" office:value-type="float" office:value="3.10068965517241" calcext:value-type="float">
            <text:p>3.10</text:p>
          </table:table-cell>
          <table:table-cell table:style-name="ce4" office:value-type="float" office:value="3.235" calcext:value-type="float">
            <text:p>3.24</text:p>
          </table:table-cell>
          <table:table-cell table:style-name="ce4" office:value-type="float" office:value="3.39481481481482" calcext:value-type="float">
            <text:p>3.39</text:p>
          </table:table-cell>
          <table:table-cell table:style-name="ce4" office:value-type="float" office:value="3.26392857142857" calcext:value-type="float">
            <text:p>3.26</text:p>
          </table:table-cell>
          <table:table-cell table:style-name="ce4" office:value-type="float" office:value="3.34222222222222" calcext:value-type="float">
            <text:p>3.34</text:p>
          </table:table-cell>
          <table:table-cell table:style-name="ce4" office:value-type="float" office:value="3.45461538461538" calcext:value-type="float">
            <text:p>3.45</text:p>
          </table:table-cell>
          <table:table-cell table:style-name="ce4" office:value-type="float" office:value="3.14862068965517" calcext:value-type="float">
            <text:p>3.15</text:p>
          </table:table-cell>
          <table:table-cell table:style-name="ce4" office:value-type="float" office:value="4.70578947368421" calcext:value-type="float">
            <text:p>4.71</text:p>
          </table:table-cell>
          <table:table-cell table:style-name="ce4" office:value-type="float" office:value="3.29185185185185" calcext:value-type="float">
            <text:p>3.29</text:p>
          </table:table-cell>
          <table:table-cell table:style-name="ce4" office:value-type="float" office:value="4.534" calcext:value-type="float">
            <text:p>4.53</text:p>
          </table:table-cell>
          <table:table-cell table:style-name="ce4" office:value-type="float" office:value="3.34074074074074" calcext:value-type="float">
            <text:p>3.34</text:p>
          </table:table-cell>
          <table:table-cell table:style-name="ce4" office:value-type="float" office:value="3.27464285714286" calcext:value-type="float">
            <text:p>3.27</text:p>
          </table:table-cell>
          <table:table-cell table:style-name="ce4" office:value-type="float" office:value="3.2925" calcext:value-type="float">
            <text:p>3.29</text:p>
          </table:table-cell>
          <table:table-cell table:style-name="ce4" office:value-type="float" office:value="3.29607142857143" calcext:value-type="float">
            <text:p>3.30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4" office:value-type="float" office:value="23.9225" calcext:value-type="float">
            <text:p>23.92</text:p>
          </table:table-cell>
          <table:table-cell table:style-name="ce4" office:value-type="float" office:value="23.815" calcext:value-type="float">
            <text:p>23.82</text:p>
          </table:table-cell>
          <table:table-cell table:style-name="ce4" office:value-type="float" office:value="23.2925" calcext:value-type="float">
            <text:p>23.29</text:p>
          </table:table-cell>
          <table:table-cell table:style-name="ce4" office:value-type="float" office:value="23.505" calcext:value-type="float">
            <text:p>23.51</text:p>
          </table:table-cell>
          <table:table-cell table:style-name="ce4" office:value-type="float" office:value="23.595" calcext:value-type="float">
            <text:p>23.60</text:p>
          </table:table-cell>
          <table:table-cell table:style-name="ce4" office:value-type="float" office:value="22.77" calcext:value-type="float">
            <text:p>22.77</text:p>
          </table:table-cell>
          <table:table-cell table:style-name="ce4" office:value-type="float" office:value="23.645" calcext:value-type="float">
            <text:p>23.65</text:p>
          </table:table-cell>
          <table:table-cell table:style-name="ce4" office:value-type="float" office:value="24.085" calcext:value-type="float">
            <text:p>24.09</text:p>
          </table:table-cell>
          <table:table-cell table:style-name="ce4" office:value-type="float" office:value="24.0575" calcext:value-type="float">
            <text:p>24.06</text:p>
          </table:table-cell>
          <table:table-cell table:style-name="ce4" office:value-type="float" office:value="24.1475" calcext:value-type="float">
            <text:p>24.15</text:p>
          </table:table-cell>
          <table:table-cell table:style-name="ce4" office:value-type="float" office:value="24.27" calcext:value-type="float">
            <text:p>24.27</text:p>
          </table:table-cell>
          <table:table-cell table:style-name="ce4" office:value-type="float" office:value="23.035" calcext:value-type="float">
            <text:p>23.04</text:p>
          </table:table-cell>
          <table:table-cell table:style-name="ce4" office:value-type="float" office:value="29.3125" calcext:value-type="float">
            <text:p>29.31</text:p>
          </table:table-cell>
          <table:table-cell table:style-name="ce4" office:value-type="float" office:value="23.845" calcext:value-type="float">
            <text:p>23.85</text:p>
          </table:table-cell>
          <table:table-cell table:style-name="ce4" office:value-type="float" office:value="28.59" calcext:value-type="float">
            <text:p>28.59</text:p>
          </table:table-cell>
          <table:table-cell table:style-name="ce4" office:value-type="float" office:value="24.3275" calcext:value-type="float">
            <text:p>24.33</text:p>
          </table:table-cell>
          <table:table-cell table:style-name="ce4" office:value-type="float" office:value="23.8775" calcext:value-type="float">
            <text:p>23.88</text:p>
          </table:table-cell>
          <table:table-cell table:style-name="ce4" office:value-type="float" office:value="23.3475" calcext:value-type="float">
            <text:p>23.35</text:p>
          </table:table-cell>
          <table:table-cell table:style-name="ce4" office:value-type="float" office:value="24.0475" calcext:value-type="float">
            <text:p>24.05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4" office:value-type="float" office:value="12.59625" calcext:value-type="float">
            <text:p>12.60</text:p>
          </table:table-cell>
          <table:table-cell table:style-name="ce4" office:value-type="float" office:value="12.44875" calcext:value-type="float">
            <text:p>12.45</text:p>
          </table:table-cell>
          <table:table-cell table:style-name="ce4" office:value-type="float" office:value="12.065" calcext:value-type="float">
            <text:p>12.07</text:p>
          </table:table-cell>
          <table:table-cell table:style-name="ce4" office:value-type="float" office:value="12.4475" calcext:value-type="float">
            <text:p>12.45</text:p>
          </table:table-cell>
          <table:table-cell table:style-name="ce4" office:value-type="float" office:value="12.42" calcext:value-type="float">
            <text:p>12.42</text:p>
          </table:table-cell>
          <table:table-cell table:style-name="ce4" office:value-type="float" office:value="11.97" calcext:value-type="float">
            <text:p>11.97</text:p>
          </table:table-cell>
          <table:table-cell table:style-name="ce4" office:value-type="float" office:value="12.51125" calcext:value-type="float">
            <text:p>12.51</text:p>
          </table:table-cell>
          <table:table-cell table:style-name="ce4" office:value-type="float" office:value="12.80875" calcext:value-type="float">
            <text:p>12.81</text:p>
          </table:table-cell>
          <table:table-cell table:style-name="ce4" office:value-type="float" office:value="12.46625" calcext:value-type="float">
            <text:p>12.47</text:p>
          </table:table-cell>
          <table:table-cell table:style-name="ce4" office:value-type="float" office:value="12.69625" calcext:value-type="float">
            <text:p>12.70</text:p>
          </table:table-cell>
          <table:table-cell table:style-name="ce4" office:value-type="float" office:value="12.7975" calcext:value-type="float">
            <text:p>12.80</text:p>
          </table:table-cell>
          <table:table-cell table:style-name="ce4" office:value-type="float" office:value="12.1075" calcext:value-type="float">
            <text:p>12.11</text:p>
          </table:table-cell>
          <table:table-cell table:style-name="ce4" office:value-type="float" office:value="15.91" calcext:value-type="float">
            <text:p>15.91</text:p>
          </table:table-cell>
          <table:table-cell table:style-name="ce4" office:value-type="float" office:value="12.5275" calcext:value-type="float">
            <text:p>12.53</text:p>
          </table:table-cell>
          <table:table-cell table:style-name="ce4" office:value-type="float" office:value="15.1166666666667" calcext:value-type="float">
            <text:p>15.12</text:p>
          </table:table-cell>
          <table:table-cell table:style-name="ce4" office:value-type="float" office:value="12.9442857142857" calcext:value-type="float">
            <text:p>12.94</text:p>
          </table:table-cell>
          <table:table-cell table:style-name="ce4" office:value-type="float" office:value="12.5925" calcext:value-type="float">
            <text:p>12.59</text:p>
          </table:table-cell>
          <table:table-cell table:style-name="ce4" office:value-type="float" office:value="12.34625" calcext:value-type="float">
            <text:p>12.35</text:p>
          </table:table-cell>
          <table:table-cell table:style-name="ce4" office:value-type="float" office:value="12.53" calcext:value-type="float">
            <text:p>12.53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4" office:value-type="float" office:value="7.53416666666667" calcext:value-type="float">
            <text:p>7.53</text:p>
          </table:table-cell>
          <table:table-cell table:style-name="ce4" office:value-type="float" office:value="7.505" calcext:value-type="float">
            <text:p>7.51</text:p>
          </table:table-cell>
          <table:table-cell table:style-name="ce4" office:value-type="float" office:value="7.29" calcext:value-type="float">
            <text:p>7.29</text:p>
          </table:table-cell>
          <table:table-cell table:style-name="ce4" office:value-type="float" office:value="7.41615384615385" calcext:value-type="float">
            <text:p>7.42</text:p>
          </table:table-cell>
          <table:table-cell table:style-name="ce4" office:value-type="float" office:value="7.37538461538462" calcext:value-type="float">
            <text:p>7.38</text:p>
          </table:table-cell>
          <table:table-cell table:style-name="ce4" office:value-type="float" office:value="7.03153846153846" calcext:value-type="float">
            <text:p>7.03</text:p>
          </table:table-cell>
          <table:table-cell table:style-name="ce4" office:value-type="float" office:value="7.41" calcext:value-type="float">
            <text:p>7.41</text:p>
          </table:table-cell>
          <table:table-cell table:style-name="ce4" office:value-type="float" office:value="7.93416666666667" calcext:value-type="float">
            <text:p>7.93</text:p>
          </table:table-cell>
          <table:table-cell table:style-name="ce4" office:value-type="float" office:value="7.50333333333333" calcext:value-type="float">
            <text:p>7.50</text:p>
          </table:table-cell>
          <table:table-cell table:style-name="ce4" office:value-type="float" office:value="7.775" calcext:value-type="float">
            <text:p>7.78</text:p>
          </table:table-cell>
          <table:table-cell table:style-name="ce4" office:value-type="float" office:value="7.87583333333333" calcext:value-type="float">
            <text:p>7.88</text:p>
          </table:table-cell>
          <table:table-cell table:style-name="ce4" office:value-type="float" office:value="7.20615384615385" calcext:value-type="float">
            <text:p>7.21</text:p>
          </table:table-cell>
          <table:table-cell table:style-name="ce4" office:value-type="float" office:value="12.19" calcext:value-type="float">
            <text:p>12.19</text:p>
          </table:table-cell>
          <table:table-cell table:style-name="ce4" office:value-type="float" office:value="7.5325" calcext:value-type="float">
            <text:p>7.53</text:p>
          </table:table-cell>
          <table:table-cell table:style-name="ce4" office:value-type="float" office:value="11.19875" calcext:value-type="float">
            <text:p>11.20</text:p>
          </table:table-cell>
          <table:table-cell table:style-name="ce4" office:value-type="float" office:value="7.7025" calcext:value-type="float">
            <text:p>7.70</text:p>
          </table:table-cell>
          <table:table-cell table:style-name="ce4" office:value-type="float" office:value="7.53" calcext:value-type="float">
            <text:p>7.53</text:p>
          </table:table-cell>
          <table:table-cell table:style-name="ce4" office:value-type="float" office:value="7.33153846153846" calcext:value-type="float">
            <text:p>7.33</text:p>
          </table:table-cell>
          <table:table-cell table:style-name="ce4"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4" office:value-type="float" office:value="23.6725" calcext:value-type="float">
            <text:p>23.67</text:p>
          </table:table-cell>
          <table:table-cell table:style-name="ce4" office:value-type="float" office:value="23.7175" calcext:value-type="float">
            <text:p>23.72</text:p>
          </table:table-cell>
          <table:table-cell table:style-name="ce4" office:value-type="float" office:value="23.5775" calcext:value-type="float">
            <text:p>23.58</text:p>
          </table:table-cell>
          <table:table-cell table:style-name="ce4" office:value-type="float" office:value="23.8525" calcext:value-type="float">
            <text:p>23.85</text:p>
          </table:table-cell>
          <table:table-cell table:style-name="ce4" office:value-type="float" office:value="23.8475" calcext:value-type="float">
            <text:p>23.85</text:p>
          </table:table-cell>
          <table:table-cell table:style-name="ce4" office:value-type="float" office:value="22.7325" calcext:value-type="float">
            <text:p>22.73</text:p>
          </table:table-cell>
          <table:table-cell table:style-name="ce4" office:value-type="float" office:value="24.0425" calcext:value-type="float">
            <text:p>24.04</text:p>
          </table:table-cell>
          <table:table-cell table:style-name="ce4" office:value-type="float" office:value="23.8425" calcext:value-type="float">
            <text:p>23.84</text:p>
          </table:table-cell>
          <table:table-cell table:style-name="ce4" office:value-type="float" office:value="23.7525" calcext:value-type="float">
            <text:p>23.75</text:p>
          </table:table-cell>
          <table:table-cell table:style-name="ce4" office:value-type="float" office:value="23.9175" calcext:value-type="float">
            <text:p>23.92</text:p>
          </table:table-cell>
          <table:table-cell table:style-name="ce4" office:value-type="float" office:value="23.415" calcext:value-type="float">
            <text:p>23.42</text:p>
          </table:table-cell>
          <table:table-cell table:style-name="ce4" office:value-type="float" office:value="23.1475" calcext:value-type="float">
            <text:p>23.15</text:p>
          </table:table-cell>
          <table:table-cell table:style-name="ce4" office:value-type="float" office:value="26.65" calcext:value-type="float">
            <text:p>26.65</text:p>
          </table:table-cell>
          <table:table-cell table:style-name="ce4" office:value-type="float" office:value="23.8275" calcext:value-type="float">
            <text:p>23.83</text:p>
          </table:table-cell>
          <table:table-cell table:style-name="ce4" office:value-type="float" office:value="26.25" calcext:value-type="float">
            <text:p>26.25</text:p>
          </table:table-cell>
          <table:table-cell table:style-name="ce4" office:value-type="float" office:value="23.9175" calcext:value-type="float">
            <text:p>23.92</text:p>
          </table:table-cell>
          <table:table-cell table:style-name="ce4" office:value-type="float" office:value="24.17" calcext:value-type="float">
            <text:p>24.17</text:p>
          </table:table-cell>
          <table:table-cell table:style-name="ce4" office:value-type="float" office:value="23.125" calcext:value-type="float">
            <text:p>23.13</text:p>
          </table:table-cell>
          <table:table-cell table:style-name="ce4"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4" office:value-type="float" office:value="14.2485714285714" calcext:value-type="float">
            <text:p>14.25</text:p>
          </table:table-cell>
          <table:table-cell table:style-name="ce4" office:value-type="float" office:value="13.9942857142857" calcext:value-type="float">
            <text:p>13.99</text:p>
          </table:table-cell>
          <table:table-cell table:style-name="ce4" office:value-type="float" office:value="13.3128571428571" calcext:value-type="float">
            <text:p>13.31</text:p>
          </table:table-cell>
          <table:table-cell table:style-name="ce4" office:value-type="float" office:value="13.5942857142857" calcext:value-type="float">
            <text:p>13.59</text:p>
          </table:table-cell>
          <table:table-cell table:style-name="ce4" office:value-type="float" office:value="13.5257142857143" calcext:value-type="float">
            <text:p>13.53</text:p>
          </table:table-cell>
          <table:table-cell table:style-name="ce4" office:value-type="float" office:value="13.6614285714286" calcext:value-type="float">
            <text:p>13.66</text:p>
          </table:table-cell>
          <table:table-cell table:style-name="ce4" office:value-type="float" office:value="13.9685714285714" calcext:value-type="float">
            <text:p>13.97</text:p>
          </table:table-cell>
          <table:table-cell table:style-name="ce4" office:value-type="float" office:value="15.675" calcext:value-type="float">
            <text:p>15.68</text:p>
          </table:table-cell>
          <table:table-cell table:style-name="ce4" office:value-type="float" office:value="13.9628571428571" calcext:value-type="float">
            <text:p>13.96</text:p>
          </table:table-cell>
          <table:table-cell table:style-name="ce4" office:value-type="float" office:value="15.1333333333333" calcext:value-type="float">
            <text:p>15.13</text:p>
          </table:table-cell>
          <table:table-cell table:style-name="ce4" office:value-type="float" office:value="16.2283333333333" calcext:value-type="float">
            <text:p>16.23</text:p>
          </table:table-cell>
          <table:table-cell table:style-name="ce4" office:value-type="float" office:value="13.4285714285714" calcext:value-type="float">
            <text:p>13.43</text:p>
          </table:table-cell>
          <table:table-cell table:style-name="ce4" office:value-type="float" office:value="22.645" calcext:value-type="float">
            <text:p>22.65</text:p>
          </table:table-cell>
          <table:table-cell table:style-name="ce4" office:value-type="float" office:value="14.6442857142857" calcext:value-type="float">
            <text:p>14.64</text:p>
          </table:table-cell>
          <table:table-cell table:style-name="ce4" office:value-type="float" office:value="21.026" calcext:value-type="float">
            <text:p>21.03</text:p>
          </table:table-cell>
          <table:table-cell table:style-name="ce4" office:value-type="float" office:value="14.9966666666667" calcext:value-type="float">
            <text:p>15.00</text:p>
          </table:table-cell>
          <table:table-cell table:style-name="ce4" office:value-type="float" office:value="14.3085714285714" calcext:value-type="float">
            <text:p>14.31</text:p>
          </table:table-cell>
          <table:table-cell table:style-name="ce4" office:value-type="float" office:value="15.1016666666667" calcext:value-type="float">
            <text:p>15.10</text:p>
          </table:table-cell>
          <table:table-cell table:style-name="ce4" office:value-type="float" office:value="14.3557142857143" calcext:value-type="float">
            <text:p>14.36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4" office:value-type="float" office:value="16.8633333333333" calcext:value-type="float">
            <text:p>16.86</text:p>
          </table:table-cell>
          <table:table-cell table:style-name="ce4" office:value-type="float" office:value="16.805" calcext:value-type="float">
            <text:p>16.81</text:p>
          </table:table-cell>
          <table:table-cell table:style-name="ce4" office:value-type="float" office:value="16.4883333333333" calcext:value-type="float">
            <text:p>16.49</text:p>
          </table:table-cell>
          <table:table-cell table:style-name="ce4" office:value-type="float" office:value="16.7916666666667" calcext:value-type="float">
            <text:p>16.79</text:p>
          </table:table-cell>
          <table:table-cell table:style-name="ce4" office:value-type="float" office:value="16.8516666666667" calcext:value-type="float">
            <text:p>16.85</text:p>
          </table:table-cell>
          <table:table-cell table:style-name="ce4" office:value-type="float" office:value="16.1416666666667" calcext:value-type="float">
            <text:p>16.14</text:p>
          </table:table-cell>
          <table:table-cell table:style-name="ce4" office:value-type="float" office:value="16.6683333333333" calcext:value-type="float">
            <text:p>16.67</text:p>
          </table:table-cell>
          <table:table-cell table:style-name="ce4" office:value-type="float" office:value="17.08" calcext:value-type="float">
            <text:p>17.08</text:p>
          </table:table-cell>
          <table:table-cell table:style-name="ce4" office:value-type="float" office:value="16.8733333333333" calcext:value-type="float">
            <text:p>16.87</text:p>
          </table:table-cell>
          <table:table-cell table:style-name="ce4" office:value-type="float" office:value="16.8916666666667" calcext:value-type="float">
            <text:p>16.89</text:p>
          </table:table-cell>
          <table:table-cell table:style-name="ce4" office:value-type="float" office:value="16.8666666666667" calcext:value-type="float">
            <text:p>16.87</text:p>
          </table:table-cell>
          <table:table-cell table:style-name="ce4" office:value-type="float" office:value="16.305" calcext:value-type="float">
            <text:p>16.31</text:p>
          </table:table-cell>
          <table:table-cell table:style-name="ce4" office:value-type="float" office:value="20.81" calcext:value-type="float">
            <text:p>20.81</text:p>
          </table:table-cell>
          <table:table-cell table:style-name="ce4" office:value-type="float" office:value="17.035" calcext:value-type="float">
            <text:p>17.04</text:p>
          </table:table-cell>
          <table:table-cell table:style-name="ce4" office:value-type="float" office:value="19.59" calcext:value-type="float">
            <text:p>19.59</text:p>
          </table:table-cell>
          <table:table-cell table:style-name="ce4" office:value-type="float" office:value="17.2633333333333" calcext:value-type="float">
            <text:p>17.26</text:p>
          </table:table-cell>
          <table:table-cell table:style-name="ce4" office:value-type="float" office:value="16.84" calcext:value-type="float">
            <text:p>16.84</text:p>
          </table:table-cell>
          <table:table-cell table:style-name="ce4" office:value-type="float" office:value="16.4916666666667" calcext:value-type="float">
            <text:p>16.49</text:p>
          </table:table-cell>
          <table:table-cell table:style-name="ce4" office:value-type="float" office:value="16.8633333333333" calcext:value-type="float">
            <text:p>16.86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ce4" office:value-type="float" office:value="8.20454545454545" calcext:value-type="float">
            <text:p>8.20</text:p>
          </table:table-cell>
          <table:table-cell table:style-name="ce4" office:value-type="float" office:value="8.08583333333333" calcext:value-type="float">
            <text:p>8.09</text:p>
          </table:table-cell>
          <table:table-cell table:style-name="ce4" office:value-type="float" office:value="7.45916666666667" calcext:value-type="float">
            <text:p>7.46</text:p>
          </table:table-cell>
          <table:table-cell table:style-name="ce4" office:value-type="float" office:value="7.5975" calcext:value-type="float">
            <text:p>7.60</text:p>
          </table:table-cell>
          <table:table-cell table:style-name="ce4" office:value-type="float" office:value="7.54833333333333" calcext:value-type="float">
            <text:p>7.55</text:p>
          </table:table-cell>
          <table:table-cell table:style-name="ce4" office:value-type="float" office:value="7.61416666666667" calcext:value-type="float">
            <text:p>7.61</text:p>
          </table:table-cell>
          <table:table-cell table:style-name="ce4" office:value-type="float" office:value="7.79166666666667" calcext:value-type="float">
            <text:p>7.79</text:p>
          </table:table-cell>
          <table:table-cell table:style-name="ce4" office:value-type="float" office:value="8.994" calcext:value-type="float">
            <text:p>8.99</text:p>
          </table:table-cell>
          <table:table-cell table:style-name="ce4" office:value-type="float" office:value="8.075" calcext:value-type="float">
            <text:p>8.08</text:p>
          </table:table-cell>
          <table:table-cell table:style-name="ce4" office:value-type="float" office:value="8.65818181818182" calcext:value-type="float">
            <text:p>8.66</text:p>
          </table:table-cell>
          <table:table-cell table:style-name="ce4" office:value-type="float" office:value="9.461" calcext:value-type="float">
            <text:p>9.46</text:p>
          </table:table-cell>
          <table:table-cell table:style-name="ce4" office:value-type="float" office:value="7.55583333333333" calcext:value-type="float">
            <text:p>7.56</text:p>
          </table:table-cell>
          <table:table-cell table:style-name="ce4" office:value-type="float" office:value="14.0228571428571" calcext:value-type="float">
            <text:p>14.02</text:p>
          </table:table-cell>
          <table:table-cell table:style-name="ce4" office:value-type="float" office:value="8.30454545454546" calcext:value-type="float">
            <text:p>8.30</text:p>
          </table:table-cell>
          <table:table-cell table:style-name="ce4" office:value-type="float" office:value="13.1085714285714" calcext:value-type="float">
            <text:p>13.11</text:p>
          </table:table-cell>
          <table:table-cell table:style-name="ce4" office:value-type="float" office:value="8.70272727272727" calcext:value-type="float">
            <text:p>8.70</text:p>
          </table:table-cell>
          <table:table-cell table:style-name="ce4" office:value-type="float" office:value="8.21545454545455" calcext:value-type="float">
            <text:p>8.22</text:p>
          </table:table-cell>
          <table:table-cell table:style-name="ce4" office:value-type="float" office:value="8.59818181818182" calcext:value-type="float">
            <text:p>8.60</text:p>
          </table:table-cell>
          <table:table-cell table:style-name="ce4" office:value-type="float" office:value="8.15181818181818" calcext:value-type="float">
            <text:p>8.15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4" office:value-type="float" office:value="16.7366666666667" calcext:value-type="float">
            <text:p>16.74</text:p>
          </table:table-cell>
          <table:table-cell table:style-name="ce4" office:value-type="float" office:value="16.635" calcext:value-type="float">
            <text:p>16.64</text:p>
          </table:table-cell>
          <table:table-cell table:style-name="ce4" office:value-type="float" office:value="16.1116666666667" calcext:value-type="float">
            <text:p>16.11</text:p>
          </table:table-cell>
          <table:table-cell table:style-name="ce4" office:value-type="float" office:value="16.745" calcext:value-type="float">
            <text:p>16.75</text:p>
          </table:table-cell>
          <table:table-cell table:style-name="ce4" office:value-type="float" office:value="16.4083333333333" calcext:value-type="float">
            <text:p>16.41</text:p>
          </table:table-cell>
          <table:table-cell table:style-name="ce4" office:value-type="float" office:value="15.8733333333333" calcext:value-type="float">
            <text:p>15.87</text:p>
          </table:table-cell>
          <table:table-cell table:style-name="ce4" office:value-type="float" office:value="16.7266666666667" calcext:value-type="float">
            <text:p>16.73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16.6266666666667" calcext:value-type="float">
            <text:p>16.63</text:p>
          </table:table-cell>
          <table:table-cell table:style-name="ce4" office:value-type="float" office:value="17.0933333333333" calcext:value-type="float">
            <text:p>17.09</text:p>
          </table:table-cell>
          <table:table-cell table:style-name="ce4" office:value-type="float" office:value="16.935" calcext:value-type="float">
            <text:p>16.94</text:p>
          </table:table-cell>
          <table:table-cell table:style-name="ce4" office:value-type="float" office:value="16.1333333333333" calcext:value-type="float">
            <text:p>16.13</text:p>
          </table:table-cell>
          <table:table-cell table:style-name="ce4" office:value-type="float" office:value="26.575" calcext:value-type="float">
            <text:p>26.58</text:p>
          </table:table-cell>
          <table:table-cell table:style-name="ce4" office:value-type="float" office:value="16.6683333333333" calcext:value-type="float">
            <text:p>16.67</text:p>
          </table:table-cell>
          <table:table-cell table:style-name="ce4" office:value-type="float" office:value="24.465" calcext:value-type="float">
            <text:p>24.47</text:p>
          </table:table-cell>
          <table:table-cell table:style-name="ce4" office:value-type="float" office:value="17.1816666666667" calcext:value-type="float">
            <text:p>17.18</text:p>
          </table:table-cell>
          <table:table-cell table:style-name="ce4" office:value-type="float" office:value="16.9666666666667" calcext:value-type="float">
            <text:p>16.97</text:p>
          </table:table-cell>
          <table:table-cell table:style-name="ce4" office:value-type="float" office:value="16.4316666666667" calcext:value-type="float">
            <text:p>16.43</text:p>
          </table:table-cell>
          <table:table-cell table:style-name="ce4" office:value-type="float" office:value="16.8116666666667" calcext:value-type="float">
            <text:p>16.81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4" office:value-type="float" office:value="16.27" calcext:value-type="float">
            <text:p>16.27</text:p>
          </table:table-cell>
          <table:table-cell table:style-name="ce4" office:value-type="float" office:value="16.3833333333333" calcext:value-type="float">
            <text:p>16.38</text:p>
          </table:table-cell>
          <table:table-cell table:style-name="ce4" office:value-type="float" office:value="15.985" calcext:value-type="float">
            <text:p>15.99</text:p>
          </table:table-cell>
          <table:table-cell table:style-name="ce4" office:value-type="float" office:value="16.2166666666667" calcext:value-type="float">
            <text:p>16.22</text:p>
          </table:table-cell>
          <table:table-cell table:style-name="ce4" office:value-type="float" office:value="16.0483333333333" calcext:value-type="float">
            <text:p>16.05</text:p>
          </table:table-cell>
          <table:table-cell table:style-name="ce4" office:value-type="float" office:value="15.3816666666667" calcext:value-type="float">
            <text:p>15.38</text:p>
          </table:table-cell>
          <table:table-cell table:style-name="ce4" office:value-type="float" office:value="15.9833333333333" calcext:value-type="float">
            <text:p>15.98</text:p>
          </table:table-cell>
          <table:table-cell table:style-name="ce4" office:value-type="float" office:value="17.4666666666667" calcext:value-type="float">
            <text:p>17.47</text:p>
          </table:table-cell>
          <table:table-cell table:style-name="ce4" office:value-type="float" office:value="16.405" calcext:value-type="float">
            <text:p>16.41</text:p>
          </table:table-cell>
          <table:table-cell table:style-name="ce4" office:value-type="float" office:value="17.135" calcext:value-type="float">
            <text:p>17.14</text:p>
          </table:table-cell>
          <table:table-cell table:style-name="ce4" office:value-type="float" office:value="17.1166666666667" calcext:value-type="float">
            <text:p>17.12</text:p>
          </table:table-cell>
          <table:table-cell table:style-name="ce4" office:value-type="float" office:value="15.6283333333333" calcext:value-type="float">
            <text:p>15.63</text:p>
          </table:table-cell>
          <table:table-cell table:style-name="ce4" office:value-type="float" office:value="33.2233333333333" calcext:value-type="float">
            <text:p>33.22</text:p>
          </table:table-cell>
          <table:table-cell table:style-name="ce4" office:value-type="float" office:value="16.52" calcext:value-type="float">
            <text:p>16.52</text:p>
          </table:table-cell>
          <table:table-cell table:style-name="ce4" office:value-type="float" office:value="30.6933333333333" calcext:value-type="float">
            <text:p>30.69</text:p>
          </table:table-cell>
          <table:table-cell table:style-name="ce4" office:value-type="float" office:value="18.06" calcext:value-type="float">
            <text:p>18.06</text:p>
          </table:table-cell>
          <table:table-cell table:style-name="ce4" office:value-type="float" office:value="17.5066666666667" calcext:value-type="float">
            <text:p>17.51</text:p>
          </table:table-cell>
          <table:table-cell table:style-name="ce4" office:value-type="float" office:value="16.1883333333333" calcext:value-type="float">
            <text:p>16.19</text:p>
          </table:table-cell>
          <table:table-cell table:style-name="ce4" office:value-type="float" office:value="17.275" calcext:value-type="float">
            <text:p>17.28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4" office:value-type="float" office:value="7.87916666666667" calcext:value-type="float">
            <text:p>7.88</text:p>
          </table:table-cell>
          <table:table-cell table:style-name="ce4" office:value-type="float" office:value="7.85666666666667" calcext:value-type="float">
            <text:p>7.86</text:p>
          </table:table-cell>
          <table:table-cell table:style-name="ce4" office:value-type="float" office:value="7.69" calcext:value-type="float">
            <text:p>7.69</text:p>
          </table:table-cell>
          <table:table-cell table:style-name="ce4" office:value-type="float" office:value="7.89666666666667" calcext:value-type="float">
            <text:p>7.90</text:p>
          </table:table-cell>
          <table:table-cell table:style-name="ce4" office:value-type="float" office:value="7.8475" calcext:value-type="float">
            <text:p>7.85</text:p>
          </table:table-cell>
          <table:table-cell table:style-name="ce4" office:value-type="float" office:value="7.4525" calcext:value-type="float">
            <text:p>7.45</text:p>
          </table:table-cell>
          <table:table-cell table:style-name="ce4" office:value-type="float" office:value="7.8575" calcext:value-type="float">
            <text:p>7.86</text:p>
          </table:table-cell>
          <table:table-cell table:style-name="ce4" office:value-type="float" office:value="7.98166666666667" calcext:value-type="float">
            <text:p>7.98</text:p>
          </table:table-cell>
          <table:table-cell table:style-name="ce4" office:value-type="float" office:value="7.86416666666667" calcext:value-type="float">
            <text:p>7.86</text:p>
          </table:table-cell>
          <table:table-cell table:style-name="ce4" office:value-type="float" office:value="7.9375" calcext:value-type="float">
            <text:p>7.94</text:p>
          </table:table-cell>
          <table:table-cell table:style-name="ce4" office:value-type="float" office:value="7.9875" calcext:value-type="float">
            <text:p>7.99</text:p>
          </table:table-cell>
          <table:table-cell table:style-name="ce4" office:value-type="float" office:value="7.6275" calcext:value-type="float">
            <text:p>7.63</text:p>
          </table:table-cell>
          <table:table-cell table:style-name="ce4" office:value-type="float" office:value="9.49" calcext:value-type="float">
            <text:p>9.49</text:p>
          </table:table-cell>
          <table:table-cell table:style-name="ce4" office:value-type="float" office:value="7.88083333333333" calcext:value-type="float">
            <text:p>7.88</text:p>
          </table:table-cell>
          <table:table-cell table:style-name="ce4" office:value-type="float" office:value="9.135" calcext:value-type="float">
            <text:p>9.14</text:p>
          </table:table-cell>
          <table:table-cell table:style-name="ce4" office:value-type="float" office:value="8.05416666666667" calcext:value-type="float">
            <text:p>8.05</text:p>
          </table:table-cell>
          <table:table-cell table:style-name="ce4" office:value-type="float" office:value="7.96833333333333" calcext:value-type="float">
            <text:p>7.97</text:p>
          </table:table-cell>
          <table:table-cell table:style-name="ce4" office:value-type="float" office:value="7.63083333333333" calcext:value-type="float">
            <text:p>7.63</text:p>
          </table:table-cell>
          <table:table-cell table:style-name="ce4" office:value-type="float" office:value="7.94083333333333" calcext:value-type="float">
            <text:p>7.94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4" office:value-type="float" office:value="15.0283333333333" calcext:value-type="float">
            <text:p>15.03</text:p>
          </table:table-cell>
          <table:table-cell table:style-name="ce4" office:value-type="float" office:value="15.0683333333333" calcext:value-type="float">
            <text:p>15.07</text:p>
          </table:table-cell>
          <table:table-cell table:style-name="ce4" office:value-type="float" office:value="14.5285714285714" calcext:value-type="float">
            <text:p>14.53</text:p>
          </table:table-cell>
          <table:table-cell table:style-name="ce4" office:value-type="float" office:value="14.9766666666667" calcext:value-type="float">
            <text:p>14.98</text:p>
          </table:table-cell>
          <table:table-cell table:style-name="ce4" office:value-type="float" office:value="14.7742857142857" calcext:value-type="float">
            <text:p>14.77</text:p>
          </table:table-cell>
          <table:table-cell table:style-name="ce4" office:value-type="float" office:value="14.2528571428571" calcext:value-type="float">
            <text:p>14.25</text:p>
          </table:table-cell>
          <table:table-cell table:style-name="ce4" office:value-type="float" office:value="14.8142857142857" calcext:value-type="float">
            <text:p>14.81</text:p>
          </table:table-cell>
          <table:table-cell table:style-name="ce4" office:value-type="float" office:value="16.0466666666667" calcext:value-type="float">
            <text:p>16.05</text:p>
          </table:table-cell>
          <table:table-cell table:style-name="ce4" office:value-type="float" office:value="15.0733333333333" calcext:value-type="float">
            <text:p>15.07</text:p>
          </table:table-cell>
          <table:table-cell table:style-name="ce4" office:value-type="float" office:value="15.6366666666667" calcext:value-type="float">
            <text:p>15.64</text:p>
          </table:table-cell>
          <table:table-cell table:style-name="ce4" office:value-type="float" office:value="15.7116666666667" calcext:value-type="float">
            <text:p>15.71</text:p>
          </table:table-cell>
          <table:table-cell table:style-name="ce4" office:value-type="float" office:value="14.4357142857143" calcext:value-type="float">
            <text:p>14.44</text:p>
          </table:table-cell>
          <table:table-cell table:style-name="ce4" office:value-type="float" office:value="30.36" calcext:value-type="float">
            <text:p>30.36</text:p>
          </table:table-cell>
          <table:table-cell table:style-name="ce4" office:value-type="float" office:value="15.2516666666667" calcext:value-type="float">
            <text:p>15.25</text:p>
          </table:table-cell>
          <table:table-cell table:style-name="ce4" office:value-type="float" office:value="28.6775" calcext:value-type="float">
            <text:p>28.68</text:p>
          </table:table-cell>
          <table:table-cell table:style-name="ce4" office:value-type="float" office:value="16.2016666666667" calcext:value-type="float">
            <text:p>16.20</text:p>
          </table:table-cell>
          <table:table-cell table:style-name="ce4" office:value-type="float" office:value="15.8883333333333" calcext:value-type="float">
            <text:p>15.89</text:p>
          </table:table-cell>
          <table:table-cell table:style-name="ce4" office:value-type="float" office:value="14.8733333333333" calcext:value-type="float">
            <text:p>14.87</text:p>
          </table:table-cell>
          <table:table-cell table:style-name="ce4" office:value-type="float" office:value="15.81" calcext:value-type="float">
            <text:p>15.81</text:p>
          </table:table-cell>
        </table:table-row>
        <table:table-row table:style-name="ro1">
          <table:table-cell/>
          <table:table-cell office:value-type="string" calcext:value-type="string">
            <text:p>jacLR</text:p>
          </table:table-cell>
          <table:table-cell office:value-type="string" calcext:value-type="string">
            <text:p>blackscholes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ft.A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2" table:formula="of:=([.B92]*1000-VLOOKUP([.$A111];[.$B$2:.$C$20];2;0))/([.B92]*1000)" office:value-type="percentage" office:value="0.416114200171086" calcext:value-type="percentage">
            <text:p>41.61%</text:p>
          </table:table-cell>
          <table:table-cell table:style-name="ce2" table:formula="of:=([.C92]*1000-VLOOKUP([.$A111];[.$B$2:.$C$20];2;0))/([.C92]*1000)" office:value-type="percentage" office:value="0.416051759170142" calcext:value-type="percentage">
            <text:p>41.61%</text:p>
          </table:table-cell>
          <table:table-cell table:formula="of:=([.D92]*1000-VLOOKUP([.$A111];[.$B$2:.$C$20];2;0))/([.D92]*1000)" office:value-type="percentage" office:value="0.402047744196233" calcext:value-type="percentage">
            <text:p>40.20%</text:p>
          </table:table-cell>
          <table:table-cell table:formula="of:=([.E92]*1000-VLOOKUP([.$A111];[.$B$2:.$C$20];2;0))/([.E92]*1000)" office:value-type="percentage" office:value="0.409100746672438" calcext:value-type="percentage">
            <text:p>40.91%</text:p>
          </table:table-cell>
          <table:table-cell table:formula="of:=([.F92]*1000-VLOOKUP([.$A111];[.$B$2:.$C$20];2;0))/([.F92]*1000)" office:value-type="percentage" office:value="0.409164682969054" calcext:value-type="percentage">
            <text:p>40.92%</text:p>
          </table:table-cell>
          <table:table-cell table:style-name="ce2" table:formula="of:=([.G92]*1000-VLOOKUP([.$A111];[.$B$2:.$C$20];2;0))/([.G92]*1000)" office:value-type="percentage" office:value="0.38869297509096" calcext:value-type="percentage">
            <text:p>38.87%</text:p>
          </table:table-cell>
          <table:table-cell table:style-name="ce2" table:formula="of:=([.H92]*1000-VLOOKUP([.$A111];[.$B$2:.$C$20];2;0))/([.H92]*1000)" office:value-type="percentage" office:value="0.41517618078612" calcext:value-type="percentage">
            <text:p>41.52%</text:p>
          </table:table-cell>
          <table:table-cell table:style-name="ce2" table:formula="of:=([.I92]*1000-VLOOKUP([.$A111];[.$B$2:.$C$20];2;0))/([.I92]*1000)" office:value-type="percentage" office:value="0.422108159593608" calcext:value-type="percentage">
            <text:p>42.21%</text:p>
          </table:table-cell>
          <table:table-cell table:style-name="ce2" table:formula="of:=([.J92]*1000-VLOOKUP([.$A111];[.$B$2:.$C$20];2;0))/([.J92]*1000)" office:value-type="percentage" office:value="0.414988215127491" calcext:value-type="percentage">
            <text:p>41.50%</text:p>
          </table:table-cell>
          <table:table-cell table:style-name="ce2" table:formula="of:=([.K92]*1000-VLOOKUP([.$A111];[.$B$2:.$C$20];2;0))/([.K92]*1000)" office:value-type="percentage" office:value="0.422108159593608" calcext:value-type="percentage">
            <text:p>42.21%</text:p>
          </table:table-cell>
          <table:table-cell table:style-name="ce2" table:formula="of:=([.L92]*1000-VLOOKUP([.$A111];[.$B$2:.$C$20];2;0))/([.L92]*1000)" office:value-type="percentage" office:value="0.427140159462862" calcext:value-type="percentage">
            <text:p>42.71%</text:p>
          </table:table-cell>
          <table:table-cell table:style-name="ce2" table:formula="of:=([.M92]*1000-VLOOKUP([.$A111];[.$B$2:.$C$20];2;0))/([.M92]*1000)" office:value-type="percentage" office:value="0.397029593639576" calcext:value-type="percentage">
            <text:p>39.70%</text:p>
          </table:table-cell>
          <table:table-cell table:style-name="ce2" table:formula="of:=([.N92]*1000-VLOOKUP([.$A111];[.$B$2:.$C$20];2;0))/([.N92]*1000)" office:value-type="percentage" office:value="0.530178533017853" calcext:value-type="percentage">
            <text:p>53.02%</text:p>
          </table:table-cell>
          <table:table-cell table:style-name="ce2" table:formula="of:=([.O92]*1000-VLOOKUP([.$A111];[.$B$2:.$C$20];2;0))/([.O92]*1000)" office:value-type="percentage" office:value="0.417732992109192" calcext:value-type="percentage">
            <text:p>41.77%</text:p>
          </table:table-cell>
          <table:table-cell table:style-name="ce2" table:formula="of:=([.P92]*1000-VLOOKUP([.$A111];[.$B$2:.$C$20];2;0))/([.P92]*1000)" office:value-type="percentage" office:value="0.513324420677362" calcext:value-type="percentage">
            <text:p>51.33%</text:p>
          </table:table-cell>
          <table:table-cell table:style-name="ce2" table:formula="of:=([.Q92]*1000-VLOOKUP([.$A111];[.$B$2:.$C$20];2;0))/([.Q92]*1000)" office:value-type="percentage" office:value="0.432262424620503" calcext:value-type="percentage">
            <text:p>43.23%</text:p>
          </table:table-cell>
          <table:table-cell table:style-name="ce2" table:formula="of:=([.R92]*1000-VLOOKUP([.$A111];[.$B$2:.$C$20];2;0))/([.R92]*1000)" office:value-type="percentage" office:value="0.422535956006768" calcext:value-type="percentage">
            <text:p>42.25%</text:p>
          </table:table-cell>
          <table:table-cell table:style-name="ce2" table:formula="of:=([.S92]*1000-VLOOKUP([.$A111];[.$B$2:.$C$20];2;0))/([.S92]*1000)" office:value-type="percentage" office:value="0.402636473033585" calcext:value-type="percentage">
            <text:p>40.26%</text:p>
          </table:table-cell>
          <table:table-cell table:style-name="ce2" table:formula="of:=([.T92]*1000-VLOOKUP([.$A111];[.$B$2:.$C$20];2;0))/([.T92]*1000)" office:value-type="percentage" office:value="0.424726085124315" calcext:value-type="percentage">
            <text:p>42.47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2" table:formula="of:=([.B93]*1000-VLOOKUP([.$A112];[.$B$2:.$C$20];2;0))/([.B93]*1000)" office:value-type="percentage" office:value="0.425656934306569" calcext:value-type="percentage">
            <text:p>42.57%</text:p>
          </table:table-cell>
          <table:table-cell table:style-name="ce2" table:formula="of:=([.C93]*1000-VLOOKUP([.$A112];[.$B$2:.$C$20];2;0))/([.C93]*1000)" office:value-type="percentage" office:value="0.424712118442698" calcext:value-type="percentage">
            <text:p>42.47%</text:p>
          </table:table-cell>
          <table:table-cell table:formula="of:=([.D93]*1000-VLOOKUP([.$A112];[.$B$2:.$C$20];2;0))/([.D93]*1000)" office:value-type="percentage" office:value="0.413509736327215" calcext:value-type="percentage">
            <text:p>41.35%</text:p>
          </table:table-cell>
          <table:table-cell table:formula="of:=([.E93]*1000-VLOOKUP([.$A112];[.$B$2:.$C$20];2;0))/([.E93]*1000)" office:value-type="percentage" office:value="0.416283382789317" calcext:value-type="percentage">
            <text:p>41.63%</text:p>
          </table:table-cell>
          <table:table-cell table:formula="of:=([.F93]*1000-VLOOKUP([.$A112];[.$B$2:.$C$20];2;0))/([.F93]*1000)" office:value-type="percentage" office:value="0.419459559162593" calcext:value-type="percentage">
            <text:p>41.95%</text:p>
          </table:table-cell>
          <table:table-cell table:style-name="ce2" table:formula="of:=([.G93]*1000-VLOOKUP([.$A112];[.$B$2:.$C$20];2;0))/([.G93]*1000)" office:value-type="percentage" office:value="0.395137887960027" calcext:value-type="percentage">
            <text:p>39.51%</text:p>
          </table:table-cell>
          <table:table-cell table:style-name="ce2" table:formula="of:=([.H93]*1000-VLOOKUP([.$A112];[.$B$2:.$C$20];2;0))/([.H93]*1000)" office:value-type="percentage" office:value="0.42122103714601" calcext:value-type="percentage">
            <text:p>42.12%</text:p>
          </table:table-cell>
          <table:table-cell table:style-name="ce2" table:formula="of:=([.I93]*1000-VLOOKUP([.$A112];[.$B$2:.$C$20];2;0))/([.I93]*1000)" office:value-type="percentage" office:value="0.432287157287157" calcext:value-type="percentage">
            <text:p>43.23%</text:p>
          </table:table-cell>
          <table:table-cell table:style-name="ce2" table:formula="of:=([.J93]*1000-VLOOKUP([.$A112];[.$B$2:.$C$20];2;0))/([.J93]*1000)" office:value-type="percentage" office:value="0.425079915974062" calcext:value-type="percentage">
            <text:p>42.51%</text:p>
          </table:table-cell>
          <table:table-cell table:style-name="ce2" table:formula="of:=([.K93]*1000-VLOOKUP([.$A112];[.$B$2:.$C$20];2;0))/([.K93]*1000)" office:value-type="percentage" office:value="0.432747589438587" calcext:value-type="percentage">
            <text:p>43.27%</text:p>
          </table:table-cell>
          <table:table-cell table:style-name="ce2" table:formula="of:=([.L93]*1000-VLOOKUP([.$A112];[.$B$2:.$C$20];2;0))/([.L93]*1000)" office:value-type="percentage" office:value="0.440213428190307" calcext:value-type="percentage">
            <text:p>44.02%</text:p>
          </table:table-cell>
          <table:table-cell table:style-name="ce2" table:formula="of:=([.M93]*1000-VLOOKUP([.$A112];[.$B$2:.$C$20];2;0))/([.M93]*1000)" office:value-type="percentage" office:value="0.405814612044554" calcext:value-type="percentage">
            <text:p>40.58%</text:p>
          </table:table-cell>
          <table:table-cell table:style-name="ce2" table:formula="of:=([.N93]*1000-VLOOKUP([.$A112];[.$B$2:.$C$20];2;0))/([.N93]*1000)" office:value-type="percentage" office:value="0.539898645356203" calcext:value-type="percentage">
            <text:p>53.99%</text:p>
          </table:table-cell>
          <table:table-cell table:style-name="ce2" table:formula="of:=([.O93]*1000-VLOOKUP([.$A112];[.$B$2:.$C$20];2;0))/([.O93]*1000)" office:value-type="percentage" office:value="0.426023525120817" calcext:value-type="percentage">
            <text:p>42.60%</text:p>
          </table:table-cell>
          <table:table-cell table:style-name="ce2" table:formula="of:=([.P93]*1000-VLOOKUP([.$A112];[.$B$2:.$C$20];2;0))/([.P93]*1000)" office:value-type="percentage" office:value="0.525803535556449" calcext:value-type="percentage">
            <text:p>52.58%</text:p>
          </table:table-cell>
          <table:table-cell table:style-name="ce2" table:formula="of:=([.Q93]*1000-VLOOKUP([.$A112];[.$B$2:.$C$20];2;0))/([.Q93]*1000)" office:value-type="percentage" office:value="0.440412481109432" calcext:value-type="percentage">
            <text:p>44.04%</text:p>
          </table:table-cell>
          <table:table-cell table:style-name="ce2" table:formula="of:=([.R93]*1000-VLOOKUP([.$A112];[.$B$2:.$C$20];2;0))/([.R93]*1000)" office:value-type="percentage" office:value="0.42888767918708" calcext:value-type="percentage">
            <text:p>42.89%</text:p>
          </table:table-cell>
          <table:table-cell table:style-name="ce2" table:formula="of:=([.S93]*1000-VLOOKUP([.$A112];[.$B$2:.$C$20];2;0))/([.S93]*1000)" office:value-type="percentage" office:value="0.414001117110408" calcext:value-type="percentage">
            <text:p>41.40%</text:p>
          </table:table-cell>
          <table:table-cell table:style-name="ce2" table:formula="of:=([.T93]*1000-VLOOKUP([.$A112];[.$B$2:.$C$20];2;0))/([.T93]*1000)" office:value-type="percentage" office:value="0.429973739020194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2" table:formula="of:=([.B94]*1000-VLOOKUP([.$A113];[.$B$2:.$C$20];2;0))/([.B94]*1000)" office:value-type="percentage" office:value="0.0645855993038943" calcext:value-type="percentage">
            <text:p>6.46%</text:p>
          </table:table-cell>
          <table:table-cell table:style-name="ce2" table:formula="of:=([.C94]*1000-VLOOKUP([.$A113];[.$B$2:.$C$20];2;0))/([.C94]*1000)" office:value-type="percentage" office:value="0.065297250298881" calcext:value-type="percentage">
            <text:p>6.53%</text:p>
          </table:table-cell>
          <table:table-cell table:formula="of:=([.D94]*1000-VLOOKUP([.$A113];[.$B$2:.$C$20];2;0))/([.D94]*1000)" office:value-type="percentage" office:value="0.0450588496557845" calcext:value-type="percentage">
            <text:p>4.51%</text:p>
          </table:table-cell>
          <table:table-cell table:formula="of:=([.E94]*1000-VLOOKUP([.$A113];[.$B$2:.$C$20];2;0))/([.E94]*1000)" office:value-type="percentage" office:value="0.0579252930222376" calcext:value-type="percentage">
            <text:p>5.79%</text:p>
          </table:table-cell>
          <table:table-cell table:formula="of:=([.F94]*1000-VLOOKUP([.$A113];[.$B$2:.$C$20];2;0))/([.F94]*1000)" office:value-type="percentage" office:value="0.0593678223777759" calcext:value-type="percentage">
            <text:p>5.94%</text:p>
          </table:table-cell>
          <table:table-cell table:style-name="ce2" table:formula="of:=([.G94]*1000-VLOOKUP([.$A113];[.$B$2:.$C$20];2;0))/([.G94]*1000)" office:value-type="percentage" office:value="0.0216075599915061" calcext:value-type="percentage">
            <text:p>2.16%</text:p>
          </table:table-cell>
          <table:table-cell table:style-name="ce2" table:formula="of:=([.H94]*1000-VLOOKUP([.$A113];[.$B$2:.$C$20];2;0))/([.H94]*1000)" office:value-type="percentage" office:value="0.058544061302682" calcext:value-type="percentage">
            <text:p>5.85%</text:p>
          </table:table-cell>
          <table:table-cell table:style-name="ce2" table:formula="of:=([.I94]*1000-VLOOKUP([.$A113];[.$B$2:.$C$20];2;0))/([.I94]*1000)" office:value-type="percentage" office:value="0.0747498655190957" calcext:value-type="percentage">
            <text:p>7.47%</text:p>
          </table:table-cell>
          <table:table-cell table:style-name="ce2" table:formula="of:=([.J94]*1000-VLOOKUP([.$A113];[.$B$2:.$C$20];2;0))/([.J94]*1000)" office:value-type="percentage" office:value="0.0644838464048732" calcext:value-type="percentage">
            <text:p>6.45%</text:p>
          </table:table-cell>
          <table:table-cell table:style-name="ce2" table:formula="of:=([.K94]*1000-VLOOKUP([.$A113];[.$B$2:.$C$20];2;0))/([.K94]*1000)" office:value-type="percentage" office:value="0.0734539969834088" calcext:value-type="percentage">
            <text:p>7.35%</text:p>
          </table:table-cell>
          <table:table-cell table:style-name="ce2" table:formula="of:=([.L94]*1000-VLOOKUP([.$A113];[.$B$2:.$C$20];2;0))/([.L94]*1000)" office:value-type="percentage" office:value="0.0670210457799951" calcext:value-type="percentage">
            <text:p>6.70%</text:p>
          </table:table-cell>
          <table:table-cell table:style-name="ce2" table:formula="of:=([.M94]*1000-VLOOKUP([.$A113];[.$B$2:.$C$20];2;0))/([.M94]*1000)" office:value-type="percentage" office:value="0.035837605943287" calcext:value-type="percentage">
            <text:p>3.58%</text:p>
          </table:table-cell>
          <table:table-cell table:style-name="ce2" table:formula="of:=([.N94]*1000-VLOOKUP([.$A113];[.$B$2:.$C$20];2;0))/([.N94]*1000)" office:value-type="percentage" office:value="0.212856380138815" calcext:value-type="percentage">
            <text:p>21.29%</text:p>
          </table:table-cell>
          <table:table-cell table:style-name="ce2" table:formula="of:=([.O94]*1000-VLOOKUP([.$A113];[.$B$2:.$C$20];2;0))/([.O94]*1000)" office:value-type="percentage" office:value="0.0659063755837947" calcext:value-type="percentage">
            <text:p>6.59%</text:p>
          </table:table-cell>
          <table:table-cell table:style-name="ce2" table:formula="of:=([.P94]*1000-VLOOKUP([.$A113];[.$B$2:.$C$20];2;0))/([.P94]*1000)" office:value-type="percentage" office:value="0.175776653937455" calcext:value-type="percentage">
            <text:p>17.58%</text:p>
          </table:table-cell>
          <table:table-cell table:style-name="ce2" table:formula="of:=([.Q94]*1000-VLOOKUP([.$A113];[.$B$2:.$C$20];2;0))/([.Q94]*1000)" office:value-type="percentage" office:value="0.0925187295557674" calcext:value-type="percentage">
            <text:p>9.25%</text:p>
          </table:table-cell>
          <table:table-cell table:style-name="ce2" table:formula="of:=([.R94]*1000-VLOOKUP([.$A113];[.$B$2:.$C$20];2;0))/([.R94]*1000)" office:value-type="percentage" office:value="0.0713529856386999" calcext:value-type="percentage">
            <text:p>7.14%</text:p>
          </table:table-cell>
          <table:table-cell table:style-name="ce2" table:formula="of:=([.S94]*1000-VLOOKUP([.$A113];[.$B$2:.$C$20];2;0))/([.S94]*1000)" office:value-type="percentage" office:value="0.0438910505836576" calcext:value-type="percentage">
            <text:p>4.39%</text:p>
          </table:table-cell>
          <table:table-cell table:style-name="ce2" table:formula="of:=([.T94]*1000-VLOOKUP([.$A113];[.$B$2:.$C$20];2;0))/([.T94]*1000)" office:value-type="percentage" office:value="0.0677289972899723" calcext:value-type="percentage">
            <text:p>6.77%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2" table:formula="of:=([.B95]*1000-VLOOKUP([.$A114];[.$B$2:.$C$20];2;0))/([.B95]*1000)" office:value-type="percentage" office:value="0.0713071895424837" calcext:value-type="percentage">
            <text:p>7.13%</text:p>
          </table:table-cell>
          <table:table-cell table:style-name="ce2" table:formula="of:=([.C95]*1000-VLOOKUP([.$A114];[.$B$2:.$C$20];2;0))/([.C95]*1000)" office:value-type="percentage" office:value="0.0703958128884527" calcext:value-type="percentage">
            <text:p>7.04%</text:p>
          </table:table-cell>
          <table:table-cell table:formula="of:=([.D95]*1000-VLOOKUP([.$A114];[.$B$2:.$C$20];2;0))/([.D95]*1000)" office:value-type="percentage" office:value="0.0510463045414049" calcext:value-type="percentage">
            <text:p>5.10%</text:p>
          </table:table-cell>
          <table:table-cell table:formula="of:=([.E95]*1000-VLOOKUP([.$A114];[.$B$2:.$C$20];2;0))/([.E95]*1000)" office:value-type="percentage" office:value="0.0696857267568727" calcext:value-type="percentage">
            <text:p>6.97%</text:p>
          </table:table-cell>
          <table:table-cell table:formula="of:=([.F95]*1000-VLOOKUP([.$A114];[.$B$2:.$C$20];2;0))/([.F95]*1000)" office:value-type="percentage" office:value="0.0730238121126434" calcext:value-type="percentage">
            <text:p>7.30%</text:p>
          </table:table-cell>
          <table:table-cell table:style-name="ce2" table:formula="of:=([.G95]*1000-VLOOKUP([.$A114];[.$B$2:.$C$20];2;0))/([.G95]*1000)" office:value-type="percentage" office:value="0.0225727201257891" calcext:value-type="percentage">
            <text:p>2.26%</text:p>
          </table:table-cell>
          <table:table-cell table:style-name="ce2" table:formula="of:=([.H95]*1000-VLOOKUP([.$A114];[.$B$2:.$C$20];2;0))/([.H95]*1000)" office:value-type="percentage" office:value="0.0660166520595948" calcext:value-type="percentage">
            <text:p>6.60%</text:p>
          </table:table-cell>
          <table:table-cell table:style-name="ce2" table:formula="of:=([.I95]*1000-VLOOKUP([.$A114];[.$B$2:.$C$20];2;0))/([.I95]*1000)" office:value-type="percentage" office:value="0.0743322475570033" calcext:value-type="percentage">
            <text:p>7.43%</text:p>
          </table:table-cell>
          <table:table-cell table:style-name="ce2" table:formula="of:=([.J95]*1000-VLOOKUP([.$A114];[.$B$2:.$C$20];2;0))/([.J95]*1000)" office:value-type="percentage" office:value="0.0689745549852593" calcext:value-type="percentage">
            <text:p>6.90%</text:p>
          </table:table-cell>
          <table:table-cell table:style-name="ce2" table:formula="of:=([.K95]*1000-VLOOKUP([.$A114];[.$B$2:.$C$20];2;0))/([.K95]*1000)" office:value-type="percentage" office:value="0.0756369944703479" calcext:value-type="percentage">
            <text:p>7.56%</text:p>
          </table:table-cell>
          <table:table-cell table:style-name="ce2" table:formula="of:=([.L95]*1000-VLOOKUP([.$A114];[.$B$2:.$C$20];2;0))/([.L95]*1000)" office:value-type="percentage" office:value="0.0815126050420168" calcext:value-type="percentage">
            <text:p>8.15%</text:p>
          </table:table-cell>
          <table:table-cell table:style-name="ce2" table:formula="of:=([.M95]*1000-VLOOKUP([.$A114];[.$B$2:.$C$20];2;0))/([.M95]*1000)" office:value-type="percentage" office:value="0.0440845747236896" calcext:value-type="percentage">
            <text:p>4.41%</text:p>
          </table:table-cell>
          <table:table-cell table:style-name="ce2" table:formula="of:=([.N95]*1000-VLOOKUP([.$A114];[.$B$2:.$C$20];2;0))/([.N95]*1000)" office:value-type="percentage" office:value="0.169873417721521" calcext:value-type="percentage">
            <text:p>16.99%</text:p>
          </table:table-cell>
          <table:table-cell table:style-name="ce2" table:formula="of:=([.O95]*1000-VLOOKUP([.$A114];[.$B$2:.$C$20];2;0))/([.O95]*1000)" office:value-type="percentage" office:value="0.0701930417711876" calcext:value-type="percentage">
            <text:p>7.02%</text:p>
          </table:table-cell>
          <table:table-cell table:style-name="ce2" table:formula="of:=([.P95]*1000-VLOOKUP([.$A114];[.$B$2:.$C$20];2;0))/([.P95]*1000)" office:value-type="percentage" office:value="0.159147844955122" calcext:value-type="percentage">
            <text:p>15.91%</text:p>
          </table:table-cell>
          <table:table-cell table:style-name="ce2" table:formula="of:=([.Q95]*1000-VLOOKUP([.$A114];[.$B$2:.$C$20];2;0))/([.Q95]*1000)" office:value-type="percentage" office:value="0.115805849408836" calcext:value-type="percentage">
            <text:p>11.58%</text:p>
          </table:table-cell>
          <table:table-cell table:style-name="ce2" table:formula="of:=([.R95]*1000-VLOOKUP([.$A114];[.$B$2:.$C$20];2;0))/([.R95]*1000)" office:value-type="percentage" office:value="0.0695841973152918" calcext:value-type="percentage">
            <text:p>6.96%</text:p>
          </table:table-cell>
          <table:table-cell table:style-name="ce2" table:formula="of:=([.S95]*1000-VLOOKUP([.$A114];[.$B$2:.$C$20];2;0))/([.S95]*1000)" office:value-type="percentage" office:value="0.0445437079731046" calcext:value-type="percentage">
            <text:p>4.45%</text:p>
          </table:table-cell>
          <table:table-cell table:style-name="ce2" table:formula="of:=([.T95]*1000-VLOOKUP([.$A114];[.$B$2:.$C$20];2;0))/([.T95]*1000)" office:value-type="percentage" office:value="0.0783351351351372" calcext:value-type="percentage">
            <text:p>7.83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2" table:formula="of:=([.B96]*1000-VLOOKUP([.$A115];[.$B$2:.$C$20];2;0))/([.B96]*1000)" office:value-type="percentage" office:value="0.44204801970039" calcext:value-type="percentage">
            <text:p>44.20%</text:p>
          </table:table-cell>
          <table:table-cell table:style-name="ce2" table:formula="of:=([.C96]*1000-VLOOKUP([.$A115];[.$B$2:.$C$20];2;0))/([.C96]*1000)" office:value-type="percentage" office:value="0.442334119577477" calcext:value-type="percentage">
            <text:p>44.23%</text:p>
          </table:table-cell>
          <table:table-cell table:formula="of:=([.D96]*1000-VLOOKUP([.$A115];[.$B$2:.$C$20];2;0))/([.D96]*1000)" office:value-type="percentage" office:value="0.432083550913839" calcext:value-type="percentage">
            <text:p>43.21%</text:p>
          </table:table-cell>
          <table:table-cell table:formula="of:=([.E96]*1000-VLOOKUP([.$A115];[.$B$2:.$C$20];2;0))/([.E96]*1000)" office:value-type="percentage" office:value="0.442105263157895" calcext:value-type="percentage">
            <text:p>44.21%</text:p>
          </table:table-cell>
          <table:table-cell table:formula="of:=([.F96]*1000-VLOOKUP([.$A115];[.$B$2:.$C$20];2;0))/([.F96]*1000)" office:value-type="percentage" office:value="0.445857535921735" calcext:value-type="percentage">
            <text:p>44.59%</text:p>
          </table:table-cell>
          <table:table-cell table:style-name="ce2" table:formula="of:=([.G96]*1000-VLOOKUP([.$A115];[.$B$2:.$C$20];2;0))/([.G96]*1000)" office:value-type="percentage" office:value="0.412447325769852" calcext:value-type="percentage">
            <text:p>41.24%</text:p>
          </table:table-cell>
          <table:table-cell table:style-name="ce2" table:formula="of:=([.H96]*1000-VLOOKUP([.$A115];[.$B$2:.$C$20];2;0))/([.H96]*1000)" office:value-type="percentage" office:value="0.441130524152106" calcext:value-type="percentage">
            <text:p>44.11%</text:p>
          </table:table-cell>
          <table:table-cell table:style-name="ce2" table:formula="of:=([.I96]*1000-VLOOKUP([.$A115];[.$B$2:.$C$20];2;0))/([.I96]*1000)" office:value-type="percentage" office:value="0.447995127398236" calcext:value-type="percentage">
            <text:p>44.80%</text:p>
          </table:table-cell>
          <table:table-cell table:style-name="ce2" table:formula="of:=([.J96]*1000-VLOOKUP([.$A115];[.$B$2:.$C$20];2;0))/([.J96]*1000)" office:value-type="percentage" office:value="0.44358948122378" calcext:value-type="percentage">
            <text:p>44.36%</text:p>
          </table:table-cell>
          <table:table-cell table:style-name="ce2" table:formula="of:=([.K96]*1000-VLOOKUP([.$A115];[.$B$2:.$C$20];2;0))/([.K96]*1000)" office:value-type="percentage" office:value="0.449559672031584" calcext:value-type="percentage">
            <text:p>44.96%</text:p>
          </table:table-cell>
          <table:table-cell table:style-name="ce2" table:formula="of:=([.L96]*1000-VLOOKUP([.$A115];[.$B$2:.$C$20];2;0))/([.L96]*1000)" office:value-type="percentage" office:value="0.441015625000001" calcext:value-type="percentage">
            <text:p>44.10%</text:p>
          </table:table-cell>
          <table:table-cell table:style-name="ce2" table:formula="of:=([.M96]*1000-VLOOKUP([.$A115];[.$B$2:.$C$20];2;0))/([.M96]*1000)" office:value-type="percentage" office:value="0.423351007423119" calcext:value-type="percentage">
            <text:p>42.34%</text:p>
          </table:table-cell>
          <table:table-cell table:style-name="ce2" table:formula="of:=([.N96]*1000-VLOOKUP([.$A115];[.$B$2:.$C$20];2;0))/([.N96]*1000)" office:value-type="percentage" office:value="0.567147681915873" calcext:value-type="percentage">
            <text:p>56.71%</text:p>
          </table:table-cell>
          <table:table-cell table:style-name="ce2" table:formula="of:=([.O96]*1000-VLOOKUP([.$A115];[.$B$2:.$C$20];2;0))/([.O96]*1000)" office:value-type="percentage" office:value="0.444328632740648" calcext:value-type="percentage">
            <text:p>44.43%</text:p>
          </table:table-cell>
          <table:table-cell table:style-name="ce2" table:formula="of:=([.P96]*1000-VLOOKUP([.$A115];[.$B$2:.$C$20];2;0))/([.P96]*1000)" office:value-type="percentage" office:value="0.535230769230769" calcext:value-type="percentage">
            <text:p>53.52%</text:p>
          </table:table-cell>
          <table:table-cell table:style-name="ce2" table:formula="of:=([.Q96]*1000-VLOOKUP([.$A115];[.$B$2:.$C$20];2;0))/([.Q96]*1000)" office:value-type="percentage" office:value="0.4613172851889" calcext:value-type="percentage">
            <text:p>46.13%</text:p>
          </table:table-cell>
          <table:table-cell table:style-name="ce2" table:formula="of:=([.R96]*1000-VLOOKUP([.$A115];[.$B$2:.$C$20];2;0))/([.R96]*1000)" office:value-type="percentage" office:value="0.446139743328581" calcext:value-type="percentage">
            <text:p>44.61%</text:p>
          </table:table-cell>
          <table:table-cell table:style-name="ce2" table:formula="of:=([.S96]*1000-VLOOKUP([.$A115];[.$B$2:.$C$20];2;0))/([.S96]*1000)" office:value-type="percentage" office:value="0.420462538633702" calcext:value-type="percentage">
            <text:p>42.05%</text:p>
          </table:table-cell>
          <table:table-cell table:style-name="ce2" table:formula="of:=([.T96]*1000-VLOOKUP([.$A115];[.$B$2:.$C$20];2;0))/([.T96]*1000)" office:value-type="percentage" office:value="0.446815869786367" calcext:value-type="percentage">
            <text:p>44.68%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2" table:formula="of:=([.B97]*1000-VLOOKUP([.$A116];[.$B$2:.$C$20];2;0))/([.B97]*1000)" office:value-type="percentage" office:value="0.0559130969460935" calcext:value-type="percentage">
            <text:p>5.59%</text:p>
          </table:table-cell>
          <table:table-cell table:style-name="ce2" table:formula="of:=([.C97]*1000-VLOOKUP([.$A116];[.$B$2:.$C$20];2;0))/([.C97]*1000)" office:value-type="percentage" office:value="0.0554290987388526" calcext:value-type="percentage">
            <text:p>5.54%</text:p>
          </table:table-cell>
          <table:table-cell table:formula="of:=([.D97]*1000-VLOOKUP([.$A116];[.$B$2:.$C$20];2;0))/([.D97]*1000)" office:value-type="percentage" office:value="0.0365613888307845" calcext:value-type="percentage">
            <text:p>3.66%</text:p>
          </table:table-cell>
          <table:table-cell table:formula="of:=([.E97]*1000-VLOOKUP([.$A116];[.$B$2:.$C$20];2;0))/([.E97]*1000)" office:value-type="percentage" office:value="0.0571691740865855" calcext:value-type="percentage">
            <text:p>5.72%</text:p>
          </table:table-cell>
          <table:table-cell table:formula="of:=([.F97]*1000-VLOOKUP([.$A116];[.$B$2:.$C$20];2;0))/([.F97]*1000)" office:value-type="percentage" office:value="0.0517344312918129" calcext:value-type="percentage">
            <text:p>5.17%</text:p>
          </table:table-cell>
          <table:table-cell table:style-name="ce2" table:formula="of:=([.G97]*1000-VLOOKUP([.$A116];[.$B$2:.$C$20];2;0))/([.G97]*1000)" office:value-type="percentage" office:value="0.0103770544634192" calcext:value-type="percentage">
            <text:p>1.04%</text:p>
          </table:table-cell>
          <table:table-cell table:style-name="ce2" table:formula="of:=([.H97]*1000-VLOOKUP([.$A116];[.$B$2:.$C$20];2;0))/([.H97]*1000)" office:value-type="percentage" office:value="0.0646360036551905" calcext:value-type="percentage">
            <text:p>6.46%</text:p>
          </table:table-cell>
          <table:table-cell table:style-name="ce2" table:formula="of:=([.I97]*1000-VLOOKUP([.$A116];[.$B$2:.$C$20];2;0))/([.I97]*1000)" office:value-type="percentage" office:value="0.0517344312918129" calcext:value-type="percentage">
            <text:p>5.17%</text:p>
          </table:table-cell>
          <table:table-cell table:style-name="ce2" table:formula="of:=([.J97]*1000-VLOOKUP([.$A116];[.$B$2:.$C$20];2;0))/([.J97]*1000)" office:value-type="percentage" office:value="0.0538769641573389" calcext:value-type="percentage">
            <text:p>5.39%</text:p>
          </table:table-cell>
          <table:table-cell table:style-name="ce2" table:formula="of:=([.K97]*1000-VLOOKUP([.$A116];[.$B$2:.$C$20];2;0))/([.K97]*1000)" office:value-type="percentage" office:value="0.0547506669402841" calcext:value-type="percentage">
            <text:p>5.48%</text:p>
          </table:table-cell>
          <table:table-cell table:style-name="ce2" table:formula="of:=([.L97]*1000-VLOOKUP([.$A116];[.$B$2:.$C$20];2;0))/([.L97]*1000)" office:value-type="percentage" office:value="0.0445550715619136" calcext:value-type="percentage">
            <text:p>4.46%</text:p>
          </table:table-cell>
          <table:table-cell table:style-name="ce2" table:formula="of:=([.M97]*1000-VLOOKUP([.$A116];[.$B$2:.$C$20];2;0))/([.M97]*1000)" office:value-type="percentage" office:value="0.036964248379679" calcext:value-type="percentage">
            <text:p>3.70%</text:p>
          </table:table-cell>
          <table:table-cell table:style-name="ce2" table:formula="of:=([.N97]*1000-VLOOKUP([.$A116];[.$B$2:.$C$20];2;0))/([.N97]*1000)" office:value-type="percentage" office:value="0.120524111266244" calcext:value-type="percentage">
            <text:p>12.05%</text:p>
          </table:table-cell>
          <table:table-cell table:style-name="ce2" table:formula="of:=([.O97]*1000-VLOOKUP([.$A116];[.$B$2:.$C$20];2;0))/([.O97]*1000)" office:value-type="percentage" office:value="0.0514415156507404" calcext:value-type="percentage">
            <text:p>5.14%</text:p>
          </table:table-cell>
          <table:table-cell table:style-name="ce2" table:formula="of:=([.P97]*1000-VLOOKUP([.$A116];[.$B$2:.$C$20];2;0))/([.P97]*1000)" office:value-type="percentage" office:value="0.121279107200343" calcext:value-type="percentage">
            <text:p>12.13%</text:p>
          </table:table-cell>
          <table:table-cell table:style-name="ce2" table:formula="of:=([.Q97]*1000-VLOOKUP([.$A116];[.$B$2:.$C$20];2;0))/([.Q97]*1000)" office:value-type="percentage" office:value="0.0935576710205889" calcext:value-type="percentage">
            <text:p>9.36%</text:p>
          </table:table-cell>
          <table:table-cell table:style-name="ce2" table:formula="of:=([.R97]*1000-VLOOKUP([.$A116];[.$B$2:.$C$20];2;0))/([.R97]*1000)" office:value-type="percentage" office:value="0.0572656569791259" calcext:value-type="percentage">
            <text:p>5.73%</text:p>
          </table:table-cell>
          <table:table-cell table:style-name="ce2" table:formula="of:=([.S97]*1000-VLOOKUP([.$A116];[.$B$2:.$C$20];2;0))/([.S97]*1000)" office:value-type="percentage" office:value="0.0235930047694724" calcext:value-type="percentage">
            <text:p>2.36%</text:p>
          </table:table-cell>
          <table:table-cell table:style-name="ce2" table:formula="of:=([.T97]*1000-VLOOKUP([.$A116];[.$B$2:.$C$20];2;0))/([.T97]*1000)" office:value-type="percentage" office:value="0.0526120937885605" calcext:value-type="percentage">
            <text:p>5.26%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2" table:formula="of:=([.B98]*1000-VLOOKUP([.$A117];[.$B$2:.$C$20];2;0))/([.B98]*1000)" office:value-type="percentage" office:value="0.0906294009316422" calcext:value-type="percentage">
            <text:p>9.06%</text:p>
          </table:table-cell>
          <table:table-cell table:style-name="ce2" table:formula="of:=([.C98]*1000-VLOOKUP([.$A117];[.$B$2:.$C$20];2;0))/([.C98]*1000)" office:value-type="percentage" office:value="0.0810727969348659" calcext:value-type="percentage">
            <text:p>8.11%</text:p>
          </table:table-cell>
          <table:table-cell table:formula="of:=([.D98]*1000-VLOOKUP([.$A117];[.$B$2:.$C$20];2;0))/([.D98]*1000)" office:value-type="percentage" office:value="0.0517831824626446" calcext:value-type="percentage">
            <text:p>5.18%</text:p>
          </table:table-cell>
          <table:table-cell table:formula="of:=([.E98]*1000-VLOOKUP([.$A117];[.$B$2:.$C$20];2;0))/([.E98]*1000)" office:value-type="percentage" office:value="0.0667704280155642" calcext:value-type="percentage">
            <text:p>6.68%</text:p>
          </table:table-cell>
          <table:table-cell table:formula="of:=([.F98]*1000-VLOOKUP([.$A117];[.$B$2:.$C$20];2;0))/([.F98]*1000)" office:value-type="percentage" office:value="0.0632295502734061" calcext:value-type="percentage">
            <text:p>6.32%</text:p>
          </table:table-cell>
          <table:table-cell table:style-name="ce2" table:formula="of:=([.G98]*1000-VLOOKUP([.$A117];[.$B$2:.$C$20];2;0))/([.G98]*1000)" office:value-type="percentage" office:value="0.0331183274021341" calcext:value-type="percentage">
            <text:p>3.31%</text:p>
          </table:table-cell>
          <table:table-cell table:style-name="ce2" table:formula="of:=([.H98]*1000-VLOOKUP([.$A117];[.$B$2:.$C$20];2;0))/([.H98]*1000)" office:value-type="percentage" office:value="0.0732612055641422" calcext:value-type="percentage">
            <text:p>7.33%</text:p>
          </table:table-cell>
          <table:table-cell table:style-name="ce2" table:formula="of:=([.I98]*1000-VLOOKUP([.$A117];[.$B$2:.$C$20];2;0))/([.I98]*1000)" office:value-type="percentage" office:value="0.116888500981891" calcext:value-type="percentage">
            <text:p>11.69%</text:p>
          </table:table-cell>
          <table:table-cell table:style-name="ce2" table:formula="of:=([.J98]*1000-VLOOKUP([.$A117];[.$B$2:.$C$20];2;0))/([.J98]*1000)" office:value-type="percentage" office:value="0.0814749972644706" calcext:value-type="percentage">
            <text:p>8.15%</text:p>
          </table:table-cell>
          <table:table-cell table:style-name="ce2" table:formula="of:=([.K98]*1000-VLOOKUP([.$A117];[.$B$2:.$C$20];2;0))/([.K98]*1000)" office:value-type="percentage" office:value="0.102992021276595" calcext:value-type="percentage">
            <text:p>10.30%</text:p>
          </table:table-cell>
          <table:table-cell table:style-name="ce2" table:formula="of:=([.L98]*1000-VLOOKUP([.$A117];[.$B$2:.$C$20];2;0))/([.L98]*1000)" office:value-type="percentage" office:value="0.13217546203518" calcext:value-type="percentage">
            <text:p>13.22%</text:p>
          </table:table-cell>
          <table:table-cell table:style-name="ce2" table:formula="of:=([.M98]*1000-VLOOKUP([.$A117];[.$B$2:.$C$20];2;0))/([.M98]*1000)" office:value-type="percentage" office:value="0.0478370386595109" calcext:value-type="percentage">
            <text:p>4.78%</text:p>
          </table:table-cell>
          <table:table-cell table:style-name="ce2" table:formula="of:=([.N98]*1000-VLOOKUP([.$A117];[.$B$2:.$C$20];2;0))/([.N98]*1000)" office:value-type="percentage" office:value="0.362912425903143" calcext:value-type="percentage">
            <text:p>36.29%</text:p>
          </table:table-cell>
          <table:table-cell table:style-name="ce2" table:formula="of:=([.O98]*1000-VLOOKUP([.$A117];[.$B$2:.$C$20];2;0))/([.O98]*1000)" office:value-type="percentage" office:value="0.0892664266426637" calcext:value-type="percentage">
            <text:p>8.93%</text:p>
          </table:table-cell>
          <table:table-cell table:style-name="ce2" table:formula="of:=([.P98]*1000-VLOOKUP([.$A117];[.$B$2:.$C$20];2;0))/([.P98]*1000)" office:value-type="percentage" office:value="0.338773709748566" calcext:value-type="percentage">
            <text:p>33.88%</text:p>
          </table:table-cell>
          <table:table-cell table:style-name="ce2" table:formula="of:=([.Q98]*1000-VLOOKUP([.$A117];[.$B$2:.$C$20];2;0))/([.Q98]*1000)" office:value-type="percentage" office:value="0.102594235033259" calcext:value-type="percentage">
            <text:p>10.26%</text:p>
          </table:table-cell>
          <table:table-cell table:style-name="ce2" table:formula="of:=([.R98]*1000-VLOOKUP([.$A117];[.$B$2:.$C$20];2;0))/([.R98]*1000)" office:value-type="percentage" office:value="0.0844803141018658" calcext:value-type="percentage">
            <text:p>8.45%</text:p>
          </table:table-cell>
          <table:table-cell table:style-name="ce2" table:formula="of:=([.S98]*1000-VLOOKUP([.$A117];[.$B$2:.$C$20];2;0))/([.S98]*1000)" office:value-type="percentage" office:value="0.0894457099468489" calcext:value-type="percentage">
            <text:p>8.94%</text:p>
          </table:table-cell>
          <table:table-cell table:style-name="ce2" table:formula="of:=([.T98]*1000-VLOOKUP([.$A117];[.$B$2:.$C$20];2;0))/([.T98]*1000)" office:value-type="percentage" office:value="0.0904323328637992" calcext:value-type="percentage">
            <text:p>9.04%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2" table:formula="of:=([.B99]*1000-VLOOKUP([.$A118];[.$B$2:.$C$20];2;0))/([.B99]*1000)" office:value-type="percentage" office:value="0.424224056850246" calcext:value-type="percentage">
            <text:p>42.42%</text:p>
          </table:table-cell>
          <table:table-cell table:style-name="ce2" table:formula="of:=([.C99]*1000-VLOOKUP([.$A118];[.$B$2:.$C$20];2;0))/([.C99]*1000)" office:value-type="percentage" office:value="0.421625026243964" calcext:value-type="percentage">
            <text:p>42.16%</text:p>
          </table:table-cell>
          <table:table-cell table:formula="of:=([.D99]*1000-VLOOKUP([.$A118];[.$B$2:.$C$20];2;0))/([.D99]*1000)" office:value-type="percentage" office:value="0.408650853278952" calcext:value-type="percentage">
            <text:p>40.87%</text:p>
          </table:table-cell>
          <table:table-cell table:formula="of:=([.E99]*1000-VLOOKUP([.$A118];[.$B$2:.$C$20];2;0))/([.E99]*1000)" office:value-type="percentage" office:value="0.413997021910232" calcext:value-type="percentage">
            <text:p>41.40%</text:p>
          </table:table-cell>
          <table:table-cell table:formula="of:=([.F99]*1000-VLOOKUP([.$A118];[.$B$2:.$C$20];2;0))/([.F99]*1000)" office:value-type="percentage" office:value="0.416232252595889" calcext:value-type="percentage">
            <text:p>41.62%</text:p>
          </table:table-cell>
          <table:table-cell table:style-name="ce2" table:formula="of:=([.G99]*1000-VLOOKUP([.$A118];[.$B$2:.$C$20];2;0))/([.G99]*1000)" office:value-type="percentage" office:value="0.39508124725516" calcext:value-type="percentage">
            <text:p>39.51%</text:p>
          </table:table-cell>
          <table:table-cell table:style-name="ce2" table:formula="of:=([.H99]*1000-VLOOKUP([.$A118];[.$B$2:.$C$20];2;0))/([.H99]*1000)" office:value-type="percentage" office:value="0.417466694861493" calcext:value-type="percentage">
            <text:p>41.75%</text:p>
          </table:table-cell>
          <table:table-cell table:style-name="ce2" table:formula="of:=([.I99]*1000-VLOOKUP([.$A118];[.$B$2:.$C$20];2;0))/([.I99]*1000)" office:value-type="percentage" office:value="0.428108781399211" calcext:value-type="percentage">
            <text:p>42.81%</text:p>
          </table:table-cell>
          <table:table-cell table:style-name="ce2" table:formula="of:=([.J99]*1000-VLOOKUP([.$A118];[.$B$2:.$C$20];2;0))/([.J99]*1000)" office:value-type="percentage" office:value="0.427455055595968" calcext:value-type="percentage">
            <text:p>42.75%</text:p>
          </table:table-cell>
          <table:table-cell table:style-name="ce2" table:formula="of:=([.K99]*1000-VLOOKUP([.$A118];[.$B$2:.$C$20];2;0))/([.K99]*1000)" office:value-type="percentage" office:value="0.429588984366912" calcext:value-type="percentage">
            <text:p>42.96%</text:p>
          </table:table-cell>
          <table:table-cell table:style-name="ce2" table:formula="of:=([.L99]*1000-VLOOKUP([.$A118];[.$B$2:.$C$20];2;0))/([.L99]*1000)" office:value-type="percentage" office:value="0.432468067573136" calcext:value-type="percentage">
            <text:p>43.25%</text:p>
          </table:table-cell>
          <table:table-cell table:style-name="ce2" table:formula="of:=([.M99]*1000-VLOOKUP([.$A118];[.$B$2:.$C$20];2;0))/([.M99]*1000)" office:value-type="percentage" office:value="0.40204037334491" calcext:value-type="percentage">
            <text:p>40.20%</text:p>
          </table:table-cell>
          <table:table-cell table:style-name="ce2" table:formula="of:=([.N99]*1000-VLOOKUP([.$A118];[.$B$2:.$C$20];2;0))/([.N99]*1000)" office:value-type="percentage" office:value="0.530098081023454" calcext:value-type="percentage">
            <text:p>53.01%</text:p>
          </table:table-cell>
          <table:table-cell table:style-name="ce2" table:formula="of:=([.O99]*1000-VLOOKUP([.$A118];[.$B$2:.$C$20];2;0))/([.O99]*1000)" office:value-type="percentage" office:value="0.422352694485217" calcext:value-type="percentage">
            <text:p>42.24%</text:p>
          </table:table-cell>
          <table:table-cell table:style-name="ce2" table:formula="of:=([.P99]*1000-VLOOKUP([.$A118];[.$B$2:.$C$20];2;0))/([.P99]*1000)" office:value-type="percentage" office:value="0.518223154949283" calcext:value-type="percentage">
            <text:p>51.82%</text:p>
          </table:table-cell>
          <table:table-cell table:style-name="ce2" table:formula="of:=([.Q99]*1000-VLOOKUP([.$A118];[.$B$2:.$C$20];2;0))/([.Q99]*1000)" office:value-type="percentage" office:value="0.433809474874114" calcext:value-type="percentage">
            <text:p>43.38%</text:p>
          </table:table-cell>
          <table:table-cell table:style-name="ce2" table:formula="of:=([.R99]*1000-VLOOKUP([.$A118];[.$B$2:.$C$20];2;0))/([.R99]*1000)" office:value-type="percentage" office:value="0.423138938331065" calcext:value-type="percentage">
            <text:p>42.31%</text:p>
          </table:table-cell>
          <table:table-cell table:style-name="ce2" table:formula="of:=([.S99]*1000-VLOOKUP([.$A118];[.$B$2:.$C$20];2;0))/([.S99]*1000)" office:value-type="percentage" office:value="0.410043901916693" calcext:value-type="percentage">
            <text:p>41.00%</text:p>
          </table:table-cell>
          <table:table-cell table:style-name="ce2" table:formula="of:=([.T99]*1000-VLOOKUP([.$A118];[.$B$2:.$C$20];2;0))/([.T99]*1000)" office:value-type="percentage" office:value="0.427216966420626" calcext:value-type="percentage">
            <text:p>42.72%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2" table:formula="of:=([.B100]*1000-VLOOKUP([.$A119];[.$B$2:.$C$20];2;0))/([.B100]*1000)" office:value-type="percentage" office:value="0.348536270715491" calcext:value-type="percentage">
            <text:p>34.85%</text:p>
          </table:table-cell>
          <table:table-cell table:style-name="ce2" table:formula="of:=([.C100]*1000-VLOOKUP([.$A119];[.$B$2:.$C$20];2;0))/([.C100]*1000)" office:value-type="percentage" office:value="0.340817351139673" calcext:value-type="percentage">
            <text:p>34.08%</text:p>
          </table:table-cell>
          <table:table-cell table:formula="of:=([.D100]*1000-VLOOKUP([.$A119];[.$B$2:.$C$20];2;0))/([.D100]*1000)" office:value-type="percentage" office:value="0.319850808122669" calcext:value-type="percentage">
            <text:p>31.99%</text:p>
          </table:table-cell>
          <table:table-cell table:formula="of:=([.E100]*1000-VLOOKUP([.$A119];[.$B$2:.$C$20];2;0))/([.E100]*1000)" office:value-type="percentage" office:value="0.340751154850372" calcext:value-type="percentage">
            <text:p>34.08%</text:p>
          </table:table-cell>
          <table:table-cell table:formula="of:=([.F100]*1000-VLOOKUP([.$A119];[.$B$2:.$C$20];2;0))/([.F100]*1000)" office:value-type="percentage" office:value="0.339291465378422" calcext:value-type="percentage">
            <text:p>33.93%</text:p>
          </table:table-cell>
          <table:table-cell table:style-name="ce2" table:formula="of:=([.G100]*1000-VLOOKUP([.$A119];[.$B$2:.$C$20];2;0))/([.G100]*1000)" office:value-type="percentage" office:value="0.314452798663325" calcext:value-type="percentage">
            <text:p>31.45%</text:p>
          </table:table-cell>
          <table:table-cell table:style-name="ce2" table:formula="of:=([.H100]*1000-VLOOKUP([.$A119];[.$B$2:.$C$20];2;0))/([.H100]*1000)" office:value-type="percentage" office:value="0.344110300729344" calcext:value-type="percentage">
            <text:p>34.41%</text:p>
          </table:table-cell>
          <table:table-cell table:style-name="ce2" table:formula="of:=([.I100]*1000-VLOOKUP([.$A119];[.$B$2:.$C$20];2;0))/([.I100]*1000)" office:value-type="percentage" office:value="0.359344198301942" calcext:value-type="percentage">
            <text:p>35.93%</text:p>
          </table:table-cell>
          <table:table-cell table:style-name="ce2" table:formula="of:=([.J100]*1000-VLOOKUP([.$A119];[.$B$2:.$C$20];2;0))/([.J100]*1000)" office:value-type="percentage" office:value="0.341742705304322" calcext:value-type="percentage">
            <text:p>34.17%</text:p>
          </table:table-cell>
          <table:table-cell table:style-name="ce2" table:formula="of:=([.K100]*1000-VLOOKUP([.$A119];[.$B$2:.$C$20];2;0))/([.K100]*1000)" office:value-type="percentage" office:value="0.353667421482721" calcext:value-type="percentage">
            <text:p>35.37%</text:p>
          </table:table-cell>
          <table:table-cell table:style-name="ce2" table:formula="of:=([.L100]*1000-VLOOKUP([.$A119];[.$B$2:.$C$20];2;0))/([.L100]*1000)" office:value-type="percentage" office:value="0.35878101191639" calcext:value-type="percentage">
            <text:p>35.88%</text:p>
          </table:table-cell>
          <table:table-cell table:style-name="ce2" table:formula="of:=([.M100]*1000-VLOOKUP([.$A119];[.$B$2:.$C$20];2;0))/([.M100]*1000)" office:value-type="percentage" office:value="0.322238282056576" calcext:value-type="percentage">
            <text:p>32.22%</text:p>
          </table:table-cell>
          <table:table-cell table:style-name="ce2" table:formula="of:=([.N100]*1000-VLOOKUP([.$A119];[.$B$2:.$C$20];2;0))/([.N100]*1000)" office:value-type="percentage" office:value="0.484223758642363" calcext:value-type="percentage">
            <text:p>48.42%</text:p>
          </table:table-cell>
          <table:table-cell table:style-name="ce2" table:formula="of:=([.O100]*1000-VLOOKUP([.$A119];[.$B$2:.$C$20];2;0))/([.O100]*1000)" office:value-type="percentage" office:value="0.344961085611654" calcext:value-type="percentage">
            <text:p>34.50%</text:p>
          </table:table-cell>
          <table:table-cell table:style-name="ce2" table:formula="of:=([.P100]*1000-VLOOKUP([.$A119];[.$B$2:.$C$20];2;0))/([.P100]*1000)" office:value-type="percentage" office:value="0.457155457552372" calcext:value-type="percentage">
            <text:p>45.72%</text:p>
          </table:table-cell>
          <table:table-cell table:style-name="ce2" table:formula="of:=([.Q100]*1000-VLOOKUP([.$A119];[.$B$2:.$C$20];2;0))/([.Q100]*1000)" office:value-type="percentage" office:value="0.366052312106831" calcext:value-type="percentage">
            <text:p>36.61%</text:p>
          </table:table-cell>
          <table:table-cell table:style-name="ce2" table:formula="of:=([.R100]*1000-VLOOKUP([.$A119];[.$B$2:.$C$20];2;0))/([.R100]*1000)" office:value-type="percentage" office:value="0.348342267222553" calcext:value-type="percentage">
            <text:p>34.83%</text:p>
          </table:table-cell>
          <table:table-cell table:style-name="ce2" table:formula="of:=([.S100]*1000-VLOOKUP([.$A119];[.$B$2:.$C$20];2;0))/([.S100]*1000)" office:value-type="percentage" office:value="0.335344740305761" calcext:value-type="percentage">
            <text:p>33.53%</text:p>
          </table:table-cell>
          <table:table-cell table:style-name="ce2" table:formula="of:=([.T100]*1000-VLOOKUP([.$A119];[.$B$2:.$C$20];2;0))/([.T100]*1000)" office:value-type="percentage" office:value="0.345091779728651" calcext:value-type="percentage">
            <text:p>34.51%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2" table:formula="of:=([.B101]*1000-VLOOKUP([.$A120];[.$B$2:.$C$20];2;0))/([.B101]*1000)" office:value-type="percentage" office:value="0.0793938723592528" calcext:value-type="percentage">
            <text:p>7.94%</text:p>
          </table:table-cell>
          <table:table-cell table:style-name="ce2" table:formula="of:=([.C101]*1000-VLOOKUP([.$A120];[.$B$2:.$C$20];2;0))/([.C101]*1000)" office:value-type="percentage" office:value="0.0758161225849434" calcext:value-type="percentage">
            <text:p>7.58%</text:p>
          </table:table-cell>
          <table:table-cell table:formula="of:=([.D101]*1000-VLOOKUP([.$A120];[.$B$2:.$C$20];2;0))/([.D101]*1000)" office:value-type="percentage" office:value="0.048559670781893" calcext:value-type="percentage">
            <text:p>4.86%</text:p>
          </table:table-cell>
          <table:table-cell table:formula="of:=([.E101]*1000-VLOOKUP([.$A120];[.$B$2:.$C$20];2;0))/([.E101]*1000)" office:value-type="percentage" office:value="0.064744321128514" calcext:value-type="percentage">
            <text:p>6.47%</text:p>
          </table:table-cell>
          <table:table-cell table:formula="of:=([.F101]*1000-VLOOKUP([.$A120];[.$B$2:.$C$20];2;0))/([.F101]*1000)" office:value-type="percentage" office:value="0.059574468085107" calcext:value-type="percentage">
            <text:p>5.96%</text:p>
          </table:table-cell>
          <table:table-cell table:style-name="ce2" table:formula="of:=([.G101]*1000-VLOOKUP([.$A120];[.$B$2:.$C$20];2;0))/([.G101]*1000)" office:value-type="percentage" office:value="0.0135871348867737" calcext:value-type="percentage">
            <text:p>1.36%</text:p>
          </table:table-cell>
          <table:table-cell table:style-name="ce2" table:formula="of:=([.H101]*1000-VLOOKUP([.$A120];[.$B$2:.$C$20];2;0))/([.H101]*1000)" office:value-type="percentage" office:value="0.0639676113360324" calcext:value-type="percentage">
            <text:p>6.40%</text:p>
          </table:table-cell>
          <table:table-cell table:style-name="ce2" table:formula="of:=([.I101]*1000-VLOOKUP([.$A120];[.$B$2:.$C$20];2;0))/([.I101]*1000)" office:value-type="percentage" office:value="0.125806112803277" calcext:value-type="percentage">
            <text:p>12.58%</text:p>
          </table:table-cell>
          <table:table-cell table:style-name="ce2" table:formula="of:=([.J101]*1000-VLOOKUP([.$A120];[.$B$2:.$C$20];2;0))/([.J101]*1000)" office:value-type="percentage" office:value="0.0756108396268321" calcext:value-type="percentage">
            <text:p>7.56%</text:p>
          </table:table-cell>
          <table:table-cell table:style-name="ce2" table:formula="of:=([.K101]*1000-VLOOKUP([.$A120];[.$B$2:.$C$20];2;0))/([.K101]*1000)" office:value-type="percentage" office:value="0.107909967845659" calcext:value-type="percentage">
            <text:p>10.79%</text:p>
          </table:table-cell>
          <table:table-cell table:style-name="ce2" table:formula="of:=([.L101]*1000-VLOOKUP([.$A120];[.$B$2:.$C$20];2;0))/([.L101]*1000)" office:value-type="percentage" office:value="0.119331287694424" calcext:value-type="percentage">
            <text:p>11.93%</text:p>
          </table:table-cell>
          <table:table-cell table:style-name="ce2" table:formula="of:=([.M101]*1000-VLOOKUP([.$A120];[.$B$2:.$C$20];2;0))/([.M101]*1000)" office:value-type="percentage" office:value="0.0374893253629381" calcext:value-type="percentage">
            <text:p>3.75%</text:p>
          </table:table-cell>
          <table:table-cell table:style-name="ce2" table:formula="of:=([.N101]*1000-VLOOKUP([.$A120];[.$B$2:.$C$20];2;0))/([.N101]*1000)" office:value-type="percentage" office:value="0.431009023789992" calcext:value-type="percentage">
            <text:p>43.10%</text:p>
          </table:table-cell>
          <table:table-cell table:style-name="ce2" table:formula="of:=([.O101]*1000-VLOOKUP([.$A120];[.$B$2:.$C$20];2;0))/([.O101]*1000)" office:value-type="percentage" office:value="0.0791901759044142" calcext:value-type="percentage">
            <text:p>7.92%</text:p>
          </table:table-cell>
          <table:table-cell table:style-name="ce2" table:formula="of:=([.P101]*1000-VLOOKUP([.$A120];[.$B$2:.$C$20];2;0))/([.P101]*1000)" office:value-type="percentage" office:value="0.380645161290323" calcext:value-type="percentage">
            <text:p>38.06%</text:p>
          </table:table-cell>
          <table:table-cell table:style-name="ce2" table:formula="of:=([.Q101]*1000-VLOOKUP([.$A120];[.$B$2:.$C$20];2;0))/([.Q101]*1000)" office:value-type="percentage" office:value="0.0995131450827653" calcext:value-type="percentage">
            <text:p>9.95%</text:p>
          </table:table-cell>
          <table:table-cell table:style-name="ce2" table:formula="of:=([.R101]*1000-VLOOKUP([.$A120];[.$B$2:.$C$20];2;0))/([.R101]*1000)" office:value-type="percentage" office:value="0.0788844621513944" calcext:value-type="percentage">
            <text:p>7.89%</text:p>
          </table:table-cell>
          <table:table-cell table:style-name="ce2" table:formula="of:=([.S101]*1000-VLOOKUP([.$A120];[.$B$2:.$C$20];2;0))/([.S101]*1000)" office:value-type="percentage" office:value="0.0539502675480011" calcext:value-type="percentage">
            <text:p>5.40%</text:p>
          </table:table-cell>
          <table:table-cell table:style-name="ce2" table:formula="of:=([.T101]*1000-VLOOKUP([.$A120];[.$B$2:.$C$20];2;0))/([.T101]*1000)" office:value-type="percentage" office:value="0.0788844621513944" calcext:value-type="percentage">
            <text:p>7.89%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2" table:formula="of:=([.B102]*1000-VLOOKUP([.$A121];[.$B$2:.$C$20];2;0))/([.B102]*1000)" office:value-type="percentage" office:value="0.469215334248601" calcext:value-type="percentage">
            <text:p>46.92%</text:p>
          </table:table-cell>
          <table:table-cell table:style-name="ce2" table:formula="of:=([.C102]*1000-VLOOKUP([.$A121];[.$B$2:.$C$20];2;0))/([.C102]*1000)" office:value-type="percentage" office:value="0.470222409613155" calcext:value-type="percentage">
            <text:p>47.02%</text:p>
          </table:table-cell>
          <table:table-cell table:formula="of:=([.D102]*1000-VLOOKUP([.$A121];[.$B$2:.$C$20];2;0))/([.D102]*1000)" office:value-type="percentage" office:value="0.467076662071891" calcext:value-type="percentage">
            <text:p>46.71%</text:p>
          </table:table-cell>
          <table:table-cell table:formula="of:=([.E102]*1000-VLOOKUP([.$A121];[.$B$2:.$C$20];2;0))/([.E102]*1000)" office:value-type="percentage" office:value="0.473220836390316" calcext:value-type="percentage">
            <text:p>47.32%</text:p>
          </table:table-cell>
          <table:table-cell table:formula="of:=([.F102]*1000-VLOOKUP([.$A121];[.$B$2:.$C$20];2;0))/([.F102]*1000)" office:value-type="percentage" office:value="0.473110388929657" calcext:value-type="percentage">
            <text:p>47.31%</text:p>
          </table:table-cell>
          <table:table-cell table:style-name="ce2" table:formula="of:=([.G102]*1000-VLOOKUP([.$A121];[.$B$2:.$C$20];2;0))/([.G102]*1000)" office:value-type="percentage" office:value="0.447267128560431" calcext:value-type="percentage">
            <text:p>44.73%</text:p>
          </table:table-cell>
          <table:table-cell table:style-name="ce2" table:formula="of:=([.H102]*1000-VLOOKUP([.$A121];[.$B$2:.$C$20];2;0))/([.H102]*1000)" office:value-type="percentage" office:value="0.47738379952168" calcext:value-type="percentage">
            <text:p>47.74%</text:p>
          </table:table-cell>
          <table:table-cell table:style-name="ce2" table:formula="of:=([.I102]*1000-VLOOKUP([.$A121];[.$B$2:.$C$20];2;0))/([.I102]*1000)" office:value-type="percentage" office:value="0.472999895145224" calcext:value-type="percentage">
            <text:p>47.30%</text:p>
          </table:table-cell>
          <table:table-cell table:style-name="ce2" table:formula="of:=([.J102]*1000-VLOOKUP([.$A121];[.$B$2:.$C$20];2;0))/([.J102]*1000)" office:value-type="percentage" office:value="0.471003052310283" calcext:value-type="percentage">
            <text:p>47.10%</text:p>
          </table:table-cell>
          <table:table-cell table:style-name="ce2" table:formula="of:=([.K102]*1000-VLOOKUP([.$A121];[.$B$2:.$C$20];2;0))/([.K102]*1000)" office:value-type="percentage" office:value="0.474652451134107" calcext:value-type="percentage">
            <text:p>47.47%</text:p>
          </table:table-cell>
          <table:table-cell table:style-name="ce2" table:formula="of:=([.L102]*1000-VLOOKUP([.$A121];[.$B$2:.$C$20];2;0))/([.L102]*1000)" office:value-type="percentage" office:value="0.463378176382661" calcext:value-type="percentage">
            <text:p>46.34%</text:p>
          </table:table-cell>
          <table:table-cell table:style-name="ce2" table:formula="of:=([.M102]*1000-VLOOKUP([.$A121];[.$B$2:.$C$20];2;0))/([.M102]*1000)" office:value-type="percentage" office:value="0.457176800950427" calcext:value-type="percentage">
            <text:p>45.72%</text:p>
          </table:table-cell>
          <table:table-cell table:style-name="ce2" table:formula="of:=([.N102]*1000-VLOOKUP([.$A121];[.$B$2:.$C$20];2;0))/([.N102]*1000)" office:value-type="percentage" office:value="0.528517823639775" calcext:value-type="percentage">
            <text:p>52.85%</text:p>
          </table:table-cell>
          <table:table-cell table:style-name="ce2" table:formula="of:=([.O102]*1000-VLOOKUP([.$A121];[.$B$2:.$C$20];2;0))/([.O102]*1000)" office:value-type="percentage" office:value="0.472668135557654" calcext:value-type="percentage">
            <text:p>47.27%</text:p>
          </table:table-cell>
          <table:table-cell table:style-name="ce2" table:formula="of:=([.P102]*1000-VLOOKUP([.$A121];[.$B$2:.$C$20];2;0))/([.P102]*1000)" office:value-type="percentage" office:value="0.521333333333333" calcext:value-type="percentage">
            <text:p>52.13%</text:p>
          </table:table-cell>
          <table:table-cell table:style-name="ce2" table:formula="of:=([.Q102]*1000-VLOOKUP([.$A121];[.$B$2:.$C$20];2;0))/([.Q102]*1000)" office:value-type="percentage" office:value="0.474652451134107" calcext:value-type="percentage">
            <text:p>47.47%</text:p>
          </table:table-cell>
          <table:table-cell table:style-name="ce2" table:formula="of:=([.R102]*1000-VLOOKUP([.$A121];[.$B$2:.$C$20];2;0))/([.R102]*1000)" office:value-type="percentage" office:value="0.480140670252379" calcext:value-type="percentage">
            <text:p>48.01%</text:p>
          </table:table-cell>
          <table:table-cell table:style-name="ce2" table:formula="of:=([.S102]*1000-VLOOKUP([.$A121];[.$B$2:.$C$20];2;0))/([.S102]*1000)" office:value-type="percentage" office:value="0.456648648648649" calcext:value-type="percentage">
            <text:p>45.66%</text:p>
          </table:table-cell>
          <table:table-cell table:style-name="ce2" table:formula="of:=([.T102]*1000-VLOOKUP([.$A121];[.$B$2:.$C$20];2;0))/([.T102]*1000)" office:value-type="percentage" office:value="0.476240100041684" calcext:value-type="percentage">
            <text:p>47.62%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2" table:formula="of:=([.B103]*1000-VLOOKUP([.$A122];[.$B$2:.$C$20];2;0))/([.B103]*1000)" office:value-type="percentage" office:value="0.137597754160816" calcext:value-type="percentage">
            <text:p>13.76%</text:p>
          </table:table-cell>
          <table:table-cell table:style-name="ce2" table:formula="of:=([.C103]*1000-VLOOKUP([.$A122];[.$B$2:.$C$20];2;0))/([.C103]*1000)" office:value-type="percentage" office:value="0.121927317272355" calcext:value-type="percentage">
            <text:p>12.19%</text:p>
          </table:table-cell>
          <table:table-cell table:formula="of:=([.D103]*1000-VLOOKUP([.$A122];[.$B$2:.$C$20];2;0))/([.D103]*1000)" office:value-type="percentage" office:value="0.0769825088528782" calcext:value-type="percentage">
            <text:p>7.70%</text:p>
          </table:table-cell>
          <table:table-cell table:formula="of:=([.E103]*1000-VLOOKUP([.$A122];[.$B$2:.$C$20];2;0))/([.E103]*1000)" office:value-type="percentage" office:value="0.0960907944514492" calcext:value-type="percentage">
            <text:p>9.61%</text:p>
          </table:table-cell>
          <table:table-cell table:formula="of:=([.F103]*1000-VLOOKUP([.$A122];[.$B$2:.$C$20];2;0))/([.F103]*1000)" office:value-type="percentage" office:value="0.0915082382763001" calcext:value-type="percentage">
            <text:p>9.15%</text:p>
          </table:table-cell>
          <table:table-cell table:style-name="ce2" table:formula="of:=([.G103]*1000-VLOOKUP([.$A122];[.$B$2:.$C$20];2;0))/([.G103]*1000)" office:value-type="percentage" office:value="0.100533305448083" calcext:value-type="percentage">
            <text:p>10.05%</text:p>
          </table:table-cell>
          <table:table-cell table:style-name="ce2" table:formula="of:=([.H103]*1000-VLOOKUP([.$A122];[.$B$2:.$C$20];2;0))/([.H103]*1000)" office:value-type="percentage" office:value="0.120310902024952" calcext:value-type="percentage">
            <text:p>12.03%</text:p>
          </table:table-cell>
          <table:table-cell table:style-name="ce2" table:formula="of:=([.I103]*1000-VLOOKUP([.$A122];[.$B$2:.$C$20];2;0))/([.I103]*1000)" office:value-type="percentage" office:value="0.216076555023923" calcext:value-type="percentage">
            <text:p>21.61%</text:p>
          </table:table-cell>
          <table:table-cell table:style-name="ce2" table:formula="of:=([.J103]*1000-VLOOKUP([.$A122];[.$B$2:.$C$20];2;0))/([.J103]*1000)" office:value-type="percentage" office:value="0.119950890116633" calcext:value-type="percentage">
            <text:p>12.00%</text:p>
          </table:table-cell>
          <table:table-cell table:style-name="ce2" table:formula="of:=([.K103]*1000-VLOOKUP([.$A122];[.$B$2:.$C$20];2;0))/([.K103]*1000)" office:value-type="percentage" office:value="0.188017621145373" calcext:value-type="percentage">
            <text:p>18.80%</text:p>
          </table:table-cell>
          <table:table-cell table:style-name="ce2" table:formula="of:=([.L103]*1000-VLOOKUP([.$A122];[.$B$2:.$C$20];2;0))/([.L103]*1000)" office:value-type="percentage" office:value="0.242805792338501" calcext:value-type="percentage">
            <text:p>24.28%</text:p>
          </table:table-cell>
          <table:table-cell table:style-name="ce2" table:formula="of:=([.M103]*1000-VLOOKUP([.$A122];[.$B$2:.$C$20];2;0))/([.M103]*1000)" office:value-type="percentage" office:value="0.084936170212764" calcext:value-type="percentage">
            <text:p>8.49%</text:p>
          </table:table-cell>
          <table:table-cell table:style-name="ce2" table:formula="of:=([.N103]*1000-VLOOKUP([.$A122];[.$B$2:.$C$20];2;0))/([.N103]*1000)" office:value-type="percentage" office:value="0.457363656436299" calcext:value-type="percentage">
            <text:p>45.74%</text:p>
          </table:table-cell>
          <table:table-cell table:style-name="ce2" table:formula="of:=([.O103]*1000-VLOOKUP([.$A122];[.$B$2:.$C$20];2;0))/([.O103]*1000)" office:value-type="percentage" office:value="0.160901375475563" calcext:value-type="percentage">
            <text:p>16.09%</text:p>
          </table:table-cell>
          <table:table-cell table:style-name="ce2" table:formula="of:=([.P103]*1000-VLOOKUP([.$A122];[.$B$2:.$C$20];2;0))/([.P103]*1000)" office:value-type="percentage" office:value="0.415580709597641" calcext:value-type="percentage">
            <text:p>41.56%</text:p>
          </table:table-cell>
          <table:table-cell table:style-name="ce2" table:formula="of:=([.Q103]*1000-VLOOKUP([.$A122];[.$B$2:.$C$20];2;0))/([.Q103]*1000)" office:value-type="percentage" office:value="0.180617915092245" calcext:value-type="percentage">
            <text:p>18.06%</text:p>
          </table:table-cell>
          <table:table-cell table:style-name="ce2" table:formula="of:=([.R103]*1000-VLOOKUP([.$A122];[.$B$2:.$C$20];2;0))/([.R103]*1000)" office:value-type="percentage" office:value="0.141214057507986" calcext:value-type="percentage">
            <text:p>14.12%</text:p>
          </table:table-cell>
          <table:table-cell table:style-name="ce2" table:formula="of:=([.S103]*1000-VLOOKUP([.$A122];[.$B$2:.$C$20];2;0))/([.S103]*1000)" office:value-type="percentage" office:value="0.186314976271937" calcext:value-type="percentage">
            <text:p>18.63%</text:p>
          </table:table-cell>
          <table:table-cell table:style-name="ce2" table:formula="of:=([.T103]*1000-VLOOKUP([.$A122];[.$B$2:.$C$20];2;0))/([.T103]*1000)" office:value-type="percentage" office:value="0.144034232261917" calcext:value-type="percentage">
            <text:p>14.40%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2" table:formula="of:=([.B104]*1000-VLOOKUP([.$A123];[.$B$2:.$C$20];2;0))/([.B104]*1000)" office:value-type="percentage" office:value="0.384878434473215" calcext:value-type="percentage">
            <text:p>38.49%</text:p>
          </table:table-cell>
          <table:table-cell table:style-name="ce2" table:formula="of:=([.C104]*1000-VLOOKUP([.$A123];[.$B$2:.$C$20];2;0))/([.C104]*1000)" office:value-type="percentage" office:value="0.382743231181196" calcext:value-type="percentage">
            <text:p>38.27%</text:p>
          </table:table-cell>
          <table:table-cell table:formula="of:=([.D104]*1000-VLOOKUP([.$A123];[.$B$2:.$C$20];2;0))/([.D104]*1000)" office:value-type="percentage" office:value="0.370888507025168" calcext:value-type="percentage">
            <text:p>37.09%</text:p>
          </table:table-cell>
          <table:table-cell table:formula="of:=([.E104]*1000-VLOOKUP([.$A123];[.$B$2:.$C$20];2;0))/([.E104]*1000)" office:value-type="percentage" office:value="0.382253101736974" calcext:value-type="percentage">
            <text:p>38.23%</text:p>
          </table:table-cell>
          <table:table-cell table:formula="of:=([.F104]*1000-VLOOKUP([.$A123];[.$B$2:.$C$20];2;0))/([.F104]*1000)" office:value-type="percentage" office:value="0.38445257640194" calcext:value-type="percentage">
            <text:p>38.45%</text:p>
          </table:table-cell>
          <table:table-cell table:style-name="ce2" table:formula="of:=([.G104]*1000-VLOOKUP([.$A123];[.$B$2:.$C$20];2;0))/([.G104]*1000)" office:value-type="percentage" office:value="0.357377387712959" calcext:value-type="percentage">
            <text:p>35.74%</text:p>
          </table:table-cell>
          <table:table-cell table:style-name="ce2" table:formula="of:=([.H104]*1000-VLOOKUP([.$A123];[.$B$2:.$C$20];2;0))/([.H104]*1000)" office:value-type="percentage" office:value="0.377682231776821" calcext:value-type="percentage">
            <text:p>37.77%</text:p>
          </table:table-cell>
          <table:table-cell table:style-name="ce2" table:formula="of:=([.I104]*1000-VLOOKUP([.$A123];[.$B$2:.$C$20];2;0))/([.I104]*1000)" office:value-type="percentage" office:value="0.39268149882904" calcext:value-type="percentage">
            <text:p>39.27%</text:p>
          </table:table-cell>
          <table:table-cell table:style-name="ce2" table:formula="of:=([.J104]*1000-VLOOKUP([.$A123];[.$B$2:.$C$20];2;0))/([.J104]*1000)" office:value-type="percentage" office:value="0.385242986961674" calcext:value-type="percentage">
            <text:p>38.52%</text:p>
          </table:table-cell>
          <table:table-cell table:style-name="ce2" table:formula="of:=([.K104]*1000-VLOOKUP([.$A123];[.$B$2:.$C$20];2;0))/([.K104]*1000)" office:value-type="percentage" office:value="0.385910212136163" calcext:value-type="percentage">
            <text:p>38.59%</text:p>
          </table:table-cell>
          <table:table-cell table:style-name="ce2" table:formula="of:=([.L104]*1000-VLOOKUP([.$A123];[.$B$2:.$C$20];2;0))/([.L104]*1000)" office:value-type="percentage" office:value="0.385000000000001" calcext:value-type="percentage">
            <text:p>38.50%</text:p>
          </table:table-cell>
          <table:table-cell table:style-name="ce2" table:formula="of:=([.M104]*1000-VLOOKUP([.$A123];[.$B$2:.$C$20];2;0))/([.M104]*1000)" office:value-type="percentage" office:value="0.363814780742104" calcext:value-type="percentage">
            <text:p>36.38%</text:p>
          </table:table-cell>
          <table:table-cell table:style-name="ce2" table:formula="of:=([.N104]*1000-VLOOKUP([.$A123];[.$B$2:.$C$20];2;0))/([.N104]*1000)" office:value-type="percentage" office:value="0.501537722248919" calcext:value-type="percentage">
            <text:p>50.15%</text:p>
          </table:table-cell>
          <table:table-cell table:style-name="ce2" table:formula="of:=([.O104]*1000-VLOOKUP([.$A123];[.$B$2:.$C$20];2;0))/([.O104]*1000)" office:value-type="percentage" office:value="0.391077194012328" calcext:value-type="percentage">
            <text:p>39.11%</text:p>
          </table:table-cell>
          <table:table-cell table:style-name="ce2" table:formula="of:=([.P104]*1000-VLOOKUP([.$A123];[.$B$2:.$C$20];2;0))/([.P104]*1000)" office:value-type="percentage" office:value="0.470495150587034" calcext:value-type="percentage">
            <text:p>47.05%</text:p>
          </table:table-cell>
          <table:table-cell table:style-name="ce2" table:formula="of:=([.Q104]*1000-VLOOKUP([.$A123];[.$B$2:.$C$20];2;0))/([.Q104]*1000)" office:value-type="percentage" office:value="0.399131106391194" calcext:value-type="percentage">
            <text:p>39.91%</text:p>
          </table:table-cell>
          <table:table-cell table:style-name="ce2" table:formula="of:=([.R104]*1000-VLOOKUP([.$A123];[.$B$2:.$C$20];2;0))/([.R104]*1000)" office:value-type="percentage" office:value="0.384026128266033" calcext:value-type="percentage">
            <text:p>38.40%</text:p>
          </table:table-cell>
          <table:table-cell table:style-name="ce2" table:formula="of:=([.S104]*1000-VLOOKUP([.$A123];[.$B$2:.$C$20];2;0))/([.S104]*1000)" office:value-type="percentage" office:value="0.37101566447701" calcext:value-type="percentage">
            <text:p>37.10%</text:p>
          </table:table-cell>
          <table:table-cell table:style-name="ce2" table:formula="of:=([.T104]*1000-VLOOKUP([.$A123];[.$B$2:.$C$20];2;0))/([.T104]*1000)" office:value-type="percentage" office:value="0.384878434473215" calcext:value-type="percentage">
            <text:p>38.49%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ce2" table:formula="of:=([.B105]*1000-VLOOKUP([.$A124];[.$B$2:.$C$20];2;0))/([.B105]*1000)" office:value-type="percentage" office:value="0.174116343490304" calcext:value-type="percentage">
            <text:p>17.41%</text:p>
          </table:table-cell>
          <table:table-cell table:style-name="ce2" table:formula="of:=([.C105]*1000-VLOOKUP([.$A124];[.$B$2:.$C$20];2;0))/([.C105]*1000)" office:value-type="percentage" office:value="0.161991136761826" calcext:value-type="percentage">
            <text:p>16.20%</text:p>
          </table:table-cell>
          <table:table-cell table:formula="of:=([.D105]*1000-VLOOKUP([.$A124];[.$B$2:.$C$20];2;0))/([.D105]*1000)" office:value-type="percentage" office:value="0.0915875321193167" calcext:value-type="percentage">
            <text:p>9.16%</text:p>
          </table:table-cell>
          <table:table-cell table:formula="of:=([.E105]*1000-VLOOKUP([.$A124];[.$B$2:.$C$20];2;0))/([.E105]*1000)" office:value-type="percentage" office:value="0.108127673576834" calcext:value-type="percentage">
            <text:p>10.81%</text:p>
          </table:table-cell>
          <table:table-cell table:formula="of:=([.F105]*1000-VLOOKUP([.$A124];[.$B$2:.$C$20];2;0))/([.F105]*1000)" office:value-type="percentage" office:value="0.102318392581143" calcext:value-type="percentage">
            <text:p>10.23%</text:p>
          </table:table-cell>
          <table:table-cell table:style-name="ce2" table:formula="of:=([.G105]*1000-VLOOKUP([.$A124];[.$B$2:.$C$20];2;0))/([.G105]*1000)" office:value-type="percentage" office:value="0.110079894932692" calcext:value-type="percentage">
            <text:p>11.01%</text:p>
          </table:table-cell>
          <table:table-cell table:style-name="ce2" table:formula="of:=([.H105]*1000-VLOOKUP([.$A124];[.$B$2:.$C$20];2;0))/([.H105]*1000)" office:value-type="percentage" office:value="0.130352941176471" calcext:value-type="percentage">
            <text:p>13.04%</text:p>
          </table:table-cell>
          <table:table-cell table:style-name="ce2" table:formula="of:=([.I105]*1000-VLOOKUP([.$A124];[.$B$2:.$C$20];2;0))/([.I105]*1000)" office:value-type="percentage" office:value="0.246608850344674" calcext:value-type="percentage">
            <text:p>24.66%</text:p>
          </table:table-cell>
          <table:table-cell table:style-name="ce2" table:formula="of:=([.J105]*1000-VLOOKUP([.$A124];[.$B$2:.$C$20];2;0))/([.J105]*1000)" office:value-type="percentage" office:value="0.160866873065015" calcext:value-type="percentage">
            <text:p>16.09%</text:p>
          </table:table-cell>
          <table:table-cell table:style-name="ce2" table:formula="of:=([.K105]*1000-VLOOKUP([.$A124];[.$B$2:.$C$20];2;0))/([.K105]*1000)" office:value-type="percentage" office:value="0.217387652246955" calcext:value-type="percentage">
            <text:p>21.74%</text:p>
          </table:table-cell>
          <table:table-cell table:style-name="ce2" table:formula="of:=([.L105]*1000-VLOOKUP([.$A124];[.$B$2:.$C$20];2;0))/([.L105]*1000)" office:value-type="percentage" office:value="0.283796638833104" calcext:value-type="percentage">
            <text:p>28.38%</text:p>
          </table:table-cell>
          <table:table-cell table:style-name="ce2" table:formula="of:=([.M105]*1000-VLOOKUP([.$A124];[.$B$2:.$C$20];2;0))/([.M105]*1000)" office:value-type="percentage" office:value="0.103209440829381" calcext:value-type="percentage">
            <text:p>10.32%</text:p>
          </table:table-cell>
          <table:table-cell table:style-name="ce2" table:formula="of:=([.N105]*1000-VLOOKUP([.$A124];[.$B$2:.$C$20];2;0))/([.N105]*1000)" office:value-type="percentage" office:value="0.516788916055418" calcext:value-type="percentage">
            <text:p>51.68%</text:p>
          </table:table-cell>
          <table:table-cell table:style-name="ce2" table:formula="of:=([.O105]*1000-VLOOKUP([.$A124];[.$B$2:.$C$20];2;0))/([.O105]*1000)" office:value-type="percentage" office:value="0.184061302681993" calcext:value-type="percentage">
            <text:p>18.41%</text:p>
          </table:table-cell>
          <table:table-cell table:style-name="ce2" table:formula="of:=([.P105]*1000-VLOOKUP([.$A124];[.$B$2:.$C$20];2;0))/([.P105]*1000)" office:value-type="percentage" office:value="0.483086312118569" calcext:value-type="percentage">
            <text:p>48.31%</text:p>
          </table:table-cell>
          <table:table-cell table:style-name="ce2" table:formula="of:=([.Q105]*1000-VLOOKUP([.$A124];[.$B$2:.$C$20];2;0))/([.Q105]*1000)" office:value-type="percentage" office:value="0.221393502559281" calcext:value-type="percentage">
            <text:p>22.14%</text:p>
          </table:table-cell>
          <table:table-cell table:style-name="ce2" table:formula="of:=([.R105]*1000-VLOOKUP([.$A124];[.$B$2:.$C$20];2;0))/([.R105]*1000)" office:value-type="percentage" office:value="0.175213013168087" calcext:value-type="percentage">
            <text:p>17.52%</text:p>
          </table:table-cell>
          <table:table-cell table:style-name="ce2" table:formula="of:=([.S105]*1000-VLOOKUP([.$A124];[.$B$2:.$C$20];2;0))/([.S105]*1000)" office:value-type="percentage" office:value="0.211926411503489" calcext:value-type="percentage">
            <text:p>21.19%</text:p>
          </table:table-cell>
          <table:table-cell table:style-name="ce2" table:formula="of:=([.T105]*1000-VLOOKUP([.$A124];[.$B$2:.$C$20];2;0))/([.T105]*1000)" office:value-type="percentage" office:value="0.168774395003903" calcext:value-type="percentage">
            <text:p>16.88%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2" table:formula="of:=([.B106]*1000-VLOOKUP([.$A125];[.$B$2:.$C$20];2;0))/([.B106]*1000)" office:value-type="percentage" office:value="0.1062736506672" calcext:value-type="percentage">
            <text:p>10.63%</text:p>
          </table:table-cell>
          <table:table-cell table:style-name="ce2" table:formula="of:=([.C106]*1000-VLOOKUP([.$A125];[.$B$2:.$C$20];2;0))/([.C106]*1000)" office:value-type="percentage" office:value="0.100811541929666" calcext:value-type="percentage">
            <text:p>10.08%</text:p>
          </table:table-cell>
          <table:table-cell table:formula="of:=([.D106]*1000-VLOOKUP([.$A125];[.$B$2:.$C$20];2;0))/([.D106]*1000)" office:value-type="percentage" office:value="0.0716044274335387" calcext:value-type="percentage">
            <text:p>7.16%</text:p>
          </table:table-cell>
          <table:table-cell table:formula="of:=([.E106]*1000-VLOOKUP([.$A125];[.$B$2:.$C$20];2;0))/([.E106]*1000)" office:value-type="percentage" office:value="0.106718423409973" calcext:value-type="percentage">
            <text:p>10.67%</text:p>
          </table:table-cell>
          <table:table-cell table:formula="of:=([.F106]*1000-VLOOKUP([.$A125];[.$B$2:.$C$20];2;0))/([.F106]*1000)" office:value-type="percentage" office:value="0.0883900457084796" calcext:value-type="percentage">
            <text:p>8.84%</text:p>
          </table:table-cell>
          <table:table-cell table:style-name="ce2" table:formula="of:=([.G106]*1000-VLOOKUP([.$A125];[.$B$2:.$C$20];2;0))/([.G106]*1000)" office:value-type="percentage" office:value="0.0576648467030639" calcext:value-type="percentage">
            <text:p>5.77%</text:p>
          </table:table-cell>
          <table:table-cell table:style-name="ce2" table:formula="of:=([.H106]*1000-VLOOKUP([.$A125];[.$B$2:.$C$20];2;0))/([.H106]*1000)" office:value-type="percentage" office:value="0.105739338381827" calcext:value-type="percentage">
            <text:p>10.57%</text:p>
          </table:table-cell>
          <table:table-cell table:style-name="ce2" table:formula="of:=([.I106]*1000-VLOOKUP([.$A125];[.$B$2:.$C$20];2;0))/([.I106]*1000)" office:value-type="percentage" office:value="0.133873769542559" calcext:value-type="percentage">
            <text:p>13.39%</text:p>
          </table:table-cell>
          <table:table-cell table:style-name="ce2" table:formula="of:=([.J106]*1000-VLOOKUP([.$A125];[.$B$2:.$C$20];2;0))/([.J106]*1000)" office:value-type="percentage" office:value="0.10036086607859" calcext:value-type="percentage">
            <text:p>10.04%</text:p>
          </table:table-cell>
          <table:table-cell table:style-name="ce2" table:formula="of:=([.K106]*1000-VLOOKUP([.$A125];[.$B$2:.$C$20];2;0))/([.K106]*1000)" office:value-type="percentage" office:value="0.124921996879874" calcext:value-type="percentage">
            <text:p>12.49%</text:p>
          </table:table-cell>
          <table:table-cell table:style-name="ce2" table:formula="of:=([.L106]*1000-VLOOKUP([.$A125];[.$B$2:.$C$20];2;0))/([.L106]*1000)" office:value-type="percentage" office:value="0.11674047829938" calcext:value-type="percentage">
            <text:p>11.67%</text:p>
          </table:table-cell>
          <table:table-cell table:style-name="ce2" table:formula="of:=([.M106]*1000-VLOOKUP([.$A125];[.$B$2:.$C$20];2;0))/([.M106]*1000)" office:value-type="percentage" office:value="0.0728512396694196" calcext:value-type="percentage">
            <text:p>7.29%</text:p>
          </table:table-cell>
          <table:table-cell table:style-name="ce2" table:formula="of:=([.N106]*1000-VLOOKUP([.$A125];[.$B$2:.$C$20];2;0))/([.N106]*1000)" office:value-type="percentage" office:value="0.437140169332079" calcext:value-type="percentage">
            <text:p>43.71%</text:p>
          </table:table-cell>
          <table:table-cell table:style-name="ce2" table:formula="of:=([.O106]*1000-VLOOKUP([.$A125];[.$B$2:.$C$20];2;0))/([.O106]*1000)" office:value-type="percentage" office:value="0.102609739026096" calcext:value-type="percentage">
            <text:p>10.26%</text:p>
          </table:table-cell>
          <table:table-cell table:style-name="ce2" table:formula="of:=([.P106]*1000-VLOOKUP([.$A125];[.$B$2:.$C$20];2;0))/([.P106]*1000)" office:value-type="percentage" office:value="0.38859595340282" calcext:value-type="percentage">
            <text:p>38.86%</text:p>
          </table:table-cell>
          <table:table-cell table:style-name="ce2" table:formula="of:=([.Q106]*1000-VLOOKUP([.$A125];[.$B$2:.$C$20];2;0))/([.Q106]*1000)" office:value-type="percentage" office:value="0.12942089436415" calcext:value-type="percentage">
            <text:p>12.94%</text:p>
          </table:table-cell>
          <table:table-cell table:style-name="ce2" table:formula="of:=([.R106]*1000-VLOOKUP([.$A125];[.$B$2:.$C$20];2;0))/([.R106]*1000)" office:value-type="percentage" office:value="0.118388998035365" calcext:value-type="percentage">
            <text:p>11.84%</text:p>
          </table:table-cell>
          <table:table-cell table:style-name="ce2" table:formula="of:=([.S106]*1000-VLOOKUP([.$A125];[.$B$2:.$C$20];2;0))/([.S106]*1000)" office:value-type="percentage" office:value="0.0896845521858219" calcext:value-type="percentage">
            <text:p>8.97%</text:p>
          </table:table-cell>
          <table:table-cell table:style-name="ce2" table:formula="of:=([.T106]*1000-VLOOKUP([.$A125];[.$B$2:.$C$20];2;0))/([.T106]*1000)" office:value-type="percentage" office:value="0.110260731634779" calcext:value-type="percentage">
            <text:p>11.03%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2" table:formula="of:=([.B107]*1000-VLOOKUP([.$A126];[.$B$2:.$C$20];2;0))/([.B107]*1000)" office:value-type="percentage" office:value="0.106699446834665" calcext:value-type="percentage">
            <text:p>10.67%</text:p>
          </table:table-cell>
          <table:table-cell table:style-name="ce2" table:formula="of:=([.C107]*1000-VLOOKUP([.$A126];[.$B$2:.$C$20];2;0))/([.C107]*1000)" office:value-type="percentage" office:value="0.11287894201424" calcext:value-type="percentage">
            <text:p>11.29%</text:p>
          </table:table-cell>
          <table:table-cell table:formula="of:=([.D107]*1000-VLOOKUP([.$A126];[.$B$2:.$C$20];2;0))/([.D107]*1000)" office:value-type="percentage" office:value="0.0907725993118549" calcext:value-type="percentage">
            <text:p>9.08%</text:p>
          </table:table-cell>
          <table:table-cell table:formula="of:=([.E107]*1000-VLOOKUP([.$A126];[.$B$2:.$C$20];2;0))/([.E107]*1000)" office:value-type="percentage" office:value="0.10376156217883" calcext:value-type="percentage">
            <text:p>10.38%</text:p>
          </table:table-cell>
          <table:table-cell table:formula="of:=([.F107]*1000-VLOOKUP([.$A126];[.$B$2:.$C$20];2;0))/([.F107]*1000)" office:value-type="percentage" office:value="0.0943607851282565" calcext:value-type="percentage">
            <text:p>9.44%</text:p>
          </table:table-cell>
          <table:table-cell table:style-name="ce2" table:formula="of:=([.G107]*1000-VLOOKUP([.$A126];[.$B$2:.$C$20];2;0))/([.G107]*1000)" office:value-type="percentage" office:value="0.0551088958717107" calcext:value-type="percentage">
            <text:p>5.51%</text:p>
          </table:table-cell>
          <table:table-cell table:style-name="ce2" table:formula="of:=([.H107]*1000-VLOOKUP([.$A126];[.$B$2:.$C$20];2;0))/([.H107]*1000)" office:value-type="percentage" office:value="0.0906777893639189" calcext:value-type="percentage">
            <text:p>9.07%</text:p>
          </table:table-cell>
          <table:table-cell table:style-name="ce2" table:formula="of:=([.I107]*1000-VLOOKUP([.$A126];[.$B$2:.$C$20];2;0))/([.I107]*1000)" office:value-type="percentage" office:value="0.16790076335878" calcext:value-type="percentage">
            <text:p>16.79%</text:p>
          </table:table-cell>
          <table:table-cell table:style-name="ce2" table:formula="of:=([.J107]*1000-VLOOKUP([.$A126];[.$B$2:.$C$20];2;0))/([.J107]*1000)" office:value-type="percentage" office:value="0.114050594330997" calcext:value-type="percentage">
            <text:p>11.41%</text:p>
          </table:table-cell>
          <table:table-cell table:style-name="ce2" table:formula="of:=([.K107]*1000-VLOOKUP([.$A126];[.$B$2:.$C$20];2;0))/([.K107]*1000)" office:value-type="percentage" office:value="0.151794572512402" calcext:value-type="percentage">
            <text:p>15.18%</text:p>
          </table:table-cell>
          <table:table-cell table:style-name="ce2" table:formula="of:=([.L107]*1000-VLOOKUP([.$A126];[.$B$2:.$C$20];2;0))/([.L107]*1000)" office:value-type="percentage" office:value="0.150886075949369" calcext:value-type="percentage">
            <text:p>15.09%</text:p>
          </table:table-cell>
          <table:table-cell table:style-name="ce2" table:formula="of:=([.M107]*1000-VLOOKUP([.$A126];[.$B$2:.$C$20];2;0))/([.M107]*1000)" office:value-type="percentage" office:value="0.0700223952223505" calcext:value-type="percentage">
            <text:p>7.00%</text:p>
          </table:table-cell>
          <table:table-cell table:style-name="ce2" table:formula="of:=([.N107]*1000-VLOOKUP([.$A126];[.$B$2:.$C$20];2;0))/([.N107]*1000)" office:value-type="percentage" office:value="0.562536370021069" calcext:value-type="percentage">
            <text:p>56.25%</text:p>
          </table:table-cell>
          <table:table-cell table:style-name="ce2" table:formula="of:=([.O107]*1000-VLOOKUP([.$A126];[.$B$2:.$C$20];2;0))/([.O107]*1000)" office:value-type="percentage" office:value="0.120217917675545" calcext:value-type="percentage">
            <text:p>12.02%</text:p>
          </table:table-cell>
          <table:table-cell table:style-name="ce2" table:formula="of:=([.P107]*1000-VLOOKUP([.$A126];[.$B$2:.$C$20];2;0))/([.P107]*1000)" office:value-type="percentage" office:value="0.526476976542137" calcext:value-type="percentage">
            <text:p>52.65%</text:p>
          </table:table-cell>
          <table:table-cell table:style-name="ce2" table:formula="of:=([.Q107]*1000-VLOOKUP([.$A126];[.$B$2:.$C$20];2;0))/([.Q107]*1000)" office:value-type="percentage" office:value="0.195238095238095" calcext:value-type="percentage">
            <text:p>19.52%</text:p>
          </table:table-cell>
          <table:table-cell table:style-name="ce2" table:formula="of:=([.R107]*1000-VLOOKUP([.$A126];[.$B$2:.$C$20];2;0))/([.R107]*1000)" office:value-type="percentage" office:value="0.169801980198021" calcext:value-type="percentage">
            <text:p>16.98%</text:p>
          </table:table-cell>
          <table:table-cell table:style-name="ce2" table:formula="of:=([.S107]*1000-VLOOKUP([.$A126];[.$B$2:.$C$20];2;0))/([.S107]*1000)" office:value-type="percentage" office:value="0.102192937300523" calcext:value-type="percentage">
            <text:p>10.22%</text:p>
          </table:table-cell>
          <table:table-cell table:style-name="ce2" table:formula="of:=([.T107]*1000-VLOOKUP([.$A126];[.$B$2:.$C$20];2;0))/([.T107]*1000)" office:value-type="percentage" office:value="0.158668596237337" calcext:value-type="percentage">
            <text:p>15.87%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2" table:formula="of:=([.B108]*1000-VLOOKUP([.$A127];[.$B$2:.$C$20];2;0))/([.B108]*1000)" office:value-type="percentage" office:value="0.0344156530936016" calcext:value-type="percentage">
            <text:p>3.44%</text:p>
          </table:table-cell>
          <table:table-cell table:style-name="ce2" table:formula="of:=([.C108]*1000-VLOOKUP([.$A127];[.$B$2:.$C$20];2;0))/([.C108]*1000)" office:value-type="percentage" office:value="0.031650403054731" calcext:value-type="percentage">
            <text:p>3.17%</text:p>
          </table:table-cell>
          <table:table-cell table:formula="of:=([.D108]*1000-VLOOKUP([.$A127];[.$B$2:.$C$20];2;0))/([.D108]*1000)" office:value-type="percentage" office:value="0.0106631989596879" calcext:value-type="percentage">
            <text:p>1.07%</text:p>
          </table:table-cell>
          <table:table-cell table:formula="of:=([.E108]*1000-VLOOKUP([.$A127];[.$B$2:.$C$20];2;0))/([.E108]*1000)" office:value-type="percentage" office:value="0.0365555086534406" calcext:value-type="percentage">
            <text:p>3.66%</text:p>
          </table:table-cell>
          <table:table-cell table:formula="of:=([.F108]*1000-VLOOKUP([.$A127];[.$B$2:.$C$20];2;0))/([.F108]*1000)" office:value-type="percentage" office:value="0.0305192736540299" calcext:value-type="percentage">
            <text:p>3.05%</text:p>
          </table:table-cell>
          <table:table-cell table:style-name="ce2" table:formula="of:=([.G108]*1000-VLOOKUP([.$A127];[.$B$2:.$C$20];2;0))/([.G108]*1000)" office:value-type="percentage" office:value="-0.0208654813820865" calcext:value-type="percentage">
            <text:p>-2.09%</text:p>
          </table:table-cell>
          <table:table-cell table:style-name="ce2" table:formula="of:=([.H108]*1000-VLOOKUP([.$A127];[.$B$2:.$C$20];2;0))/([.H108]*1000)" office:value-type="percentage" office:value="0.0317531021317213" calcext:value-type="percentage">
            <text:p>3.18%</text:p>
          </table:table-cell>
          <table:table-cell table:style-name="ce2" table:formula="of:=([.I108]*1000-VLOOKUP([.$A127];[.$B$2:.$C$20];2;0))/([.I108]*1000)" office:value-type="percentage" office:value="0.0468156191271668" calcext:value-type="percentage">
            <text:p>4.68%</text:p>
          </table:table-cell>
          <table:table-cell table:style-name="ce2" table:formula="of:=([.J108]*1000-VLOOKUP([.$A127];[.$B$2:.$C$20];2;0))/([.J108]*1000)" office:value-type="percentage" office:value="0.0325739112005939" calcext:value-type="percentage">
            <text:p>3.26%</text:p>
          </table:table-cell>
          <table:table-cell table:style-name="ce2" table:formula="of:=([.K108]*1000-VLOOKUP([.$A127];[.$B$2:.$C$20];2;0))/([.K108]*1000)" office:value-type="percentage" office:value="0.041511811023622" calcext:value-type="percentage">
            <text:p>4.15%</text:p>
          </table:table-cell>
          <table:table-cell table:style-name="ce2" table:formula="of:=([.L108]*1000-VLOOKUP([.$A127];[.$B$2:.$C$20];2;0))/([.L108]*1000)" office:value-type="percentage" office:value="0.0475117370892019" calcext:value-type="percentage">
            <text:p>4.75%</text:p>
          </table:table-cell>
          <table:table-cell table:style-name="ce2" table:formula="of:=([.M108]*1000-VLOOKUP([.$A127];[.$B$2:.$C$20];2;0))/([.M108]*1000)" office:value-type="percentage" office:value="0.00255653883972468" calcext:value-type="percentage">
            <text:p>0.26%</text:p>
          </table:table-cell>
          <table:table-cell table:style-name="ce2" table:formula="of:=([.N108]*1000-VLOOKUP([.$A127];[.$B$2:.$C$20];2;0))/([.N108]*1000)" office:value-type="percentage" office:value="0.198314014752371" calcext:value-type="percentage">
            <text:p>19.83%</text:p>
          </table:table-cell>
          <table:table-cell table:style-name="ce2" table:formula="of:=([.O108]*1000-VLOOKUP([.$A127];[.$B$2:.$C$20];2;0))/([.O108]*1000)" office:value-type="percentage" office:value="0.0346198583060162" calcext:value-type="percentage">
            <text:p>3.46%</text:p>
          </table:table-cell>
          <table:table-cell table:style-name="ce2" table:formula="of:=([.P108]*1000-VLOOKUP([.$A127];[.$B$2:.$C$20];2;0))/([.P108]*1000)" office:value-type="percentage" office:value="0.167159277504105" calcext:value-type="percentage">
            <text:p>16.72%</text:p>
          </table:table-cell>
          <table:table-cell table:style-name="ce2" table:formula="of:=([.Q108]*1000-VLOOKUP([.$A127];[.$B$2:.$C$20];2;0))/([.Q108]*1000)" office:value-type="percentage" office:value="0.0553957578892917" calcext:value-type="percentage">
            <text:p>5.54%</text:p>
          </table:table-cell>
          <table:table-cell table:style-name="ce2" table:formula="of:=([.R108]*1000-VLOOKUP([.$A127];[.$B$2:.$C$20];2;0))/([.R108]*1000)" office:value-type="percentage" office:value="0.045220665132817" calcext:value-type="percentage">
            <text:p>4.52%</text:p>
          </table:table-cell>
          <table:table-cell table:style-name="ce2" table:formula="of:=([.S108]*1000-VLOOKUP([.$A127];[.$B$2:.$C$20];2;0))/([.S108]*1000)" office:value-type="percentage" office:value="0.0029922463688976" calcext:value-type="percentage">
            <text:p>0.30%</text:p>
          </table:table-cell>
          <table:table-cell table:style-name="ce2" table:formula="of:=([.T108]*1000-VLOOKUP([.$A127];[.$B$2:.$C$20];2;0))/([.T108]*1000)" office:value-type="percentage" office:value="0.0419141567845521" calcext:value-type="percentage">
            <text:p>4.19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2" table:formula="of:=([.B109]*1000-VLOOKUP([.$A128];[.$B$2:.$C$20];2;0))/([.B109]*1000)" office:value-type="percentage" office:value="0.043806143950314" calcext:value-type="percentage">
            <text:p>4.38%</text:p>
          </table:table-cell>
          <table:table-cell table:style-name="ce2" table:formula="of:=([.C109]*1000-VLOOKUP([.$A128];[.$B$2:.$C$20];2;0))/([.C109]*1000)" office:value-type="percentage" office:value="0.0463444309257804" calcext:value-type="percentage">
            <text:p>4.63%</text:p>
          </table:table-cell>
          <table:table-cell table:formula="of:=([.D109]*1000-VLOOKUP([.$A128];[.$B$2:.$C$20];2;0))/([.D109]*1000)" office:value-type="percentage" office:value="0.0109144542772842" calcext:value-type="percentage">
            <text:p>1.09%</text:p>
          </table:table-cell>
          <table:table-cell table:formula="of:=([.E109]*1000-VLOOKUP([.$A128];[.$B$2:.$C$20];2;0))/([.E109]*1000)" office:value-type="percentage" office:value="0.0405074560427353" calcext:value-type="percentage">
            <text:p>4.05%</text:p>
          </table:table-cell>
          <table:table-cell table:formula="of:=([.F109]*1000-VLOOKUP([.$A128];[.$B$2:.$C$20];2;0))/([.F109]*1000)" office:value-type="percentage" office:value="0.0273641461999603" calcext:value-type="percentage">
            <text:p>2.74%</text:p>
          </table:table-cell>
          <table:table-cell table:style-name="ce2" table:formula="of:=([.G109]*1000-VLOOKUP([.$A128];[.$B$2:.$C$20];2;0))/([.G109]*1000)" office:value-type="percentage" office:value="-0.00821890347800247" calcext:value-type="percentage">
            <text:p>-0.82%</text:p>
          </table:table-cell>
          <table:table-cell table:style-name="ce2" table:formula="of:=([.H109]*1000-VLOOKUP([.$A128];[.$B$2:.$C$20];2;0))/([.H109]*1000)" office:value-type="percentage" office:value="0.0299903567984562" calcext:value-type="percentage">
            <text:p>3.00%</text:p>
          </table:table-cell>
          <table:table-cell table:style-name="ce2" table:formula="of:=([.I109]*1000-VLOOKUP([.$A128];[.$B$2:.$C$20];2;0))/([.I109]*1000)" office:value-type="percentage" office:value="0.104486913169923" calcext:value-type="percentage">
            <text:p>10.45%</text:p>
          </table:table-cell>
          <table:table-cell table:style-name="ce2" table:formula="of:=([.J109]*1000-VLOOKUP([.$A128];[.$B$2:.$C$20];2;0))/([.J109]*1000)" office:value-type="percentage" office:value="0.0466607695709843" calcext:value-type="percentage">
            <text:p>4.67%</text:p>
          </table:table-cell>
          <table:table-cell table:style-name="ce2" table:formula="of:=([.K109]*1000-VLOOKUP([.$A128];[.$B$2:.$C$20];2;0))/([.K109]*1000)" office:value-type="percentage" office:value="0.0810061820507375" calcext:value-type="percentage">
            <text:p>8.10%</text:p>
          </table:table-cell>
          <table:table-cell table:style-name="ce2" table:formula="of:=([.L109]*1000-VLOOKUP([.$A128];[.$B$2:.$C$20];2;0))/([.L109]*1000)" office:value-type="percentage" office:value="0.085393020048798" calcext:value-type="percentage">
            <text:p>8.54%</text:p>
          </table:table-cell>
          <table:table-cell table:style-name="ce2" table:formula="of:=([.M109]*1000-VLOOKUP([.$A128];[.$B$2:.$C$20];2;0))/([.M109]*1000)" office:value-type="percentage" office:value="0.00455220188025821" calcext:value-type="percentage">
            <text:p>0.46%</text:p>
          </table:table-cell>
          <table:table-cell table:style-name="ce2" table:formula="of:=([.N109]*1000-VLOOKUP([.$A128];[.$B$2:.$C$20];2;0))/([.N109]*1000)" office:value-type="percentage" office:value="0.526679841897233" calcext:value-type="percentage">
            <text:p>52.67%</text:p>
          </table:table-cell>
          <table:table-cell table:style-name="ce2" table:formula="of:=([.O109]*1000-VLOOKUP([.$A128];[.$B$2:.$C$20];2;0))/([.O109]*1000)" office:value-type="percentage" office:value="0.0578078898481061" calcext:value-type="percentage">
            <text:p>5.78%</text:p>
          </table:table-cell>
          <table:table-cell table:style-name="ce2" table:formula="of:=([.P109]*1000-VLOOKUP([.$A128];[.$B$2:.$C$20];2;0))/([.P109]*1000)" office:value-type="percentage" office:value="0.498910295527853" calcext:value-type="percentage">
            <text:p>49.89%</text:p>
          </table:table-cell>
          <table:table-cell table:style-name="ce2" table:formula="of:=([.Q109]*1000-VLOOKUP([.$A128];[.$B$2:.$C$20];2;0))/([.Q109]*1000)" office:value-type="percentage" office:value="0.113054212529577" calcext:value-type="percentage">
            <text:p>11.31%</text:p>
          </table:table-cell>
          <table:table-cell table:style-name="ce2" table:formula="of:=([.R109]*1000-VLOOKUP([.$A128];[.$B$2:.$C$20];2;0))/([.R109]*1000)" office:value-type="percentage" office:value="0.0955627819154497" calcext:value-type="percentage">
            <text:p>9.56%</text:p>
          </table:table-cell>
          <table:table-cell table:style-name="ce2" table:formula="of:=([.S109]*1000-VLOOKUP([.$A128];[.$B$2:.$C$20];2;0))/([.S109]*1000)" office:value-type="percentage" office:value="0.0338413267592986" calcext:value-type="percentage">
            <text:p>3.38%</text:p>
          </table:table-cell>
          <table:table-cell table:style-name="ce2" table:formula="of:=([.T109]*1000-VLOOKUP([.$A128];[.$B$2:.$C$20];2;0))/([.T109]*1000)" office:value-type="percentage" office:value="0.0910815939278937" calcext:value-type="percentage">
            <text:p>9.11%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THOS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blackscholes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ft.A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6" table:formula="of:=VLOOKUP([.$A131];[.$A$48:.$T$67];[.B$129]+1;0)-[.B111]" office:value-type="percentage" office:value="-0.116897054380532" calcext:value-type="percentage">
            <text:p>-11.69%</text:p>
          </table:table-cell>
          <table:table-cell table:style-name="ce6" table:formula="of:=VLOOKUP([.$A131];[.$A$48:.$T$67];[.C$129]+1;0)-[.C111]" office:value-type="percentage" office:value="-0.445557792352646" calcext:value-type="percentage">
            <text:p>-44.56%</text:p>
          </table:table-cell>
          <table:table-cell table:style-name="ce6" table:formula="of:=VLOOKUP([.$A131];[.$A$48:.$T$67];[.D$129]+1;0)-[.D111]" office:value-type="percentage" office:value="-0.120487320539895" calcext:value-type="percentage">
            <text:p>-12.05%</text:p>
          </table:table-cell>
          <table:table-cell table:style-name="ce6" table:formula="of:=VLOOKUP([.$A131];[.$A$48:.$T$67];[.E$129]+1;0)-[.E111]" office:value-type="percentage" office:value="-0.397515987870736" calcext:value-type="percentage">
            <text:p>-39.75%</text:p>
          </table:table-cell>
          <table:table-cell table:style-name="ce6" table:formula="of:=VLOOKUP([.$A131];[.$A$48:.$T$67];[.F$129]+1;0)-[.F111]" office:value-type="string" office:string-value="" calcext:value-type="error">
            <text:p>#DIV/0!</text:p>
          </table:table-cell>
          <table:table-cell table:style-name="ce6" table:formula="of:=VLOOKUP([.$A131];[.$A$48:.$T$67];[.G$129]+1;0)-[.G111]" office:value-type="percentage" office:value="-0.363173210658016" calcext:value-type="percentage">
            <text:p>-36.32%</text:p>
          </table:table-cell>
          <table:table-cell table:style-name="ce6" table:formula="of:=VLOOKUP([.$A131];[.$A$48:.$T$67];[.H$129]+1;0)-[.H111]" office:value-type="percentage" office:value="-0.402519097339777" calcext:value-type="percentage">
            <text:p>-40.25%</text:p>
          </table:table-cell>
          <table:table-cell table:style-name="ce6" table:formula="of:=VLOOKUP([.$A131];[.$A$48:.$T$67];[.I$129]+1;0)-[.I111]" office:value-type="percentage" office:value="-0.3984178323989" calcext:value-type="percentage">
            <text:p>-39.84%</text:p>
          </table:table-cell>
          <table:table-cell table:style-name="ce6" table:formula="of:=VLOOKUP([.$A131];[.$A$48:.$T$67];[.J$129]+1;0)-[.J111]" office:value-type="percentage" office:value="-0.39051300297921" calcext:value-type="percentage">
            <text:p>-39.05%</text:p>
          </table:table-cell>
          <table:table-cell table:style-name="ce6" table:formula="of:=VLOOKUP([.$A131];[.$A$48:.$T$67];[.K$129]+1;0)-[.K111]" office:value-type="percentage" office:value="-0.317639114903161" calcext:value-type="percentage">
            <text:p>-31.76%</text:p>
          </table:table-cell>
          <table:table-cell table:style-name="ce6" table:formula="of:=VLOOKUP([.$A131];[.$A$48:.$T$67];[.L$129]+1;0)-[.L111]" office:value-type="percentage" office:value="-0.297408706757467" calcext:value-type="percentage">
            <text:p>-29.74%</text:p>
          </table:table-cell>
          <table:table-cell table:style-name="ce6" table:formula="of:=VLOOKUP([.$A131];[.$A$48:.$T$67];[.M$129]+1;0)-[.M111]" office:value-type="percentage" office:value="-0.337441201320623" calcext:value-type="percentage">
            <text:p>-33.74%</text:p>
          </table:table-cell>
          <table:table-cell table:style-name="ce6" table:formula="of:=VLOOKUP([.$A131];[.$A$48:.$T$67];[.N$129]+1;0)-[.N111]" office:value-type="percentage" office:value="-0.465836517939032" calcext:value-type="percentage">
            <text:p>-46.58%</text:p>
          </table:table-cell>
          <table:table-cell table:style-name="ce6" table:formula="of:=VLOOKUP([.$A131];[.$A$48:.$T$67];[.O$129]+1;0)-[.O111]" office:value-type="percentage" office:value="-0.388315999574531" calcext:value-type="percentage">
            <text:p>-38.83%</text:p>
          </table:table-cell>
          <table:table-cell table:style-name="ce6" table:formula="of:=VLOOKUP([.$A131];[.$A$48:.$T$67];[.P$129]+1;0)-[.P111]" office:value-type="percentage" office:value="-0.433840266934948" calcext:value-type="percentage">
            <text:p>-43.38%</text:p>
          </table:table-cell>
          <table:table-cell table:style-name="ce6" table:formula="of:=VLOOKUP([.$A131];[.$A$48:.$T$67];[.Q$129]+1;0)-[.Q111]" office:value-type="percentage" office:value="-0.403363260473251" calcext:value-type="percentage">
            <text:p>-40.34%</text:p>
          </table:table-cell>
          <table:table-cell table:style-name="ce6" table:formula="of:=VLOOKUP([.$A131];[.$A$48:.$T$67];[.R$129]+1;0)-[.R111]" office:value-type="percentage" office:value="-0.402701096915043" calcext:value-type="percentage">
            <text:p>-40.27%</text:p>
          </table:table-cell>
          <table:table-cell table:style-name="ce6" table:formula="of:=VLOOKUP([.$A131];[.$A$48:.$T$67];[.S$129]+1;0)-[.S111]" office:value-type="percentage" office:value="-0.395996487586978" calcext:value-type="percentage">
            <text:p>-39.60%</text:p>
          </table:table-cell>
          <table:table-cell table:style-name="ce6" table:formula="of:=VLOOKUP([.$A131];[.$A$48:.$T$67];[.T$129]+1;0)-[.T111]" office:value-type="percentage" office:value="-0.362150977828178" calcext:value-type="percentage">
            <text:p>-36.22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6" table:formula="of:=VLOOKUP([.$A132];[.$A$48:.$T$67];[.B$129]+1;0)-[.B112]" office:value-type="percentage" office:value="-0.105764112663456" calcext:value-type="percentage">
            <text:p>-10.58%</text:p>
          </table:table-cell>
          <table:table-cell table:style-name="ce6" table:formula="of:=VLOOKUP([.$A132];[.$A$48:.$T$67];[.C$129]+1;0)-[.C112]" office:value-type="percentage" office:value="-0.429757462675678" calcext:value-type="percentage">
            <text:p>-42.98%</text:p>
          </table:table-cell>
          <table:table-cell table:style-name="ce6" table:formula="of:=VLOOKUP([.$A132];[.$A$48:.$T$67];[.D$129]+1;0)-[.D112]" office:value-type="percentage" office:value="-0.112434945067666" calcext:value-type="percentage">
            <text:p>-11.24%</text:p>
          </table:table-cell>
          <table:table-cell table:style-name="ce6" table:formula="of:=VLOOKUP([.$A132];[.$A$48:.$T$67];[.E$129]+1;0)-[.E112]" office:value-type="percentage" office:value="-0.384594975208712" calcext:value-type="percentage">
            <text:p>-38.46%</text:p>
          </table:table-cell>
          <table:table-cell table:style-name="ce6" table:formula="of:=VLOOKUP([.$A132];[.$A$48:.$T$67];[.F$129]+1;0)-[.F112]" office:value-type="percentage" office:value="-0.38658099475748" calcext:value-type="percentage">
            <text:p>-38.66%</text:p>
          </table:table-cell>
          <table:table-cell table:style-name="ce6" table:formula="of:=VLOOKUP([.$A132];[.$A$48:.$T$67];[.G$129]+1;0)-[.G112]" office:value-type="string" office:string-value="" calcext:value-type="error">
            <text:p>#DIV/0!</text:p>
          </table:table-cell>
          <table:table-cell table:style-name="ce6" table:formula="of:=VLOOKUP([.$A132];[.$A$48:.$T$67];[.H$129]+1;0)-[.H112]" office:value-type="percentage" office:value="-0.393120740703322" calcext:value-type="percentage">
            <text:p>-39.31%</text:p>
          </table:table-cell>
          <table:table-cell table:style-name="ce6" table:formula="of:=VLOOKUP([.$A132];[.$A$48:.$T$67];[.I$129]+1;0)-[.I112]" office:value-type="percentage" office:value="-0.401493291425237" calcext:value-type="percentage">
            <text:p>-40.15%</text:p>
          </table:table-cell>
          <table:table-cell table:style-name="ce6" table:formula="of:=VLOOKUP([.$A132];[.$A$48:.$T$67];[.J$129]+1;0)-[.J112]" office:value-type="percentage" office:value="-0.394883330037043" calcext:value-type="percentage">
            <text:p>-39.49%</text:p>
          </table:table-cell>
          <table:table-cell table:style-name="ce6" table:formula="of:=VLOOKUP([.$A132];[.$A$48:.$T$67];[.K$129]+1;0)-[.K112]" office:value-type="percentage" office:value="-0.329340570295469" calcext:value-type="percentage">
            <text:p>-32.93%</text:p>
          </table:table-cell>
          <table:table-cell table:style-name="ce6" table:formula="of:=VLOOKUP([.$A132];[.$A$48:.$T$67];[.L$129]+1;0)-[.L112]" office:value-type="percentage" office:value="-0.29978301525607" calcext:value-type="percentage">
            <text:p>-29.98%</text:p>
          </table:table-cell>
          <table:table-cell table:style-name="ce6" table:formula="of:=VLOOKUP([.$A132];[.$A$48:.$T$67];[.M$129]+1;0)-[.M112]" office:value-type="percentage" office:value="-0.327886446579035" calcext:value-type="percentage">
            <text:p>-32.79%</text:p>
          </table:table-cell>
          <table:table-cell table:style-name="ce6" table:formula="of:=VLOOKUP([.$A132];[.$A$48:.$T$67];[.N$129]+1;0)-[.N112]" office:value-type="percentage" office:value="-0.467131735151159" calcext:value-type="percentage">
            <text:p>-46.71%</text:p>
          </table:table-cell>
          <table:table-cell table:style-name="ce6" table:formula="of:=VLOOKUP([.$A132];[.$A$48:.$T$67];[.O$129]+1;0)-[.O112]" office:value-type="percentage" office:value="-0.39379918467435" calcext:value-type="percentage">
            <text:p>-39.38%</text:p>
          </table:table-cell>
          <table:table-cell table:style-name="ce6" table:formula="of:=VLOOKUP([.$A132];[.$A$48:.$T$67];[.P$129]+1;0)-[.P112]" office:value-type="percentage" office:value="-0.436088126023825" calcext:value-type="percentage">
            <text:p>-43.61%</text:p>
          </table:table-cell>
          <table:table-cell table:style-name="ce6" table:formula="of:=VLOOKUP([.$A132];[.$A$48:.$T$67];[.Q$129]+1;0)-[.Q112]" office:value-type="percentage" office:value="-0.40221421683856" calcext:value-type="percentage">
            <text:p>-40.22%</text:p>
          </table:table-cell>
          <table:table-cell table:style-name="ce6" table:formula="of:=VLOOKUP([.$A132];[.$A$48:.$T$67];[.R$129]+1;0)-[.R112]" office:value-type="percentage" office:value="-0.404039494777612" calcext:value-type="percentage">
            <text:p>-40.40%</text:p>
          </table:table-cell>
          <table:table-cell table:style-name="ce6" table:formula="of:=VLOOKUP([.$A132];[.$A$48:.$T$67];[.S$129]+1;0)-[.S112]" office:value-type="percentage" office:value="-0.399843377337182" calcext:value-type="percentage">
            <text:p>-39.98%</text:p>
          </table:table-cell>
          <table:table-cell table:style-name="ce6" table:formula="of:=VLOOKUP([.$A132];[.$A$48:.$T$67];[.T$129]+1;0)-[.T112]" office:value-type="percentage" office:value="-0.353019078922827" calcext:value-type="percentage">
            <text:p>-35.30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6" table:formula="of:=VLOOKUP([.$A133];[.$A$48:.$T$67];[.B$129]+1;0)-[.B113]" office:value-type="percentage" office:value="0.104942587798985" calcext:value-type="percentage">
            <text:p>10.49%</text:p>
          </table:table-cell>
          <table:table-cell table:style-name="ce6" table:formula="of:=VLOOKUP([.$A133];[.$A$48:.$T$67];[.C$129]+1;0)-[.C113]" office:value-type="percentage" office:value="-0.0672545166502103" calcext:value-type="percentage">
            <text:p>-6.73%</text:p>
          </table:table-cell>
          <table:table-cell table:style-name="ce6" table:formula="of:=VLOOKUP([.$A133];[.$A$48:.$T$67];[.D$129]+1;0)-[.D113]" office:value-type="percentage" office:value="0.0796205461834859" calcext:value-type="percentage">
            <text:p>7.96%</text:p>
          </table:table-cell>
          <table:table-cell table:style-name="ce6" table:formula="of:=VLOOKUP([.$A133];[.$A$48:.$T$67];[.E$129]+1;0)-[.E113]" office:value-type="percentage" office:value="-0.0392351971755922" calcext:value-type="percentage">
            <text:p>-3.92%</text:p>
          </table:table-cell>
          <table:table-cell table:style-name="ce6" table:formula="of:=VLOOKUP([.$A133];[.$A$48:.$T$67];[.F$129]+1;0)-[.F113]" office:value-type="percentage" office:value="-0.0315153140694993" calcext:value-type="percentage">
            <text:p>-3.15%</text:p>
          </table:table-cell>
          <table:table-cell table:style-name="ce6" table:formula="of:=VLOOKUP([.$A133];[.$A$48:.$T$67];[.G$129]+1;0)-[.G113]" office:value-type="percentage" office:value="0.000519151246952988" calcext:value-type="percentage">
            <text:p>0.05%</text:p>
          </table:table-cell>
          <table:table-cell table:style-name="ce6" table:formula="of:=VLOOKUP([.$A133];[.$A$48:.$T$67];[.H$129]+1;0)-[.H113]" office:value-type="string" office:string-value="" calcext:value-type="error">
            <text:p>#DIV/0!</text:p>
          </table:table-cell>
          <table:table-cell table:style-name="ce6" table:formula="of:=VLOOKUP([.$A133];[.$A$48:.$T$67];[.I$129]+1;0)-[.I113]" office:value-type="percentage" office:value="-0.0555897186246362" calcext:value-type="percentage">
            <text:p>-5.56%</text:p>
          </table:table-cell>
          <table:table-cell table:style-name="ce6" table:formula="of:=VLOOKUP([.$A133];[.$A$48:.$T$67];[.J$129]+1;0)-[.J113]" office:value-type="percentage" office:value="-0.0377094484327566" calcext:value-type="percentage">
            <text:p>-3.77%</text:p>
          </table:table-cell>
          <table:table-cell table:style-name="ce6" table:formula="of:=VLOOKUP([.$A133];[.$A$48:.$T$67];[.K$129]+1;0)-[.K113]" office:value-type="percentage" office:value="-0.0207169114012962" calcext:value-type="percentage">
            <text:p>-2.07%</text:p>
          </table:table-cell>
          <table:table-cell table:style-name="ce6" table:formula="of:=VLOOKUP([.$A133];[.$A$48:.$T$67];[.L$129]+1;0)-[.L113]" office:value-type="percentage" office:value="-0.00977733798380109" calcext:value-type="percentage">
            <text:p>-0.98%</text:p>
          </table:table-cell>
          <table:table-cell table:style-name="ce6" table:formula="of:=VLOOKUP([.$A133];[.$A$48:.$T$67];[.M$129]+1;0)-[.M113]" office:value-type="percentage" office:value="-0.00141446856510408" calcext:value-type="percentage">
            <text:p>-0.14%</text:p>
          </table:table-cell>
          <table:table-cell table:style-name="ce6" table:formula="of:=VLOOKUP([.$A133];[.$A$48:.$T$67];[.N$129]+1;0)-[.N113]" office:value-type="percentage" office:value="-0.171202713992169" calcext:value-type="percentage">
            <text:p>-17.12%</text:p>
          </table:table-cell>
          <table:table-cell table:style-name="ce6" table:formula="of:=VLOOKUP([.$A133];[.$A$48:.$T$67];[.O$129]+1;0)-[.O113]" office:value-type="percentage" office:value="-0.0403670354822719" calcext:value-type="percentage">
            <text:p>-4.04%</text:p>
          </table:table-cell>
          <table:table-cell table:style-name="ce6" table:formula="of:=VLOOKUP([.$A133];[.$A$48:.$T$67];[.P$129]+1;0)-[.P113]" office:value-type="percentage" office:value="-0.13817677927037" calcext:value-type="percentage">
            <text:p>-13.82%</text:p>
          </table:table-cell>
          <table:table-cell table:style-name="ce6" table:formula="of:=VLOOKUP([.$A133];[.$A$48:.$T$67];[.Q$129]+1;0)-[.Q113]" office:value-type="percentage" office:value="-0.065590169441717" calcext:value-type="percentage">
            <text:p>-6.56%</text:p>
          </table:table-cell>
          <table:table-cell table:style-name="ce6" table:formula="of:=VLOOKUP([.$A133];[.$A$48:.$T$67];[.R$129]+1;0)-[.R113]" office:value-type="percentage" office:value="-0.0702147742565861" calcext:value-type="percentage">
            <text:p>-7.02%</text:p>
          </table:table-cell>
          <table:table-cell table:style-name="ce6" table:formula="of:=VLOOKUP([.$A133];[.$A$48:.$T$67];[.S$129]+1;0)-[.S113]" office:value-type="percentage" office:value="-0.0416172159239207" calcext:value-type="percentage">
            <text:p>-4.16%</text:p>
          </table:table-cell>
          <table:table-cell table:style-name="ce6" table:formula="of:=VLOOKUP([.$A133];[.$A$48:.$T$67];[.T$129]+1;0)-[.T113]" office:value-type="percentage" office:value="-0.0495094032353135" calcext:value-type="percentage">
            <text:p>-4.95%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6" table:formula="of:=VLOOKUP([.$A134];[.$A$48:.$T$67];[.B$129]+1;0)-[.B114]" office:value-type="percentage" office:value="0.00919497832136154" calcext:value-type="percentage">
            <text:p>0.92%</text:p>
          </table:table-cell>
          <table:table-cell table:style-name="ce6" table:formula="of:=VLOOKUP([.$A134];[.$A$48:.$T$67];[.C$129]+1;0)-[.C114]" office:value-type="percentage" office:value="-0.0891081730834628" calcext:value-type="percentage">
            <text:p>-8.91%</text:p>
          </table:table-cell>
          <table:table-cell table:style-name="ce6" table:formula="of:=VLOOKUP([.$A134];[.$A$48:.$T$67];[.D$129]+1;0)-[.D114]" office:value-type="percentage" office:value="0.0173381696259174" calcext:value-type="percentage">
            <text:p>1.73%</text:p>
          </table:table-cell>
          <table:table-cell table:style-name="ce6" table:formula="of:=VLOOKUP([.$A134];[.$A$48:.$T$67];[.E$129]+1;0)-[.E114]" office:value-type="percentage" office:value="-0.0354959497041266" calcext:value-type="percentage">
            <text:p>-3.55%</text:p>
          </table:table-cell>
          <table:table-cell table:style-name="ce6" table:formula="of:=VLOOKUP([.$A134];[.$A$48:.$T$67];[.F$129]+1;0)-[.F114]" office:value-type="percentage" office:value="-0.0491177875196641" calcext:value-type="percentage">
            <text:p>-4.91%</text:p>
          </table:table-cell>
          <table:table-cell table:style-name="ce6" table:formula="of:=VLOOKUP([.$A134];[.$A$48:.$T$67];[.G$129]+1;0)-[.G114]" office:value-type="percentage" office:value="0.00673456228984147" calcext:value-type="percentage">
            <text:p>0.67%</text:p>
          </table:table-cell>
          <table:table-cell table:style-name="ce6" table:formula="of:=VLOOKUP([.$A134];[.$A$48:.$T$67];[.H$129]+1;0)-[.H114]" office:value-type="percentage" office:value="-0.0452048541132093" calcext:value-type="percentage">
            <text:p>-4.52%</text:p>
          </table:table-cell>
          <table:table-cell table:style-name="ce6" table:formula="of:=VLOOKUP([.$A134];[.$A$48:.$T$67];[.I$129]+1;0)-[.I114]" office:value-type="string" office:string-value="" calcext:value-type="error">
            <text:p>#DIV/0!</text:p>
          </table:table-cell>
          <table:table-cell table:style-name="ce6" table:formula="of:=VLOOKUP([.$A134];[.$A$48:.$T$67];[.J$129]+1;0)-[.J114]" office:value-type="percentage" office:value="-0.0469496392993896" calcext:value-type="percentage">
            <text:p>-4.69%</text:p>
          </table:table-cell>
          <table:table-cell table:style-name="ce6" table:formula="of:=VLOOKUP([.$A134];[.$A$48:.$T$67];[.K$129]+1;0)-[.K114]" office:value-type="percentage" office:value="-0.0398742365984695" calcext:value-type="percentage">
            <text:p>-3.99%</text:p>
          </table:table-cell>
          <table:table-cell table:style-name="ce6" table:formula="of:=VLOOKUP([.$A134];[.$A$48:.$T$67];[.L$129]+1;0)-[.L114]" office:value-type="percentage" office:value="-0.0425542012543942" calcext:value-type="percentage">
            <text:p>-4.26%</text:p>
          </table:table-cell>
          <table:table-cell table:style-name="ce6" table:formula="of:=VLOOKUP([.$A134];[.$A$48:.$T$67];[.M$129]+1;0)-[.M114]" office:value-type="percentage" office:value="-0.00982915434715181" calcext:value-type="percentage">
            <text:p>-0.98%</text:p>
          </table:table-cell>
          <table:table-cell table:style-name="ce6" table:formula="of:=VLOOKUP([.$A134];[.$A$48:.$T$67];[.N$129]+1;0)-[.N114]" office:value-type="percentage" office:value="-0.127417726637216" calcext:value-type="percentage">
            <text:p>-12.74%</text:p>
          </table:table-cell>
          <table:table-cell table:style-name="ce6" table:formula="of:=VLOOKUP([.$A134];[.$A$48:.$T$67];[.O$129]+1;0)-[.O114]" office:value-type="percentage" office:value="-0.041217438682279" calcext:value-type="percentage">
            <text:p>-4.12%</text:p>
          </table:table-cell>
          <table:table-cell table:style-name="ce6" table:formula="of:=VLOOKUP([.$A134];[.$A$48:.$T$67];[.P$129]+1;0)-[.P114]" office:value-type="percentage" office:value="-0.121621596902558" calcext:value-type="percentage">
            <text:p>-12.16%</text:p>
          </table:table-cell>
          <table:table-cell table:style-name="ce6" table:formula="of:=VLOOKUP([.$A134];[.$A$48:.$T$67];[.Q$129]+1;0)-[.Q114]" office:value-type="percentage" office:value="-0.0906274739972008" calcext:value-type="percentage">
            <text:p>-9.06%</text:p>
          </table:table-cell>
          <table:table-cell table:style-name="ce6" table:formula="of:=VLOOKUP([.$A134];[.$A$48:.$T$67];[.R$129]+1;0)-[.R114]" office:value-type="percentage" office:value="-0.0504622865048542" calcext:value-type="percentage">
            <text:p>-5.05%</text:p>
          </table:table-cell>
          <table:table-cell table:style-name="ce6" table:formula="of:=VLOOKUP([.$A134];[.$A$48:.$T$67];[.S$129]+1;0)-[.S114]" office:value-type="percentage" office:value="-0.0269137300969984" calcext:value-type="percentage">
            <text:p>-2.69%</text:p>
          </table:table-cell>
          <table:table-cell table:style-name="ce6" table:formula="of:=VLOOKUP([.$A134];[.$A$48:.$T$67];[.T$129]+1;0)-[.T114]" office:value-type="percentage" office:value="-0.0550329630152582" calcext:value-type="percentage">
            <text:p>-5.50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6" table:formula="of:=VLOOKUP([.$A135];[.$A$48:.$T$67];[.B$129]+1;0)-[.B115]" office:value-type="percentage" office:value="-0.171581948703047" calcext:value-type="percentage">
            <text:p>-17.16%</text:p>
          </table:table-cell>
          <table:table-cell table:style-name="ce6" table:formula="of:=VLOOKUP([.$A135];[.$A$48:.$T$67];[.C$129]+1;0)-[.C115]" office:value-type="percentage" office:value="-0.433801136315252" calcext:value-type="percentage">
            <text:p>-43.38%</text:p>
          </table:table-cell>
          <table:table-cell table:style-name="ce6" table:formula="of:=VLOOKUP([.$A135];[.$A$48:.$T$67];[.D$129]+1;0)-[.D115]" office:value-type="percentage" office:value="-0.24124385625735" calcext:value-type="percentage">
            <text:p>-24.12%</text:p>
          </table:table-cell>
          <table:table-cell table:style-name="ce6" table:formula="of:=VLOOKUP([.$A135];[.$A$48:.$T$67];[.E$129]+1;0)-[.E115]" office:value-type="percentage" office:value="-0.372072940547459" calcext:value-type="percentage">
            <text:p>-37.21%</text:p>
          </table:table-cell>
          <table:table-cell table:style-name="ce6" table:formula="of:=VLOOKUP([.$A135];[.$A$48:.$T$67];[.F$129]+1;0)-[.F115]" office:value-type="percentage" office:value="-0.375395997460196" calcext:value-type="percentage">
            <text:p>-37.54%</text:p>
          </table:table-cell>
          <table:table-cell table:style-name="ce6" table:formula="of:=VLOOKUP([.$A135];[.$A$48:.$T$67];[.G$129]+1;0)-[.G115]" office:value-type="percentage" office:value="-0.342128815229769" calcext:value-type="percentage">
            <text:p>-34.21%</text:p>
          </table:table-cell>
          <table:table-cell table:style-name="ce6" table:formula="of:=VLOOKUP([.$A135];[.$A$48:.$T$67];[.H$129]+1;0)-[.H115]" office:value-type="percentage" office:value="-0.391279918710999" calcext:value-type="percentage">
            <text:p>-39.13%</text:p>
          </table:table-cell>
          <table:table-cell table:style-name="ce6" table:formula="of:=VLOOKUP([.$A135];[.$A$48:.$T$67];[.I$129]+1;0)-[.I115]" office:value-type="percentage" office:value="-0.387506867407566" calcext:value-type="percentage">
            <text:p>-38.75%</text:p>
          </table:table-cell>
          <table:table-cell table:style-name="ce6" table:formula="of:=VLOOKUP([.$A135];[.$A$48:.$T$67];[.J$129]+1;0)-[.J115]" office:value-type="percentage" office:value="-0.376140800871874" calcext:value-type="percentage">
            <text:p>-37.61%</text:p>
          </table:table-cell>
          <table:table-cell table:style-name="ce6" table:formula="of:=VLOOKUP([.$A135];[.$A$48:.$T$67];[.K$129]+1;0)-[.K115]" office:value-type="percentage" office:value="-0.358677938658126" calcext:value-type="percentage">
            <text:p>-35.87%</text:p>
          </table:table-cell>
          <table:table-cell table:style-name="ce6" table:formula="of:=VLOOKUP([.$A135];[.$A$48:.$T$67];[.L$129]+1;0)-[.L115]" office:value-type="percentage" office:value="-0.356331486233147" calcext:value-type="percentage">
            <text:p>-35.63%</text:p>
          </table:table-cell>
          <table:table-cell table:style-name="ce6" table:formula="of:=VLOOKUP([.$A135];[.$A$48:.$T$67];[.M$129]+1;0)-[.M115]" office:value-type="percentage" office:value="-0.33700592954621" calcext:value-type="percentage">
            <text:p>-33.70%</text:p>
          </table:table-cell>
          <table:table-cell table:style-name="ce6" table:formula="of:=VLOOKUP([.$A135];[.$A$48:.$T$67];[.N$129]+1;0)-[.N115]" office:value-type="percentage" office:value="-0.477498744142782" calcext:value-type="percentage">
            <text:p>-47.75%</text:p>
          </table:table-cell>
          <table:table-cell table:style-name="ce6" table:formula="of:=VLOOKUP([.$A135];[.$A$48:.$T$67];[.O$129]+1;0)-[.O115]" office:value-type="percentage" office:value="-0.376592172317874" calcext:value-type="percentage">
            <text:p>-37.66%</text:p>
          </table:table-cell>
          <table:table-cell table:style-name="ce6" table:formula="of:=VLOOKUP([.$A135];[.$A$48:.$T$67];[.P$129]+1;0)-[.P115]" office:value-type="percentage" office:value="-0.455005468576179" calcext:value-type="percentage">
            <text:p>-45.50%</text:p>
          </table:table-cell>
          <table:table-cell table:style-name="ce6" table:formula="of:=VLOOKUP([.$A135];[.$A$48:.$T$67];[.Q$129]+1;0)-[.Q115]" office:value-type="percentage" office:value="-0.392288009379963" calcext:value-type="percentage">
            <text:p>-39.23%</text:p>
          </table:table-cell>
          <table:table-cell table:style-name="ce6" table:formula="of:=VLOOKUP([.$A135];[.$A$48:.$T$67];[.R$129]+1;0)-[.R115]" office:value-type="percentage" office:value="-0.420655872360839" calcext:value-type="percentage">
            <text:p>-42.07%</text:p>
          </table:table-cell>
          <table:table-cell table:style-name="ce6" table:formula="of:=VLOOKUP([.$A135];[.$A$48:.$T$67];[.S$129]+1;0)-[.S115]" office:value-type="percentage" office:value="-0.376626488625789" calcext:value-type="percentage">
            <text:p>-37.66%</text:p>
          </table:table-cell>
          <table:table-cell table:style-name="ce6" table:formula="of:=VLOOKUP([.$A135];[.$A$48:.$T$67];[.T$129]+1;0)-[.T115]" office:value-type="percentage" office:value="-0.389699764917453" calcext:value-type="percentage">
            <text:p>-38.97%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6" table:formula="of:=VLOOKUP([.$A136];[.$A$48:.$T$67];[.B$129]+1;0)-[.B116]" office:value-type="percentage" office:value="0.00215260655993393" calcext:value-type="percentage">
            <text:p>0.22%</text:p>
          </table:table-cell>
          <table:table-cell table:style-name="ce6" table:formula="of:=VLOOKUP([.$A136];[.$A$48:.$T$67];[.C$129]+1;0)-[.C116]" office:value-type="percentage" office:value="-0.0641007581791363" calcext:value-type="percentage">
            <text:p>-6.41%</text:p>
          </table:table-cell>
          <table:table-cell table:style-name="ce6" table:formula="of:=VLOOKUP([.$A136];[.$A$48:.$T$67];[.D$129]+1;0)-[.D116]" office:value-type="percentage" office:value="0.0181989768539509" calcext:value-type="percentage">
            <text:p>1.82%</text:p>
          </table:table-cell>
          <table:table-cell table:style-name="ce6" table:formula="of:=VLOOKUP([.$A136];[.$A$48:.$T$67];[.E$129]+1;0)-[.E116]" office:value-type="percentage" office:value="-0.0397937301007931" calcext:value-type="percentage">
            <text:p>-3.98%</text:p>
          </table:table-cell>
          <table:table-cell table:style-name="ce6" table:formula="of:=VLOOKUP([.$A136];[.$A$48:.$T$67];[.F$129]+1;0)-[.F116]" office:value-type="percentage" office:value="-0.0245532870226625" calcext:value-type="percentage">
            <text:p>-2.46%</text:p>
          </table:table-cell>
          <table:table-cell table:style-name="ce6" table:formula="of:=VLOOKUP([.$A136];[.$A$48:.$T$67];[.G$129]+1;0)-[.G116]" office:value-type="percentage" office:value="0.0174508494210902" calcext:value-type="percentage">
            <text:p>1.75%</text:p>
          </table:table-cell>
          <table:table-cell table:style-name="ce6" table:formula="of:=VLOOKUP([.$A136];[.$A$48:.$T$67];[.H$129]+1;0)-[.H116]" office:value-type="percentage" office:value="-0.048961419560566" calcext:value-type="percentage">
            <text:p>-4.90%</text:p>
          </table:table-cell>
          <table:table-cell table:style-name="ce6" table:formula="of:=VLOOKUP([.$A136];[.$A$48:.$T$67];[.I$129]+1;0)-[.I116]" office:value-type="percentage" office:value="-0.0266844265294545" calcext:value-type="percentage">
            <text:p>-2.67%</text:p>
          </table:table-cell>
          <table:table-cell table:style-name="ce6" table:formula="of:=VLOOKUP([.$A136];[.$A$48:.$T$67];[.J$129]+1;0)-[.J116]" office:value-type="percentage" office:value="-0.0269732660871802" calcext:value-type="percentage">
            <text:p>-2.70%</text:p>
          </table:table-cell>
          <table:table-cell table:style-name="ce6" table:formula="of:=VLOOKUP([.$A136];[.$A$48:.$T$67];[.K$129]+1;0)-[.K116]" office:value-type="percentage" office:value="-0.0229686011060049" calcext:value-type="percentage">
            <text:p>-2.30%</text:p>
          </table:table-cell>
          <table:table-cell table:style-name="ce6" table:formula="of:=VLOOKUP([.$A136];[.$A$48:.$T$67];[.L$129]+1;0)-[.L116]" office:value-type="percentage" office:value="-0.000833098467743182" calcext:value-type="percentage">
            <text:p>-0.08%</text:p>
          </table:table-cell>
          <table:table-cell table:style-name="ce6" table:formula="of:=VLOOKUP([.$A136];[.$A$48:.$T$67];[.M$129]+1;0)-[.M116]" office:value-type="percentage" office:value="-0.0039017129555339" calcext:value-type="percentage">
            <text:p>-0.39%</text:p>
          </table:table-cell>
          <table:table-cell table:style-name="ce6" table:formula="of:=VLOOKUP([.$A136];[.$A$48:.$T$67];[.N$129]+1;0)-[.N116]" office:value-type="percentage" office:value="-0.0753748575349009" calcext:value-type="percentage">
            <text:p>-7.54%</text:p>
          </table:table-cell>
          <table:table-cell table:style-name="ce6" table:formula="of:=VLOOKUP([.$A136];[.$A$48:.$T$67];[.O$129]+1;0)-[.O116]" office:value-type="percentage" office:value="-0.0228755101463274" calcext:value-type="percentage">
            <text:p>-2.29%</text:p>
          </table:table-cell>
          <table:table-cell table:style-name="ce6" table:formula="of:=VLOOKUP([.$A136];[.$A$48:.$T$67];[.P$129]+1;0)-[.P116]" office:value-type="percentage" office:value="-0.0889478536552498" calcext:value-type="percentage">
            <text:p>-8.89%</text:p>
          </table:table-cell>
          <table:table-cell table:style-name="ce6" table:formula="of:=VLOOKUP([.$A136];[.$A$48:.$T$67];[.Q$129]+1;0)-[.Q116]" office:value-type="percentage" office:value="-0.0533326358588449" calcext:value-type="percentage">
            <text:p>-5.33%</text:p>
          </table:table-cell>
          <table:table-cell table:style-name="ce6" table:formula="of:=VLOOKUP([.$A136];[.$A$48:.$T$67];[.R$129]+1;0)-[.R116]" office:value-type="percentage" office:value="-0.0513416014289656" calcext:value-type="percentage">
            <text:p>-5.13%</text:p>
          </table:table-cell>
          <table:table-cell table:style-name="ce6" table:formula="of:=VLOOKUP([.$A136];[.$A$48:.$T$67];[.S$129]+1;0)-[.S116]" office:value-type="percentage" office:value="-0.0165118135773102" calcext:value-type="percentage">
            <text:p>-1.65%</text:p>
          </table:table-cell>
          <table:table-cell table:style-name="ce6" table:formula="of:=VLOOKUP([.$A136];[.$A$48:.$T$67];[.T$129]+1;0)-[.T116]" office:value-type="percentage" office:value="-0.0258934477868489" calcext:value-type="percentage">
            <text:p>-2.59%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6" table:formula="of:=VLOOKUP([.$A137];[.$A$48:.$T$67];[.B$129]+1;0)-[.B117]" office:value-type="percentage" office:value="0.250903654196844" calcext:value-type="percentage">
            <text:p>25.09%</text:p>
          </table:table-cell>
          <table:table-cell table:style-name="ce6" table:formula="of:=VLOOKUP([.$A137];[.$A$48:.$T$67];[.C$129]+1;0)-[.C117]" office:value-type="percentage" office:value="-0.0963115371990041" calcext:value-type="percentage">
            <text:p>-9.63%</text:p>
          </table:table-cell>
          <table:table-cell table:style-name="ce6" table:formula="of:=VLOOKUP([.$A137];[.$A$48:.$T$67];[.D$129]+1;0)-[.D117]" office:value-type="percentage" office:value="0.293774556022402" calcext:value-type="percentage">
            <text:p>29.38%</text:p>
          </table:table-cell>
          <table:table-cell table:style-name="ce6" table:formula="of:=VLOOKUP([.$A137];[.$A$48:.$T$67];[.E$129]+1;0)-[.E117]" office:value-type="percentage" office:value="-0.00864915877271154" calcext:value-type="percentage">
            <text:p>-0.86%</text:p>
          </table:table-cell>
          <table:table-cell table:style-name="ce6" table:formula="of:=VLOOKUP([.$A137];[.$A$48:.$T$67];[.F$129]+1;0)-[.F117]" office:value-type="percentage" office:value="-0.0143716822531016" calcext:value-type="percentage">
            <text:p>-1.44%</text:p>
          </table:table-cell>
          <table:table-cell table:style-name="ce6" table:formula="of:=VLOOKUP([.$A137];[.$A$48:.$T$67];[.G$129]+1;0)-[.G117]" office:value-type="percentage" office:value="0.0154376865616869" calcext:value-type="percentage">
            <text:p>1.54%</text:p>
          </table:table-cell>
          <table:table-cell table:style-name="ce6" table:formula="of:=VLOOKUP([.$A137];[.$A$48:.$T$67];[.H$129]+1;0)-[.H117]" office:value-type="percentage" office:value="-0.0201974026582673" calcext:value-type="percentage">
            <text:p>-2.02%</text:p>
          </table:table-cell>
          <table:table-cell table:style-name="ce6" table:formula="of:=VLOOKUP([.$A137];[.$A$48:.$T$67];[.I$129]+1;0)-[.I117]" office:value-type="percentage" office:value="-0.0665242311054259" calcext:value-type="percentage">
            <text:p>-6.65%</text:p>
          </table:table-cell>
          <table:table-cell table:style-name="ce6" table:formula="of:=VLOOKUP([.$A137];[.$A$48:.$T$67];[.J$129]+1;0)-[.J117]" office:value-type="percentage" office:value="-0.0218765029106438" calcext:value-type="percentage">
            <text:p>-2.19%</text:p>
          </table:table-cell>
          <table:table-cell table:style-name="ce6" table:formula="of:=VLOOKUP([.$A137];[.$A$48:.$T$67];[.K$129]+1;0)-[.K117]" office:value-type="percentage" office:value="0.0262557277794606" calcext:value-type="percentage">
            <text:p>2.63%</text:p>
          </table:table-cell>
          <table:table-cell table:style-name="ce6" table:formula="of:=VLOOKUP([.$A137];[.$A$48:.$T$67];[.L$129]+1;0)-[.L117]" office:value-type="percentage" office:value="0.00185111219936612" calcext:value-type="percentage">
            <text:p>0.19%</text:p>
          </table:table-cell>
          <table:table-cell table:style-name="ce6" table:formula="of:=VLOOKUP([.$A137];[.$A$48:.$T$67];[.M$129]+1;0)-[.M117]" office:value-type="percentage" office:value="0.0518626610401888" calcext:value-type="percentage">
            <text:p>5.19%</text:p>
          </table:table-cell>
          <table:table-cell table:style-name="ce6" table:formula="of:=VLOOKUP([.$A137];[.$A$48:.$T$67];[.N$129]+1;0)-[.N117]" office:value-type="percentage" office:value="-0.255971705021403" calcext:value-type="percentage">
            <text:p>-25.60%</text:p>
          </table:table-cell>
          <table:table-cell table:style-name="ce6" table:formula="of:=VLOOKUP([.$A137];[.$A$48:.$T$67];[.O$129]+1;0)-[.O117]" office:value-type="percentage" office:value="-0.00524565059622315" calcext:value-type="percentage">
            <text:p>-0.52%</text:p>
          </table:table-cell>
          <table:table-cell table:style-name="ce6" table:formula="of:=VLOOKUP([.$A137];[.$A$48:.$T$67];[.P$129]+1;0)-[.P117]" office:value-type="percentage" office:value="-0.248361088389343" calcext:value-type="percentage">
            <text:p>-24.84%</text:p>
          </table:table-cell>
          <table:table-cell table:style-name="ce6" table:formula="of:=VLOOKUP([.$A137];[.$A$48:.$T$67];[.Q$129]+1;0)-[.Q117]" office:value-type="percentage" office:value="-0.0267619292379448" calcext:value-type="percentage">
            <text:p>-2.68%</text:p>
          </table:table-cell>
          <table:table-cell table:style-name="ce6" table:formula="of:=VLOOKUP([.$A137];[.$A$48:.$T$67];[.R$129]+1;0)-[.R117]" office:value-type="percentage" office:value="-0.0389534118414392" calcext:value-type="percentage">
            <text:p>-3.90%</text:p>
          </table:table-cell>
          <table:table-cell table:style-name="ce6" table:formula="of:=VLOOKUP([.$A137];[.$A$48:.$T$67];[.S$129]+1;0)-[.S117]" office:value-type="percentage" office:value="-0.0612447374995231" calcext:value-type="percentage">
            <text:p>-6.12%</text:p>
          </table:table-cell>
          <table:table-cell table:style-name="ce6" table:formula="of:=VLOOKUP([.$A137];[.$A$48:.$T$67];[.T$129]+1;0)-[.T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6" table:formula="of:=VLOOKUP([.$A138];[.$A$48:.$T$67];[.B$129]+1;0)-[.B118]" office:value-type="percentage" office:value="-0.120901007940226" calcext:value-type="percentage">
            <text:p>-12.09%</text:p>
          </table:table-cell>
          <table:table-cell table:style-name="ce6" table:formula="of:=VLOOKUP([.$A138];[.$A$48:.$T$67];[.C$129]+1;0)-[.C118]" office:value-type="percentage" office:value="-0.426733023908879" calcext:value-type="percentage">
            <text:p>-42.67%</text:p>
          </table:table-cell>
          <table:table-cell table:style-name="ce6" table:formula="of:=VLOOKUP([.$A138];[.$A$48:.$T$67];[.D$129]+1;0)-[.D118]" office:value-type="percentage" office:value="-0.0513946703578139" calcext:value-type="percentage">
            <text:p>-5.14%</text:p>
          </table:table-cell>
          <table:table-cell table:style-name="ce6" table:formula="of:=VLOOKUP([.$A138];[.$A$48:.$T$67];[.E$129]+1;0)-[.E118]" office:value-type="percentage" office:value="-0.382360351494034" calcext:value-type="percentage">
            <text:p>-38.24%</text:p>
          </table:table-cell>
          <table:table-cell table:style-name="ce6" table:formula="of:=VLOOKUP([.$A138];[.$A$48:.$T$67];[.F$129]+1;0)-[.F118]" office:value-type="percentage" office:value="-0.383371699302812" calcext:value-type="percentage">
            <text:p>-38.34%</text:p>
          </table:table-cell>
          <table:table-cell table:style-name="ce6" table:formula="of:=VLOOKUP([.$A138];[.$A$48:.$T$67];[.G$129]+1;0)-[.G118]" office:value-type="percentage" office:value="-0.354273447812263" calcext:value-type="percentage">
            <text:p>-35.43%</text:p>
          </table:table-cell>
          <table:table-cell table:style-name="ce6" table:formula="of:=VLOOKUP([.$A138];[.$A$48:.$T$67];[.H$129]+1;0)-[.H118]" office:value-type="percentage" office:value="-0.387740011288655" calcext:value-type="percentage">
            <text:p>-38.77%</text:p>
          </table:table-cell>
          <table:table-cell table:style-name="ce6" table:formula="of:=VLOOKUP([.$A138];[.$A$48:.$T$67];[.I$129]+1;0)-[.I118]" office:value-type="percentage" office:value="-0.390988893248215" calcext:value-type="percentage">
            <text:p>-39.10%</text:p>
          </table:table-cell>
          <table:table-cell table:style-name="ce6" table:formula="of:=VLOOKUP([.$A138];[.$A$48:.$T$67];[.J$129]+1;0)-[.J118]" office:value-type="string" office:string-value="" calcext:value-type="error">
            <text:p>#DIV/0!</text:p>
          </table:table-cell>
          <table:table-cell table:style-name="ce6" table:formula="of:=VLOOKUP([.$A138];[.$A$48:.$T$67];[.K$129]+1;0)-[.K118]" office:value-type="percentage" office:value="-0.327502934823235" calcext:value-type="percentage">
            <text:p>-32.75%</text:p>
          </table:table-cell>
          <table:table-cell table:style-name="ce6" table:formula="of:=VLOOKUP([.$A138];[.$A$48:.$T$67];[.L$129]+1;0)-[.L118]" office:value-type="percentage" office:value="-0.29734311466594" calcext:value-type="percentage">
            <text:p>-29.73%</text:p>
          </table:table-cell>
          <table:table-cell table:style-name="ce6" table:formula="of:=VLOOKUP([.$A138];[.$A$48:.$T$67];[.M$129]+1;0)-[.M118]" office:value-type="percentage" office:value="-0.328771181391738" calcext:value-type="percentage">
            <text:p>-32.88%</text:p>
          </table:table-cell>
          <table:table-cell table:style-name="ce6" table:formula="of:=VLOOKUP([.$A138];[.$A$48:.$T$67];[.N$129]+1;0)-[.N118]" office:value-type="percentage" office:value="-0.45795257748691" calcext:value-type="percentage">
            <text:p>-45.80%</text:p>
          </table:table-cell>
          <table:table-cell table:style-name="ce6" table:formula="of:=VLOOKUP([.$A138];[.$A$48:.$T$67];[.O$129]+1;0)-[.O118]" office:value-type="percentage" office:value="-0.383418840173188" calcext:value-type="percentage">
            <text:p>-38.34%</text:p>
          </table:table-cell>
          <table:table-cell table:style-name="ce6" table:formula="of:=VLOOKUP([.$A138];[.$A$48:.$T$67];[.P$129]+1;0)-[.P118]" office:value-type="percentage" office:value="-0.435206045569082" calcext:value-type="percentage">
            <text:p>-43.52%</text:p>
          </table:table-cell>
          <table:table-cell table:style-name="ce6" table:formula="of:=VLOOKUP([.$A138];[.$A$48:.$T$67];[.Q$129]+1;0)-[.Q118]" office:value-type="percentage" office:value="-0.398577983664476" calcext:value-type="percentage">
            <text:p>-39.86%</text:p>
          </table:table-cell>
          <table:table-cell table:style-name="ce6" table:formula="of:=VLOOKUP([.$A138];[.$A$48:.$T$67];[.R$129]+1;0)-[.R118]" office:value-type="percentage" office:value="-0.402588557900147" calcext:value-type="percentage">
            <text:p>-40.26%</text:p>
          </table:table-cell>
          <table:table-cell table:style-name="ce6" table:formula="of:=VLOOKUP([.$A138];[.$A$48:.$T$67];[.S$129]+1;0)-[.S118]" office:value-type="percentage" office:value="-0.392567619728235" calcext:value-type="percentage">
            <text:p>-39.26%</text:p>
          </table:table-cell>
          <table:table-cell table:style-name="ce6" table:formula="of:=VLOOKUP([.$A138];[.$A$48:.$T$67];[.T$129]+1;0)-[.T118]" office:value-type="percentage" office:value="-0.343102331139025" calcext:value-type="percentage">
            <text:p>-34.31%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6" table:formula="of:=VLOOKUP([.$A139];[.$A$48:.$T$67];[.B$129]+1;0)-[.B119]" office:value-type="percentage" office:value="-0.0671631207023547" calcext:value-type="percentage">
            <text:p>-6.72%</text:p>
          </table:table-cell>
          <table:table-cell table:style-name="ce6" table:formula="of:=VLOOKUP([.$A139];[.$A$48:.$T$67];[.C$129]+1;0)-[.C119]" office:value-type="percentage" office:value="-0.333318560622014" calcext:value-type="percentage">
            <text:p>-33.33%</text:p>
          </table:table-cell>
          <table:table-cell table:style-name="ce6" table:formula="of:=VLOOKUP([.$A139];[.$A$48:.$T$67];[.D$129]+1;0)-[.D119]" office:value-type="percentage" office:value="-0.0989260953153015" calcext:value-type="percentage">
            <text:p>-9.89%</text:p>
          </table:table-cell>
          <table:table-cell table:style-name="ce6" table:formula="of:=VLOOKUP([.$A139];[.$A$48:.$T$67];[.E$129]+1;0)-[.E119]" office:value-type="percentage" office:value="-0.299284036523073" calcext:value-type="percentage">
            <text:p>-29.93%</text:p>
          </table:table-cell>
          <table:table-cell table:style-name="ce6" table:formula="of:=VLOOKUP([.$A139];[.$A$48:.$T$67];[.F$129]+1;0)-[.F119]" office:value-type="percentage" office:value="-0.291705578656045" calcext:value-type="percentage">
            <text:p>-29.17%</text:p>
          </table:table-cell>
          <table:table-cell table:style-name="ce6" table:formula="of:=VLOOKUP([.$A139];[.$A$48:.$T$67];[.G$129]+1;0)-[.G119]" office:value-type="percentage" office:value="-0.269527286559042" calcext:value-type="percentage">
            <text:p>-26.95%</text:p>
          </table:table-cell>
          <table:table-cell table:style-name="ce6" table:formula="of:=VLOOKUP([.$A139];[.$A$48:.$T$67];[.H$129]+1;0)-[.H119]" office:value-type="percentage" office:value="-0.29918478862506" calcext:value-type="percentage">
            <text:p>-29.92%</text:p>
          </table:table-cell>
          <table:table-cell table:style-name="ce6" table:formula="of:=VLOOKUP([.$A139];[.$A$48:.$T$67];[.I$129]+1;0)-[.I119]" office:value-type="percentage" office:value="-0.313863216564126" calcext:value-type="percentage">
            <text:p>-31.39%</text:p>
          </table:table-cell>
          <table:table-cell table:style-name="ce6" table:formula="of:=VLOOKUP([.$A139];[.$A$48:.$T$67];[.J$129]+1;0)-[.J119]" office:value-type="percentage" office:value="-0.299492471877618" calcext:value-type="percentage">
            <text:p>-29.95%</text:p>
          </table:table-cell>
          <table:table-cell table:style-name="ce6" table:formula="of:=VLOOKUP([.$A139];[.$A$48:.$T$67];[.K$129]+1;0)-[.K119]" office:value-type="string" office:string-value="" calcext:value-type="error">
            <text:p>#DIV/0!</text:p>
          </table:table-cell>
          <table:table-cell table:style-name="ce6" table:formula="of:=VLOOKUP([.$A139];[.$A$48:.$T$67];[.L$129]+1;0)-[.L119]" office:value-type="percentage" office:value="-0.26252550530846" calcext:value-type="percentage">
            <text:p>-26.25%</text:p>
          </table:table-cell>
          <table:table-cell table:style-name="ce6" table:formula="of:=VLOOKUP([.$A139];[.$A$48:.$T$67];[.M$129]+1;0)-[.M119]" office:value-type="percentage" office:value="-0.244571652855722" calcext:value-type="percentage">
            <text:p>-24.46%</text:p>
          </table:table-cell>
          <table:table-cell table:style-name="ce6" table:formula="of:=VLOOKUP([.$A139];[.$A$48:.$T$67];[.N$129]+1;0)-[.N119]" office:value-type="percentage" office:value="-0.410513407586939" calcext:value-type="percentage">
            <text:p>-41.05%</text:p>
          </table:table-cell>
          <table:table-cell table:style-name="ce6" table:formula="of:=VLOOKUP([.$A139];[.$A$48:.$T$67];[.O$129]+1;0)-[.O119]" office:value-type="percentage" office:value="-0.276296915823889" calcext:value-type="percentage">
            <text:p>-27.63%</text:p>
          </table:table-cell>
          <table:table-cell table:style-name="ce6" table:formula="of:=VLOOKUP([.$A139];[.$A$48:.$T$67];[.P$129]+1;0)-[.P119]" office:value-type="percentage" office:value="-0.394234365854301" calcext:value-type="percentage">
            <text:p>-39.42%</text:p>
          </table:table-cell>
          <table:table-cell table:style-name="ce6" table:formula="of:=VLOOKUP([.$A139];[.$A$48:.$T$67];[.Q$129]+1;0)-[.Q119]" office:value-type="percentage" office:value="-0.300463607939215" calcext:value-type="percentage">
            <text:p>-30.05%</text:p>
          </table:table-cell>
          <table:table-cell table:style-name="ce6" table:formula="of:=VLOOKUP([.$A139];[.$A$48:.$T$67];[.R$129]+1;0)-[.R119]" office:value-type="percentage" office:value="-0.323969422138734" calcext:value-type="percentage">
            <text:p>-32.40%</text:p>
          </table:table-cell>
          <table:table-cell table:style-name="ce6" table:formula="of:=VLOOKUP([.$A139];[.$A$48:.$T$67];[.S$129]+1;0)-[.S119]" office:value-type="percentage" office:value="-0.298603338732806" calcext:value-type="percentage">
            <text:p>-29.86%</text:p>
          </table:table-cell>
          <table:table-cell table:style-name="ce6" table:formula="of:=VLOOKUP([.$A139];[.$A$48:.$T$67];[.T$129]+1;0)-[.T119]" office:value-type="percentage" office:value="-0.256059808147834" calcext:value-type="percentage">
            <text:p>-25.61%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6" table:formula="of:=VLOOKUP([.$A140];[.$A$48:.$T$67];[.B$129]+1;0)-[.B120]" office:value-type="percentage" office:value="0.326821348940293" calcext:value-type="percentage">
            <text:p>32.68%</text:p>
          </table:table-cell>
          <table:table-cell table:style-name="ce6" table:formula="of:=VLOOKUP([.$A140];[.$A$48:.$T$67];[.C$129]+1;0)-[.C120]" office:value-type="percentage" office:value="-0.0843954449638877" calcext:value-type="percentage">
            <text:p>-8.44%</text:p>
          </table:table-cell>
          <table:table-cell table:style-name="ce6" table:formula="of:=VLOOKUP([.$A140];[.$A$48:.$T$67];[.D$129]+1;0)-[.D120]" office:value-type="percentage" office:value="0.260810039464049" calcext:value-type="percentage">
            <text:p>26.08%</text:p>
          </table:table-cell>
          <table:table-cell table:style-name="ce6" table:formula="of:=VLOOKUP([.$A140];[.$A$48:.$T$67];[.E$129]+1;0)-[.E120]" office:value-type="percentage" office:value="-0.02169796351262" calcext:value-type="percentage">
            <text:p>-2.17%</text:p>
          </table:table-cell>
          <table:table-cell table:style-name="ce6" table:formula="of:=VLOOKUP([.$A140];[.$A$48:.$T$67];[.F$129]+1;0)-[.F120]" office:value-type="percentage" office:value="-0.00582276276450668" calcext:value-type="percentage">
            <text:p>-0.58%</text:p>
          </table:table-cell>
          <table:table-cell table:style-name="ce6" table:formula="of:=VLOOKUP([.$A140];[.$A$48:.$T$67];[.G$129]+1;0)-[.G120]" office:value-type="percentage" office:value="0.0414537370478312" calcext:value-type="percentage">
            <text:p>4.15%</text:p>
          </table:table-cell>
          <table:table-cell table:style-name="ce6" table:formula="of:=VLOOKUP([.$A140];[.$A$48:.$T$67];[.H$129]+1;0)-[.H120]" office:value-type="percentage" office:value="-0.0353961827646038" calcext:value-type="percentage">
            <text:p>-3.54%</text:p>
          </table:table-cell>
          <table:table-cell table:style-name="ce6" table:formula="of:=VLOOKUP([.$A140];[.$A$48:.$T$67];[.I$129]+1;0)-[.I120]" office:value-type="percentage" office:value="-0.0856732592189983" calcext:value-type="percentage">
            <text:p>-8.57%</text:p>
          </table:table-cell>
          <table:table-cell table:style-name="ce6" table:formula="of:=VLOOKUP([.$A140];[.$A$48:.$T$67];[.J$129]+1;0)-[.J120]" office:value-type="percentage" office:value="-0.0204412442038652" calcext:value-type="percentage">
            <text:p>-2.04%</text:p>
          </table:table-cell>
          <table:table-cell table:style-name="ce6" table:formula="of:=VLOOKUP([.$A140];[.$A$48:.$T$67];[.K$129]+1;0)-[.K120]" office:value-type="percentage" office:value="-0.00717095578809401" calcext:value-type="percentage">
            <text:p>-0.72%</text:p>
          </table:table-cell>
          <table:table-cell table:style-name="ce6" table:formula="of:=VLOOKUP([.$A140];[.$A$48:.$T$67];[.L$129]+1;0)-[.L120]" office:value-type="string" office:string-value="" calcext:value-type="error">
            <text:p>#DIV/0!</text:p>
          </table:table-cell>
          <table:table-cell table:style-name="ce6" table:formula="of:=VLOOKUP([.$A140];[.$A$48:.$T$67];[.M$129]+1;0)-[.M120]" office:value-type="percentage" office:value="0.0321283808744865" calcext:value-type="percentage">
            <text:p>3.21%</text:p>
          </table:table-cell>
          <table:table-cell table:style-name="ce6" table:formula="of:=VLOOKUP([.$A140];[.$A$48:.$T$67];[.N$129]+1;0)-[.N120]" office:value-type="percentage" office:value="-0.364521809792684" calcext:value-type="percentage">
            <text:p>-36.45%</text:p>
          </table:table-cell>
          <table:table-cell table:style-name="ce6" table:formula="of:=VLOOKUP([.$A140];[.$A$48:.$T$67];[.O$129]+1;0)-[.O120]" office:value-type="percentage" office:value="-0.0277678564295783" calcext:value-type="percentage">
            <text:p>-2.78%</text:p>
          </table:table-cell>
          <table:table-cell table:style-name="ce6" table:formula="of:=VLOOKUP([.$A140];[.$A$48:.$T$67];[.P$129]+1;0)-[.P120]" office:value-type="percentage" office:value="-0.316046375046223" calcext:value-type="percentage">
            <text:p>-31.60%</text:p>
          </table:table-cell>
          <table:table-cell table:style-name="ce6" table:formula="of:=VLOOKUP([.$A140];[.$A$48:.$T$67];[.Q$129]+1;0)-[.Q120]" office:value-type="percentage" office:value="-0.0467953084261141" calcext:value-type="percentage">
            <text:p>-4.68%</text:p>
          </table:table-cell>
          <table:table-cell table:style-name="ce6" table:formula="of:=VLOOKUP([.$A140];[.$A$48:.$T$67];[.R$129]+1;0)-[.R120]" office:value-type="percentage" office:value="-0.0715851920784017" calcext:value-type="percentage">
            <text:p>-7.16%</text:p>
          </table:table-cell>
          <table:table-cell table:style-name="ce6" table:formula="of:=VLOOKUP([.$A140];[.$A$48:.$T$67];[.S$129]+1;0)-[.S120]" office:value-type="percentage" office:value="-0.0278340080703263" calcext:value-type="percentage">
            <text:p>-2.78%</text:p>
          </table:table-cell>
          <table:table-cell table:style-name="ce6" table:formula="of:=VLOOKUP([.$A140];[.$A$48:.$T$67];[.T$129]+1;0)-[.T120]" office:value-type="percentage" office:value="0.0172844197876204" calcext:value-type="percentage">
            <text:p>1.73%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6" table:formula="of:=VLOOKUP([.$A141];[.$A$48:.$T$67];[.B$129]+1;0)-[.B121]" office:value-type="percentage" office:value="-0.325433392170236" calcext:value-type="percentage">
            <text:p>-32.54%</text:p>
          </table:table-cell>
          <table:table-cell table:style-name="ce6" table:formula="of:=VLOOKUP([.$A141];[.$A$48:.$T$67];[.C$129]+1;0)-[.C121]" office:value-type="percentage" office:value="-0.482304568292172" calcext:value-type="percentage">
            <text:p>-48.23%</text:p>
          </table:table-cell>
          <table:table-cell table:style-name="ce6" table:formula="of:=VLOOKUP([.$A141];[.$A$48:.$T$67];[.D$129]+1;0)-[.D121]" office:value-type="percentage" office:value="-0.339706705824929" calcext:value-type="percentage">
            <text:p>-33.97%</text:p>
          </table:table-cell>
          <table:table-cell table:style-name="ce6" table:formula="of:=VLOOKUP([.$A141];[.$A$48:.$T$67];[.E$129]+1;0)-[.E121]" office:value-type="percentage" office:value="-0.436868355371832" calcext:value-type="percentage">
            <text:p>-43.69%</text:p>
          </table:table-cell>
          <table:table-cell table:style-name="ce6" table:formula="of:=VLOOKUP([.$A141];[.$A$48:.$T$67];[.F$129]+1;0)-[.F121]" office:value-type="percentage" office:value="-0.434987446267175" calcext:value-type="percentage">
            <text:p>-43.50%</text:p>
          </table:table-cell>
          <table:table-cell table:style-name="ce6" table:formula="of:=VLOOKUP([.$A141];[.$A$48:.$T$67];[.G$129]+1;0)-[.G121]" office:value-type="percentage" office:value="-0.404235902360888" calcext:value-type="percentage">
            <text:p>-40.42%</text:p>
          </table:table-cell>
          <table:table-cell table:style-name="ce6" table:formula="of:=VLOOKUP([.$A141];[.$A$48:.$T$67];[.H$129]+1;0)-[.H121]" office:value-type="percentage" office:value="-0.443476372180453" calcext:value-type="percentage">
            <text:p>-44.35%</text:p>
          </table:table-cell>
          <table:table-cell table:style-name="ce6" table:formula="of:=VLOOKUP([.$A141];[.$A$48:.$T$67];[.I$129]+1;0)-[.I121]" office:value-type="percentage" office:value="-0.430114459435291" calcext:value-type="percentage">
            <text:p>-43.01%</text:p>
          </table:table-cell>
          <table:table-cell table:style-name="ce6" table:formula="of:=VLOOKUP([.$A141];[.$A$48:.$T$67];[.J$129]+1;0)-[.J121]" office:value-type="percentage" office:value="-0.42658902843014" calcext:value-type="percentage">
            <text:p>-42.66%</text:p>
          </table:table-cell>
          <table:table-cell table:style-name="ce6" table:formula="of:=VLOOKUP([.$A141];[.$A$48:.$T$67];[.K$129]+1;0)-[.K121]" office:value-type="percentage" office:value="-0.423455592416294" calcext:value-type="percentage">
            <text:p>-42.35%</text:p>
          </table:table-cell>
          <table:table-cell table:style-name="ce6" table:formula="of:=VLOOKUP([.$A141];[.$A$48:.$T$67];[.L$129]+1;0)-[.L121]" office:value-type="percentage" office:value="-0.407759987731778" calcext:value-type="percentage">
            <text:p>-40.78%</text:p>
          </table:table-cell>
          <table:table-cell table:style-name="ce6" table:formula="of:=VLOOKUP([.$A141];[.$A$48:.$T$67];[.M$129]+1;0)-[.M121]" office:value-type="percentage" office:value="-0.406984042616463" calcext:value-type="percentage">
            <text:p>-40.70%</text:p>
          </table:table-cell>
          <table:table-cell table:style-name="ce6" table:formula="of:=VLOOKUP([.$A141];[.$A$48:.$T$67];[.N$129]+1;0)-[.N121]" office:value-type="percentage" office:value="-0.473254665745038" calcext:value-type="percentage">
            <text:p>-47.33%</text:p>
          </table:table-cell>
          <table:table-cell table:style-name="ce6" table:formula="of:=VLOOKUP([.$A141];[.$A$48:.$T$67];[.O$129]+1;0)-[.O121]" office:value-type="percentage" office:value="-0.428254111677511" calcext:value-type="percentage">
            <text:p>-42.83%</text:p>
          </table:table-cell>
          <table:table-cell table:style-name="ce6" table:formula="of:=VLOOKUP([.$A141];[.$A$48:.$T$67];[.P$129]+1;0)-[.P121]" office:value-type="percentage" office:value="-0.46763548727218" calcext:value-type="percentage">
            <text:p>-46.76%</text:p>
          </table:table-cell>
          <table:table-cell table:style-name="ce6" table:formula="of:=VLOOKUP([.$A141];[.$A$48:.$T$67];[.Q$129]+1;0)-[.Q121]" office:value-type="percentage" office:value="-0.432715737447488" calcext:value-type="percentage">
            <text:p>-43.27%</text:p>
          </table:table-cell>
          <table:table-cell table:style-name="ce6" table:formula="of:=VLOOKUP([.$A141];[.$A$48:.$T$67];[.R$129]+1;0)-[.R121]" office:value-type="percentage" office:value="-0.448765400440476" calcext:value-type="percentage">
            <text:p>-44.88%</text:p>
          </table:table-cell>
          <table:table-cell table:style-name="ce6" table:formula="of:=VLOOKUP([.$A141];[.$A$48:.$T$67];[.S$129]+1;0)-[.S121]" office:value-type="percentage" office:value="-0.43798260678673" calcext:value-type="percentage">
            <text:p>-43.80%</text:p>
          </table:table-cell>
          <table:table-cell table:style-name="ce6" table:formula="of:=VLOOKUP([.$A141];[.$A$48:.$T$67];[.T$129]+1;0)-[.T121]" office:value-type="percentage" office:value="-0.448462322263906" calcext:value-type="percentage">
            <text:p>-44.85%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6" table:formula="of:=VLOOKUP([.$A142];[.$A$48:.$T$67];[.B$129]+1;0)-[.B122]" office:value-type="string" office:string-value="" calcext:value-type="error">
            <text:p>#DIV/0!</text:p>
          </table:table-cell>
          <table:table-cell table:style-name="ce6" table:formula="of:=VLOOKUP([.$A142];[.$A$48:.$T$67];[.C$129]+1;0)-[.C122]" office:value-type="percentage" office:value="-0.101206883737131" calcext:value-type="percentage">
            <text:p>-10.12%</text:p>
          </table:table-cell>
          <table:table-cell table:style-name="ce6" table:formula="of:=VLOOKUP([.$A142];[.$A$48:.$T$67];[.D$129]+1;0)-[.D122]" office:value-type="percentage" office:value="0.325700749945488" calcext:value-type="percentage">
            <text:p>32.57%</text:p>
          </table:table-cell>
          <table:table-cell table:style-name="ce6" table:formula="of:=VLOOKUP([.$A142];[.$A$48:.$T$67];[.E$129]+1;0)-[.E122]" office:value-type="percentage" office:value="-0.0237670740830361" calcext:value-type="percentage">
            <text:p>-2.38%</text:p>
          </table:table-cell>
          <table:table-cell table:style-name="ce6" table:formula="of:=VLOOKUP([.$A142];[.$A$48:.$T$67];[.F$129]+1;0)-[.F122]" office:value-type="percentage" office:value="-0.0132004074932218" calcext:value-type="percentage">
            <text:p>-1.32%</text:p>
          </table:table-cell>
          <table:table-cell table:style-name="ce6" table:formula="of:=VLOOKUP([.$A142];[.$A$48:.$T$67];[.G$129]+1;0)-[.G122]" office:value-type="percentage" office:value="-0.0247905450118288" calcext:value-type="percentage">
            <text:p>-2.48%</text:p>
          </table:table-cell>
          <table:table-cell table:style-name="ce6" table:formula="of:=VLOOKUP([.$A142];[.$A$48:.$T$67];[.H$129]+1;0)-[.H122]" office:value-type="percentage" office:value="-0.0649603485194171" calcext:value-type="percentage">
            <text:p>-6.50%</text:p>
          </table:table-cell>
          <table:table-cell table:style-name="ce6" table:formula="of:=VLOOKUP([.$A142];[.$A$48:.$T$67];[.I$129]+1;0)-[.I122]" office:value-type="percentage" office:value="-0.166571604528874" calcext:value-type="percentage">
            <text:p>-16.66%</text:p>
          </table:table-cell>
          <table:table-cell table:style-name="ce6" table:formula="of:=VLOOKUP([.$A142];[.$A$48:.$T$67];[.J$129]+1;0)-[.J122]" office:value-type="percentage" office:value="-0.0435134605788655" calcext:value-type="percentage">
            <text:p>-4.35%</text:p>
          </table:table-cell>
          <table:table-cell table:style-name="ce6" table:formula="of:=VLOOKUP([.$A142];[.$A$48:.$T$67];[.K$129]+1;0)-[.K122]" office:value-type="percentage" office:value="-0.0128263202996216" calcext:value-type="percentage">
            <text:p>-1.28%</text:p>
          </table:table-cell>
          <table:table-cell table:style-name="ce6" table:formula="of:=VLOOKUP([.$A142];[.$A$48:.$T$67];[.L$129]+1;0)-[.L122]" office:value-type="percentage" office:value="-0.0355799858868881" calcext:value-type="percentage">
            <text:p>-3.56%</text:p>
          </table:table-cell>
          <table:table-cell table:style-name="ce6" table:formula="of:=VLOOKUP([.$A142];[.$A$48:.$T$67];[.M$129]+1;0)-[.M122]" office:value-type="percentage" office:value="0.0707598583704433" calcext:value-type="percentage">
            <text:p>7.08%</text:p>
          </table:table-cell>
          <table:table-cell table:style-name="ce6" table:formula="of:=VLOOKUP([.$A142];[.$A$48:.$T$67];[.N$129]+1;0)-[.N122]" office:value-type="percentage" office:value="-0.305865244614728" calcext:value-type="percentage">
            <text:p>-30.59%</text:p>
          </table:table-cell>
          <table:table-cell table:style-name="ce6" table:formula="of:=VLOOKUP([.$A142];[.$A$48:.$T$67];[.O$129]+1;0)-[.O122]" office:value-type="percentage" office:value="-0.0509491807776052" calcext:value-type="percentage">
            <text:p>-5.09%</text:p>
          </table:table-cell>
          <table:table-cell table:style-name="ce6" table:formula="of:=VLOOKUP([.$A142];[.$A$48:.$T$67];[.P$129]+1;0)-[.P122]" office:value-type="percentage" office:value="-0.249626728738346" calcext:value-type="percentage">
            <text:p>-24.96%</text:p>
          </table:table-cell>
          <table:table-cell table:style-name="ce6" table:formula="of:=VLOOKUP([.$A142];[.$A$48:.$T$67];[.Q$129]+1;0)-[.Q122]" office:value-type="percentage" office:value="-0.0610363431211906" calcext:value-type="percentage">
            <text:p>-6.10%</text:p>
          </table:table-cell>
          <table:table-cell table:style-name="ce6" table:formula="of:=VLOOKUP([.$A142];[.$A$48:.$T$67];[.R$129]+1;0)-[.R122]" office:value-type="percentage" office:value="-0.0683303997442915" calcext:value-type="percentage">
            <text:p>-6.83%</text:p>
          </table:table-cell>
          <table:table-cell table:style-name="ce6" table:formula="of:=VLOOKUP([.$A142];[.$A$48:.$T$67];[.S$129]+1;0)-[.S122]" office:value-type="percentage" office:value="-0.121474793623535" calcext:value-type="percentage">
            <text:p>-12.15%</text:p>
          </table:table-cell>
          <table:table-cell table:style-name="ce6" table:formula="of:=VLOOKUP([.$A142];[.$A$48:.$T$67];[.T$129]+1;0)-[.T122]" office:value-type="percentage" office:value="0.0303257758009731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6" table:formula="of:=VLOOKUP([.$A143];[.$A$48:.$T$67];[.B$129]+1;0)-[.B123]" office:value-type="percentage" office:value="-0.149792526354345" calcext:value-type="percentage">
            <text:p>-14.98%</text:p>
          </table:table-cell>
          <table:table-cell table:style-name="ce6" table:formula="of:=VLOOKUP([.$A143];[.$A$48:.$T$67];[.C$129]+1;0)-[.C123]" office:value-type="percentage" office:value="-0.377278226387332" calcext:value-type="percentage">
            <text:p>-37.73%</text:p>
          </table:table-cell>
          <table:table-cell table:style-name="ce6" table:formula="of:=VLOOKUP([.$A143];[.$A$48:.$T$67];[.D$129]+1;0)-[.D123]" office:value-type="percentage" office:value="-0.197224840969245" calcext:value-type="percentage">
            <text:p>-19.72%</text:p>
          </table:table-cell>
          <table:table-cell table:style-name="ce6" table:formula="of:=VLOOKUP([.$A143];[.$A$48:.$T$67];[.E$129]+1;0)-[.E123]" office:value-type="percentage" office:value="-0.351239556664578" calcext:value-type="percentage">
            <text:p>-35.12%</text:p>
          </table:table-cell>
          <table:table-cell table:style-name="ce6" table:formula="of:=VLOOKUP([.$A143];[.$A$48:.$T$67];[.F$129]+1;0)-[.F123]" office:value-type="percentage" office:value="-0.354889474147285" calcext:value-type="percentage">
            <text:p>-35.49%</text:p>
          </table:table-cell>
          <table:table-cell table:style-name="ce6" table:formula="of:=VLOOKUP([.$A143];[.$A$48:.$T$67];[.G$129]+1;0)-[.G123]" office:value-type="percentage" office:value="-0.310953412717556" calcext:value-type="percentage">
            <text:p>-31.10%</text:p>
          </table:table-cell>
          <table:table-cell table:style-name="ce6" table:formula="of:=VLOOKUP([.$A143];[.$A$48:.$T$67];[.H$129]+1;0)-[.H123]" office:value-type="percentage" office:value="-0.351124423969013" calcext:value-type="percentage">
            <text:p>-35.11%</text:p>
          </table:table-cell>
          <table:table-cell table:style-name="ce6" table:formula="of:=VLOOKUP([.$A143];[.$A$48:.$T$67];[.I$129]+1;0)-[.I123]" office:value-type="percentage" office:value="-0.353945515138928" calcext:value-type="percentage">
            <text:p>-35.39%</text:p>
          </table:table-cell>
          <table:table-cell table:style-name="ce6" table:formula="of:=VLOOKUP([.$A143];[.$A$48:.$T$67];[.J$129]+1;0)-[.J123]" office:value-type="percentage" office:value="-0.336545261356392" calcext:value-type="percentage">
            <text:p>-33.65%</text:p>
          </table:table-cell>
          <table:table-cell table:style-name="ce6" table:formula="of:=VLOOKUP([.$A143];[.$A$48:.$T$67];[.K$129]+1;0)-[.K123]" office:value-type="percentage" office:value="-0.311162196794088" calcext:value-type="percentage">
            <text:p>-31.12%</text:p>
          </table:table-cell>
          <table:table-cell table:style-name="ce6" table:formula="of:=VLOOKUP([.$A143];[.$A$48:.$T$67];[.L$129]+1;0)-[.L123]" office:value-type="percentage" office:value="-0.320431508702319" calcext:value-type="percentage">
            <text:p>-32.04%</text:p>
          </table:table-cell>
          <table:table-cell table:style-name="ce6" table:formula="of:=VLOOKUP([.$A143];[.$A$48:.$T$67];[.M$129]+1;0)-[.M123]" office:value-type="string" office:string-value="" calcext:value-type="error">
            <text:p>#DIV/0!</text:p>
          </table:table-cell>
          <table:table-cell table:style-name="ce6" table:formula="of:=VLOOKUP([.$A143];[.$A$48:.$T$67];[.N$129]+1;0)-[.N123]" office:value-type="percentage" office:value="-0.442826288492113" calcext:value-type="percentage">
            <text:p>-44.28%</text:p>
          </table:table-cell>
          <table:table-cell table:style-name="ce6" table:formula="of:=VLOOKUP([.$A143];[.$A$48:.$T$67];[.O$129]+1;0)-[.O123]" office:value-type="percentage" office:value="-0.350119353775641" calcext:value-type="percentage">
            <text:p>-35.01%</text:p>
          </table:table-cell>
          <table:table-cell table:style-name="ce6" table:formula="of:=VLOOKUP([.$A143];[.$A$48:.$T$67];[.P$129]+1;0)-[.P123]" office:value-type="percentage" office:value="-0.411954580610632" calcext:value-type="percentage">
            <text:p>-41.20%</text:p>
          </table:table-cell>
          <table:table-cell table:style-name="ce6" table:formula="of:=VLOOKUP([.$A143];[.$A$48:.$T$67];[.Q$129]+1;0)-[.Q123]" office:value-type="percentage" office:value="-0.358883141920432" calcext:value-type="percentage">
            <text:p>-35.89%</text:p>
          </table:table-cell>
          <table:table-cell table:style-name="ce6" table:formula="of:=VLOOKUP([.$A143];[.$A$48:.$T$67];[.R$129]+1;0)-[.R123]" office:value-type="percentage" office:value="-0.325143892737091" calcext:value-type="percentage">
            <text:p>-32.51%</text:p>
          </table:table-cell>
          <table:table-cell table:style-name="ce6" table:formula="of:=VLOOKUP([.$A143];[.$A$48:.$T$67];[.S$129]+1;0)-[.S123]" office:value-type="percentage" office:value="-0.34546376217546" calcext:value-type="percentage">
            <text:p>-34.55%</text:p>
          </table:table-cell>
          <table:table-cell table:style-name="ce6" table:formula="of:=VLOOKUP([.$A143];[.$A$48:.$T$67];[.T$129]+1;0)-[.T123]" office:value-type="percentage" office:value="-0.322847509434785" calcext:value-type="percentage">
            <text:p>-32.28%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ce6" table:formula="of:=VLOOKUP([.$A144];[.$A$48:.$T$67];[.B$129]+1;0)-[.B124]" office:value-type="percentage" office:value="0.335047003123241" calcext:value-type="percentage">
            <text:p>33.50%</text:p>
          </table:table-cell>
          <table:table-cell table:style-name="ce6" table:formula="of:=VLOOKUP([.$A144];[.$A$48:.$T$67];[.C$129]+1;0)-[.C124]" office:value-type="percentage" office:value="-0.160076274484613" calcext:value-type="percentage">
            <text:p>-16.01%</text:p>
          </table:table-cell>
          <table:table-cell table:style-name="ce6" table:formula="of:=VLOOKUP([.$A144];[.$A$48:.$T$67];[.D$129]+1;0)-[.D124]" office:value-type="percentage" office:value="0.390607179786537" calcext:value-type="percentage">
            <text:p>39.06%</text:p>
          </table:table-cell>
          <table:table-cell table:style-name="ce6" table:formula="of:=VLOOKUP([.$A144];[.$A$48:.$T$67];[.E$129]+1;0)-[.E124]" office:value-type="percentage" office:value="-0.0276554249677966" calcext:value-type="percentage">
            <text:p>-2.77%</text:p>
          </table:table-cell>
          <table:table-cell table:style-name="ce6" table:formula="of:=VLOOKUP([.$A144];[.$A$48:.$T$67];[.F$129]+1;0)-[.F124]" office:value-type="percentage" office:value="-0.0142968582608204" calcext:value-type="percentage">
            <text:p>-1.43%</text:p>
          </table:table-cell>
          <table:table-cell table:style-name="ce6" table:formula="of:=VLOOKUP([.$A144];[.$A$48:.$T$67];[.G$129]+1;0)-[.G124]" office:value-type="percentage" office:value="-0.0218129412190211" calcext:value-type="percentage">
            <text:p>-2.18%</text:p>
          </table:table-cell>
          <table:table-cell table:style-name="ce6" table:formula="of:=VLOOKUP([.$A144];[.$A$48:.$T$67];[.H$129]+1;0)-[.H124]" office:value-type="percentage" office:value="-0.0905343213663533" calcext:value-type="percentage">
            <text:p>-9.05%</text:p>
          </table:table-cell>
          <table:table-cell table:style-name="ce6" table:formula="of:=VLOOKUP([.$A144];[.$A$48:.$T$67];[.I$129]+1;0)-[.I124]" office:value-type="percentage" office:value="-0.194301158036982" calcext:value-type="percentage">
            <text:p>-19.43%</text:p>
          </table:table-cell>
          <table:table-cell table:style-name="ce6" table:formula="of:=VLOOKUP([.$A144];[.$A$48:.$T$67];[.J$129]+1;0)-[.J124]" office:value-type="percentage" office:value="-0.0769139191647856" calcext:value-type="percentage">
            <text:p>-7.69%</text:p>
          </table:table-cell>
          <table:table-cell table:style-name="ce6" table:formula="of:=VLOOKUP([.$A144];[.$A$48:.$T$67];[.K$129]+1;0)-[.K124]" office:value-type="percentage" office:value="-0.00925396053256933" calcext:value-type="percentage">
            <text:p>-0.93%</text:p>
          </table:table-cell>
          <table:table-cell table:style-name="ce6" table:formula="of:=VLOOKUP([.$A144];[.$A$48:.$T$67];[.L$129]+1;0)-[.L124]" office:value-type="percentage" office:value="-0.0152301448780093" calcext:value-type="percentage">
            <text:p>-1.52%</text:p>
          </table:table-cell>
          <table:table-cell table:style-name="ce6" table:formula="of:=VLOOKUP([.$A144];[.$A$48:.$T$67];[.M$129]+1;0)-[.M124]" office:value-type="percentage" office:value="0.0677192267345492" calcext:value-type="percentage">
            <text:p>6.77%</text:p>
          </table:table-cell>
          <table:table-cell table:style-name="ce6" table:formula="of:=VLOOKUP([.$A144];[.$A$48:.$T$67];[.N$129]+1;0)-[.N124]" office:value-type="percentage" office:value="-0.330918436660969" calcext:value-type="percentage">
            <text:p>-33.09%</text:p>
          </table:table-cell>
          <table:table-cell table:style-name="ce6" table:formula="of:=VLOOKUP([.$A144];[.$A$48:.$T$67];[.O$129]+1;0)-[.O124]" office:value-type="percentage" office:value="-0.0475760216828849" calcext:value-type="percentage">
            <text:p>-4.76%</text:p>
          </table:table-cell>
          <table:table-cell table:style-name="ce6" table:formula="of:=VLOOKUP([.$A144];[.$A$48:.$T$67];[.P$129]+1;0)-[.P124]" office:value-type="percentage" office:value="-0.293418768468724" calcext:value-type="percentage">
            <text:p>-29.34%</text:p>
          </table:table-cell>
          <table:table-cell table:style-name="ce6" table:formula="of:=VLOOKUP([.$A144];[.$A$48:.$T$67];[.Q$129]+1;0)-[.Q124]" office:value-type="percentage" office:value="-0.0792236076358731" calcext:value-type="percentage">
            <text:p>-7.92%</text:p>
          </table:table-cell>
          <table:table-cell table:style-name="ce6" table:formula="of:=VLOOKUP([.$A144];[.$A$48:.$T$67];[.R$129]+1;0)-[.R124]" office:value-type="percentage" office:value="-0.0875598557694067" calcext:value-type="percentage">
            <text:p>-8.76%</text:p>
          </table:table-cell>
          <table:table-cell table:style-name="ce6" table:formula="of:=VLOOKUP([.$A144];[.$A$48:.$T$67];[.S$129]+1;0)-[.S124]" office:value-type="percentage" office:value="-0.140654481678928" calcext:value-type="percentage">
            <text:p>-14.07%</text:p>
          </table:table-cell>
          <table:table-cell table:style-name="ce6" table:formula="of:=VLOOKUP([.$A144];[.$A$48:.$T$67];[.T$129]+1;0)-[.T124]" office:value-type="percentage" office:value="0.0186581508649062" calcext:value-type="percentage">
            <text:p>1.87%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6" table:formula="of:=VLOOKUP([.$A145];[.$A$48:.$T$67];[.B$129]+1;0)-[.B125]" office:value-type="percentage" office:value="0.294711492098408" calcext:value-type="percentage">
            <text:p>29.47%</text:p>
          </table:table-cell>
          <table:table-cell table:style-name="ce6" table:formula="of:=VLOOKUP([.$A145];[.$A$48:.$T$67];[.C$129]+1;0)-[.C125]" office:value-type="percentage" office:value="-0.120512953068803" calcext:value-type="percentage">
            <text:p>-12.05%</text:p>
          </table:table-cell>
          <table:table-cell table:style-name="ce6" table:formula="of:=VLOOKUP([.$A145];[.$A$48:.$T$67];[.D$129]+1;0)-[.D125]" office:value-type="percentage" office:value="0.269481868324357" calcext:value-type="percentage">
            <text:p>26.95%</text:p>
          </table:table-cell>
          <table:table-cell table:style-name="ce6" table:formula="of:=VLOOKUP([.$A145];[.$A$48:.$T$67];[.E$129]+1;0)-[.E125]" office:value-type="percentage" office:value="-0.0493108993063749" calcext:value-type="percentage">
            <text:p>-4.93%</text:p>
          </table:table-cell>
          <table:table-cell table:style-name="ce6" table:formula="of:=VLOOKUP([.$A145];[.$A$48:.$T$67];[.F$129]+1;0)-[.F125]" office:value-type="percentage" office:value="-0.0402800800727407" calcext:value-type="percentage">
            <text:p>-4.03%</text:p>
          </table:table-cell>
          <table:table-cell table:style-name="ce6" table:formula="of:=VLOOKUP([.$A145];[.$A$48:.$T$67];[.G$129]+1;0)-[.G125]" office:value-type="percentage" office:value="-0.00677652182996748" calcext:value-type="percentage">
            <text:p>-0.68%</text:p>
          </table:table-cell>
          <table:table-cell table:style-name="ce6" table:formula="of:=VLOOKUP([.$A145];[.$A$48:.$T$67];[.H$129]+1;0)-[.H125]" office:value-type="percentage" office:value="-0.0631738900044347" calcext:value-type="percentage">
            <text:p>-6.32%</text:p>
          </table:table-cell>
          <table:table-cell table:style-name="ce6" table:formula="of:=VLOOKUP([.$A145];[.$A$48:.$T$67];[.I$129]+1;0)-[.I125]" office:value-type="percentage" office:value="-0.097910892512397" calcext:value-type="percentage">
            <text:p>-9.79%</text:p>
          </table:table-cell>
          <table:table-cell table:style-name="ce6" table:formula="of:=VLOOKUP([.$A145];[.$A$48:.$T$67];[.J$129]+1;0)-[.J125]" office:value-type="percentage" office:value="-0.0585927687051119" calcext:value-type="percentage">
            <text:p>-5.86%</text:p>
          </table:table-cell>
          <table:table-cell table:style-name="ce6" table:formula="of:=VLOOKUP([.$A145];[.$A$48:.$T$67];[.K$129]+1;0)-[.K125]" office:value-type="percentage" office:value="-0.021792125192621" calcext:value-type="percentage">
            <text:p>-2.18%</text:p>
          </table:table-cell>
          <table:table-cell table:style-name="ce6" table:formula="of:=VLOOKUP([.$A145];[.$A$48:.$T$67];[.L$129]+1;0)-[.L125]" office:value-type="percentage" office:value="-0.0302061271543418" calcext:value-type="percentage">
            <text:p>-3.02%</text:p>
          </table:table-cell>
          <table:table-cell table:style-name="ce6" table:formula="of:=VLOOKUP([.$A145];[.$A$48:.$T$67];[.M$129]+1;0)-[.M125]" office:value-type="percentage" office:value="-0.00186186012777627" calcext:value-type="percentage">
            <text:p>-0.19%</text:p>
          </table:table-cell>
          <table:table-cell table:style-name="ce6" table:formula="of:=VLOOKUP([.$A145];[.$A$48:.$T$67];[.N$129]+1;0)-[.N125]" office:value-type="percentage" office:value="-0.36482560718869" calcext:value-type="percentage">
            <text:p>-36.48%</text:p>
          </table:table-cell>
          <table:table-cell table:style-name="ce6" table:formula="of:=VLOOKUP([.$A145];[.$A$48:.$T$67];[.O$129]+1;0)-[.O125]" office:value-type="percentage" office:value="-0.0356187210620237" calcext:value-type="percentage">
            <text:p>-3.56%</text:p>
          </table:table-cell>
          <table:table-cell table:style-name="ce6" table:formula="of:=VLOOKUP([.$A145];[.$A$48:.$T$67];[.P$129]+1;0)-[.P125]" office:value-type="percentage" office:value="-0.324641009723221" calcext:value-type="percentage">
            <text:p>-32.46%</text:p>
          </table:table-cell>
          <table:table-cell table:style-name="ce6" table:formula="of:=VLOOKUP([.$A145];[.$A$48:.$T$67];[.Q$129]+1;0)-[.Q125]" office:value-type="percentage" office:value="-0.0701164481029081" calcext:value-type="percentage">
            <text:p>-7.01%</text:p>
          </table:table-cell>
          <table:table-cell table:style-name="ce6" table:formula="of:=VLOOKUP([.$A145];[.$A$48:.$T$67];[.R$129]+1;0)-[.R125]" office:value-type="percentage" office:value="-0.0957166687312162" calcext:value-type="percentage">
            <text:p>-9.57%</text:p>
          </table:table-cell>
          <table:table-cell table:style-name="ce6" table:formula="of:=VLOOKUP([.$A145];[.$A$48:.$T$67];[.S$129]+1;0)-[.S125]" office:value-type="percentage" office:value="-0.0757746042657217" calcext:value-type="percentage">
            <text:p>-7.58%</text:p>
          </table:table-cell>
          <table:table-cell table:style-name="ce6" table:formula="of:=VLOOKUP([.$A145];[.$A$48:.$T$67];[.T$129]+1;0)-[.T125]" office:value-type="percentage" office:value="-0.0355932401408108" calcext:value-type="percentage">
            <text:p>-3.56%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6" table:formula="of:=VLOOKUP([.$A146];[.$A$48:.$T$67];[.B$129]+1;0)-[.B126]" office:value-type="percentage" office:value="0.422273848472569" calcext:value-type="percentage">
            <text:p>42.23%</text:p>
          </table:table-cell>
          <table:table-cell table:style-name="ce6" table:formula="of:=VLOOKUP([.$A146];[.$A$48:.$T$67];[.C$129]+1;0)-[.C126]" office:value-type="percentage" office:value="-0.120225767631097" calcext:value-type="percentage">
            <text:p>-12.02%</text:p>
          </table:table-cell>
          <table:table-cell table:style-name="ce6" table:formula="of:=VLOOKUP([.$A146];[.$A$48:.$T$67];[.D$129]+1;0)-[.D126]" office:value-type="percentage" office:value="0.417815445048437" calcext:value-type="percentage">
            <text:p>41.78%</text:p>
          </table:table-cell>
          <table:table-cell table:style-name="ce6" table:formula="of:=VLOOKUP([.$A146];[.$A$48:.$T$67];[.E$129]+1;0)-[.E126]" office:value-type="percentage" office:value="-0.0654501746316854" calcext:value-type="percentage">
            <text:p>-6.55%</text:p>
          </table:table-cell>
          <table:table-cell table:style-name="ce6" table:formula="of:=VLOOKUP([.$A146];[.$A$48:.$T$67];[.F$129]+1;0)-[.F126]" office:value-type="percentage" office:value="-0.0528150188396783" calcext:value-type="percentage">
            <text:p>-5.28%</text:p>
          </table:table-cell>
          <table:table-cell table:style-name="ce6" table:formula="of:=VLOOKUP([.$A146];[.$A$48:.$T$67];[.G$129]+1;0)-[.G126]" office:value-type="percentage" office:value="-0.0106644514272663" calcext:value-type="percentage">
            <text:p>-1.07%</text:p>
          </table:table-cell>
          <table:table-cell table:style-name="ce6" table:formula="of:=VLOOKUP([.$A146];[.$A$48:.$T$67];[.H$129]+1;0)-[.H126]" office:value-type="percentage" office:value="-0.0289605524368692" calcext:value-type="percentage">
            <text:p>-2.90%</text:p>
          </table:table-cell>
          <table:table-cell table:style-name="ce6" table:formula="of:=VLOOKUP([.$A146];[.$A$48:.$T$67];[.I$129]+1;0)-[.I126]" office:value-type="percentage" office:value="-0.131821707781117" calcext:value-type="percentage">
            <text:p>-13.18%</text:p>
          </table:table-cell>
          <table:table-cell table:style-name="ce6" table:formula="of:=VLOOKUP([.$A146];[.$A$48:.$T$67];[.J$129]+1;0)-[.J126]" office:value-type="percentage" office:value="-0.0706753557342745" calcext:value-type="percentage">
            <text:p>-7.07%</text:p>
          </table:table-cell>
          <table:table-cell table:style-name="ce6" table:formula="of:=VLOOKUP([.$A146];[.$A$48:.$T$67];[.K$129]+1;0)-[.K126]" office:value-type="percentage" office:value="-0.0267042763409592" calcext:value-type="percentage">
            <text:p>-2.67%</text:p>
          </table:table-cell>
          <table:table-cell table:style-name="ce6" table:formula="of:=VLOOKUP([.$A146];[.$A$48:.$T$67];[.L$129]+1;0)-[.L126]" office:value-type="percentage" office:value="-0.0357028298760704" calcext:value-type="percentage">
            <text:p>-3.57%</text:p>
          </table:table-cell>
          <table:table-cell table:style-name="ce6" table:formula="of:=VLOOKUP([.$A146];[.$A$48:.$T$67];[.M$129]+1;0)-[.M126]" office:value-type="percentage" office:value="0.0101041870561305" calcext:value-type="percentage">
            <text:p>1.01%</text:p>
          </table:table-cell>
          <table:table-cell table:style-name="ce6" table:formula="of:=VLOOKUP([.$A146];[.$A$48:.$T$67];[.N$129]+1;0)-[.N126]" office:value-type="percentage" office:value="-0.428376951457981" calcext:value-type="percentage">
            <text:p>-42.84%</text:p>
          </table:table-cell>
          <table:table-cell table:style-name="ce6" table:formula="of:=VLOOKUP([.$A146];[.$A$48:.$T$67];[.O$129]+1;0)-[.O126]" office:value-type="percentage" office:value="0.00413441393067282" calcext:value-type="percentage">
            <text:p>0.41%</text:p>
          </table:table-cell>
          <table:table-cell table:style-name="ce6" table:formula="of:=VLOOKUP([.$A146];[.$A$48:.$T$67];[.P$129]+1;0)-[.P126]" office:value-type="percentage" office:value="-0.453272028193712" calcext:value-type="percentage">
            <text:p>-45.33%</text:p>
          </table:table-cell>
          <table:table-cell table:style-name="ce6" table:formula="of:=VLOOKUP([.$A146];[.$A$48:.$T$67];[.Q$129]+1;0)-[.Q126]" office:value-type="percentage" office:value="-0.0997688395746648" calcext:value-type="percentage">
            <text:p>-9.98%</text:p>
          </table:table-cell>
          <table:table-cell table:style-name="ce6" table:formula="of:=VLOOKUP([.$A146];[.$A$48:.$T$67];[.R$129]+1;0)-[.R126]" office:value-type="percentage" office:value="-0.147140424149336" calcext:value-type="percentage">
            <text:p>-14.71%</text:p>
          </table:table-cell>
          <table:table-cell table:style-name="ce6" table:formula="of:=VLOOKUP([.$A146];[.$A$48:.$T$67];[.S$129]+1;0)-[.S126]" office:value-type="percentage" office:value="-0.0824316909256666" calcext:value-type="percentage">
            <text:p>-8.24%</text:p>
          </table:table-cell>
          <table:table-cell table:style-name="ce6" table:formula="of:=VLOOKUP([.$A146];[.$A$48:.$T$67];[.T$129]+1;0)-[.T126]" office:value-type="percentage" office:value="-0.0543915100793192" calcext:value-type="percentage">
            <text:p>-5.44%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6" table:formula="of:=VLOOKUP([.$A147];[.$A$48:.$T$67];[.B$129]+1;0)-[.B127]" office:value-type="percentage" office:value="0.127421958452063" calcext:value-type="percentage">
            <text:p>12.74%</text:p>
          </table:table-cell>
          <table:table-cell table:style-name="ce6" table:formula="of:=VLOOKUP([.$A147];[.$A$48:.$T$67];[.C$129]+1;0)-[.C127]" office:value-type="percentage" office:value="-0.0429490870903551" calcext:value-type="percentage">
            <text:p>-4.29%</text:p>
          </table:table-cell>
          <table:table-cell table:style-name="ce6" table:formula="of:=VLOOKUP([.$A147];[.$A$48:.$T$67];[.D$129]+1;0)-[.D127]" office:value-type="percentage" office:value="0.0963790545614388" calcext:value-type="percentage">
            <text:p>9.64%</text:p>
          </table:table-cell>
          <table:table-cell table:style-name="ce6" table:formula="of:=VLOOKUP([.$A147];[.$A$48:.$T$67];[.E$129]+1;0)-[.E127]" office:value-type="percentage" office:value="0.0042916925568468" calcext:value-type="percentage">
            <text:p>0.43%</text:p>
          </table:table-cell>
          <table:table-cell table:style-name="ce6" table:formula="of:=VLOOKUP([.$A147];[.$A$48:.$T$67];[.F$129]+1;0)-[.F127]" office:value-type="percentage" office:value="0.00595489047970866" calcext:value-type="percentage">
            <text:p>0.60%</text:p>
          </table:table-cell>
          <table:table-cell table:style-name="ce6" table:formula="of:=VLOOKUP([.$A147];[.$A$48:.$T$67];[.G$129]+1;0)-[.G127]" office:value-type="percentage" office:value="0.0546475489462217" calcext:value-type="percentage">
            <text:p>5.46%</text:p>
          </table:table-cell>
          <table:table-cell table:style-name="ce6" table:formula="of:=VLOOKUP([.$A147];[.$A$48:.$T$67];[.H$129]+1;0)-[.H127]" office:value-type="percentage" office:value="0.00545266855924303" calcext:value-type="percentage">
            <text:p>0.55%</text:p>
          </table:table-cell>
          <table:table-cell table:style-name="ce6" table:formula="of:=VLOOKUP([.$A147];[.$A$48:.$T$67];[.I$129]+1;0)-[.I127]" office:value-type="percentage" office:value="-0.00476072111659011" calcext:value-type="percentage">
            <text:p>-0.48%</text:p>
          </table:table-cell>
          <table:table-cell table:style-name="ce6" table:formula="of:=VLOOKUP([.$A147];[.$A$48:.$T$67];[.J$129]+1;0)-[.J127]" office:value-type="percentage" office:value="0.00487548151195671" calcext:value-type="percentage">
            <text:p>0.49%</text:p>
          </table:table-cell>
          <table:table-cell table:style-name="ce6" table:formula="of:=VLOOKUP([.$A147];[.$A$48:.$T$67];[.K$129]+1;0)-[.K127]" office:value-type="percentage" office:value="0.00985976004869716" calcext:value-type="percentage">
            <text:p>0.99%</text:p>
          </table:table-cell>
          <table:table-cell table:style-name="ce6" table:formula="of:=VLOOKUP([.$A147];[.$A$48:.$T$67];[.L$129]+1;0)-[.L127]" office:value-type="percentage" office:value="-0.000298211729151787" calcext:value-type="percentage">
            <text:p>-0.03%</text:p>
          </table:table-cell>
          <table:table-cell table:style-name="ce6" table:formula="of:=VLOOKUP([.$A147];[.$A$48:.$T$67];[.M$129]+1;0)-[.M127]" office:value-type="percentage" office:value="0.0484600509070634" calcext:value-type="percentage">
            <text:p>4.85%</text:p>
          </table:table-cell>
          <table:table-cell table:style-name="ce6" table:formula="of:=VLOOKUP([.$A147];[.$A$48:.$T$67];[.N$129]+1;0)-[.N127]" office:value-type="percentage" office:value="-0.148245342009207" calcext:value-type="percentage">
            <text:p>-14.82%</text:p>
          </table:table-cell>
          <table:table-cell table:style-name="ce6" table:formula="of:=VLOOKUP([.$A147];[.$A$48:.$T$67];[.O$129]+1;0)-[.O127]" office:value-type="percentage" office:value="0.00972130486443975" calcext:value-type="percentage">
            <text:p>0.97%</text:p>
          </table:table-cell>
          <table:table-cell table:style-name="ce6" table:formula="of:=VLOOKUP([.$A147];[.$A$48:.$T$67];[.P$129]+1;0)-[.P127]" office:value-type="string" office:string-value="" calcext:value-type="error">
            <text:p>#DIV/0!</text:p>
          </table:table-cell>
          <table:table-cell table:style-name="ce6" table:formula="of:=VLOOKUP([.$A147];[.$A$48:.$T$67];[.Q$129]+1;0)-[.Q127]" office:value-type="percentage" office:value="-0.016365822307632" calcext:value-type="percentage">
            <text:p>-1.64%</text:p>
          </table:table-cell>
          <table:table-cell table:style-name="ce6" table:formula="of:=VLOOKUP([.$A147];[.$A$48:.$T$67];[.R$129]+1;0)-[.R127]" office:value-type="percentage" office:value="0.00043914419984728" calcext:value-type="percentage">
            <text:p>0.04%</text:p>
          </table:table-cell>
          <table:table-cell table:style-name="ce6" table:formula="of:=VLOOKUP([.$A147];[.$A$48:.$T$67];[.S$129]+1;0)-[.S127]" office:value-type="percentage" office:value="0.0177311414545031" calcext:value-type="percentage">
            <text:p>1.77%</text:p>
          </table:table-cell>
          <table:table-cell table:style-name="ce6" table:formula="of:=VLOOKUP([.$A147];[.$A$48:.$T$67];[.T$129]+1;0)-[.T127]" office:value-type="percentage" office:value="-0.00702896079317821" calcext:value-type="percentage">
            <text:p>-0.70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6" table:formula="of:=VLOOKUP([.$A148];[.$A$48:.$T$67];[.B$129]+1;0)-[.B128]" office:value-type="percentage" office:value="0.449333427846095" calcext:value-type="percentage">
            <text:p>44.93%</text:p>
          </table:table-cell>
          <table:table-cell table:style-name="ce6" table:formula="of:=VLOOKUP([.$A148];[.$A$48:.$T$67];[.C$129]+1;0)-[.C128]" office:value-type="percentage" office:value="-0.0941023602002974" calcext:value-type="percentage">
            <text:p>-9.41%</text:p>
          </table:table-cell>
          <table:table-cell table:style-name="ce6" table:formula="of:=VLOOKUP([.$A148];[.$A$48:.$T$67];[.D$129]+1;0)-[.D128]" office:value-type="percentage" office:value="0.448127858627399" calcext:value-type="percentage">
            <text:p>44.81%</text:p>
          </table:table-cell>
          <table:table-cell table:style-name="ce6" table:formula="of:=VLOOKUP([.$A148];[.$A$48:.$T$67];[.E$129]+1;0)-[.E128]" office:value-type="percentage" office:value="-0.00396706046781074" calcext:value-type="percentage">
            <text:p>-0.40%</text:p>
          </table:table-cell>
          <table:table-cell table:style-name="ce6" table:formula="of:=VLOOKUP([.$A148];[.$A$48:.$T$67];[.F$129]+1;0)-[.F128]" office:value-type="percentage" office:value="-0.0641606829964971" calcext:value-type="percentage">
            <text:p>-6.42%</text:p>
          </table:table-cell>
          <table:table-cell table:style-name="ce6" table:formula="of:=VLOOKUP([.$A148];[.$A$48:.$T$67];[.G$129]+1;0)-[.G128]" office:value-type="percentage" office:value="-0.0262638551426872" calcext:value-type="percentage">
            <text:p>-2.63%</text:p>
          </table:table-cell>
          <table:table-cell table:style-name="ce6" table:formula="of:=VLOOKUP([.$A148];[.$A$48:.$T$67];[.H$129]+1;0)-[.H128]" office:value-type="percentage" office:value="-0.0689607855454738" calcext:value-type="percentage">
            <text:p>-6.90%</text:p>
          </table:table-cell>
          <table:table-cell table:style-name="ce6" table:formula="of:=VLOOKUP([.$A148];[.$A$48:.$T$67];[.I$129]+1;0)-[.I128]" office:value-type="percentage" office:value="-0.143307125705165" calcext:value-type="percentage">
            <text:p>-14.33%</text:p>
          </table:table-cell>
          <table:table-cell table:style-name="ce6" table:formula="of:=VLOOKUP([.$A148];[.$A$48:.$T$67];[.J$129]+1;0)-[.J128]" office:value-type="percentage" office:value="-0.0795819886624161" calcext:value-type="percentage">
            <text:p>-7.96%</text:p>
          </table:table-cell>
          <table:table-cell table:style-name="ce6" table:formula="of:=VLOOKUP([.$A148];[.$A$48:.$T$67];[.K$129]+1;0)-[.K128]" office:value-type="percentage" office:value="-0.0339871489583573" calcext:value-type="percentage">
            <text:p>-3.40%</text:p>
          </table:table-cell>
          <table:table-cell table:style-name="ce6" table:formula="of:=VLOOKUP([.$A148];[.$A$48:.$T$67];[.L$129]+1;0)-[.L128]" office:value-type="percentage" office:value="-0.0436485548580805" calcext:value-type="percentage">
            <text:p>-4.36%</text:p>
          </table:table-cell>
          <table:table-cell table:style-name="ce6" table:formula="of:=VLOOKUP([.$A148];[.$A$48:.$T$67];[.M$129]+1;0)-[.M128]" office:value-type="percentage" office:value="-0.00853459550842841" calcext:value-type="percentage">
            <text:p>-0.85%</text:p>
          </table:table-cell>
          <table:table-cell table:style-name="ce6" table:formula="of:=VLOOKUP([.$A148];[.$A$48:.$T$67];[.N$129]+1;0)-[.N128]" office:value-type="percentage" office:value="-0.490139446322309" calcext:value-type="percentage">
            <text:p>-49.01%</text:p>
          </table:table-cell>
          <table:table-cell table:style-name="ce6" table:formula="of:=VLOOKUP([.$A148];[.$A$48:.$T$67];[.O$129]+1;0)-[.O128]" office:value-type="percentage" office:value="-0.0430667174106704" calcext:value-type="percentage">
            <text:p>-4.31%</text:p>
          </table:table-cell>
          <table:table-cell table:style-name="ce6" table:formula="of:=VLOOKUP([.$A148];[.$A$48:.$T$67];[.P$129]+1;0)-[.P128]" office:value-type="percentage" office:value="-0.507189835241577" calcext:value-type="percentage">
            <text:p>-50.72%</text:p>
          </table:table-cell>
          <table:table-cell table:style-name="ce6" table:formula="of:=VLOOKUP([.$A148];[.$A$48:.$T$67];[.Q$129]+1;0)-[.Q128]" office:value-type="percentage" office:value="-0.0796244688018579" calcext:value-type="percentage">
            <text:p>-7.96%</text:p>
          </table:table-cell>
          <table:table-cell table:style-name="ce6" table:formula="of:=VLOOKUP([.$A148];[.$A$48:.$T$67];[.R$129]+1;0)-[.R128]" office:value-type="percentage" office:value="-0.145310754740346" calcext:value-type="percentage">
            <text:p>-14.53%</text:p>
          </table:table-cell>
          <table:table-cell table:style-name="ce6" table:formula="of:=VLOOKUP([.$A148];[.$A$48:.$T$67];[.S$129]+1;0)-[.S128]" office:value-type="percentage" office:value="-0.0967897696914681" calcext:value-type="percentage">
            <text:p>-9.68%</text:p>
          </table:table-cell>
          <table:table-cell table:style-name="ce6" table:formula="of:=VLOOKUP([.$A148];[.$A$48:.$T$67];[.T$129]+1;0)-[.T128]" office:value-type="percentage" office:value="-0.0628154321751212" calcext:value-type="percentage">
            <text:p>-6.28%</text:p>
          </table:table-cell>
        </table:table-row>
        <calcext:conditional-formats>
          <calcext:conditional-format calcext:target-range-address="Sheet2.B131:Sheet2.T148">
            <calcext:condition calcext:apply-style-name="Untitled2" calcext:value="&lt;=0.2" calcext:base-cell-address="Sheet2.B131"/>
            <calcext:condition calcext:apply-style-name="Default" calcext:value="&lt;0" calcext:base-cell-address="Sheet2.B131"/>
            <calcext:condition calcext:apply-style-name="Untitled3" calcext:value="&gt;0.2" calcext:base-cell-address="Sheet2.B131"/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18" table:default-cell-style-name="ce2"/>
        <table:table-row table:style-name="ro1">
          <table:table-cell office:value-type="string" calcext:value-type="string">
            <text:p>All alone</text:p>
          </table:table-cell>
          <table:table-cell table:style-name="Default" office:value-type="string" calcext:value-type="string">
            <text:p>2mm_STANDARD</text:p>
          </table:table-cell>
          <table:table-cell table:style-name="Default" office:value-type="string" calcext:value-type="string">
            <text:p>3mm_STANDARD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ft.A</text:p>
          </table:table-cell>
          <table:table-cell table:style-name="Default" office:value-type="string" calcext:value-type="string">
            <text:p>gemm_STANDARD</text:p>
          </table:table-cell>
          <table:table-cell table:style-name="Default" office:value-type="string" calcext:value-type="string">
            <text:p>gemver_STANDARD</text:p>
          </table:table-cell>
          <table:table-cell table:style-name="Default" office:value-type="string" calcext:value-type="string">
            <text:p>gesummv_STANDARD</text:p>
          </table:table-cell>
          <table:table-cell table:style-name="Default"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table:style-name="Default" office:value-type="string" calcext:value-type="string">
            <text:p>mvt_STANDARD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syr2k_STANDARD</text:p>
          </table:table-cell>
          <table:table-cell table:style-name="Default" office:value-type="string" calcext:value-type="string">
            <text:p>syrk_STANDARD</text:p>
          </table:table-cell>
          <table:table-cell table:style-name="Default" office:value-type="string" calcext:value-type="string">
            <text:p>trisolv_STANDARD</text:p>
          </table:table-cell>
          <table:table-cell table:style-name="Default"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table:style-name="Default" office:value-type="float" office:value="10921" calcext:value-type="float">
            <text:p>10921</text:p>
          </table:table-cell>
          <table:table-cell table:style-name="Default" office:value-type="float" office:value="15737" calcext:value-type="float">
            <text:p>15737</text:p>
          </table:table-cell>
          <table:table-cell table:style-name="Default" office:value-type="float" office:value="6143" calcext:value-type="float">
            <text:p>6143</text:p>
          </table:table-cell>
          <table:table-cell table:style-name="Default" office:value-type="float" office:value="14209" calcext:value-type="float">
            <text:p>14209</text:p>
          </table:table-cell>
          <table:table-cell table:style-name="Default" office:value-type="float" office:value="6042" calcext:value-type="float">
            <text:p>6042</text:p>
          </table:table-cell>
          <table:table-cell table:style-name="Default" office:value-type="float" office:value="10236" calcext:value-type="float">
            <text:p>10236</text:p>
          </table:table-cell>
          <table:table-cell table:style-name="Default" office:value-type="float" office:value="2998" calcext:value-type="float">
            <text:p>2998</text:p>
          </table:table-cell>
          <table:table-cell table:style-name="Default" office:value-type="float" office:value="13774" calcext:value-type="float">
            <text:p>13774</text:p>
          </table:table-cell>
          <table:table-cell table:style-name="Default" office:value-type="float" office:value="8206" calcext:value-type="float">
            <text:p>8206</text:p>
          </table:table-cell>
          <table:table-cell table:style-name="Default" office:value-type="float" office:value="6936" calcext:value-type="float">
            <text:p>6936</text:p>
          </table:table-cell>
          <table:table-cell table:style-name="Default" office:value-type="float" office:value="12565" calcext:value-type="float">
            <text:p>12565</text:p>
          </table:table-cell>
          <table:table-cell table:style-name="Default" office:value-type="float" office:value="12288" calcext:value-type="float">
            <text:p>12288</text:p>
          </table:table-cell>
          <table:table-cell table:style-name="Default" office:value-type="float" office:value="10373" calcext:value-type="float">
            <text:p>10373</text:p>
          </table:table-cell>
          <table:table-cell table:style-name="Default" office:value-type="float" office:value="6776" calcext:value-type="float">
            <text:p>6776</text:p>
          </table:table-cell>
          <table:table-cell table:style-name="Default" office:value-type="float" office:value="14958" calcext:value-type="float">
            <text:p>14958</text:p>
          </table:table-cell>
          <table:table-cell table:style-name="Default" office:value-type="float" office:value="14534" calcext:value-type="float">
            <text:p>14534</text:p>
          </table:table-cell>
          <table:table-cell table:style-name="Default" office:value-type="float" office:value="7608" calcext:value-type="float">
            <text:p>7608</text:p>
          </table:table-cell>
          <table:table-cell table:style-name="Default" office:value-type="float" office:value="14370" calcext:value-type="float">
            <text:p>14370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table:style-name="Default" office:value-type="float" office:value="17860" calcext:value-type="float">
            <text:p>17860</text:p>
          </table:table-cell>
          <table:table-cell table:style-name="Default" office:value-type="float" office:value="26020" calcext:value-type="float">
            <text:p>26020</text:p>
          </table:table-cell>
          <table:table-cell table:style-name="Default" office:value-type="float" office:value="6240" calcext:value-type="float">
            <text:p>6240</text:p>
          </table:table-cell>
          <table:table-cell table:style-name="Default" office:value-type="float" office:value="14780" calcext:value-type="float">
            <text:p>14780</text:p>
          </table:table-cell>
          <table:table-cell table:style-name="Default" office:value-type="float" office:value="10460" calcext:value-type="float">
            <text:p>10460</text:p>
          </table:table-cell>
          <table:table-cell table:style-name="Default" office:value-type="float" office:value="10420" calcext:value-type="float">
            <text:p>10420</text:p>
          </table:table-cell>
          <table:table-cell table:style-name="Default" office:value-type="float" office:value="3120" calcext:value-type="float">
            <text:p>3120</text:p>
          </table:table-cell>
          <table:table-cell table:style-name="Default" office:value-type="float" office:value="22820" calcext:value-type="float">
            <text:p>22820</text:p>
          </table:table-cell>
          <table:table-cell table:style-name="Default" office:value-type="float" office:value="11890" calcext:value-type="float">
            <text:p>11890</text:p>
          </table:table-cell>
          <table:table-cell table:style-name="Default" office:value-type="float" office:value="7170" calcext:value-type="float">
            <text:p>7170</text:p>
          </table:table-cell>
          <table:table-cell table:style-name="Default" office:value-type="float" office:value="21960" calcext:value-type="float">
            <text:p>21960</text:p>
          </table:table-cell>
          <table:table-cell table:style-name="Default" office:value-type="float" office:value="12900" calcext:value-type="float">
            <text:p>12900</text:p>
          </table:table-cell>
          <table:table-cell table:style-name="Default" office:value-type="float" office:value="16230" calcext:value-type="float">
            <text:p>16230</text:p>
          </table:table-cell>
          <table:table-cell table:style-name="Default" office:value-type="float" office:value="7270" calcext:value-type="float">
            <text:p>7270</text:p>
          </table:table-cell>
          <table:table-cell table:style-name="Default" office:value-type="float" office:value="15600" calcext:value-type="float">
            <text:p>15600</text:p>
          </table:table-cell>
          <table:table-cell table:style-name="Default" office:value-type="float" office:value="15430" calcext:value-type="float">
            <text:p>15430</text:p>
          </table:table-cell>
          <table:table-cell table:style-name="Default" office:value-type="float" office:value="8500" calcext:value-type="float">
            <text:p>8500</text:p>
          </table:table-cell>
          <table:table-cell table:style-name="Default" office:value-type="float" office:value="14240" calcext:value-type="float">
            <text:p>14240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table:style-name="Default" table:formula="of:=[.B2]/1000" office:value-type="float" office:value="10.921" calcext:value-type="float">
            <text:p>10.921</text:p>
          </table:table-cell>
          <table:table-cell table:style-name="Default" table:formula="of:=[.C2]/1000" office:value-type="float" office:value="15.737" calcext:value-type="float">
            <text:p>15.737</text:p>
          </table:table-cell>
          <table:table-cell table:style-name="Default" table:formula="of:=[.D2]/1000" office:value-type="float" office:value="6.143" calcext:value-type="float">
            <text:p>6.143</text:p>
          </table:table-cell>
          <table:table-cell table:style-name="Default" table:formula="of:=[.E2]/1000" office:value-type="float" office:value="14.209" calcext:value-type="float">
            <text:p>14.209</text:p>
          </table:table-cell>
          <table:table-cell table:style-name="Default" table:formula="of:=[.F2]/1000" office:value-type="float" office:value="6.042" calcext:value-type="float">
            <text:p>6.042</text:p>
          </table:table-cell>
          <table:table-cell table:style-name="Default" table:formula="of:=[.G2]/1000" office:value-type="float" office:value="10.236" calcext:value-type="float">
            <text:p>10.236</text:p>
          </table:table-cell>
          <table:table-cell table:style-name="Default" table:formula="of:=[.H2]/1000" office:value-type="float" office:value="2.998" calcext:value-type="float">
            <text:p>2.998</text:p>
          </table:table-cell>
          <table:table-cell table:style-name="Default" table:formula="of:=[.I2]/1000" office:value-type="float" office:value="13.774" calcext:value-type="float">
            <text:p>13.774</text:p>
          </table:table-cell>
          <table:table-cell table:style-name="Default" table:formula="of:=[.J2]/1000" office:value-type="float" office:value="8.206" calcext:value-type="float">
            <text:p>8.206</text:p>
          </table:table-cell>
          <table:table-cell table:style-name="Default" table:formula="of:=[.K2]/1000" office:value-type="float" office:value="6.936" calcext:value-type="float">
            <text:p>6.936</text:p>
          </table:table-cell>
          <table:table-cell table:style-name="Default" table:formula="of:=[.L2]/1000" office:value-type="float" office:value="12.565" calcext:value-type="float">
            <text:p>12.565</text:p>
          </table:table-cell>
          <table:table-cell table:style-name="Default" table:formula="of:=[.M2]/1000" office:value-type="float" office:value="12.288" calcext:value-type="float">
            <text:p>12.288</text:p>
          </table:table-cell>
          <table:table-cell table:style-name="Default" table:formula="of:=[.N2]/1000" office:value-type="float" office:value="10.373" calcext:value-type="float">
            <text:p>10.373</text:p>
          </table:table-cell>
          <table:table-cell table:style-name="Default" table:formula="of:=[.O2]/1000" office:value-type="float" office:value="6.776" calcext:value-type="float">
            <text:p>6.776</text:p>
          </table:table-cell>
          <table:table-cell table:style-name="Default" table:formula="of:=[.P2]/1000" office:value-type="float" office:value="14.958" calcext:value-type="float">
            <text:p>14.958</text:p>
          </table:table-cell>
          <table:table-cell table:style-name="Default" table:formula="of:=[.Q2]/1000" office:value-type="float" office:value="14.534" calcext:value-type="float">
            <text:p>14.534</text:p>
          </table:table-cell>
          <table:table-cell table:style-name="Default" table:formula="of:=[.R2]/1000" office:value-type="float" office:value="7.608" calcext:value-type="float">
            <text:p>7.608</text:p>
          </table:table-cell>
          <table:table-cell table:style-name="Default" table:formula="of:=[.S2]/1000" office:value-type="float" office:value="14.37" calcext:value-type="float">
            <text:p>14.37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table:style-name="Default" table:formula="of:=[.B3]/1000" office:value-type="float" office:value="17.86" calcext:value-type="float">
            <text:p>17.86</text:p>
          </table:table-cell>
          <table:table-cell table:style-name="Default" table:formula="of:=[.C3]/1000" office:value-type="float" office:value="26.02" calcext:value-type="float">
            <text:p>26.02</text:p>
          </table:table-cell>
          <table:table-cell table:style-name="Default" table:formula="of:=[.D3]/1000" office:value-type="float" office:value="6.24" calcext:value-type="float">
            <text:p>6.24</text:p>
          </table:table-cell>
          <table:table-cell table:style-name="Default" table:formula="of:=[.E3]/1000" office:value-type="float" office:value="14.78" calcext:value-type="float">
            <text:p>14.78</text:p>
          </table:table-cell>
          <table:table-cell table:style-name="Default" table:formula="of:=[.F3]/1000" office:value-type="float" office:value="10.46" calcext:value-type="float">
            <text:p>10.46</text:p>
          </table:table-cell>
          <table:table-cell table:style-name="Default" table:formula="of:=[.G3]/1000" office:value-type="float" office:value="10.42" calcext:value-type="float">
            <text:p>10.42</text:p>
          </table:table-cell>
          <table:table-cell table:style-name="Default" table:formula="of:=[.H3]/1000" office:value-type="float" office:value="3.12" calcext:value-type="float">
            <text:p>3.12</text:p>
          </table:table-cell>
          <table:table-cell table:style-name="Default" table:formula="of:=[.I3]/1000" office:value-type="float" office:value="22.82" calcext:value-type="float">
            <text:p>22.82</text:p>
          </table:table-cell>
          <table:table-cell table:style-name="Default" table:formula="of:=[.J3]/1000" office:value-type="float" office:value="11.89" calcext:value-type="float">
            <text:p>11.89</text:p>
          </table:table-cell>
          <table:table-cell table:style-name="Default" table:formula="of:=[.K3]/1000" office:value-type="float" office:value="7.17" calcext:value-type="float">
            <text:p>7.17</text:p>
          </table:table-cell>
          <table:table-cell table:style-name="Default" table:formula="of:=[.L3]/1000" office:value-type="float" office:value="21.96" calcext:value-type="float">
            <text:p>21.96</text:p>
          </table:table-cell>
          <table:table-cell table:style-name="Default" table:formula="of:=[.M3]/1000" office:value-type="float" office:value="12.9" calcext:value-type="float">
            <text:p>12.9</text:p>
          </table:table-cell>
          <table:table-cell table:style-name="Default" table:formula="of:=[.N3]/1000" office:value-type="float" office:value="16.23" calcext:value-type="float">
            <text:p>16.23</text:p>
          </table:table-cell>
          <table:table-cell table:style-name="Default" table:formula="of:=[.O3]/1000" office:value-type="float" office:value="7.27" calcext:value-type="float">
            <text:p>7.27</text:p>
          </table:table-cell>
          <table:table-cell table:style-name="Default" table:formula="of:=[.P3]/1000" office:value-type="float" office:value="15.6" calcext:value-type="float">
            <text:p>15.6</text:p>
          </table:table-cell>
          <table:table-cell table:style-name="Default" table:formula="of:=[.Q3]/1000" office:value-type="float" office:value="15.43" calcext:value-type="float">
            <text:p>15.43</text:p>
          </table:table-cell>
          <table:table-cell table:style-name="Default" table:formula="of:=[.R3]/1000" office:value-type="float" office:value="8.5" calcext:value-type="float">
            <text:p>8.5</text:p>
          </table:table-cell>
          <table:table-cell table:style-name="Default" table:formula="of:=[.S3]/1000" office:value-type="float" office:value="14.24" calcext:value-type="float">
            <text:p>14.24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BM coscheduling time</text:p>
          </table:table-cell>
          <table:table-cell table:style-name="Default" office:value-type="string" calcext:value-type="string">
            <text:p>2mm_STANDARD</text:p>
          </table:table-cell>
          <table:table-cell table:style-name="Default" office:value-type="string" calcext:value-type="string">
            <text:p>3mm_STANDARD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ft.A</text:p>
          </table:table-cell>
          <table:table-cell table:style-name="Default" office:value-type="string" calcext:value-type="string">
            <text:p>gemm_STANDARD</text:p>
          </table:table-cell>
          <table:table-cell table:style-name="Default" office:value-type="string" calcext:value-type="string">
            <text:p>gemver_STANDARD</text:p>
          </table:table-cell>
          <table:table-cell table:style-name="Default" office:value-type="string" calcext:value-type="string">
            <text:p>gesummv_STANDARD</text:p>
          </table:table-cell>
          <table:table-cell table:style-name="Default"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table:style-name="Default" office:value-type="string" calcext:value-type="string">
            <text:p>mvt_STANDARD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syr2k_STANDARD</text:p>
          </table:table-cell>
          <table:table-cell table:style-name="Default" office:value-type="string" calcext:value-type="string">
            <text:p>syrk_STANDARD</text:p>
          </table:table-cell>
          <table:table-cell table:style-name="Default" office:value-type="string" calcext:value-type="string">
            <text:p>trisolv_STANDARD</text:p>
          </table:table-cell>
          <table:table-cell table:style-name="Default"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72" calcext:value-type="float">
            <text:p>16.272</text:p>
          </table:table-cell>
          <table:table-cell table:style-name="Default" office:value-type="float" office:value="6.319" calcext:value-type="float">
            <text:p>6.319</text:p>
          </table:table-cell>
          <table:table-cell table:style-name="Default" office:value-type="float" office:value="14.557" calcext:value-type="float">
            <text:p>14.557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10.522" calcext:value-type="float">
            <text:p>10.522</text:p>
          </table:table-cell>
          <table:table-cell table:style-name="Default" office:value-type="float" office:value="3.152" calcext:value-type="float">
            <text:p>3.152</text:p>
          </table:table-cell>
          <table:table-cell table:style-name="Default" office:value-type="float" office:value="14.242" calcext:value-type="float">
            <text:p>14.242</text:p>
          </table:table-cell>
          <table:table-cell table:style-name="Default" office:value-type="float" office:value="8.616" calcext:value-type="float">
            <text:p>8.616</text:p>
          </table:table-cell>
          <table:table-cell table:style-name="Default" office:value-type="float" office:value="7.33" calcext:value-type="float">
            <text:p>7.33</text:p>
          </table:table-cell>
          <table:table-cell table:style-name="Default" office:value-type="float" office:value="13.063" calcext:value-type="float">
            <text:p>13.063</text:p>
          </table:table-cell>
          <table:table-cell table:style-name="Default" office:value-type="float" office:value="13.332" calcext:value-type="float">
            <text:p>13.332</text:p>
          </table:table-cell>
          <table:table-cell table:style-name="Default" office:value-type="float" office:value="10.689" calcext:value-type="float">
            <text:p>10.689</text:p>
          </table:table-cell>
          <table:table-cell table:style-name="Default" office:value-type="float" office:value="7.43" calcext:value-type="float">
            <text:p>7.43</text:p>
          </table:table-cell>
          <table:table-cell table:style-name="Default" office:value-type="float" office:value="15.714" calcext:value-type="float">
            <text:p>15.714</text:p>
          </table:table-cell>
          <table:table-cell table:style-name="Default" office:value-type="float" office:value="15.164" calcext:value-type="float">
            <text:p>15.164</text:p>
          </table:table-cell>
          <table:table-cell table:style-name="Default" office:value-type="float" office:value="7.896" calcext:value-type="float">
            <text:p>7.896</text:p>
          </table:table-cell>
          <table:table-cell table:style-name="Default" office:value-type="float" office:value="13.86" calcext:value-type="float">
            <text:p>13.86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Default" office:value-type="float" office:value="11.207" calcext:value-type="float">
            <text:p>11.2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82" calcext:value-type="float">
            <text:p>6.282</text:p>
          </table:table-cell>
          <table:table-cell table:style-name="Default" office:value-type="float" office:value="14.638" calcext:value-type="float">
            <text:p>14.638</text:p>
          </table:table-cell>
          <table:table-cell table:style-name="Default" office:value-type="float" office:value="6.499" calcext:value-type="float">
            <text:p>6.499</text:p>
          </table:table-cell>
          <table:table-cell table:style-name="Default" office:value-type="float" office:value="10.529" calcext:value-type="float">
            <text:p>10.529</text:p>
          </table:table-cell>
          <table:table-cell table:style-name="Default" office:value-type="float" office:value="3.151" calcext:value-type="float">
            <text:p>3.151</text:p>
          </table:table-cell>
          <table:table-cell table:style-name="Default" office:value-type="float" office:value="14.36" calcext:value-type="float">
            <text:p>14.36</text:p>
          </table:table-cell>
          <table:table-cell table:style-name="Default" office:value-type="float" office:value="8.592" calcext:value-type="float">
            <text:p>8.592</text:p>
          </table:table-cell>
          <table:table-cell table:style-name="Default" office:value-type="float" office:value="7.34" calcext:value-type="float">
            <text:p>7.34</text:p>
          </table:table-cell>
          <table:table-cell table:style-name="Default" office:value-type="float" office:value="13.13" calcext:value-type="float">
            <text:p>13.13</text:p>
          </table:table-cell>
          <table:table-cell table:style-name="Default" office:value-type="float" office:value="13.295" calcext:value-type="float">
            <text:p>13.295</text:p>
          </table:table-cell>
          <table:table-cell table:style-name="Default" office:value-type="float" office:value="10.878" calcext:value-type="float">
            <text:p>10.878</text:p>
          </table:table-cell>
          <table:table-cell table:style-name="Default" office:value-type="float" office:value="7.432" calcext:value-type="float">
            <text:p>7.432</text:p>
          </table:table-cell>
          <table:table-cell table:style-name="Default" office:value-type="float" office:value="15.76" calcext:value-type="float">
            <text:p>15.76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Default" office:value-type="float" office:value="7.874" calcext:value-type="float">
            <text:p>7.874</text:p>
          </table:table-cell>
          <table:table-cell table:style-name="Default" office:value-type="float" office:value="13.891" calcext:value-type="float">
            <text:p>13.891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Default" office:value-type="float" office:value="11.061" calcext:value-type="float">
            <text:p>11.061</text:p>
          </table:table-cell>
          <table:table-cell table:style-name="Default" office:value-type="float" office:value="16.192" calcext:value-type="float">
            <text:p>16.1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511" calcext:value-type="float">
            <text:p>14.511</text:p>
          </table:table-cell>
          <table:table-cell table:style-name="Default" office:value-type="float" office:value="6.359" calcext:value-type="float">
            <text:p>6.359</text:p>
          </table:table-cell>
          <table:table-cell table:style-name="Default" office:value-type="float" office:value="10.399" calcext:value-type="float">
            <text:p>10.399</text:p>
          </table:table-cell>
          <table:table-cell table:style-name="Default" office:value-type="float" office:value="3.166" calcext:value-type="float">
            <text:p>3.166</text:p>
          </table:table-cell>
          <table:table-cell table:style-name="Default" office:value-type="float" office:value="14.196" calcext:value-type="float">
            <text:p>14.196</text:p>
          </table:table-cell>
          <table:table-cell table:style-name="Default" office:value-type="float" office:value="8.592" calcext:value-type="float">
            <text:p>8.592</text:p>
          </table:table-cell>
          <table:table-cell table:style-name="Default" office:value-type="float" office:value="7.14" calcext:value-type="float">
            <text:p>7.14</text:p>
          </table:table-cell>
          <table:table-cell table:style-name="Default" office:value-type="float" office:value="13.006" calcext:value-type="float">
            <text:p>13.006</text:p>
          </table:table-cell>
          <table:table-cell table:style-name="Default" office:value-type="float" office:value="13.008" calcext:value-type="float">
            <text:p>13.008</text:p>
          </table:table-cell>
          <table:table-cell table:style-name="Default" office:value-type="float" office:value="10.656" calcext:value-type="float">
            <text:p>10.656</text:p>
          </table:table-cell>
          <table:table-cell table:style-name="Default" office:value-type="float" office:value="7.057" calcext:value-type="float">
            <text:p>7.057</text:p>
          </table:table-cell>
          <table:table-cell table:style-name="Default" office:value-type="float" office:value="15.623" calcext:value-type="float">
            <text:p>15.623</text:p>
          </table:table-cell>
          <table:table-cell table:style-name="Default" office:value-type="float" office:value="15.49" calcext:value-type="float">
            <text:p>15.49</text:p>
          </table:table-cell>
          <table:table-cell table:style-name="Default" office:value-type="float" office:value="7.902" calcext:value-type="float">
            <text:p>7.902</text:p>
          </table:table-cell>
          <table:table-cell table:style-name="Default" office:value-type="float" office:value="13.831" calcext:value-type="float">
            <text:p>13.831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Default" office:value-type="float" office:value="11.186" calcext:value-type="float">
            <text:p>11.186</text:p>
          </table:table-cell>
          <table:table-cell table:style-name="Default" office:value-type="float" office:value="16.237" calcext:value-type="float">
            <text:p>16.237</text:p>
          </table:table-cell>
          <table:table-cell table:style-name="Default" office:value-type="float" office:value="6.263" calcext:value-type="float">
            <text:p>6.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431" calcext:value-type="float">
            <text:p>6.431</text:p>
          </table:table-cell>
          <table:table-cell table:style-name="Default" office:value-type="float" office:value="10.499" calcext:value-type="float">
            <text:p>10.499</text:p>
          </table:table-cell>
          <table:table-cell table:style-name="Default" office:value-type="float" office:value="3.157" calcext:value-type="float">
            <text:p>3.157</text:p>
          </table:table-cell>
          <table:table-cell table:style-name="Default" office:value-type="float" office:value="14.305" calcext:value-type="float">
            <text:p>14.305</text:p>
          </table:table-cell>
          <table:table-cell table:style-name="Default" office:value-type="float" office:value="8.597" calcext:value-type="float">
            <text:p>8.597</text:p>
          </table:table-cell>
          <table:table-cell table:style-name="Default" office:value-type="float" office:value="7.226" calcext:value-type="float">
            <text:p>7.226</text:p>
          </table:table-cell>
          <table:table-cell table:style-name="Default" office:value-type="float" office:value="13.128" calcext:value-type="float">
            <text:p>13.128</text:p>
          </table:table-cell>
          <table:table-cell table:style-name="Default" office:value-type="float" office:value="12.928" calcext:value-type="float">
            <text:p>12.928</text:p>
          </table:table-cell>
          <table:table-cell table:style-name="Default" office:value-type="float" office:value="10.791" calcext:value-type="float">
            <text:p>10.791</text:p>
          </table:table-cell>
          <table:table-cell table:style-name="Default" office:value-type="float" office:value="7.15" calcext:value-type="float">
            <text:p>7.15</text:p>
          </table:table-cell>
          <table:table-cell table:style-name="Default" office:value-type="float" office:value="15.516" calcext:value-type="float">
            <text:p>15.516</text:p>
          </table:table-cell>
          <table:table-cell table:style-name="Default" office:value-type="float" office:value="15.078" calcext:value-type="float">
            <text:p>15.078</text:p>
          </table:table-cell>
          <table:table-cell table:style-name="Default" office:value-type="float" office:value="7.942" calcext:value-type="float">
            <text:p>7.942</text:p>
          </table:table-cell>
          <table:table-cell table:style-name="Default" office:value-type="float" office:value="13.833" calcext:value-type="float">
            <text:p>13.833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Default" office:value-type="float" office:value="11.142" calcext:value-type="float">
            <text:p>11.142</text:p>
          </table:table-cell>
          <table:table-cell table:style-name="Default" office:value-type="float" office:value="16.138" calcext:value-type="float">
            <text:p>16.138</text:p>
          </table:table-cell>
          <table:table-cell table:style-name="Default" office:value-type="float" office:value="6.15" calcext:value-type="float">
            <text:p>6.15</text:p>
          </table:table-cell>
          <table:table-cell table:style-name="Default" office:value-type="float" office:value="14.486" calcext:value-type="float">
            <text:p>14.486</text:p>
          </table:table-cell>
          <table:table-cell table:style-name="Default" office:value-type="float" office:value="6.2" calcext:value-type="float">
            <text:p>6.2</text:p>
          </table:table-cell>
          <table:table-cell table:style-name="Default" office:value-type="float" office:value="10.297" calcext:value-type="float">
            <text:p>10.297</text:p>
          </table:table-cell>
          <table:table-cell table:style-name="Default" office:value-type="float" office:value="3.141" calcext:value-type="float">
            <text:p>3.141</text:p>
          </table:table-cell>
          <table:table-cell table:style-name="Default" office:value-type="float" office:value="14.063" calcext:value-type="float">
            <text:p>14.063</text:p>
          </table:table-cell>
          <table:table-cell table:style-name="Default" office:value-type="float" office:value="8.411" calcext:value-type="float">
            <text:p>8.411</text:p>
          </table:table-cell>
          <table:table-cell table:style-name="Default" office:value-type="float" office:value="6.987" calcext:value-type="float">
            <text:p>6.987</text:p>
          </table:table-cell>
          <table:table-cell table:style-name="Default" office:value-type="float" office:value="12.972" calcext:value-type="float">
            <text:p>12.972</text:p>
          </table:table-cell>
          <table:table-cell table:style-name="Default" office:value-type="float" office:value="13.254" calcext:value-type="float">
            <text:p>13.254</text:p>
          </table:table-cell>
          <table:table-cell table:style-name="Default" office:value-type="float" office:value="11.022" calcext:value-type="float">
            <text:p>11.022</text:p>
          </table:table-cell>
          <table:table-cell table:style-name="Default" office:value-type="float" office:value="7.427" calcext:value-type="float">
            <text:p>7.427</text:p>
          </table:table-cell>
          <table:table-cell table:style-name="Default" office:value-type="float" office:value="15.305" calcext:value-type="float">
            <text:p>15.305</text:p>
          </table:table-cell>
          <table:table-cell table:style-name="Default" office:value-type="float" office:value="14.871" calcext:value-type="float">
            <text:p>14.871</text:p>
          </table:table-cell>
          <table:table-cell table:style-name="Default" office:value-type="float" office:value="7.972" calcext:value-type="float">
            <text:p>7.972</text:p>
          </table:table-cell>
          <table:table-cell table:style-name="Default" office:value-type="float" office:value="13.689" calcext:value-type="float">
            <text:p>13.689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Default" office:value-type="float" office:value="11.049" calcext:value-type="float">
            <text:p>11.049</text:p>
          </table:table-cell>
          <table:table-cell table:style-name="Default" office:value-type="float" office:value="16.252" calcext:value-type="float">
            <text:p>16.252</text:p>
          </table:table-cell>
          <table:table-cell table:style-name="Default" office:value-type="float" office:value="6.26" calcext:value-type="float">
            <text:p>6.26</text:p>
          </table:table-cell>
          <table:table-cell table:style-name="Default" office:value-type="float" office:value="14.712" calcext:value-type="float">
            <text:p>14.712</text:p>
          </table:table-cell>
          <table:table-cell table:style-name="Default" office:value-type="float" office:value="6.497" calcext:value-type="float">
            <text:p>6.497</text:p>
          </table:table-cell>
          <table:table-cell table:style-name="Default" office:value-type="float" office:value="10.417" calcext:value-type="float">
            <text:p>10.417</text:p>
          </table:table-cell>
          <table:table-cell table:style-name="Default" office:value-type="float" office:value="3.183" calcext:value-type="float">
            <text:p>3.183</text:p>
          </table:table-cell>
          <table:table-cell table:style-name="Default" office:value-type="float" office:value="14.224" calcext:value-type="float">
            <text:p>14.224</text:p>
          </table:table-cell>
          <table:table-cell table:style-name="Default" office:value-type="float" office:value="8.561" calcext:value-type="float">
            <text:p>8.561</text:p>
          </table:table-cell>
          <table:table-cell table:style-name="Default" office:value-type="float" office:value="7.248" calcext:value-type="float">
            <text:p>7.248</text:p>
          </table:table-cell>
          <table:table-cell table:style-name="Default" office:value-type="float" office:value="13.039" calcext:value-type="float">
            <text:p>13.039</text:p>
          </table:table-cell>
          <table:table-cell table:style-name="Default" office:value-type="float" office:value="13.246" calcext:value-type="float">
            <text:p>13.246</text:p>
          </table:table-cell>
          <table:table-cell table:style-name="Default" office:value-type="float" office:value="10.705" calcext:value-type="float">
            <text:p>10.705</text:p>
          </table:table-cell>
          <table:table-cell table:style-name="Default" office:value-type="float" office:value="7.369" calcext:value-type="float">
            <text:p>7.369</text:p>
          </table:table-cell>
          <table:table-cell table:style-name="Default" office:value-type="float" office:value="15.869" calcext:value-type="float">
            <text:p>15.869</text:p>
          </table:table-cell>
          <table:table-cell table:style-name="Default" office:value-type="float" office:value="15.113" calcext:value-type="float">
            <text:p>15.113</text:p>
          </table:table-cell>
          <table:table-cell table:style-name="Default" office:value-type="float" office:value="7.932" calcext:value-type="float">
            <text:p>7.932</text:p>
          </table:table-cell>
          <table:table-cell table:style-name="Default" office:value-type="float" office:value="14.915" calcext:value-type="float">
            <text:p>14.915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Default" office:value-type="float" office:value="11.65" calcext:value-type="float">
            <text:p>11.65</text:p>
          </table:table-cell>
          <table:table-cell table:style-name="Default" office:value-type="float" office:value="17.049" calcext:value-type="float">
            <text:p>17.049</text:p>
          </table:table-cell>
          <table:table-cell table:style-name="Default" office:value-type="float" office:value="6.257" calcext:value-type="float">
            <text:p>6.257</text:p>
          </table:table-cell>
          <table:table-cell table:style-name="Default" office:value-type="float" office:value="14.548" calcext:value-type="float">
            <text:p>14.548</text:p>
          </table:table-cell>
          <table:table-cell table:style-name="Default" office:value-type="float" office:value="6.408" calcext:value-type="float">
            <text:p>6.408</text:p>
          </table:table-cell>
          <table:table-cell table:style-name="Default" office:value-type="float" office:value="10.517" calcext:value-type="float">
            <text:p>10.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39" calcext:value-type="float">
            <text:p>15.039</text:p>
          </table:table-cell>
          <table:table-cell table:style-name="Default" office:value-type="float" office:value="9.008" calcext:value-type="float">
            <text:p>9.008</text:p>
          </table:table-cell>
          <table:table-cell table:style-name="Default" office:value-type="float" office:value="7.674" calcext:value-type="float">
            <text:p>7.674</text:p>
          </table:table-cell>
          <table:table-cell table:style-name="Default" office:value-type="float" office:value="12.924" calcext:value-type="float">
            <text:p>12.924</text:p>
          </table:table-cell>
          <table:table-cell table:style-name="Default" office:value-type="float" office:value="14.883" calcext:value-type="float">
            <text:p>14.883</text:p>
          </table:table-cell>
          <table:table-cell table:style-name="Default" office:value-type="float" office:value="11.059" calcext:value-type="float">
            <text:p>11.059</text:p>
          </table:table-cell>
          <table:table-cell table:style-name="Default" office:value-type="float" office:value="8.339" calcext:value-type="float">
            <text:p>8.339</text:p>
          </table:table-cell>
          <table:table-cell table:style-name="Default" office:value-type="float" office:value="16.165" calcext:value-type="float">
            <text:p>16.165</text:p>
          </table:table-cell>
          <table:table-cell table:style-name="Default" office:value-type="float" office:value="16.226" calcext:value-type="float">
            <text:p>16.226</text:p>
          </table:table-cell>
          <table:table-cell table:style-name="Default" office:value-type="float" office:value="7.883" calcext:value-type="float">
            <text:p>7.883</text:p>
          </table:table-cell>
          <table:table-cell table:style-name="Default" office:value-type="float" office:value="14.788" calcext:value-type="float">
            <text:p>14.788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Default" office:value-type="float" office:value="11.195" calcext:value-type="float">
            <text:p>11.195</text:p>
          </table:table-cell>
          <table:table-cell table:style-name="Default" office:value-type="float" office:value="16.227" calcext:value-type="float">
            <text:p>16.227</text:p>
          </table:table-cell>
          <table:table-cell table:style-name="Default" office:value-type="float" office:value="6.312" calcext:value-type="float">
            <text:p>6.312</text:p>
          </table:table-cell>
          <table:table-cell table:style-name="Default" office:value-type="float" office:value="14.529" calcext:value-type="float">
            <text:p>14.529</text:p>
          </table:table-cell>
          <table:table-cell table:style-name="Default" office:value-type="float" office:value="6.479" calcext:value-type="float">
            <text:p>6.479</text:p>
          </table:table-cell>
          <table:table-cell table:style-name="Default" office:value-type="float" office:value="10.519" calcext:value-type="float">
            <text:p>10.519</text:p>
          </table:table-cell>
          <table:table-cell table:style-name="Default" office:value-type="float" office:value="3.188" calcext:value-type="float">
            <text:p>3.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68" calcext:value-type="float">
            <text:p>8.568</text:p>
          </table:table-cell>
          <table:table-cell table:style-name="Default" office:value-type="float" office:value="7.341" calcext:value-type="float">
            <text:p>7.341</text:p>
          </table:table-cell>
          <table:table-cell table:style-name="Default" office:value-type="float" office:value="13.149" calcext:value-type="float">
            <text:p>13.149</text:p>
          </table:table-cell>
          <table:table-cell table:style-name="Default" office:value-type="float" office:value="13.305" calcext:value-type="float">
            <text:p>13.305</text:p>
          </table:table-cell>
          <table:table-cell table:style-name="Default" office:value-type="float" office:value="10.904" calcext:value-type="float">
            <text:p>10.904</text:p>
          </table:table-cell>
          <table:table-cell table:style-name="Default" office:value-type="float" office:value="7.397" calcext:value-type="float">
            <text:p>7.397</text:p>
          </table:table-cell>
          <table:table-cell table:style-name="Default" office:value-type="float" office:value="15.61" calcext:value-type="float">
            <text:p>15.61</text:p>
          </table:table-cell>
          <table:table-cell table:style-name="Default" office:value-type="float" office:value="15.193" calcext:value-type="float">
            <text:p>15.193</text:p>
          </table:table-cell>
          <table:table-cell table:style-name="Default" office:value-type="float" office:value="7.904" calcext:value-type="float">
            <text:p>7.904</text:p>
          </table:table-cell>
          <table:table-cell table:style-name="Default" office:value-type="float" office:value="13.912" calcext:value-type="float">
            <text:p>13.912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Default" office:value-type="float" office:value="12.195" calcext:value-type="float">
            <text:p>12.195</text:p>
          </table:table-cell>
          <table:table-cell table:style-name="Default" office:value-type="float" office:value="17.552" calcext:value-type="float">
            <text:p>17.552</text:p>
          </table:table-cell>
          <table:table-cell table:style-name="Default" office:value-type="float" office:value="6.485" calcext:value-type="float">
            <text:p>6.485</text:p>
          </table:table-cell>
          <table:table-cell table:style-name="Default" office:value-type="float" office:value="14.736" calcext:value-type="float">
            <text:p>14.736</text:p>
          </table:table-cell>
          <table:table-cell table:style-name="Default" office:value-type="float" office:value="6.646" calcext:value-type="float">
            <text:p>6.646</text:p>
          </table:table-cell>
          <table:table-cell table:style-name="Default" office:value-type="float" office:value="10.572" calcext:value-type="float">
            <text:p>10.572</text:p>
          </table:table-cell>
          <table:table-cell table:style-name="Default" office:value-type="float" office:value="3.443" calcext:value-type="float">
            <text:p>3.443</text:p>
          </table:table-cell>
          <table:table-cell table:style-name="Default" office:value-type="float" office:value="15.34" calcext:value-type="float">
            <text:p>15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13" calcext:value-type="float">
            <text:p>7.713</text:p>
          </table:table-cell>
          <table:table-cell table:style-name="Default" office:value-type="float" office:value="13.243" calcext:value-type="float">
            <text:p>13.243</text:p>
          </table:table-cell>
          <table:table-cell table:style-name="Default" office:value-type="float" office:value="14.898" calcext:value-type="float">
            <text:p>14.898</text:p>
          </table:table-cell>
          <table:table-cell table:style-name="Default" office:value-type="float" office:value="11.211" calcext:value-type="float">
            <text:p>11.211</text:p>
          </table:table-cell>
          <table:table-cell table:style-name="Default" office:value-type="float" office:value="8.557" calcext:value-type="float">
            <text:p>8.557</text:p>
          </table:table-cell>
          <table:table-cell table:style-name="Default" office:value-type="float" office:value="16.678" calcext:value-type="float">
            <text:p>16.678</text:p>
          </table:table-cell>
          <table:table-cell table:style-name="Default" office:value-type="float" office:value="16.612" calcext:value-type="float">
            <text:p>16.612</text:p>
          </table:table-cell>
          <table:table-cell table:style-name="Default" office:value-type="float" office:value="8.02" calcext:value-type="float">
            <text:p>8.02</text:p>
          </table:table-cell>
          <table:table-cell table:style-name="Default" office:value-type="float" office:value="15.079" calcext:value-type="float">
            <text:p>15.079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Default" office:value-type="float" office:value="12.549" calcext:value-type="float">
            <text:p>12.549</text:p>
          </table:table-cell>
          <table:table-cell table:style-name="Default" office:value-type="float" office:value="18.308" calcext:value-type="float">
            <text:p>18.308</text:p>
          </table:table-cell>
          <table:table-cell table:style-name="Default" office:value-type="float" office:value="6.516" calcext:value-type="float">
            <text:p>6.516</text:p>
          </table:table-cell>
          <table:table-cell table:style-name="Default" office:value-type="float" office:value="14.785" calcext:value-type="float">
            <text:p>14.785</text:p>
          </table:table-cell>
          <table:table-cell table:style-name="Default" office:value-type="float" office:value="6.601" calcext:value-type="float">
            <text:p>6.601</text:p>
          </table:table-cell>
          <table:table-cell table:style-name="Default" office:value-type="float" office:value="10.704" calcext:value-type="float">
            <text:p>10.704</text:p>
          </table:table-cell>
          <table:table-cell table:style-name="Default" office:value-type="float" office:value="3.462" calcext:value-type="float">
            <text:p>3.462</text:p>
          </table:table-cell>
          <table:table-cell table:style-name="Default" office:value-type="float" office:value="15.926" calcext:value-type="float">
            <text:p>15.926</text:p>
          </table:table-cell>
          <table:table-cell table:style-name="Default" office:value-type="float" office:value="9.08" calcext:value-type="float">
            <text:p>9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05" calcext:value-type="float">
            <text:p>13.305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1.089" calcext:value-type="float">
            <text:p>11.089</text:p>
          </table:table-cell>
          <table:table-cell table:style-name="Default" office:value-type="float" office:value="9.264" calcext:value-type="float">
            <text:p>9.264</text:p>
          </table:table-cell>
          <table:table-cell table:style-name="Default" office:value-type="float" office:value="16.375" calcext:value-type="float">
            <text:p>16.375</text:p>
          </table:table-cell>
          <table:table-cell table:style-name="Default" office:value-type="float" office:value="16.426" calcext:value-type="float">
            <text:p>16.426</text:p>
          </table:table-cell>
          <table:table-cell table:style-name="Default" office:value-type="float" office:value="7.985" calcext:value-type="float">
            <text:p>7.985</text:p>
          </table:table-cell>
          <table:table-cell table:style-name="Default" office:value-type="float" office:value="14.996" calcext:value-type="float">
            <text:p>14.996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Default" office:value-type="float" office:value="10.994" calcext:value-type="float">
            <text:p>10.994</text:p>
          </table:table-cell>
          <table:table-cell table:style-name="Default" office:value-type="float" office:value="15.963" calcext:value-type="float">
            <text:p>15.963</text:p>
          </table:table-cell>
          <table:table-cell table:style-name="Default" office:value-type="float" office:value="6.157" calcext:value-type="float">
            <text:p>6.157</text:p>
          </table:table-cell>
          <table:table-cell table:style-name="Default" office:value-type="float" office:value="14.464" calcext:value-type="float">
            <text:p>14.464</text:p>
          </table:table-cell>
          <table:table-cell table:style-name="Default" office:value-type="float" office:value="6.319" calcext:value-type="float">
            <text:p>6.319</text:p>
          </table:table-cell>
          <table:table-cell table:style-name="Default" office:value-type="float" office:value="10.309" calcext:value-type="float">
            <text:p>10.309</text:p>
          </table:table-cell>
          <table:table-cell table:style-name="Default" office:value-type="float" office:value="3.085" calcext:value-type="float">
            <text:p>3.085</text:p>
          </table:table-cell>
          <table:table-cell table:style-name="Default" office:value-type="float" office:value="14.019" calcext:value-type="float">
            <text:p>14.019</text:p>
          </table:table-cell>
          <table:table-cell table:style-name="Default" office:value-type="float" office:value="8.519" calcext:value-type="float">
            <text:p>8.519</text:p>
          </table:table-cell>
          <table:table-cell table:style-name="Default" office:value-type="float" office:value="7.122" calcext:value-type="float">
            <text:p>7.122</text:p>
          </table:table-cell>
          <table:table-cell table:style-name="Default" office:value-type="float" office:value="12.804" calcext:value-type="float">
            <text:p>12.804</text:p>
          </table:table-cell>
          <table:table-cell table:style-name="Default" office:value-type="float" office:value="13.14" calcext:value-type="float">
            <text:p>13.14</text:p>
          </table:table-cell>
          <table:table-cell table:style-name="Default" office:value-type="float" office:value="10.645" calcext:value-type="float">
            <text:p>10.645</text:p>
          </table:table-cell>
          <table:table-cell table:style-name="Default" office:value-type="float" office:value="7.296" calcext:value-type="float">
            <text:p>7.296</text:p>
          </table:table-cell>
          <table:table-cell table:style-name="Default" office:value-type="float" office:value="15.169" calcext:value-type="float">
            <text:p>15.169</text:p>
          </table:table-cell>
          <table:table-cell table:style-name="Default" office:value-type="float" office:value="14.827" calcext:value-type="float">
            <text:p>14.827</text:p>
          </table:table-cell>
          <table:table-cell table:style-name="Default" office:value-type="float" office:value="7.769" calcext:value-type="float">
            <text:p>7.769</text:p>
          </table:table-cell>
          <table:table-cell table:style-name="Default" office:value-type="float" office:value="13.519" calcext:value-type="float">
            <text:p>13.519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Default" office:value-type="float" office:value="15.584" calcext:value-type="float">
            <text:p>15.584</text:p>
          </table:table-cell>
          <table:table-cell table:style-name="Default" office:value-type="float" office:value="23.139" calcext:value-type="float">
            <text:p>23.139</text:p>
          </table:table-cell>
          <table:table-cell table:style-name="Default" office:value-type="float" office:value="7.397" calcext:value-type="float">
            <text:p>7.397</text:p>
          </table:table-cell>
          <table:table-cell table:style-name="Default" office:value-type="float" office:value="15.453" calcext:value-type="float">
            <text:p>15.453</text:p>
          </table:table-cell>
          <table:table-cell table:style-name="Default" office:value-type="float" office:value="8.282" calcext:value-type="float">
            <text:p>8.282</text:p>
          </table:table-cell>
          <table:table-cell table:style-name="Default" office:value-type="float" office:value="10.867" calcext:value-type="float">
            <text:p>10.867</text:p>
          </table:table-cell>
          <table:table-cell table:style-name="Default" office:value-type="float" office:value="4.553" calcext:value-type="float">
            <text:p>4.553</text:p>
          </table:table-cell>
          <table:table-cell table:style-name="Default" office:value-type="float" office:value="19.771" calcext:value-type="float">
            <text:p>19.771</text:p>
          </table:table-cell>
          <table:table-cell table:style-name="Default" office:value-type="float" office:value="11.419" calcext:value-type="float">
            <text:p>11.419</text:p>
          </table:table-cell>
          <table:table-cell table:style-name="Default" office:value-type="float" office:value="11.681" calcext:value-type="float">
            <text:p>11.681</text:p>
          </table:table-cell>
          <table:table-cell table:style-name="Default" office:value-type="float" office:value="14.675" calcext:value-type="float">
            <text:p>14.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61" calcext:value-type="float">
            <text:p>13.561</text:p>
          </table:table-cell>
          <table:table-cell table:style-name="Default" office:value-type="float" office:value="13.805" calcext:value-type="float">
            <text:p>13.805</text:p>
          </table:table-cell>
          <table:table-cell table:style-name="Default" office:value-type="float" office:value="24.971" calcext:value-type="float">
            <text:p>24.971</text:p>
          </table:table-cell>
          <table:table-cell table:style-name="Default" office:value-type="float" office:value="30.856" calcext:value-type="float">
            <text:p>30.856</text:p>
          </table:table-cell>
          <table:table-cell table:style-name="Default" office:value-type="float" office:value="9.077" calcext:value-type="float">
            <text:p>9.077</text:p>
          </table:table-cell>
          <table:table-cell table:style-name="Default" office:value-type="float" office:value="28.351" calcext:value-type="float">
            <text:p>28.351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Default" office:value-type="float" office:value="11.613" calcext:value-type="float">
            <text:p>11.613</text:p>
          </table:table-cell>
          <table:table-cell table:style-name="Default" office:value-type="float" office:value="17.067" calcext:value-type="float">
            <text:p>17.067</text:p>
          </table:table-cell>
          <table:table-cell table:style-name="Default" office:value-type="float" office:value="6.362" calcext:value-type="float">
            <text:p>6.362</text:p>
          </table:table-cell>
          <table:table-cell table:style-name="Default" office:value-type="float" office:value="14.713" calcext:value-type="float">
            <text:p>14.713</text:p>
          </table:table-cell>
          <table:table-cell table:style-name="Default" office:value-type="float" office:value="6.613" calcext:value-type="float">
            <text:p>6.613</text:p>
          </table:table-cell>
          <table:table-cell table:style-name="Default" office:value-type="float" office:value="10.586" calcext:value-type="float">
            <text:p>10.586</text:p>
          </table:table-cell>
          <table:table-cell table:style-name="Default" office:value-type="float" office:value="3.33" calcext:value-type="float">
            <text:p>3.33</text:p>
          </table:table-cell>
          <table:table-cell table:style-name="Default" office:value-type="float" office:value="14.863" calcext:value-type="float">
            <text:p>14.863</text:p>
          </table:table-cell>
          <table:table-cell table:style-name="Default" office:value-type="float" office:value="8.897" calcext:value-type="float">
            <text:p>8.897</text:p>
          </table:table-cell>
          <table:table-cell table:style-name="Default" office:value-type="float" office:value="7.455" calcext:value-type="float">
            <text:p>7.455</text:p>
          </table:table-cell>
          <table:table-cell table:style-name="Default" office:value-type="float" office:value="13.229" calcext:value-type="float">
            <text:p>13.229</text:p>
          </table:table-cell>
          <table:table-cell table:style-name="Default" office:value-type="float" office:value="14.554" calcext:value-type="float">
            <text:p>14.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173" calcext:value-type="float">
            <text:p>8.173</text:p>
          </table:table-cell>
          <table:table-cell table:style-name="Default" office:value-type="float" office:value="16.101" calcext:value-type="float">
            <text:p>16.101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8.017" calcext:value-type="float">
            <text:p>8.017</text:p>
          </table:table-cell>
          <table:table-cell table:style-name="Default" office:value-type="float" office:value="14.313" calcext:value-type="float">
            <text:p>14.313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Default" office:value-type="float" office:value="15.201" calcext:value-type="float">
            <text:p>15.201</text:p>
          </table:table-cell>
          <table:table-cell table:style-name="Default" office:value-type="float" office:value="22.516" calcext:value-type="float">
            <text:p>22.516</text:p>
          </table:table-cell>
          <table:table-cell table:style-name="Default" office:value-type="float" office:value="7.018" calcext:value-type="float">
            <text:p>7.018</text:p>
          </table:table-cell>
          <table:table-cell table:style-name="Default" office:value-type="float" office:value="15.252" calcext:value-type="float">
            <text:p>15.252</text:p>
          </table:table-cell>
          <table:table-cell table:style-name="Default" office:value-type="float" office:value="7.467" calcext:value-type="float">
            <text:p>7.467</text:p>
          </table:table-cell>
          <table:table-cell table:style-name="Default" office:value-type="float" office:value="10.829" calcext:value-type="float">
            <text:p>10.829</text:p>
          </table:table-cell>
          <table:table-cell table:style-name="Default" office:value-type="float" office:value="4.581" calcext:value-type="float">
            <text:p>4.581</text:p>
          </table:table-cell>
          <table:table-cell table:style-name="Default" office:value-type="float" office:value="21.43" calcext:value-type="float">
            <text:p>21.43</text:p>
          </table:table-cell>
          <table:table-cell table:style-name="Default" office:value-type="float" office:value="10.533" calcext:value-type="float">
            <text:p>10.533</text:p>
          </table:table-cell>
          <table:table-cell table:style-name="Default" office:value-type="float" office:value="10.043" calcext:value-type="float">
            <text:p>10.043</text:p>
          </table:table-cell>
          <table:table-cell table:style-name="Default" office:value-type="float" office:value="14.399" calcext:value-type="float">
            <text:p>14.399</text:p>
          </table:table-cell>
          <table:table-cell table:style-name="Default" office:value-type="float" office:value="20.572" calcext:value-type="float">
            <text:p>20.572</text:p>
          </table:table-cell>
          <table:table-cell table:style-name="Default" office:value-type="float" office:value="12.553" calcext:value-type="float">
            <text:p>12.553</text:p>
          </table:table-cell>
          <table:table-cell table:style-name="Default" office:value-type="float" office:value="13.086" calcext:value-type="float">
            <text:p>13.086</text:p>
          </table:table-cell>
          <table:table-cell table:style-name="Default" office:value-type="float" office:value="22.701" calcext:value-type="float">
            <text:p>22.701</text:p>
          </table:table-cell>
          <table:table-cell table:style-name="Default" office:value-type="float" office:value="29.576" calcext:value-type="float">
            <text:p>29.576</text:p>
          </table:table-cell>
          <table:table-cell table:style-name="Default" office:value-type="float" office:value="8.52" calcext:value-type="float">
            <text:p>8.52</text:p>
          </table:table-cell>
          <table:table-cell table:style-name="Default" office:value-type="float" office:value="26.564" calcext:value-type="float">
            <text:p>26.564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Default" office:value-type="float" office:value="11.672" calcext:value-type="float">
            <text:p>11.672</text:p>
          </table:table-cell>
          <table:table-cell table:style-name="Default" office:value-type="float" office:value="16.972" calcext:value-type="float">
            <text:p>16.972</text:p>
          </table:table-cell>
          <table:table-cell table:style-name="Default" office:value-type="float" office:value="6.41" calcext:value-type="float">
            <text:p>6.41</text:p>
          </table:table-cell>
          <table:table-cell table:style-name="Default" office:value-type="float" office:value="14.839" calcext:value-type="float">
            <text:p>14.839</text:p>
          </table:table-cell>
          <table:table-cell table:style-name="Default" office:value-type="float" office:value="6.637" calcext:value-type="float">
            <text:p>6.637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3.357" calcext:value-type="float">
            <text:p>3.357</text:p>
          </table:table-cell>
          <table:table-cell table:style-name="Default" office:value-type="float" office:value="14.845" calcext:value-type="float">
            <text:p>14.845</text:p>
          </table:table-cell>
          <table:table-cell table:style-name="Default" office:value-type="float" office:value="8.859" calcext:value-type="float">
            <text:p>8.859</text:p>
          </table:table-cell>
          <table:table-cell table:style-name="Default" office:value-type="float" office:value="7.43" calcext:value-type="float">
            <text:p>7.43</text:p>
          </table:table-cell>
          <table:table-cell table:style-name="Default" office:value-type="float" office:value="13.3" calcext:value-type="float">
            <text:p>13.3</text:p>
          </table:table-cell>
          <table:table-cell table:style-name="Default" office:value-type="float" office:value="14.482" calcext:value-type="float">
            <text:p>14.482</text:p>
          </table:table-cell>
          <table:table-cell table:style-name="Default" office:value-type="float" office:value="11.02" calcext:value-type="float">
            <text:p>11.02</text:p>
          </table:table-cell>
          <table:table-cell table:style-name="Default" office:value-type="float" office:value="8.323" calcext:value-type="float">
            <text:p>8.323</text:p>
          </table:table-cell>
          <table:table-cell table:style-name="Default" office:value-type="float" office:value="16.124" calcext:value-type="float">
            <text:p>16.124</text:p>
          </table:table-cell>
          <table:table-cell table:style-name="Default" office:value-type="float" office:value="16.786" calcext:value-type="float">
            <text:p>16.786</text:p>
          </table:table-cell>
          <table:table-cell table:style-name="Default" office:value-type="float" office:value="8.009" calcext:value-type="float">
            <text:p>8.009</text:p>
          </table:table-cell>
          <table:table-cell table:style-name="Default" office:value-type="float" office:value="14.915" calcext:value-type="float">
            <text:p>14.915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Default" office:value-type="float" office:value="11.252" calcext:value-type="float">
            <text:p>11.252</text:p>
          </table:table-cell>
          <table:table-cell table:style-name="Default" office:value-type="float" office:value="16.261" calcext:value-type="float">
            <text:p>16.261</text:p>
          </table:table-cell>
          <table:table-cell table:style-name="Default" office:value-type="float" office:value="6.304" calcext:value-type="float">
            <text:p>6.304</text:p>
          </table:table-cell>
          <table:table-cell table:style-name="Default" office:value-type="float" office:value="14.633" calcext:value-type="float">
            <text:p>14.633</text:p>
          </table:table-cell>
          <table:table-cell table:style-name="Default" office:value-type="float" office:value="6.481" calcext:value-type="float">
            <text:p>6.481</text:p>
          </table:table-cell>
          <table:table-cell table:style-name="Default" office:value-type="float" office:value="10.537" calcext:value-type="float">
            <text:p>10.537</text:p>
          </table:table-cell>
          <table:table-cell table:style-name="Default" office:value-type="float" office:value="3.273" calcext:value-type="float">
            <text:p>3.273</text:p>
          </table:table-cell>
          <table:table-cell table:style-name="Default" office:value-type="float" office:value="14.332" calcext:value-type="float">
            <text:p>14.332</text:p>
          </table:table-cell>
          <table:table-cell table:style-name="Default" office:value-type="float" office:value="8.811" calcext:value-type="float">
            <text:p>8.811</text:p>
          </table:table-cell>
          <table:table-cell table:style-name="Default" office:value-type="float" office:value="7.312" calcext:value-type="float">
            <text:p>7.312</text:p>
          </table:table-cell>
          <table:table-cell table:style-name="Default" office:value-type="float" office:value="13.149" calcext:value-type="float">
            <text:p>13.149</text:p>
          </table:table-cell>
          <table:table-cell table:style-name="Default" office:value-type="float" office:value="13.806" calcext:value-type="float">
            <text:p>13.806</text:p>
          </table:table-cell>
          <table:table-cell table:style-name="Default" office:value-type="float" office:value="10.816" calcext:value-type="float">
            <text:p>10.816</text:p>
          </table:table-cell>
          <table:table-cell table:style-name="Default" office:value-type="float" office:value="7.847" calcext:value-type="float">
            <text:p>7.847</text:p>
          </table:table-cell>
          <table:table-cell table:style-name="Default" office:value-type="float" office:value="16.032" calcext:value-type="float">
            <text:p>16.032</text:p>
          </table:table-cell>
          <table:table-cell table:style-name="Default" office:value-type="float" office:value="16.598" calcext:value-type="float">
            <text:p>16.598</text:p>
          </table:table-cell>
          <table:table-cell table:style-name="Default" office:value-type="float" office:value="7.961" calcext:value-type="float">
            <text:p>7.961</text:p>
          </table:table-cell>
          <table:table-cell table:style-name="Default" office:value-type="float" office:value="14.585" calcext:value-type="float">
            <text:p>14.585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Default" office:value-type="float" office:value="11.864" calcext:value-type="float">
            <text:p>11.864</text:p>
          </table:table-cell>
          <table:table-cell table:style-name="Default" office:value-type="float" office:value="17.288" calcext:value-type="float">
            <text:p>17.288</text:p>
          </table:table-cell>
          <table:table-cell table:style-name="Default" office:value-type="float" office:value="6.383" calcext:value-type="float">
            <text:p>6.383</text:p>
          </table:table-cell>
          <table:table-cell table:style-name="Default" office:value-type="float" office:value="14.763" calcext:value-type="float">
            <text:p>14.763</text:p>
          </table:table-cell>
          <table:table-cell table:style-name="Default" office:value-type="float" office:value="6.569" calcext:value-type="float">
            <text:p>6.569</text:p>
          </table:table-cell>
          <table:table-cell table:style-name="Default" office:value-type="float" office:value="10.578" calcext:value-type="float">
            <text:p>10.578</text:p>
          </table:table-cell>
          <table:table-cell table:style-name="Default" office:value-type="float" office:value="3.296" calcext:value-type="float">
            <text:p>3.296</text:p>
          </table:table-cell>
          <table:table-cell table:style-name="Default" office:value-type="float" office:value="15.021" calcext:value-type="float">
            <text:p>15.021</text:p>
          </table:table-cell>
          <table:table-cell table:style-name="Default" office:value-type="float" office:value="8.757" calcext:value-type="float">
            <text:p>8.757</text:p>
          </table:table-cell>
          <table:table-cell table:style-name="Default" office:value-type="float" office:value="7.415" calcext:value-type="float">
            <text:p>7.415</text:p>
          </table:table-cell>
          <table:table-cell table:style-name="Default" office:value-type="float" office:value="13.278" calcext:value-type="float">
            <text:p>13.278</text:p>
          </table:table-cell>
          <table:table-cell table:style-name="Default" office:value-type="float" office:value="14.733" calcext:value-type="float">
            <text:p>14.733</text:p>
          </table:table-cell>
          <table:table-cell table:style-name="Default" office:value-type="float" office:value="11.018" calcext:value-type="float">
            <text:p>11.018</text:p>
          </table:table-cell>
          <table:table-cell table:style-name="Default" office:value-type="float" office:value="8.362" calcext:value-type="float">
            <text:p>8.362</text:p>
          </table:table-cell>
          <table:table-cell table:style-name="Default" office:value-type="float" office:value="15.98" calcext:value-type="float">
            <text:p>15.98</text:p>
          </table:table-cell>
          <table:table-cell table:style-name="Default" office:value-type="float" office:value="15.682" calcext:value-type="float">
            <text:p>15.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252" calcext:value-type="float">
            <text:p>14.252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Default" office:value-type="float" office:value="11.246" calcext:value-type="float">
            <text:p>11.246</text:p>
          </table:table-cell>
          <table:table-cell table:style-name="Default" office:value-type="float" office:value="16.362" calcext:value-type="float">
            <text:p>16.362</text:p>
          </table:table-cell>
          <table:table-cell table:style-name="Default" office:value-type="float" office:value="6.313" calcext:value-type="float">
            <text:p>6.313</text:p>
          </table:table-cell>
          <table:table-cell table:style-name="Default" office:value-type="float" office:value="14.576" calcext:value-type="float">
            <text:p>14.576</text:p>
          </table:table-cell>
          <table:table-cell table:style-name="Default" office:value-type="float" office:value="6.49" calcext:value-type="float">
            <text:p>6.49</text:p>
          </table:table-cell>
          <table:table-cell table:style-name="Default" office:value-type="float" office:value="10.665" calcext:value-type="float">
            <text:p>10.665</text:p>
          </table:table-cell>
          <table:table-cell table:style-name="Default" office:value-type="float" office:value="3.244" calcext:value-type="float">
            <text:p>3.244</text:p>
          </table:table-cell>
          <table:table-cell table:style-name="Default" office:value-type="float" office:value="14.277" calcext:value-type="float">
            <text:p>14.277</text:p>
          </table:table-cell>
          <table:table-cell table:style-name="Default" office:value-type="float" office:value="8.782" calcext:value-type="float">
            <text:p>8.782</text:p>
          </table:table-cell>
          <table:table-cell table:style-name="Default" office:value-type="float" office:value="7.322" calcext:value-type="float">
            <text:p>7.322</text:p>
          </table:table-cell>
          <table:table-cell table:style-name="Default" office:value-type="float" office:value="13.115" calcext:value-type="float">
            <text:p>13.115</text:p>
          </table:table-cell>
          <table:table-cell table:style-name="Default" office:value-type="float" office:value="13.957" calcext:value-type="float">
            <text:p>13.957</text:p>
          </table:table-cell>
          <table:table-cell table:style-name="Default" office:value-type="float" office:value="10.808" calcext:value-type="float">
            <text:p>10.808</text:p>
          </table:table-cell>
          <table:table-cell table:style-name="Default" office:value-type="float" office:value="7.899" calcext:value-type="float">
            <text:p>7.899</text:p>
          </table:table-cell>
          <table:table-cell table:style-name="Default" office:value-type="float" office:value="15.901" calcext:value-type="float">
            <text:p>15.901</text:p>
          </table:table-cell>
          <table:table-cell table:style-name="Default" office:value-type="float" office:value="16.068" calcext:value-type="float">
            <text:p>16.068</text:p>
          </table:table-cell>
          <table:table-cell table:style-name="Default" office:value-type="float" office:value="7.917" calcext:value-type="float">
            <text:p>7.917</text:p>
          </table:table-cell>
          <table:table-cell table:style-name="Default" office:value-type="float" office:value="14.867" calcext:value-type="float">
            <text:p>14.867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VM coscheduling time</text:p>
          </table:table-cell>
          <table:table-cell table:style-name="Default" office:value-type="string" calcext:value-type="string">
            <text:p>2mm_STANDARD</text:p>
          </table:table-cell>
          <table:table-cell table:style-name="Default" office:value-type="string" calcext:value-type="string">
            <text:p>3mm_STANDARD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ft.A</text:p>
          </table:table-cell>
          <table:table-cell table:style-name="Default" office:value-type="string" calcext:value-type="string">
            <text:p>gemm_STANDARD</text:p>
          </table:table-cell>
          <table:table-cell table:style-name="Default" office:value-type="string" calcext:value-type="string">
            <text:p>gemver_STANDARD</text:p>
          </table:table-cell>
          <table:table-cell table:style-name="Default" office:value-type="string" calcext:value-type="string">
            <text:p>gesummv_STANDARD</text:p>
          </table:table-cell>
          <table:table-cell table:style-name="Default"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table:style-name="Default" office:value-type="string" calcext:value-type="string">
            <text:p>mvt_STANDARD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syr2k_STANDARD</text:p>
          </table:table-cell>
          <table:table-cell table:style-name="Default" office:value-type="string" calcext:value-type="string">
            <text:p>syrk_STANDARD</text:p>
          </table:table-cell>
          <table:table-cell table:style-name="Default" office:value-type="string" calcext:value-type="string">
            <text:p>trisolv_STANDARD</text:p>
          </table:table-cell>
          <table:table-cell table:style-name="Default"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3" office:value-type="float" office:value="18.704" calcext:value-type="float">
            <text:p>18.704</text:p>
          </table:table-cell>
          <table:table-cell table:style-name="ce3" office:value-type="float" office:value="27.4" calcext:value-type="float">
            <text:p>27.400</text:p>
          </table:table-cell>
          <table:table-cell table:style-name="ce3" office:value-type="float" office:value="6.56714285714286" calcext:value-type="float">
            <text:p>6.567</text:p>
          </table:table-cell>
          <table:table-cell table:style-name="ce3" office:value-type="float" office:value="15.3" calcext:value-type="float">
            <text:p>15.300</text:p>
          </table:table-cell>
          <table:table-cell table:style-name="ce3" office:value-type="float" office:value="10.8288888888889" calcext:value-type="float">
            <text:p>10.829</text:p>
          </table:table-cell>
          <table:table-cell table:style-name="ce3" office:value-type="float" office:value="10.8422222222222" calcext:value-type="float">
            <text:p>10.842</text:p>
          </table:table-cell>
          <table:table-cell table:style-name="ce3" office:value-type="float" office:value="3.29678571428571" calcext:value-type="float">
            <text:p>3.297</text:p>
          </table:table-cell>
          <table:table-cell table:style-name="ce3" office:value-type="float" office:value="23.9225" calcext:value-type="float">
            <text:p>23.923</text:p>
          </table:table-cell>
          <table:table-cell table:style-name="ce3" office:value-type="float" office:value="12.59625" calcext:value-type="float">
            <text:p>12.596</text:p>
          </table:table-cell>
          <table:table-cell table:style-name="ce3" office:value-type="float" office:value="7.53416666666667" calcext:value-type="float">
            <text:p>7.534</text:p>
          </table:table-cell>
          <table:table-cell table:style-name="ce3" office:value-type="float" office:value="23.6725" calcext:value-type="float">
            <text:p>23.673</text:p>
          </table:table-cell>
          <table:table-cell table:style-name="ce3" office:value-type="float" office:value="14.2485714285714" calcext:value-type="float">
            <text:p>14.249</text:p>
          </table:table-cell>
          <table:table-cell table:style-name="ce3" office:value-type="float" office:value="16.8633333333333" calcext:value-type="float">
            <text:p>16.863</text:p>
          </table:table-cell>
          <table:table-cell table:style-name="ce3" office:value-type="float" office:value="8.20454545454545" calcext:value-type="float">
            <text:p>8.205</text:p>
          </table:table-cell>
          <table:table-cell table:style-name="ce3" office:value-type="float" office:value="16.7366666666667" calcext:value-type="float">
            <text:p>16.737</text:p>
          </table:table-cell>
          <table:table-cell table:style-name="ce3" office:value-type="float" office:value="16.27" calcext:value-type="float">
            <text:p>16.270</text:p>
          </table:table-cell>
          <table:table-cell table:style-name="ce3" office:value-type="float" office:value="7.87916666666667" calcext:value-type="float">
            <text:p>7.879</text:p>
          </table:table-cell>
          <table:table-cell table:style-name="ce3" office:value-type="float" office:value="15.0283333333333" calcext:value-type="float">
            <text:p>15.02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3" office:value-type="float" office:value="18.702" calcext:value-type="float">
            <text:p>18.702</text:p>
          </table:table-cell>
          <table:table-cell table:style-name="ce3" office:value-type="float" office:value="27.355" calcext:value-type="float">
            <text:p>27.355</text:p>
          </table:table-cell>
          <table:table-cell table:style-name="ce3" office:value-type="float" office:value="6.57214285714286" calcext:value-type="float">
            <text:p>6.572</text:p>
          </table:table-cell>
          <table:table-cell table:style-name="ce3" office:value-type="float" office:value="15.285" calcext:value-type="float">
            <text:p>15.285</text:p>
          </table:table-cell>
          <table:table-cell table:style-name="ce3" office:value-type="float" office:value="10.8344444444444" calcext:value-type="float">
            <text:p>10.834</text:p>
          </table:table-cell>
          <table:table-cell table:style-name="ce3" office:value-type="float" office:value="10.8366666666667" calcext:value-type="float">
            <text:p>10.837</text:p>
          </table:table-cell>
          <table:table-cell table:style-name="ce3" office:value-type="float" office:value="3.2625" calcext:value-type="float">
            <text:p>3.263</text:p>
          </table:table-cell>
          <table:table-cell table:style-name="ce3" office:value-type="float" office:value="23.815" calcext:value-type="float">
            <text:p>23.815</text:p>
          </table:table-cell>
          <table:table-cell table:style-name="ce3" office:value-type="float" office:value="12.44875" calcext:value-type="float">
            <text:p>12.449</text:p>
          </table:table-cell>
          <table:table-cell table:style-name="ce3" office:value-type="float" office:value="7.505" calcext:value-type="float">
            <text:p>7.505</text:p>
          </table:table-cell>
          <table:table-cell table:style-name="ce3" office:value-type="float" office:value="23.7175" calcext:value-type="float">
            <text:p>23.718</text:p>
          </table:table-cell>
          <table:table-cell table:style-name="ce3" office:value-type="float" office:value="13.9942857142857" calcext:value-type="float">
            <text:p>13.994</text:p>
          </table:table-cell>
          <table:table-cell table:style-name="ce3" office:value-type="float" office:value="16.805" calcext:value-type="float">
            <text:p>16.805</text:p>
          </table:table-cell>
          <table:table-cell table:style-name="ce3" office:value-type="float" office:value="8.08583333333333" calcext:value-type="float">
            <text:p>8.086</text:p>
          </table:table-cell>
          <table:table-cell table:style-name="ce3" office:value-type="float" office:value="16.635" calcext:value-type="float">
            <text:p>16.635</text:p>
          </table:table-cell>
          <table:table-cell table:style-name="ce3" office:value-type="float" office:value="16.3833333333333" calcext:value-type="float">
            <text:p>16.383</text:p>
          </table:table-cell>
          <table:table-cell table:style-name="ce3" office:value-type="float" office:value="7.85666666666667" calcext:value-type="float">
            <text:p>7.857</text:p>
          </table:table-cell>
          <table:table-cell table:style-name="ce3" office:value-type="float" office:value="15.0683333333333" calcext:value-type="float">
            <text:p>15.068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3" office:value-type="float" office:value="18.482" calcext:value-type="float">
            <text:p>18.482</text:p>
          </table:table-cell>
          <table:table-cell table:style-name="ce3" office:value-type="float" office:value="26.96" calcext:value-type="float">
            <text:p>26.960</text:p>
          </table:table-cell>
          <table:table-cell table:style-name="ce3" office:value-type="float" office:value="6.52071428571429" calcext:value-type="float">
            <text:p>6.521</text:p>
          </table:table-cell>
          <table:table-cell table:style-name="ce3" office:value-type="float" office:value="15.2733333333333" calcext:value-type="float">
            <text:p>15.273</text:p>
          </table:table-cell>
          <table:table-cell table:style-name="ce3" office:value-type="float" office:value="10.83" calcext:value-type="float">
            <text:p>10.830</text:p>
          </table:table-cell>
          <table:table-cell table:style-name="ce3" office:value-type="float" office:value="10.8566666666667" calcext:value-type="float">
            <text:p>10.857</text:p>
          </table:table-cell>
          <table:table-cell table:style-name="ce3" office:value-type="float" office:value="3.2125" calcext:value-type="float">
            <text:p>3.213</text:p>
          </table:table-cell>
          <table:table-cell table:style-name="ce3" office:value-type="float" office:value="23.505" calcext:value-type="float">
            <text:p>23.505</text:p>
          </table:table-cell>
          <table:table-cell table:style-name="ce3" office:value-type="float" office:value="12.4475" calcext:value-type="float">
            <text:p>12.448</text:p>
          </table:table-cell>
          <table:table-cell table:style-name="ce3" office:value-type="float" office:value="7.41615384615385" calcext:value-type="float">
            <text:p>7.416</text:p>
          </table:table-cell>
          <table:table-cell table:style-name="ce3" office:value-type="float" office:value="23.8525" calcext:value-type="float">
            <text:p>23.853</text:p>
          </table:table-cell>
          <table:table-cell table:style-name="ce3" office:value-type="float" office:value="13.5942857142857" calcext:value-type="float">
            <text:p>13.594</text:p>
          </table:table-cell>
          <table:table-cell table:style-name="ce3" office:value-type="float" office:value="16.7916666666667" calcext:value-type="float">
            <text:p>16.792</text:p>
          </table:table-cell>
          <table:table-cell table:style-name="ce3" office:value-type="float" office:value="7.5975" calcext:value-type="float">
            <text:p>7.598</text:p>
          </table:table-cell>
          <table:table-cell table:style-name="ce3" office:value-type="float" office:value="16.745" calcext:value-type="float">
            <text:p>16.745</text:p>
          </table:table-cell>
          <table:table-cell table:style-name="ce3" office:value-type="float" office:value="16.2166666666667" calcext:value-type="float">
            <text:p>16.217</text:p>
          </table:table-cell>
          <table:table-cell table:style-name="ce3" office:value-type="float" office:value="7.89666666666667" calcext:value-type="float">
            <text:p>7.897</text:p>
          </table:table-cell>
          <table:table-cell table:style-name="ce3" office:value-type="float" office:value="14.9766666666667" calcext:value-type="float">
            <text:p>14.977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3" office:value-type="float" office:value="18.484" calcext:value-type="float">
            <text:p>18.484</text:p>
          </table:table-cell>
          <table:table-cell table:style-name="ce3" office:value-type="float" office:value="27.1075" calcext:value-type="float">
            <text:p>27.108</text:p>
          </table:table-cell>
          <table:table-cell table:style-name="ce3" office:value-type="float" office:value="6.53071428571429" calcext:value-type="float">
            <text:p>6.531</text:p>
          </table:table-cell>
          <table:table-cell table:style-name="ce3" office:value-type="float" office:value="15.3283333333333" calcext:value-type="float">
            <text:p>15.328</text:p>
          </table:table-cell>
          <table:table-cell table:style-name="ce3" office:value-type="float" office:value="10.9033333333333" calcext:value-type="float">
            <text:p>10.903</text:p>
          </table:table-cell>
          <table:table-cell table:style-name="ce3" office:value-type="float" office:value="10.7944444444444" calcext:value-type="float">
            <text:p>10.794</text:p>
          </table:table-cell>
          <table:table-cell table:style-name="ce3" office:value-type="float" office:value="3.20035714285714" calcext:value-type="float">
            <text:p>3.200</text:p>
          </table:table-cell>
          <table:table-cell table:style-name="ce3" office:value-type="float" office:value="23.595" calcext:value-type="float">
            <text:p>23.595</text:p>
          </table:table-cell>
          <table:table-cell table:style-name="ce3" office:value-type="float" office:value="12.42" calcext:value-type="float">
            <text:p>12.420</text:p>
          </table:table-cell>
          <table:table-cell table:style-name="ce3" office:value-type="float" office:value="7.37538461538462" calcext:value-type="float">
            <text:p>7.375</text:p>
          </table:table-cell>
          <table:table-cell table:style-name="ce3" office:value-type="float" office:value="23.8475" calcext:value-type="float">
            <text:p>23.848</text:p>
          </table:table-cell>
          <table:table-cell table:style-name="ce3" office:value-type="float" office:value="13.5257142857143" calcext:value-type="float">
            <text:p>13.526</text:p>
          </table:table-cell>
          <table:table-cell table:style-name="ce3" office:value-type="float" office:value="16.8516666666667" calcext:value-type="float">
            <text:p>16.852</text:p>
          </table:table-cell>
          <table:table-cell table:style-name="ce3" office:value-type="float" office:value="7.54833333333333" calcext:value-type="float">
            <text:p>7.548</text:p>
          </table:table-cell>
          <table:table-cell table:style-name="ce3" office:value-type="float" office:value="16.4083333333333" calcext:value-type="float">
            <text:p>16.408</text:p>
          </table:table-cell>
          <table:table-cell table:style-name="ce3" office:value-type="float" office:value="16.0483333333333" calcext:value-type="float">
            <text:p>16.048</text:p>
          </table:table-cell>
          <table:table-cell table:style-name="ce3" office:value-type="float" office:value="7.8475" calcext:value-type="float">
            <text:p>7.848</text:p>
          </table:table-cell>
          <table:table-cell table:style-name="ce3" office:value-type="float" office:value="14.7742857142857" calcext:value-type="float">
            <text:p>14.774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3" office:value-type="float" office:value="17.865" calcext:value-type="float">
            <text:p>17.865</text:p>
          </table:table-cell>
          <table:table-cell table:style-name="ce3" office:value-type="float" office:value="26.0175" calcext:value-type="float">
            <text:p>26.018</text:p>
          </table:table-cell>
          <table:table-cell table:style-name="ce3" office:value-type="float" office:value="6.27866666666667" calcext:value-type="float">
            <text:p>6.279</text:p>
          </table:table-cell>
          <table:table-cell table:style-name="ce3" office:value-type="float" office:value="14.5371428571429" calcext:value-type="float">
            <text:p>14.537</text:p>
          </table:table-cell>
          <table:table-cell table:style-name="ce3" office:value-type="float" office:value="10.2833333333333" calcext:value-type="float">
            <text:p>10.283</text:p>
          </table:table-cell>
          <table:table-cell table:style-name="ce3" office:value-type="float" office:value="10.3433333333333" calcext:value-type="float">
            <text:p>10.343</text:p>
          </table:table-cell>
          <table:table-cell table:style-name="ce3" office:value-type="float" office:value="3.10068965517241" calcext:value-type="float">
            <text:p>3.101</text:p>
          </table:table-cell>
          <table:table-cell table:style-name="ce3" office:value-type="float" office:value="22.77" calcext:value-type="float">
            <text:p>22.770</text:p>
          </table:table-cell>
          <table:table-cell table:style-name="ce3" office:value-type="float" office:value="11.97" calcext:value-type="float">
            <text:p>11.970</text:p>
          </table:table-cell>
          <table:table-cell table:style-name="ce3" office:value-type="float" office:value="7.03153846153846" calcext:value-type="float">
            <text:p>7.032</text:p>
          </table:table-cell>
          <table:table-cell table:style-name="ce3" office:value-type="float" office:value="22.7325" calcext:value-type="float">
            <text:p>22.733</text:p>
          </table:table-cell>
          <table:table-cell table:style-name="ce3" office:value-type="float" office:value="13.6614285714286" calcext:value-type="float">
            <text:p>13.661</text:p>
          </table:table-cell>
          <table:table-cell table:style-name="ce3" office:value-type="float" office:value="16.1416666666667" calcext:value-type="float">
            <text:p>16.142</text:p>
          </table:table-cell>
          <table:table-cell table:style-name="ce3" office:value-type="float" office:value="7.61416666666667" calcext:value-type="float">
            <text:p>7.614</text:p>
          </table:table-cell>
          <table:table-cell table:style-name="ce3" office:value-type="float" office:value="15.8733333333333" calcext:value-type="float">
            <text:p>15.873</text:p>
          </table:table-cell>
          <table:table-cell table:style-name="ce3" office:value-type="float" office:value="15.3816666666667" calcext:value-type="float">
            <text:p>15.382</text:p>
          </table:table-cell>
          <table:table-cell table:style-name="ce3" office:value-type="float" office:value="7.4525" calcext:value-type="float">
            <text:p>7.453</text:p>
          </table:table-cell>
          <table:table-cell table:style-name="ce3" office:value-type="float" office:value="14.2528571428571" calcext:value-type="float">
            <text:p>14.253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3" office:value-type="float" office:value="18.674" calcext:value-type="float">
            <text:p>18.674</text:p>
          </table:table-cell>
          <table:table-cell table:style-name="ce3" office:value-type="float" office:value="27.19" calcext:value-type="float">
            <text:p>27.190</text:p>
          </table:table-cell>
          <table:table-cell table:style-name="ce3" office:value-type="float" office:value="6.525" calcext:value-type="float">
            <text:p>6.525</text:p>
          </table:table-cell>
          <table:table-cell table:style-name="ce3" office:value-type="float" office:value="15.2133333333333" calcext:value-type="float">
            <text:p>15.213</text:p>
          </table:table-cell>
          <table:table-cell table:style-name="ce3" office:value-type="float" office:value="10.8111111111111" calcext:value-type="float">
            <text:p>10.811</text:p>
          </table:table-cell>
          <table:table-cell table:style-name="ce3" office:value-type="float" office:value="10.9433333333333" calcext:value-type="float">
            <text:p>10.943</text:p>
          </table:table-cell>
          <table:table-cell table:style-name="ce3" office:value-type="float" office:value="3.235" calcext:value-type="float">
            <text:p>3.235</text:p>
          </table:table-cell>
          <table:table-cell table:style-name="ce3" office:value-type="float" office:value="23.645" calcext:value-type="float">
            <text:p>23.645</text:p>
          </table:table-cell>
          <table:table-cell table:style-name="ce3" office:value-type="float" office:value="12.51125" calcext:value-type="float">
            <text:p>12.511</text:p>
          </table:table-cell>
          <table:table-cell table:style-name="ce3" office:value-type="float" office:value="7.41" calcext:value-type="float">
            <text:p>7.410</text:p>
          </table:table-cell>
          <table:table-cell table:style-name="ce3" office:value-type="float" office:value="24.0425" calcext:value-type="float">
            <text:p>24.043</text:p>
          </table:table-cell>
          <table:table-cell table:style-name="ce3" office:value-type="float" office:value="13.9685714285714" calcext:value-type="float">
            <text:p>13.969</text:p>
          </table:table-cell>
          <table:table-cell table:style-name="ce3" office:value-type="float" office:value="16.6683333333333" calcext:value-type="float">
            <text:p>16.668</text:p>
          </table:table-cell>
          <table:table-cell table:style-name="ce3" office:value-type="float" office:value="7.79166666666667" calcext:value-type="float">
            <text:p>7.792</text:p>
          </table:table-cell>
          <table:table-cell table:style-name="ce3" office:value-type="float" office:value="16.7266666666667" calcext:value-type="float">
            <text:p>16.727</text:p>
          </table:table-cell>
          <table:table-cell table:style-name="ce3" office:value-type="float" office:value="15.9833333333333" calcext:value-type="float">
            <text:p>15.983</text:p>
          </table:table-cell>
          <table:table-cell table:style-name="ce3" office:value-type="float" office:value="7.8575" calcext:value-type="float">
            <text:p>7.858</text:p>
          </table:table-cell>
          <table:table-cell table:style-name="ce3" office:value-type="float" office:value="14.8142857142857" calcext:value-type="float">
            <text:p>14.814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3" office:value-type="float" office:value="18.898" calcext:value-type="float">
            <text:p>18.898</text:p>
          </table:table-cell>
          <table:table-cell table:style-name="ce3" office:value-type="float" office:value="27.72" calcext:value-type="float">
            <text:p>27.720</text:p>
          </table:table-cell>
          <table:table-cell table:style-name="ce3" office:value-type="float" office:value="6.63928571428571" calcext:value-type="float">
            <text:p>6.639</text:p>
          </table:table-cell>
          <table:table-cell table:style-name="ce3" office:value-type="float" office:value="15.35" calcext:value-type="float">
            <text:p>15.350</text:p>
          </table:table-cell>
          <table:table-cell table:style-name="ce3" office:value-type="float" office:value="10.9455555555556" calcext:value-type="float">
            <text:p>10.946</text:p>
          </table:table-cell>
          <table:table-cell table:style-name="ce3" office:value-type="float" office:value="10.7944444444444" calcext:value-type="float">
            <text:p>10.794</text:p>
          </table:table-cell>
          <table:table-cell table:style-name="ce3" office:value-type="float" office:value="3.39481481481482" calcext:value-type="float">
            <text:p>3.395</text:p>
          </table:table-cell>
          <table:table-cell table:style-name="ce3" office:value-type="float" office:value="24.085" calcext:value-type="float">
            <text:p>24.085</text:p>
          </table:table-cell>
          <table:table-cell table:style-name="ce3" office:value-type="float" office:value="12.80875" calcext:value-type="float">
            <text:p>12.809</text:p>
          </table:table-cell>
          <table:table-cell table:style-name="ce3" office:value-type="float" office:value="7.93416666666667" calcext:value-type="float">
            <text:p>7.934</text:p>
          </table:table-cell>
          <table:table-cell table:style-name="ce3" office:value-type="float" office:value="23.8425" calcext:value-type="float">
            <text:p>23.843</text:p>
          </table:table-cell>
          <table:table-cell table:style-name="ce3" office:value-type="float" office:value="15.675" calcext:value-type="float">
            <text:p>15.675</text:p>
          </table:table-cell>
          <table:table-cell table:style-name="ce3" office:value-type="float" office:value="17.08" calcext:value-type="float">
            <text:p>17.080</text:p>
          </table:table-cell>
          <table:table-cell table:style-name="ce3" office:value-type="float" office:value="8.994" calcext:value-type="float">
            <text:p>8.994</text:p>
          </table:table-cell>
          <table:table-cell table:style-name="ce3" office:value-type="float" office:value="17.27" calcext:value-type="float">
            <text:p>17.270</text:p>
          </table:table-cell>
          <table:table-cell table:style-name="ce3" office:value-type="float" office:value="17.4666666666667" calcext:value-type="float">
            <text:p>17.467</text:p>
          </table:table-cell>
          <table:table-cell table:style-name="ce3" office:value-type="float" office:value="7.98166666666667" calcext:value-type="float">
            <text:p>7.982</text:p>
          </table:table-cell>
          <table:table-cell table:style-name="ce3" office:value-type="float" office:value="16.0466666666667" calcext:value-type="float">
            <text:p>16.047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3" office:value-type="float" office:value="18.668" calcext:value-type="float">
            <text:p>18.668</text:p>
          </table:table-cell>
          <table:table-cell table:style-name="ce3" office:value-type="float" office:value="27.3725" calcext:value-type="float">
            <text:p>27.373</text:p>
          </table:table-cell>
          <table:table-cell table:style-name="ce3" office:value-type="float" office:value="6.56642857142857" calcext:value-type="float">
            <text:p>6.566</text:p>
          </table:table-cell>
          <table:table-cell table:style-name="ce3" office:value-type="float" office:value="15.2616666666667" calcext:value-type="float">
            <text:p>15.262</text:p>
          </table:table-cell>
          <table:table-cell table:style-name="ce3" office:value-type="float" office:value="10.8588888888889" calcext:value-type="float">
            <text:p>10.859</text:p>
          </table:table-cell>
          <table:table-cell table:style-name="ce3" office:value-type="float" office:value="10.8188888888889" calcext:value-type="float">
            <text:p>10.819</text:p>
          </table:table-cell>
          <table:table-cell table:style-name="ce3" office:value-type="float" office:value="3.26392857142857" calcext:value-type="float">
            <text:p>3.264</text:p>
          </table:table-cell>
          <table:table-cell table:style-name="ce3" office:value-type="float" office:value="24.0575" calcext:value-type="float">
            <text:p>24.058</text:p>
          </table:table-cell>
          <table:table-cell table:style-name="ce3" office:value-type="float" office:value="12.46625" calcext:value-type="float">
            <text:p>12.466</text:p>
          </table:table-cell>
          <table:table-cell table:style-name="ce3" office:value-type="float" office:value="7.50333333333333" calcext:value-type="float">
            <text:p>7.503</text:p>
          </table:table-cell>
          <table:table-cell table:style-name="ce3" office:value-type="float" office:value="23.7525" calcext:value-type="float">
            <text:p>23.753</text:p>
          </table:table-cell>
          <table:table-cell table:style-name="ce3" office:value-type="float" office:value="13.9628571428571" calcext:value-type="float">
            <text:p>13.963</text:p>
          </table:table-cell>
          <table:table-cell table:style-name="ce3" office:value-type="float" office:value="16.8733333333333" calcext:value-type="float">
            <text:p>16.873</text:p>
          </table:table-cell>
          <table:table-cell table:style-name="ce3" office:value-type="float" office:value="8.075" calcext:value-type="float">
            <text:p>8.075</text:p>
          </table:table-cell>
          <table:table-cell table:style-name="ce3" office:value-type="float" office:value="16.6266666666667" calcext:value-type="float">
            <text:p>16.627</text:p>
          </table:table-cell>
          <table:table-cell table:style-name="ce3" office:value-type="float" office:value="16.405" calcext:value-type="float">
            <text:p>16.405</text:p>
          </table:table-cell>
          <table:table-cell table:style-name="ce3" office:value-type="float" office:value="7.86416666666667" calcext:value-type="float">
            <text:p>7.864</text:p>
          </table:table-cell>
          <table:table-cell table:style-name="ce3" office:value-type="float" office:value="15.0733333333333" calcext:value-type="float">
            <text:p>15.073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3" office:value-type="float" office:value="18.898" calcext:value-type="float">
            <text:p>18.898</text:p>
          </table:table-cell>
          <table:table-cell table:style-name="ce3" office:value-type="float" office:value="27.7425" calcext:value-type="float">
            <text:p>27.743</text:p>
          </table:table-cell>
          <table:table-cell table:style-name="ce3" office:value-type="float" office:value="6.63" calcext:value-type="float">
            <text:p>6.630</text:p>
          </table:table-cell>
          <table:table-cell table:style-name="ce3" office:value-type="float" office:value="15.3716666666667" calcext:value-type="float">
            <text:p>15.372</text:p>
          </table:table-cell>
          <table:table-cell table:style-name="ce3" office:value-type="float" office:value="10.9766666666667" calcext:value-type="float">
            <text:p>10.977</text:p>
          </table:table-cell>
          <table:table-cell table:style-name="ce3" office:value-type="float" office:value="10.8288888888889" calcext:value-type="float">
            <text:p>10.829</text:p>
          </table:table-cell>
          <table:table-cell table:style-name="ce3" office:value-type="float" office:value="3.34222222222222" calcext:value-type="float">
            <text:p>3.342</text:p>
          </table:table-cell>
          <table:table-cell table:style-name="ce3" office:value-type="float" office:value="24.1475" calcext:value-type="float">
            <text:p>24.148</text:p>
          </table:table-cell>
          <table:table-cell table:style-name="ce3" office:value-type="float" office:value="12.69625" calcext:value-type="float">
            <text:p>12.696</text:p>
          </table:table-cell>
          <table:table-cell table:style-name="ce3" office:value-type="float" office:value="7.775" calcext:value-type="float">
            <text:p>7.775</text:p>
          </table:table-cell>
          <table:table-cell table:style-name="ce3" office:value-type="float" office:value="23.9175" calcext:value-type="float">
            <text:p>23.918</text:p>
          </table:table-cell>
          <table:table-cell table:style-name="ce3" office:value-type="float" office:value="15.1333333333333" calcext:value-type="float">
            <text:p>15.133</text:p>
          </table:table-cell>
          <table:table-cell table:style-name="ce3" office:value-type="float" office:value="16.8916666666667" calcext:value-type="float">
            <text:p>16.892</text:p>
          </table:table-cell>
          <table:table-cell table:style-name="ce3" office:value-type="float" office:value="8.65818181818182" calcext:value-type="float">
            <text:p>8.658</text:p>
          </table:table-cell>
          <table:table-cell table:style-name="ce3" office:value-type="float" office:value="17.0933333333333" calcext:value-type="float">
            <text:p>17.093</text:p>
          </table:table-cell>
          <table:table-cell table:style-name="ce3" office:value-type="float" office:value="17.135" calcext:value-type="float">
            <text:p>17.135</text:p>
          </table:table-cell>
          <table:table-cell table:style-name="ce3" office:value-type="float" office:value="7.9375" calcext:value-type="float">
            <text:p>7.938</text:p>
          </table:table-cell>
          <table:table-cell table:style-name="ce3" office:value-type="float" office:value="15.6366666666667" calcext:value-type="float">
            <text:p>15.637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3" office:value-type="float" office:value="19.064" calcext:value-type="float">
            <text:p>19.064</text:p>
          </table:table-cell>
          <table:table-cell table:style-name="ce3" office:value-type="float" office:value="28.1125" calcext:value-type="float">
            <text:p>28.113</text:p>
          </table:table-cell>
          <table:table-cell table:style-name="ce3" office:value-type="float" office:value="6.58428571428571" calcext:value-type="float">
            <text:p>6.584</text:p>
          </table:table-cell>
          <table:table-cell table:style-name="ce3" office:value-type="float" office:value="15.47" calcext:value-type="float">
            <text:p>15.470</text:p>
          </table:table-cell>
          <table:table-cell table:style-name="ce3" office:value-type="float" office:value="10.8088888888889" calcext:value-type="float">
            <text:p>10.809</text:p>
          </table:table-cell>
          <table:table-cell table:style-name="ce3" office:value-type="float" office:value="10.7133333333333" calcext:value-type="float">
            <text:p>10.713</text:p>
          </table:table-cell>
          <table:table-cell table:style-name="ce3" office:value-type="float" office:value="3.45461538461538" calcext:value-type="float">
            <text:p>3.455</text:p>
          </table:table-cell>
          <table:table-cell table:style-name="ce3" office:value-type="float" office:value="24.27" calcext:value-type="float">
            <text:p>24.270</text:p>
          </table:table-cell>
          <table:table-cell table:style-name="ce3" office:value-type="float" office:value="12.7975" calcext:value-type="float">
            <text:p>12.798</text:p>
          </table:table-cell>
          <table:table-cell table:style-name="ce3" office:value-type="float" office:value="7.87583333333333" calcext:value-type="float">
            <text:p>7.876</text:p>
          </table:table-cell>
          <table:table-cell table:style-name="ce3" office:value-type="float" office:value="23.415" calcext:value-type="float">
            <text:p>23.415</text:p>
          </table:table-cell>
          <table:table-cell table:style-name="ce3" office:value-type="float" office:value="16.2283333333333" calcext:value-type="float">
            <text:p>16.228</text:p>
          </table:table-cell>
          <table:table-cell table:style-name="ce3" office:value-type="float" office:value="16.8666666666667" calcext:value-type="float">
            <text:p>16.867</text:p>
          </table:table-cell>
          <table:table-cell table:style-name="ce3" office:value-type="float" office:value="9.461" calcext:value-type="float">
            <text:p>9.461</text:p>
          </table:table-cell>
          <table:table-cell table:style-name="ce3" office:value-type="float" office:value="16.935" calcext:value-type="float">
            <text:p>16.935</text:p>
          </table:table-cell>
          <table:table-cell table:style-name="ce3" office:value-type="float" office:value="17.1166666666667" calcext:value-type="float">
            <text:p>17.117</text:p>
          </table:table-cell>
          <table:table-cell table:style-name="ce3" office:value-type="float" office:value="7.9875" calcext:value-type="float">
            <text:p>7.988</text:p>
          </table:table-cell>
          <table:table-cell table:style-name="ce3" office:value-type="float" office:value="15.7116666666667" calcext:value-type="float">
            <text:p>15.712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3" office:value-type="float" office:value="18.112" calcext:value-type="float">
            <text:p>18.112</text:p>
          </table:table-cell>
          <table:table-cell table:style-name="ce3" office:value-type="float" office:value="26.485" calcext:value-type="float">
            <text:p>26.485</text:p>
          </table:table-cell>
          <table:table-cell table:style-name="ce3" office:value-type="float" office:value="6.37133333333333" calcext:value-type="float">
            <text:p>6.371</text:p>
          </table:table-cell>
          <table:table-cell table:style-name="ce3" office:value-type="float" office:value="14.8642857142857" calcext:value-type="float">
            <text:p>14.864</text:p>
          </table:table-cell>
          <table:table-cell table:style-name="ce3" office:value-type="float" office:value="10.4777777777778" calcext:value-type="float">
            <text:p>10.478</text:p>
          </table:table-cell>
          <table:table-cell table:style-name="ce3" office:value-type="float" office:value="10.6288888888889" calcext:value-type="float">
            <text:p>10.629</text:p>
          </table:table-cell>
          <table:table-cell table:style-name="ce3" office:value-type="float" office:value="3.14862068965517" calcext:value-type="float">
            <text:p>3.149</text:p>
          </table:table-cell>
          <table:table-cell table:style-name="ce3" office:value-type="float" office:value="23.035" calcext:value-type="float">
            <text:p>23.035</text:p>
          </table:table-cell>
          <table:table-cell table:style-name="ce3" office:value-type="float" office:value="12.1075" calcext:value-type="float">
            <text:p>12.108</text:p>
          </table:table-cell>
          <table:table-cell table:style-name="ce3" office:value-type="float" office:value="7.20615384615385" calcext:value-type="float">
            <text:p>7.206</text:p>
          </table:table-cell>
          <table:table-cell table:style-name="ce3" office:value-type="float" office:value="23.1475" calcext:value-type="float">
            <text:p>23.148</text:p>
          </table:table-cell>
          <table:table-cell table:style-name="ce3" office:value-type="float" office:value="13.4285714285714" calcext:value-type="float">
            <text:p>13.429</text:p>
          </table:table-cell>
          <table:table-cell table:style-name="ce3" office:value-type="float" office:value="16.305" calcext:value-type="float">
            <text:p>16.305</text:p>
          </table:table-cell>
          <table:table-cell table:style-name="ce3" office:value-type="float" office:value="7.55583333333333" calcext:value-type="float">
            <text:p>7.556</text:p>
          </table:table-cell>
          <table:table-cell table:style-name="ce3" office:value-type="float" office:value="16.1333333333333" calcext:value-type="float">
            <text:p>16.133</text:p>
          </table:table-cell>
          <table:table-cell table:style-name="ce3" office:value-type="float" office:value="15.6283333333333" calcext:value-type="float">
            <text:p>15.628</text:p>
          </table:table-cell>
          <table:table-cell table:style-name="ce3" office:value-type="float" office:value="7.6275" calcext:value-type="float">
            <text:p>7.628</text:p>
          </table:table-cell>
          <table:table-cell table:style-name="ce3" office:value-type="float" office:value="14.4357142857143" calcext:value-type="float">
            <text:p>14.436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3" office:value-type="float" office:value="23.245" calcext:value-type="float">
            <text:p>23.245</text:p>
          </table:table-cell>
          <table:table-cell table:style-name="ce3" office:value-type="float" office:value="34.2033333333333" calcext:value-type="float">
            <text:p>34.203</text:p>
          </table:table-cell>
          <table:table-cell table:style-name="ce3" office:value-type="float" office:value="7.80416666666667" calcext:value-type="float">
            <text:p>7.804</text:p>
          </table:table-cell>
          <table:table-cell table:style-name="ce3" office:value-type="float" office:value="17.1166666666667" calcext:value-type="float">
            <text:p>17.117</text:p>
          </table:table-cell>
          <table:table-cell table:style-name="ce3" office:value-type="float" office:value="13.9585714285714" calcext:value-type="float">
            <text:p>13.959</text:p>
          </table:table-cell>
          <table:table-cell table:style-name="ce3" office:value-type="float" office:value="11.63875" calcext:value-type="float">
            <text:p>11.639</text:p>
          </table:table-cell>
          <table:table-cell table:style-name="ce3" office:value-type="float" office:value="4.70578947368421" calcext:value-type="float">
            <text:p>4.706</text:p>
          </table:table-cell>
          <table:table-cell table:style-name="ce3" office:value-type="float" office:value="29.3125" calcext:value-type="float">
            <text:p>29.313</text:p>
          </table:table-cell>
          <table:table-cell table:style-name="ce3" office:value-type="float" office:value="15.91" calcext:value-type="float">
            <text:p>15.910</text:p>
          </table:table-cell>
          <table:table-cell table:style-name="ce3" office:value-type="float" office:value="12.19" calcext:value-type="float">
            <text:p>12.190</text:p>
          </table:table-cell>
          <table:table-cell table:style-name="ce3" office:value-type="float" office:value="26.65" calcext:value-type="float">
            <text:p>26.650</text:p>
          </table:table-cell>
          <table:table-cell table:style-name="ce3" office:value-type="float" office:value="22.645" calcext:value-type="float">
            <text:p>22.645</text:p>
          </table:table-cell>
          <table:table-cell table:style-name="ce3" office:value-type="float" office:value="20.81" calcext:value-type="float">
            <text:p>20.810</text:p>
          </table:table-cell>
          <table:table-cell table:style-name="ce3" office:value-type="float" office:value="14.0228571428571" calcext:value-type="float">
            <text:p>14.023</text:p>
          </table:table-cell>
          <table:table-cell table:style-name="ce3" office:value-type="float" office:value="26.575" calcext:value-type="float">
            <text:p>26.575</text:p>
          </table:table-cell>
          <table:table-cell table:style-name="ce3" office:value-type="float" office:value="33.2233333333333" calcext:value-type="float">
            <text:p>33.223</text:p>
          </table:table-cell>
          <table:table-cell table:style-name="ce3" office:value-type="float" office:value="9.49" calcext:value-type="float">
            <text:p>9.490</text:p>
          </table:table-cell>
          <table:table-cell table:style-name="ce3" office:value-type="float" office:value="30.36" calcext:value-type="float">
            <text:p>30.360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3" office:value-type="float" office:value="18.756" calcext:value-type="float">
            <text:p>18.756</text:p>
          </table:table-cell>
          <table:table-cell table:style-name="ce3" office:value-type="float" office:value="27.4175" calcext:value-type="float">
            <text:p>27.418</text:p>
          </table:table-cell>
          <table:table-cell table:style-name="ce3" office:value-type="float" office:value="6.57642857142857" calcext:value-type="float">
            <text:p>6.576</text:p>
          </table:table-cell>
          <table:table-cell table:style-name="ce3" office:value-type="float" office:value="15.2816666666667" calcext:value-type="float">
            <text:p>15.282</text:p>
          </table:table-cell>
          <table:table-cell table:style-name="ce3" office:value-type="float" office:value="10.8733333333333" calcext:value-type="float">
            <text:p>10.873</text:p>
          </table:table-cell>
          <table:table-cell table:style-name="ce3" office:value-type="float" office:value="10.7911111111111" calcext:value-type="float">
            <text:p>10.791</text:p>
          </table:table-cell>
          <table:table-cell table:style-name="ce3" office:value-type="float" office:value="3.29185185185185" calcext:value-type="float">
            <text:p>3.292</text:p>
          </table:table-cell>
          <table:table-cell table:style-name="ce3" office:value-type="float" office:value="23.845" calcext:value-type="float">
            <text:p>23.845</text:p>
          </table:table-cell>
          <table:table-cell table:style-name="ce3" office:value-type="float" office:value="12.5275" calcext:value-type="float">
            <text:p>12.528</text:p>
          </table:table-cell>
          <table:table-cell table:style-name="ce3" office:value-type="float" office:value="7.5325" calcext:value-type="float">
            <text:p>7.533</text:p>
          </table:table-cell>
          <table:table-cell table:style-name="ce3" office:value-type="float" office:value="23.8275" calcext:value-type="float">
            <text:p>23.828</text:p>
          </table:table-cell>
          <table:table-cell table:style-name="ce3" office:value-type="float" office:value="14.6442857142857" calcext:value-type="float">
            <text:p>14.644</text:p>
          </table:table-cell>
          <table:table-cell table:style-name="ce3" office:value-type="float" office:value="17.035" calcext:value-type="float">
            <text:p>17.035</text:p>
          </table:table-cell>
          <table:table-cell table:style-name="ce3" office:value-type="float" office:value="8.30454545454546" calcext:value-type="float">
            <text:p>8.305</text:p>
          </table:table-cell>
          <table:table-cell table:style-name="ce3" office:value-type="float" office:value="16.6683333333333" calcext:value-type="float">
            <text:p>16.668</text:p>
          </table:table-cell>
          <table:table-cell table:style-name="ce3" office:value-type="float" office:value="16.52" calcext:value-type="float">
            <text:p>16.520</text:p>
          </table:table-cell>
          <table:table-cell table:style-name="ce3" office:value-type="float" office:value="7.88083333333333" calcext:value-type="float">
            <text:p>7.881</text:p>
          </table:table-cell>
          <table:table-cell table:style-name="ce3" office:value-type="float" office:value="15.2516666666667" calcext:value-type="float">
            <text:p>15.252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ce3" office:value-type="float" office:value="22.44" calcext:value-type="float">
            <text:p>22.440</text:p>
          </table:table-cell>
          <table:table-cell table:style-name="ce3" office:value-type="float" office:value="33.1866666666667" calcext:value-type="float">
            <text:p>33.187</text:p>
          </table:table-cell>
          <table:table-cell table:style-name="ce3" office:value-type="float" office:value="7.45307692307692" calcext:value-type="float">
            <text:p>7.453</text:p>
          </table:table-cell>
          <table:table-cell table:style-name="ce3" office:value-type="float" office:value="16.8983333333333" calcext:value-type="float">
            <text:p>16.898</text:p>
          </table:table-cell>
          <table:table-cell table:style-name="ce3" office:value-type="float" office:value="13" calcext:value-type="float">
            <text:p>13.000</text:p>
          </table:table-cell>
          <table:table-cell table:style-name="ce3" office:value-type="float" office:value="11.64875" calcext:value-type="float">
            <text:p>11.649</text:p>
          </table:table-cell>
          <table:table-cell table:style-name="ce3" office:value-type="float" office:value="4.534" calcext:value-type="float">
            <text:p>4.534</text:p>
          </table:table-cell>
          <table:table-cell table:style-name="ce3" office:value-type="float" office:value="28.59" calcext:value-type="float">
            <text:p>28.590</text:p>
          </table:table-cell>
          <table:table-cell table:style-name="ce3" office:value-type="float" office:value="15.1166666666667" calcext:value-type="float">
            <text:p>15.117</text:p>
          </table:table-cell>
          <table:table-cell table:style-name="ce3" office:value-type="float" office:value="11.19875" calcext:value-type="float">
            <text:p>11.199</text:p>
          </table:table-cell>
          <table:table-cell table:style-name="ce3" office:value-type="float" office:value="26.25" calcext:value-type="float">
            <text:p>26.250</text:p>
          </table:table-cell>
          <table:table-cell table:style-name="ce3" office:value-type="float" office:value="21.026" calcext:value-type="float">
            <text:p>21.026</text:p>
          </table:table-cell>
          <table:table-cell table:style-name="ce3" office:value-type="float" office:value="19.59" calcext:value-type="float">
            <text:p>19.590</text:p>
          </table:table-cell>
          <table:table-cell table:style-name="ce3" office:value-type="float" office:value="13.1085714285714" calcext:value-type="float">
            <text:p>13.109</text:p>
          </table:table-cell>
          <table:table-cell table:style-name="ce3" office:value-type="float" office:value="24.465" calcext:value-type="float">
            <text:p>24.465</text:p>
          </table:table-cell>
          <table:table-cell table:style-name="ce3" office:value-type="float" office:value="30.6933333333333" calcext:value-type="float">
            <text:p>30.693</text:p>
          </table:table-cell>
          <table:table-cell table:style-name="ce3" office:value-type="float" office:value="9.135" calcext:value-type="float">
            <text:p>9.135</text:p>
          </table:table-cell>
          <table:table-cell table:style-name="ce3" office:value-type="float" office:value="28.6775" calcext:value-type="float">
            <text:p>28.678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3" office:value-type="float" office:value="19.236" calcext:value-type="float">
            <text:p>19.236</text:p>
          </table:table-cell>
          <table:table-cell table:style-name="ce3" office:value-type="float" office:value="28.1225" calcext:value-type="float">
            <text:p>28.123</text:p>
          </table:table-cell>
          <table:table-cell table:style-name="ce3" office:value-type="float" office:value="6.76928571428572" calcext:value-type="float">
            <text:p>6.769</text:p>
          </table:table-cell>
          <table:table-cell table:style-name="ce3" office:value-type="float" office:value="16.07" calcext:value-type="float">
            <text:p>16.070</text:p>
          </table:table-cell>
          <table:table-cell table:style-name="ce3" office:value-type="float" office:value="11.21625" calcext:value-type="float">
            <text:p>11.216</text:p>
          </table:table-cell>
          <table:table-cell table:style-name="ce3" office:value-type="float" office:value="11.2925" calcext:value-type="float">
            <text:p>11.293</text:p>
          </table:table-cell>
          <table:table-cell table:style-name="ce3" office:value-type="float" office:value="3.34074074074074" calcext:value-type="float">
            <text:p>3.341</text:p>
          </table:table-cell>
          <table:table-cell table:style-name="ce3" office:value-type="float" office:value="24.3275" calcext:value-type="float">
            <text:p>24.328</text:p>
          </table:table-cell>
          <table:table-cell table:style-name="ce3" office:value-type="float" office:value="12.9442857142857" calcext:value-type="float">
            <text:p>12.944</text:p>
          </table:table-cell>
          <table:table-cell table:style-name="ce3" office:value-type="float" office:value="7.7025" calcext:value-type="float">
            <text:p>7.703</text:p>
          </table:table-cell>
          <table:table-cell table:style-name="ce3" office:value-type="float" office:value="23.9175" calcext:value-type="float">
            <text:p>23.918</text:p>
          </table:table-cell>
          <table:table-cell table:style-name="ce3" office:value-type="float" office:value="14.9966666666667" calcext:value-type="float">
            <text:p>14.997</text:p>
          </table:table-cell>
          <table:table-cell table:style-name="ce3" office:value-type="float" office:value="17.2633333333333" calcext:value-type="float">
            <text:p>17.263</text:p>
          </table:table-cell>
          <table:table-cell table:style-name="ce3" office:value-type="float" office:value="8.70272727272727" calcext:value-type="float">
            <text:p>8.703</text:p>
          </table:table-cell>
          <table:table-cell table:style-name="ce3" office:value-type="float" office:value="17.1816666666667" calcext:value-type="float">
            <text:p>17.182</text:p>
          </table:table-cell>
          <table:table-cell table:style-name="ce3" office:value-type="float" office:value="18.06" calcext:value-type="float">
            <text:p>18.060</text:p>
          </table:table-cell>
          <table:table-cell table:style-name="ce3" office:value-type="float" office:value="8.05416666666667" calcext:value-type="float">
            <text:p>8.054</text:p>
          </table:table-cell>
          <table:table-cell table:style-name="ce3" office:value-type="float" office:value="16.2016666666667" calcext:value-type="float">
            <text:p>16.202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3" office:value-type="float" office:value="18.912" calcext:value-type="float">
            <text:p>18.912</text:p>
          </table:table-cell>
          <table:table-cell table:style-name="ce3" office:value-type="float" office:value="27.555" calcext:value-type="float">
            <text:p>27.555</text:p>
          </table:table-cell>
          <table:table-cell table:style-name="ce3" office:value-type="float" office:value="6.615" calcext:value-type="float">
            <text:p>6.615</text:p>
          </table:table-cell>
          <table:table-cell table:style-name="ce3" office:value-type="float" office:value="15.2716666666667" calcext:value-type="float">
            <text:p>15.272</text:p>
          </table:table-cell>
          <table:table-cell table:style-name="ce3" office:value-type="float" office:value="10.9088888888889" calcext:value-type="float">
            <text:p>10.909</text:p>
          </table:table-cell>
          <table:table-cell table:style-name="ce3" office:value-type="float" office:value="10.8577777777778" calcext:value-type="float">
            <text:p>10.858</text:p>
          </table:table-cell>
          <table:table-cell table:style-name="ce3" office:value-type="float" office:value="3.27464285714286" calcext:value-type="float">
            <text:p>3.275</text:p>
          </table:table-cell>
          <table:table-cell table:style-name="ce3" office:value-type="float" office:value="23.8775" calcext:value-type="float">
            <text:p>23.878</text:p>
          </table:table-cell>
          <table:table-cell table:style-name="ce3" office:value-type="float" office:value="12.5925" calcext:value-type="float">
            <text:p>12.593</text:p>
          </table:table-cell>
          <table:table-cell table:style-name="ce3" office:value-type="float" office:value="7.53" calcext:value-type="float">
            <text:p>7.530</text:p>
          </table:table-cell>
          <table:table-cell table:style-name="ce3" office:value-type="float" office:value="24.17" calcext:value-type="float">
            <text:p>24.170</text:p>
          </table:table-cell>
          <table:table-cell table:style-name="ce3" office:value-type="float" office:value="14.3085714285714" calcext:value-type="float">
            <text:p>14.309</text:p>
          </table:table-cell>
          <table:table-cell table:style-name="ce3" office:value-type="float" office:value="16.84" calcext:value-type="float">
            <text:p>16.840</text:p>
          </table:table-cell>
          <table:table-cell table:style-name="ce3" office:value-type="float" office:value="8.21545454545455" calcext:value-type="float">
            <text:p>8.215</text:p>
          </table:table-cell>
          <table:table-cell table:style-name="ce3" office:value-type="float" office:value="16.9666666666667" calcext:value-type="float">
            <text:p>16.967</text:p>
          </table:table-cell>
          <table:table-cell table:style-name="ce3" office:value-type="float" office:value="17.5066666666667" calcext:value-type="float">
            <text:p>17.507</text:p>
          </table:table-cell>
          <table:table-cell table:style-name="ce3" office:value-type="float" office:value="7.96833333333333" calcext:value-type="float">
            <text:p>7.968</text:p>
          </table:table-cell>
          <table:table-cell table:style-name="ce3" office:value-type="float" office:value="15.8883333333333" calcext:value-type="float">
            <text:p>15.888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3" office:value-type="float" office:value="18.282" calcext:value-type="float">
            <text:p>18.282</text:p>
          </table:table-cell>
          <table:table-cell table:style-name="ce3" office:value-type="float" office:value="26.855" calcext:value-type="float">
            <text:p>26.855</text:p>
          </table:table-cell>
          <table:table-cell table:style-name="ce3" office:value-type="float" office:value="6.425" calcext:value-type="float">
            <text:p>6.425</text:p>
          </table:table-cell>
          <table:table-cell table:style-name="ce3" office:value-type="float" office:value="14.8714285714286" calcext:value-type="float">
            <text:p>14.871</text:p>
          </table:table-cell>
          <table:table-cell table:style-name="ce3" office:value-type="float" office:value="10.4255555555556" calcext:value-type="float">
            <text:p>10.426</text:p>
          </table:table-cell>
          <table:table-cell table:style-name="ce3" office:value-type="float" office:value="10.4833333333333" calcext:value-type="float">
            <text:p>10.483</text:p>
          </table:table-cell>
          <table:table-cell table:style-name="ce3" office:value-type="float" office:value="3.2925" calcext:value-type="float">
            <text:p>3.293</text:p>
          </table:table-cell>
          <table:table-cell table:style-name="ce3" office:value-type="float" office:value="23.3475" calcext:value-type="float">
            <text:p>23.348</text:p>
          </table:table-cell>
          <table:table-cell table:style-name="ce3" office:value-type="float" office:value="12.34625" calcext:value-type="float">
            <text:p>12.346</text:p>
          </table:table-cell>
          <table:table-cell table:style-name="ce3" office:value-type="float" office:value="7.33153846153846" calcext:value-type="float">
            <text:p>7.332</text:p>
          </table:table-cell>
          <table:table-cell table:style-name="ce3" office:value-type="float" office:value="23.125" calcext:value-type="float">
            <text:p>23.125</text:p>
          </table:table-cell>
          <table:table-cell table:style-name="ce3" office:value-type="float" office:value="15.1016666666667" calcext:value-type="float">
            <text:p>15.102</text:p>
          </table:table-cell>
          <table:table-cell table:style-name="ce3" office:value-type="float" office:value="16.4916666666667" calcext:value-type="float">
            <text:p>16.492</text:p>
          </table:table-cell>
          <table:table-cell table:style-name="ce3" office:value-type="float" office:value="8.59818181818182" calcext:value-type="float">
            <text:p>8.598</text:p>
          </table:table-cell>
          <table:table-cell table:style-name="ce3" office:value-type="float" office:value="16.4316666666667" calcext:value-type="float">
            <text:p>16.432</text:p>
          </table:table-cell>
          <table:table-cell table:style-name="ce3" office:value-type="float" office:value="16.1883333333333" calcext:value-type="float">
            <text:p>16.188</text:p>
          </table:table-cell>
          <table:table-cell table:style-name="ce3" office:value-type="float" office:value="7.63083333333333" calcext:value-type="float">
            <text:p>7.631</text:p>
          </table:table-cell>
          <table:table-cell table:style-name="ce3" office:value-type="float" office:value="14.8733333333333" calcext:value-type="float">
            <text:p>14.873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3" office:value-type="float" office:value="18.984" calcext:value-type="float">
            <text:p>18.984</text:p>
          </table:table-cell>
          <table:table-cell table:style-name="ce3" office:value-type="float" office:value="27.6075" calcext:value-type="float">
            <text:p>27.608</text:p>
          </table:table-cell>
          <table:table-cell table:style-name="ce3" office:value-type="float" office:value="6.58928571428571" calcext:value-type="float">
            <text:p>6.589</text:p>
          </table:table-cell>
          <table:table-cell table:style-name="ce3" office:value-type="float" office:value="15.4166666666667" calcext:value-type="float">
            <text:p>15.417</text:p>
          </table:table-cell>
          <table:table-cell table:style-name="ce3" office:value-type="float" office:value="10.9222222222222" calcext:value-type="float">
            <text:p>10.922</text:p>
          </table:table-cell>
          <table:table-cell table:style-name="ce3" office:value-type="float" office:value="10.8044444444444" calcext:value-type="float">
            <text:p>10.804</text:p>
          </table:table-cell>
          <table:table-cell table:style-name="ce3" office:value-type="float" office:value="3.29607142857143" calcext:value-type="float">
            <text:p>3.296</text:p>
          </table:table-cell>
          <table:table-cell table:style-name="ce3" office:value-type="float" office:value="24.0475" calcext:value-type="float">
            <text:p>24.048</text:p>
          </table:table-cell>
          <table:table-cell table:style-name="ce3" office:value-type="float" office:value="12.53" calcext:value-type="float">
            <text:p>12.530</text:p>
          </table:table-cell>
          <table:table-cell table:style-name="ce3" office:value-type="float" office:value="7.53" calcext:value-type="float">
            <text:p>7.530</text:p>
          </table:table-cell>
          <table:table-cell table:style-name="ce3" office:value-type="float" office:value="23.99" calcext:value-type="float">
            <text:p>23.990</text:p>
          </table:table-cell>
          <table:table-cell table:style-name="ce3" office:value-type="float" office:value="14.3557142857143" calcext:value-type="float">
            <text:p>14.356</text:p>
          </table:table-cell>
          <table:table-cell table:style-name="ce3" office:value-type="float" office:value="16.8633333333333" calcext:value-type="float">
            <text:p>16.863</text:p>
          </table:table-cell>
          <table:table-cell table:style-name="ce3" office:value-type="float" office:value="8.15181818181818" calcext:value-type="float">
            <text:p>8.152</text:p>
          </table:table-cell>
          <table:table-cell table:style-name="ce3" office:value-type="float" office:value="16.8116666666667" calcext:value-type="float">
            <text:p>16.812</text:p>
          </table:table-cell>
          <table:table-cell table:style-name="ce3" office:value-type="float" office:value="17.275" calcext:value-type="float">
            <text:p>17.275</text:p>
          </table:table-cell>
          <table:table-cell table:style-name="ce3" office:value-type="float" office:value="7.94083333333333" calcext:value-type="float">
            <text:p>7.941</text:p>
          </table:table-cell>
          <table:table-cell table:style-name="ce3" office:value-type="float" office:value="15.81" calcext:value-type="float">
            <text:p>15.810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office:value-type="string" calcext:value-type="string">
            <text:p>2mm_STANDARD</text:p>
          </table:table-cell>
          <table:table-cell table:style-name="Default" office:value-type="string" calcext:value-type="string">
            <text:p>3mm_STANDARD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ft.A</text:p>
          </table:table-cell>
          <table:table-cell table:style-name="Default" office:value-type="string" calcext:value-type="string">
            <text:p>gemm_STANDARD</text:p>
          </table:table-cell>
          <table:table-cell table:style-name="Default" office:value-type="string" calcext:value-type="string">
            <text:p>gemver_STANDARD</text:p>
          </table:table-cell>
          <table:table-cell table:style-name="Default" office:value-type="string" calcext:value-type="string">
            <text:p>gesummv_STANDARD</text:p>
          </table:table-cell>
          <table:table-cell table:style-name="Default"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table:style-name="Default" office:value-type="string" calcext:value-type="string">
            <text:p>mvt_STANDARD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syr2k_STANDARD</text:p>
          </table:table-cell>
          <table:table-cell table:style-name="Default" office:value-type="string" calcext:value-type="string">
            <text:p>syrk_STANDARD</text:p>
          </table:table-cell>
          <table:table-cell table:style-name="Default" office:value-type="string" calcext:value-type="string">
            <text:p>trisolv_STANDARD</text:p>
          </table:table-cell>
          <table:table-cell table:style-name="Default"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formula="of:=([.B28]-[.B8])/[.B28]" office:value-type="percentage" office:value="1" calcext:value-type="percentage">
            <text:p>100.00%</text:p>
          </table:table-cell>
          <table:table-cell table:formula="of:=([.C28]-[.C8])/[.C28]" office:value-type="percentage" office:value="0.406131386861314" calcext:value-type="percentage">
            <text:p>40.61%</text:p>
          </table:table-cell>
          <table:table-cell table:formula="of:=([.D28]-[.D8])/[.D28]" office:value-type="percentage" office:value="0.0377855122906248" calcext:value-type="percentage">
            <text:p>3.78%</text:p>
          </table:table-cell>
          <table:table-cell table:formula="of:=([.E28]-[.E8])/[.E28]" office:value-type="percentage" office:value="0.048562091503268" calcext:value-type="percentage">
            <text:p>4.86%</text:p>
          </table:table-cell>
          <table:table-cell table:formula="of:=([.F28]-[.F8])/[.F28]" office:value-type="percentage" office:value="0.399753745126206" calcext:value-type="percentage">
            <text:p>39.98%</text:p>
          </table:table-cell>
          <table:table-cell table:formula="of:=([.G28]-[.G8])/[.G28]" office:value-type="percentage" office:value="0.0295347407255564" calcext:value-type="percentage">
            <text:p>2.95%</text:p>
          </table:table-cell>
          <table:table-cell table:formula="of:=([.H28]-[.H8])/[.H28]" office:value-type="percentage" office:value="0.043917235402447" calcext:value-type="percentage">
            <text:p>4.39%</text:p>
          </table:table-cell>
          <table:table-cell table:formula="of:=([.I28]-[.I8])/[.I28]" office:value-type="percentage" office:value="0.404660884104922" calcext:value-type="percentage">
            <text:p>40.47%</text:p>
          </table:table-cell>
          <table:table-cell table:formula="of:=([.J28]-[.J8])/[.J28]" office:value-type="percentage" office:value="0.315986900863352" calcext:value-type="percentage">
            <text:p>31.60%</text:p>
          </table:table-cell>
          <table:table-cell table:formula="of:=([.K28]-[.K8])/[.K28]" office:value-type="percentage" office:value="0.0270987722597062" calcext:value-type="percentage">
            <text:p>2.71%</text:p>
          </table:table-cell>
          <table:table-cell table:formula="of:=([.L28]-[.L8])/[.L28]" office:value-type="percentage" office:value="0.448178265920372" calcext:value-type="percentage">
            <text:p>44.82%</text:p>
          </table:table-cell>
          <table:table-cell table:formula="of:=([.M28]-[.M8])/[.M28]" office:value-type="percentage" office:value="0.0643272508522139" calcext:value-type="percentage">
            <text:p>6.43%</text:p>
          </table:table-cell>
          <table:table-cell table:formula="of:=([.N28]-[.N8])/[.N28]" office:value-type="percentage" office:value="0.366139553271396" calcext:value-type="percentage">
            <text:p>36.61%</text:p>
          </table:table-cell>
          <table:table-cell table:formula="of:=([.O28]-[.O8])/[.O28]" office:value-type="percentage" office:value="0.0944044321329635" calcext:value-type="percentage">
            <text:p>9.44%</text:p>
          </table:table-cell>
          <table:table-cell table:formula="of:=([.P28]-[.P8])/[.P28]" office:value-type="percentage" office:value="0.0611033658633757" calcext:value-type="percentage">
            <text:p>6.11%</text:p>
          </table:table-cell>
          <table:table-cell table:formula="of:=([.Q28]-[.Q8])/[.Q28]" office:value-type="percentage" office:value="0.0679778733866011" calcext:value-type="percentage">
            <text:p>6.80%</text:p>
          </table:table-cell>
          <table:table-cell table:formula="of:=([.R28]-[.R8])/[.R28]" office:value-type="percentage" office:value="-0.0021364357482809" calcext:value-type="percentage">
            <text:p>-0.21%</text:p>
          </table:table-cell>
          <table:table-cell table:formula="of:=([.S28]-[.S8])/[.S28]" office:value-type="percentage" office:value="0.0777420428080273" calcext:value-type="percentage">
            <text:p>7.77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formula="of:=([.B29]-[.B9])/[.B29]" office:value-type="percentage" office:value="0.400759277082665" calcext:value-type="percentage">
            <text:p>40.08%</text:p>
          </table:table-cell>
          <table:table-cell table:formula="of:=([.C29]-[.C9])/[.C29]" office:value-type="percentage" office:value="1" calcext:value-type="percentage">
            <text:p>100.00%</text:p>
          </table:table-cell>
          <table:table-cell table:formula="of:=([.D29]-[.D9])/[.D29]" office:value-type="percentage" office:value="0.0441473752852955" calcext:value-type="percentage">
            <text:p>4.41%</text:p>
          </table:table-cell>
          <table:table-cell table:formula="of:=([.E29]-[.E9])/[.E29]" office:value-type="percentage" office:value="0.0423290807981682" calcext:value-type="percentage">
            <text:p>4.23%</text:p>
          </table:table-cell>
          <table:table-cell table:formula="of:=([.F29]-[.F9])/[.F29]" office:value-type="percentage" office:value="0.400153830376369" calcext:value-type="percentage">
            <text:p>40.02%</text:p>
          </table:table-cell>
          <table:table-cell table:formula="of:=([.G29]-[.G9])/[.G29]" office:value-type="percentage" office:value="0.0283912642263949" calcext:value-type="percentage">
            <text:p>2.84%</text:p>
          </table:table-cell>
          <table:table-cell table:formula="of:=([.H29]-[.H9])/[.H29]" office:value-type="percentage" office:value="0.0341762452107281" calcext:value-type="percentage">
            <text:p>3.42%</text:p>
          </table:table-cell>
          <table:table-cell table:formula="of:=([.I29]-[.I9])/[.I29]" office:value-type="percentage" office:value="0.397018685702288" calcext:value-type="percentage">
            <text:p>39.70%</text:p>
          </table:table-cell>
          <table:table-cell table:formula="of:=([.J29]-[.J9])/[.J29]" office:value-type="percentage" office:value="0.30981022190983" calcext:value-type="percentage">
            <text:p>30.98%</text:p>
          </table:table-cell>
          <table:table-cell table:formula="of:=([.K29]-[.K9])/[.K29]" office:value-type="percentage" office:value="0.0219853431045969" calcext:value-type="percentage">
            <text:p>2.20%</text:p>
          </table:table-cell>
          <table:table-cell table:formula="of:=([.L29]-[.L9])/[.L29]" office:value-type="percentage" office:value="0.446400337303679" calcext:value-type="percentage">
            <text:p>44.64%</text:p>
          </table:table-cell>
          <table:table-cell table:formula="of:=([.M29]-[.M9])/[.M29]" office:value-type="percentage" office:value="0.0499693752552053" calcext:value-type="percentage">
            <text:p>5.00%</text:p>
          </table:table-cell>
          <table:table-cell table:formula="of:=([.N29]-[.N9])/[.N29]" office:value-type="percentage" office:value="0.352692650996727" calcext:value-type="percentage">
            <text:p>35.27%</text:p>
          </table:table-cell>
          <table:table-cell table:formula="of:=([.O29]-[.O9])/[.O29]" office:value-type="percentage" office:value="0.0808615891992163" calcext:value-type="percentage">
            <text:p>8.09%</text:p>
          </table:table-cell>
          <table:table-cell table:formula="of:=([.P29]-[.P9])/[.P29]" office:value-type="percentage" office:value="0.0525999398857831" calcext:value-type="percentage">
            <text:p>5.26%</text:p>
          </table:table-cell>
          <table:table-cell table:formula="of:=([.Q29]-[.Q9])/[.Q29]" office:value-type="percentage" office:value="0.0716174974567631" calcext:value-type="percentage">
            <text:p>7.16%</text:p>
          </table:table-cell>
          <table:table-cell table:formula="of:=([.R29]-[.R9])/[.R29]" office:value-type="percentage" office:value="-0.00220619431480649" calcext:value-type="percentage">
            <text:p>-0.22%</text:p>
          </table:table-cell>
          <table:table-cell table:formula="of:=([.S29]-[.S9])/[.S29]" office:value-type="percentage" office:value="0.0781329498949211" calcext:value-type="percentage">
            <text:p>7.81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formula="of:=([.B30]-[.B10])/[.B30]" office:value-type="percentage" office:value="0.401525808895141" calcext:value-type="percentage">
            <text:p>40.15%</text:p>
          </table:table-cell>
          <table:table-cell table:formula="of:=([.C30]-[.C10])/[.C30]" office:value-type="percentage" office:value="0.399406528189911" calcext:value-type="percentage">
            <text:p>39.94%</text:p>
          </table:table-cell>
          <table:table-cell table:formula="of:=([.D30]-[.D10])/[.D30]" office:value-type="percentage" office:value="1" calcext:value-type="percentage">
            <text:p>100.00%</text:p>
          </table:table-cell>
          <table:table-cell table:formula="of:=([.E30]-[.E10])/[.E30]" office:value-type="percentage" office:value="0.0499127018769076" calcext:value-type="percentage">
            <text:p>4.99%</text:p>
          </table:table-cell>
          <table:table-cell table:formula="of:=([.F30]-[.F10])/[.F30]" office:value-type="percentage" office:value="0.412834718374885" calcext:value-type="percentage">
            <text:p>41.28%</text:p>
          </table:table-cell>
          <table:table-cell table:formula="of:=([.G30]-[.G10])/[.G30]" office:value-type="percentage" office:value="0.0421553576911298" calcext:value-type="percentage">
            <text:p>4.22%</text:p>
          </table:table-cell>
          <table:table-cell table:formula="of:=([.H30]-[.H10])/[.H30]" office:value-type="percentage" office:value="0.0144747081712062" calcext:value-type="percentage">
            <text:p>1.45%</text:p>
          </table:table-cell>
          <table:table-cell table:formula="of:=([.I30]-[.I10])/[.I30]" office:value-type="percentage" office:value="0.396043395022336" calcext:value-type="percentage">
            <text:p>39.60%</text:p>
          </table:table-cell>
          <table:table-cell table:formula="of:=([.J30]-[.J10])/[.J30]" office:value-type="percentage" office:value="0.309740911829685" calcext:value-type="percentage">
            <text:p>30.97%</text:p>
          </table:table-cell>
          <table:table-cell table:formula="of:=([.K30]-[.K10])/[.K30]" office:value-type="percentage" office:value="0.0372368011617057" calcext:value-type="percentage">
            <text:p>3.72%</text:p>
          </table:table-cell>
          <table:table-cell table:formula="of:=([.L30]-[.L10])/[.L30]" office:value-type="percentage" office:value="0.454732208363903" calcext:value-type="percentage">
            <text:p>45.47%</text:p>
          </table:table-cell>
          <table:table-cell table:formula="of:=([.M30]-[.M10])/[.M30]" office:value-type="percentage" office:value="0.0431273644388389" calcext:value-type="percentage">
            <text:p>4.31%</text:p>
          </table:table-cell>
          <table:table-cell table:formula="of:=([.N30]-[.N10])/[.N30]" office:value-type="percentage" office:value="0.365399503722086" calcext:value-type="percentage">
            <text:p>36.54%</text:p>
          </table:table-cell>
          <table:table-cell table:formula="of:=([.O30]-[.O10])/[.O30]" office:value-type="percentage" office:value="0.0711418229680816" calcext:value-type="percentage">
            <text:p>7.11%</text:p>
          </table:table-cell>
          <table:table-cell table:formula="of:=([.P30]-[.P10])/[.P30]" office:value-type="percentage" office:value="0.0670050761421321" calcext:value-type="percentage">
            <text:p>6.70%</text:p>
          </table:table-cell>
          <table:table-cell table:formula="of:=([.Q30]-[.Q10])/[.Q30]" office:value-type="percentage" office:value="0.0448098663926022" calcext:value-type="percentage">
            <text:p>4.48%</text:p>
          </table:table-cell>
          <table:table-cell table:formula="of:=([.R30]-[.R10])/[.R30]" office:value-type="percentage" office:value="-0.000675390460109339" calcext:value-type="percentage">
            <text:p>-0.07%</text:p>
          </table:table-cell>
          <table:table-cell table:formula="of:=([.S30]-[.S10])/[.S30]" office:value-type="percentage" office:value="0.0764967727576251" calcext:value-type="percentage">
            <text:p>7.65%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formula="of:=([.B31]-[.B11])/[.B31]" office:value-type="percentage" office:value="0.394827959316165" calcext:value-type="percentage">
            <text:p>39.48%</text:p>
          </table:table-cell>
          <table:table-cell table:formula="of:=([.C31]-[.C11])/[.C31]" office:value-type="percentage" office:value="0.401014479387623" calcext:value-type="percentage">
            <text:p>40.10%</text:p>
          </table:table-cell>
          <table:table-cell table:formula="of:=([.D31]-[.D11])/[.D31]" office:value-type="percentage" office:value="0.040993109482665" calcext:value-type="percentage">
            <text:p>4.10%</text:p>
          </table:table-cell>
          <table:table-cell table:formula="of:=([.E31]-[.E11])/[.E31]" office:value-type="percentage" office:value="1" calcext:value-type="percentage">
            <text:p>100.00%</text:p>
          </table:table-cell>
          <table:table-cell table:formula="of:=([.F31]-[.F11])/[.F31]" office:value-type="percentage" office:value="0.410180372974624" calcext:value-type="percentage">
            <text:p>41.02%</text:p>
          </table:table-cell>
          <table:table-cell table:formula="of:=([.G31]-[.G11])/[.G31]" office:value-type="percentage" office:value="0.0273700463201195" calcext:value-type="percentage">
            <text:p>2.74%</text:p>
          </table:table-cell>
          <table:table-cell table:formula="of:=([.H31]-[.H11])/[.H31]" office:value-type="percentage" office:value="0.0135475951344706" calcext:value-type="percentage">
            <text:p>1.35%</text:p>
          </table:table-cell>
          <table:table-cell table:formula="of:=([.I31]-[.I11])/[.I31]" office:value-type="percentage" office:value="0.393727484636576" calcext:value-type="percentage">
            <text:p>39.37%</text:p>
          </table:table-cell>
          <table:table-cell table:formula="of:=([.J31]-[.J11])/[.J31]" office:value-type="percentage" office:value="0.30780998389694" calcext:value-type="percentage">
            <text:p>30.78%</text:p>
          </table:table-cell>
          <table:table-cell table:formula="of:=([.K31]-[.K11])/[.K31]" office:value-type="percentage" office:value="0.0202544847726331" calcext:value-type="percentage">
            <text:p>2.03%</text:p>
          </table:table-cell>
          <table:table-cell table:formula="of:=([.L31]-[.L11])/[.L31]" office:value-type="percentage" office:value="0.449502044239438" calcext:value-type="percentage">
            <text:p>44.95%</text:p>
          </table:table-cell>
          <table:table-cell table:formula="of:=([.M31]-[.M11])/[.M31]" office:value-type="percentage" office:value="0.0441909590198574" calcext:value-type="percentage">
            <text:p>4.42%</text:p>
          </table:table-cell>
          <table:table-cell table:formula="of:=([.N31]-[.N11])/[.N31]" office:value-type="percentage" office:value="0.359647908218773" calcext:value-type="percentage">
            <text:p>35.96%</text:p>
          </table:table-cell>
          <table:table-cell table:formula="of:=([.O31]-[.O11])/[.O31]" office:value-type="percentage" office:value="0.0527710311326999" calcext:value-type="percentage">
            <text:p>5.28%</text:p>
          </table:table-cell>
          <table:table-cell table:formula="of:=([.P31]-[.P11])/[.P31]" office:value-type="percentage" office:value="0.054382935500252" calcext:value-type="percentage">
            <text:p>5.44%</text:p>
          </table:table-cell>
          <table:table-cell table:formula="of:=([.Q31]-[.Q11])/[.Q31]" office:value-type="percentage" office:value="0.0604631841312682" calcext:value-type="percentage">
            <text:p>6.05%</text:p>
          </table:table-cell>
          <table:table-cell table:formula="of:=([.R31]-[.R11])/[.R31]" office:value-type="percentage" office:value="-0.0120420516087926" calcext:value-type="percentage">
            <text:p>-1.20%</text:p>
          </table:table-cell>
          <table:table-cell table:formula="of:=([.S31]-[.S11])/[.S31]" office:value-type="percentage" office:value="0.0637110810288136" calcext:value-type="percentage">
            <text:p>6.37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formula="of:=([.B32]-[.B12])/[.B32]" office:value-type="percentage" office:value="0.37632241813602" calcext:value-type="percentage">
            <text:p>37.63%</text:p>
          </table:table-cell>
          <table:table-cell table:formula="of:=([.C32]-[.C12])/[.C32]" office:value-type="percentage" office:value="0.379725184971654" calcext:value-type="percentage">
            <text:p>37.97%</text:p>
          </table:table-cell>
          <table:table-cell table:formula="of:=([.D32]-[.D12])/[.D32]" office:value-type="percentage" office:value="0.0204926736037379" calcext:value-type="percentage">
            <text:p>2.05%</text:p>
          </table:table-cell>
          <table:table-cell table:formula="of:=([.E32]-[.E12])/[.E32]" office:value-type="percentage" office:value="0.00351808176100918" calcext:value-type="percentage">
            <text:p>0.35%</text:p>
          </table:table-cell>
          <table:table-cell table:formula="of:=([.F32]-[.F12])/[.F32]" office:value-type="percentage" office:value="0.397082658022688" calcext:value-type="percentage">
            <text:p>39.71%</text:p>
          </table:table-cell>
          <table:table-cell table:formula="of:=([.G32]-[.G12])/[.G32]" office:value-type="percentage" office:value="0.00447953593296483" calcext:value-type="percentage">
            <text:p>0.45%</text:p>
          </table:table-cell>
          <table:table-cell table:formula="of:=([.H32]-[.H12])/[.H32]" office:value-type="percentage" office:value="-0.0130004448398589" calcext:value-type="percentage">
            <text:p>-1.30%</text:p>
          </table:table-cell>
          <table:table-cell table:formula="of:=([.I32]-[.I12])/[.I32]" office:value-type="percentage" office:value="0.382389108476065" calcext:value-type="percentage">
            <text:p>38.24%</text:p>
          </table:table-cell>
          <table:table-cell table:formula="of:=([.J32]-[.J12])/[.J32]" office:value-type="percentage" office:value="0.297326649958229" calcext:value-type="percentage">
            <text:p>29.73%</text:p>
          </table:table-cell>
          <table:table-cell table:formula="of:=([.K32]-[.K12])/[.K32]" office:value-type="percentage" office:value="0.0063340991138823" calcext:value-type="percentage">
            <text:p>0.63%</text:p>
          </table:table-cell>
          <table:table-cell table:formula="of:=([.L32]-[.L12])/[.L32]" office:value-type="percentage" office:value="0.429363246453316" calcext:value-type="percentage">
            <text:p>42.94%</text:p>
          </table:table-cell>
          <table:table-cell table:formula="of:=([.M32]-[.M12])/[.M32]" office:value-type="percentage" office:value="0.0298232772142653" calcext:value-type="percentage">
            <text:p>2.98%</text:p>
          </table:table-cell>
          <table:table-cell table:formula="of:=([.N32]-[.N12])/[.N32]" office:value-type="percentage" office:value="0.317170882808468" calcext:value-type="percentage">
            <text:p>31.72%</text:p>
          </table:table-cell>
          <table:table-cell table:formula="of:=([.O32]-[.O12])/[.O32]" office:value-type="percentage" office:value="0.024581372441721" calcext:value-type="percentage">
            <text:p>2.46%</text:p>
          </table:table-cell>
          <table:table-cell table:formula="of:=([.P32]-[.P12])/[.P32]" office:value-type="percentage" office:value="0.0358042839143197" calcext:value-type="percentage">
            <text:p>3.58%</text:p>
          </table:table-cell>
          <table:table-cell table:formula="of:=([.Q32]-[.Q12])/[.Q32]" office:value-type="percentage" office:value="0.0331996966085187" calcext:value-type="percentage">
            <text:p>3.32%</text:p>
          </table:table-cell>
          <table:table-cell table:formula="of:=([.R32]-[.R12])/[.R32]" office:value-type="percentage" office:value="-0.0697081516269709" calcext:value-type="percentage">
            <text:p>-6.97%</text:p>
          </table:table-cell>
          <table:table-cell table:formula="of:=([.S32]-[.S12])/[.S32]" office:value-type="percentage" office:value="0.0395609902776356" calcext:value-type="percentage">
            <text:p>3.96%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formula="of:=([.B33]-[.B13])/[.B33]" office:value-type="percentage" office:value="0.408321730748634" calcext:value-type="percentage">
            <text:p>40.83%</text:p>
          </table:table-cell>
          <table:table-cell table:formula="of:=([.C33]-[.C13])/[.C33]" office:value-type="percentage" office:value="0.402280250091946" calcext:value-type="percentage">
            <text:p>40.23%</text:p>
          </table:table-cell>
          <table:table-cell table:formula="of:=([.D33]-[.D13])/[.D33]" office:value-type="percentage" office:value="0.0406130268199235" calcext:value-type="percentage">
            <text:p>4.06%</text:p>
          </table:table-cell>
          <table:table-cell table:formula="of:=([.E33]-[.E13])/[.E33]" office:value-type="percentage" office:value="0.0329535495179645" calcext:value-type="percentage">
            <text:p>3.30%</text:p>
          </table:table-cell>
          <table:table-cell table:formula="of:=([.F33]-[.F13])/[.F33]" office:value-type="percentage" office:value="0.399044193216854" calcext:value-type="percentage">
            <text:p>39.90%</text:p>
          </table:table-cell>
          <table:table-cell table:formula="of:=([.G33]-[.G13])/[.G33]" office:value-type="percentage" office:value="0.0480962534267409" calcext:value-type="percentage">
            <text:p>4.81%</text:p>
          </table:table-cell>
          <table:table-cell table:formula="of:=([.H33]-[.H13])/[.H33]" office:value-type="percentage" office:value="0.0160741885625966" calcext:value-type="percentage">
            <text:p>1.61%</text:p>
          </table:table-cell>
          <table:table-cell table:formula="of:=([.I33]-[.I13])/[.I33]" office:value-type="percentage" office:value="0.398435187143159" calcext:value-type="percentage">
            <text:p>39.84%</text:p>
          </table:table-cell>
          <table:table-cell table:formula="of:=([.J33]-[.J13])/[.J33]" office:value-type="percentage" office:value="0.315735837746029" calcext:value-type="percentage">
            <text:p>31.57%</text:p>
          </table:table-cell>
          <table:table-cell table:formula="of:=([.K33]-[.K13])/[.K33]" office:value-type="percentage" office:value="0.0218623481781376" calcext:value-type="percentage">
            <text:p>2.19%</text:p>
          </table:table-cell>
          <table:table-cell table:formula="of:=([.L33]-[.L13])/[.L33]" office:value-type="percentage" office:value="0.457668711656442" calcext:value-type="percentage">
            <text:p>45.77%</text:p>
          </table:table-cell>
          <table:table-cell table:formula="of:=([.M33]-[.M13])/[.M33]" office:value-type="percentage" office:value="0.0517283698097751" calcext:value-type="percentage">
            <text:p>5.17%</text:p>
          </table:table-cell>
          <table:table-cell table:formula="of:=([.N33]-[.N13])/[.N33]" office:value-type="percentage" office:value="0.357764223577641" calcext:value-type="percentage">
            <text:p>35.78%</text:p>
          </table:table-cell>
          <table:table-cell table:formula="of:=([.O33]-[.O13])/[.O33]" office:value-type="percentage" office:value="0.0542459893048132" calcext:value-type="percentage">
            <text:p>5.42%</text:p>
          </table:table-cell>
          <table:table-cell table:formula="of:=([.P33]-[.P13])/[.P33]" office:value-type="percentage" office:value="0.0512754085292964" calcext:value-type="percentage">
            <text:p>5.13%</text:p>
          </table:table-cell>
          <table:table-cell table:formula="of:=([.Q33]-[.Q13])/[.Q33]" office:value-type="percentage" office:value="0.0544525547445236" calcext:value-type="percentage">
            <text:p>5.45%</text:p>
          </table:table-cell>
          <table:table-cell table:formula="of:=([.R33]-[.R13])/[.R33]" office:value-type="percentage" office:value="-0.00948138720967235" calcext:value-type="percentage">
            <text:p>-0.95%</text:p>
          </table:table-cell>
          <table:table-cell table:formula="of:=([.S33]-[.S13])/[.S33]" office:value-type="percentage" office:value="-0.006798457087754" calcext:value-type="percentage">
            <text:p>-0.68%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formula="of:=([.B34]-[.B14])/[.B34]" office:value-type="percentage" office:value="0.383532648957562" calcext:value-type="percentage">
            <text:p>38.35%</text:p>
          </table:table-cell>
          <table:table-cell table:formula="of:=([.C34]-[.C14])/[.C34]" office:value-type="percentage" office:value="0.38495670995671" calcext:value-type="percentage">
            <text:p>38.50%</text:p>
          </table:table-cell>
          <table:table-cell table:formula="of:=([.D34]-[.D14])/[.D34]" office:value-type="percentage" office:value="0.0575793437331893" calcext:value-type="percentage">
            <text:p>5.76%</text:p>
          </table:table-cell>
          <table:table-cell table:formula="of:=([.E34]-[.E14])/[.E34]" office:value-type="percentage" office:value="0.0522475570032573" calcext:value-type="percentage">
            <text:p>5.22%</text:p>
          </table:table-cell>
          <table:table-cell table:formula="of:=([.F34]-[.F14])/[.F34]" office:value-type="percentage" office:value="0.414556897776878" calcext:value-type="percentage">
            <text:p>41.46%</text:p>
          </table:table-cell>
          <table:table-cell table:formula="of:=([.G34]-[.G14])/[.G34]" office:value-type="percentage" office:value="0.0257025218733877" calcext:value-type="percentage">
            <text:p>2.57%</text:p>
          </table:table-cell>
          <table:table-cell table:formula="of:=([.H34]-[.H14])/[.H34]" office:value-type="percentage" office:value="1" calcext:value-type="percentage">
            <text:p>100.00%</text:p>
          </table:table-cell>
          <table:table-cell table:formula="of:=([.I34]-[.I14])/[.I34]" office:value-type="percentage" office:value="0.375586464604526" calcext:value-type="percentage">
            <text:p>37.56%</text:p>
          </table:table-cell>
          <table:table-cell table:formula="of:=([.J34]-[.J14])/[.J34]" office:value-type="percentage" office:value="0.29673075046355" calcext:value-type="percentage">
            <text:p>29.67%</text:p>
          </table:table-cell>
          <table:table-cell table:formula="of:=([.K34]-[.K14])/[.K34]" office:value-type="percentage" office:value="0.0327906732486087" calcext:value-type="percentage">
            <text:p>3.28%</text:p>
          </table:table-cell>
          <table:table-cell table:formula="of:=([.L34]-[.L14])/[.L34]" office:value-type="percentage" office:value="0.45794274929223" calcext:value-type="percentage">
            <text:p>45.79%</text:p>
          </table:table-cell>
          <table:table-cell table:formula="of:=([.M34]-[.M14])/[.M34]" office:value-type="percentage" office:value="0.0505263157894738" calcext:value-type="percentage">
            <text:p>5.05%</text:p>
          </table:table-cell>
          <table:table-cell table:formula="of:=([.N34]-[.N14])/[.N34]" office:value-type="percentage" office:value="0.35251756440281" calcext:value-type="percentage">
            <text:p>35.25%</text:p>
          </table:table-cell>
          <table:table-cell table:formula="of:=([.O34]-[.O14])/[.O34]" office:value-type="percentage" office:value="0.0728263286635534" calcext:value-type="percentage">
            <text:p>7.28%</text:p>
          </table:table-cell>
          <table:table-cell table:formula="of:=([.P34]-[.P14])/[.P34]" office:value-type="percentage" office:value="0.0639837869137233" calcext:value-type="percentage">
            <text:p>6.40%</text:p>
          </table:table-cell>
          <table:table-cell table:formula="of:=([.Q34]-[.Q14])/[.Q34]" office:value-type="percentage" office:value="0.0710305343511469" calcext:value-type="percentage">
            <text:p>7.10%</text:p>
          </table:table-cell>
          <table:table-cell table:formula="of:=([.R34]-[.R14])/[.R34]" office:value-type="percentage" office:value="0.0123616621424101" calcext:value-type="percentage">
            <text:p>1.24%</text:p>
          </table:table-cell>
          <table:table-cell table:formula="of:=([.S34]-[.S14])/[.S34]" office:value-type="percentage" office:value="0.0784378894889923" calcext:value-type="percentage">
            <text:p>7.84%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formula="of:=([.B35]-[.B15])/[.B35]" office:value-type="percentage" office:value="0.400310692093422" calcext:value-type="percentage">
            <text:p>40.03%</text:p>
          </table:table-cell>
          <table:table-cell table:formula="of:=([.C35]-[.C15])/[.C35]" office:value-type="percentage" office:value="0.407178737784273" calcext:value-type="percentage">
            <text:p>40.72%</text:p>
          </table:table-cell>
          <table:table-cell table:formula="of:=([.D35]-[.D15])/[.D35]" office:value-type="percentage" office:value="0.0387468726204719" calcext:value-type="percentage">
            <text:p>3.87%</text:p>
          </table:table-cell>
          <table:table-cell table:formula="of:=([.E35]-[.E15])/[.E35]" office:value-type="percentage" office:value="0.048006989188601" calcext:value-type="percentage">
            <text:p>4.80%</text:p>
          </table:table-cell>
          <table:table-cell table:formula="of:=([.F35]-[.F15])/[.F35]" office:value-type="percentage" office:value="0.403345953136192" calcext:value-type="percentage">
            <text:p>40.33%</text:p>
          </table:table-cell>
          <table:table-cell table:formula="of:=([.G35]-[.G15])/[.G35]" office:value-type="percentage" office:value="0.0277190099620016" calcext:value-type="percentage">
            <text:p>2.77%</text:p>
          </table:table-cell>
          <table:table-cell table:formula="of:=([.H35]-[.H15])/[.H35]" office:value-type="percentage" office:value="0.0232629390524123" calcext:value-type="percentage">
            <text:p>2.33%</text:p>
          </table:table-cell>
          <table:table-cell table:formula="of:=([.I35]-[.I15])/[.I35]" office:value-type="percentage" office:value="1" calcext:value-type="percentage">
            <text:p>100.00%</text:p>
          </table:table-cell>
          <table:table-cell table:formula="of:=([.J35]-[.J15])/[.J35]" office:value-type="percentage" office:value="0.312704301614359" calcext:value-type="percentage">
            <text:p>31.27%</text:p>
          </table:table-cell>
          <table:table-cell table:formula="of:=([.K35]-[.K15])/[.K35]" office:value-type="percentage" office:value="0.0216348289649041" calcext:value-type="percentage">
            <text:p>2.16%</text:p>
          </table:table-cell>
          <table:table-cell table:formula="of:=([.L35]-[.L15])/[.L35]" office:value-type="percentage" office:value="0.446416166719293" calcext:value-type="percentage">
            <text:p>44.64%</text:p>
          </table:table-cell>
          <table:table-cell table:formula="of:=([.M35]-[.M15])/[.M35]" office:value-type="percentage" office:value="0.0471147943523605" calcext:value-type="percentage">
            <text:p>4.71%</text:p>
          </table:table-cell>
          <table:table-cell table:formula="of:=([.N35]-[.N15])/[.N35]" office:value-type="percentage" office:value="0.353773212169102" calcext:value-type="percentage">
            <text:p>35.38%</text:p>
          </table:table-cell>
          <table:table-cell table:formula="of:=([.O35]-[.O15])/[.O35]" office:value-type="percentage" office:value="0.0839628482972135" calcext:value-type="percentage">
            <text:p>8.40%</text:p>
          </table:table-cell>
          <table:table-cell table:formula="of:=([.P35]-[.P15])/[.P35]" office:value-type="percentage" office:value="0.0611467522052947" calcext:value-type="percentage">
            <text:p>6.11%</text:p>
          </table:table-cell>
          <table:table-cell table:formula="of:=([.Q35]-[.Q15])/[.Q35]" office:value-type="percentage" office:value="0.0738799146601647" calcext:value-type="percentage">
            <text:p>7.39%</text:p>
          </table:table-cell>
          <table:table-cell table:formula="of:=([.R35]-[.R15])/[.R35]" office:value-type="percentage" office:value="-0.00506516901557651" calcext:value-type="percentage">
            <text:p>-0.51%</text:p>
          </table:table-cell>
          <table:table-cell table:formula="of:=([.S35]-[.S15])/[.S35]" office:value-type="percentage" office:value="0.0770455550641288" calcext:value-type="percentage">
            <text:p>7.70%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formula="of:=([.B36]-[.B16])/[.B36]" office:value-type="percentage" office:value="0.354693618372314" calcext:value-type="percentage">
            <text:p>35.47%</text:p>
          </table:table-cell>
          <table:table-cell table:formula="of:=([.C36]-[.C16])/[.C36]" office:value-type="percentage" office:value="0.367324502117689" calcext:value-type="percentage">
            <text:p>36.73%</text:p>
          </table:table-cell>
          <table:table-cell table:formula="of:=([.D36]-[.D16])/[.D36]" office:value-type="percentage" office:value="0.0218702865761689" calcext:value-type="percentage">
            <text:p>2.19%</text:p>
          </table:table-cell>
          <table:table-cell table:formula="of:=([.E36]-[.E16])/[.E36]" office:value-type="percentage" office:value="0.0413531388919027" calcext:value-type="percentage">
            <text:p>4.14%</text:p>
          </table:table-cell>
          <table:table-cell table:formula="of:=([.F36]-[.F16])/[.F36]" office:value-type="percentage" office:value="0.394533859702401" calcext:value-type="percentage">
            <text:p>39.45%</text:p>
          </table:table-cell>
          <table:table-cell table:formula="of:=([.G36]-[.G16])/[.G36]" office:value-type="percentage" office:value="0.0237225528421927" calcext:value-type="percentage">
            <text:p>2.37%</text:p>
          </table:table-cell>
          <table:table-cell table:formula="of:=([.H36]-[.H16])/[.H36]" office:value-type="percentage" office:value="-0.0301529255319157" calcext:value-type="percentage">
            <text:p>-3.02%</text:p>
          </table:table-cell>
          <table:table-cell table:formula="of:=([.I36]-[.I16])/[.I36]" office:value-type="percentage" office:value="0.364737550471063" calcext:value-type="percentage">
            <text:p>36.47%</text:p>
          </table:table-cell>
          <table:table-cell table:formula="of:=([.J36]-[.J16])/[.J36]" office:value-type="percentage" office:value="1" calcext:value-type="percentage">
            <text:p>100.00%</text:p>
          </table:table-cell>
          <table:table-cell table:formula="of:=([.K36]-[.K16])/[.K36]" office:value-type="percentage" office:value="0.00797427652733122" calcext:value-type="percentage">
            <text:p>0.80%</text:p>
          </table:table-cell>
          <table:table-cell table:formula="of:=([.L36]-[.L16])/[.L36]" office:value-type="percentage" office:value="0.446305006794188" calcext:value-type="percentage">
            <text:p>44.63%</text:p>
          </table:table-cell>
          <table:table-cell table:formula="of:=([.M36]-[.M16])/[.M36]" office:value-type="percentage" office:value="0.0155506607929495" calcext:value-type="percentage">
            <text:p>1.56%</text:p>
          </table:table-cell>
          <table:table-cell table:formula="of:=([.N36]-[.N16])/[.N36]" office:value-type="percentage" office:value="0.33629995066601" calcext:value-type="percentage">
            <text:p>33.63%</text:p>
          </table:table-cell>
          <table:table-cell table:formula="of:=([.O36]-[.O16])/[.O36]" office:value-type="percentage" office:value="0.0116862662746747" calcext:value-type="percentage">
            <text:p>1.17%</text:p>
          </table:table-cell>
          <table:table-cell table:formula="of:=([.P36]-[.P16])/[.P36]" office:value-type="percentage" office:value="0.0242979719188749" calcext:value-type="percentage">
            <text:p>2.43%</text:p>
          </table:table-cell>
          <table:table-cell table:formula="of:=([.Q36]-[.Q16])/[.Q36]" office:value-type="percentage" office:value="0.030522322731252" calcext:value-type="percentage">
            <text:p>3.05%</text:p>
          </table:table-cell>
          <table:table-cell table:formula="of:=([.R36]-[.R16])/[.R36]" office:value-type="percentage" office:value="-0.0103937007874015" calcext:value-type="percentage">
            <text:p>-1.04%</text:p>
          </table:table-cell>
          <table:table-cell table:formula="of:=([.S36]-[.S16])/[.S36]" office:value-type="percentage" office:value="0.0356640375186548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formula="of:=([.B37]-[.B17])/[.B37]" office:value-type="percentage" office:value="0.341743600503567" calcext:value-type="percentage">
            <text:p>34.17%</text:p>
          </table:table-cell>
          <table:table-cell table:formula="of:=([.C37]-[.C17])/[.C37]" office:value-type="percentage" office:value="0.348759448643842" calcext:value-type="percentage">
            <text:p>34.88%</text:p>
          </table:table-cell>
          <table:table-cell table:formula="of:=([.D37]-[.D17])/[.D37]" office:value-type="percentage" office:value="0.0103710132349744" calcext:value-type="percentage">
            <text:p>1.04%</text:p>
          </table:table-cell>
          <table:table-cell table:formula="of:=([.E37]-[.E17])/[.E37]" office:value-type="percentage" office:value="0.0442792501616031" calcext:value-type="percentage">
            <text:p>4.43%</text:p>
          </table:table-cell>
          <table:table-cell table:formula="of:=([.F37]-[.F17])/[.F37]" office:value-type="percentage" office:value="0.389298930921053" calcext:value-type="percentage">
            <text:p>38.93%</text:p>
          </table:table-cell>
          <table:table-cell table:formula="of:=([.G37]-[.G17])/[.G37]" office:value-type="percentage" office:value="0.000871188550090098" calcext:value-type="percentage">
            <text:p>0.09%</text:p>
          </table:table-cell>
          <table:table-cell table:formula="of:=([.H37]-[.H17])/[.H37]" office:value-type="percentage" office:value="-0.0021376085504356" calcext:value-type="percentage">
            <text:p>-0.21%</text:p>
          </table:table-cell>
          <table:table-cell table:formula="of:=([.I37]-[.I17])/[.I37]" office:value-type="percentage" office:value="0.343798928718583" calcext:value-type="percentage">
            <text:p>34.38%</text:p>
          </table:table-cell>
          <table:table-cell table:formula="of:=([.J37]-[.J17])/[.J37]" office:value-type="percentage" office:value="0.290486423129517" calcext:value-type="percentage">
            <text:p>29.05%</text:p>
          </table:table-cell>
          <table:table-cell table:formula="of:=([.K37]-[.K17])/[.K37]" office:value-type="percentage" office:value="1" calcext:value-type="percentage">
            <text:p>100.00%</text:p>
          </table:table-cell>
          <table:table-cell table:formula="of:=([.L37]-[.L17])/[.L37]" office:value-type="percentage" office:value="0.431774503523382" calcext:value-type="percentage">
            <text:p>43.18%</text:p>
          </table:table-cell>
          <table:table-cell table:formula="of:=([.M37]-[.M17])/[.M37]" office:value-type="percentage" office:value="0.0448803532915663" calcext:value-type="percentage">
            <text:p>4.49%</text:p>
          </table:table-cell>
          <table:table-cell table:formula="of:=([.N37]-[.N17])/[.N37]" office:value-type="percentage" office:value="0.342549407114626" calcext:value-type="percentage">
            <text:p>34.25%</text:p>
          </table:table-cell>
          <table:table-cell table:formula="of:=([.O37]-[.O17])/[.O37]" office:value-type="percentage" office:value="0.0208223232216469" calcext:value-type="percentage">
            <text:p>2.08%</text:p>
          </table:table-cell>
          <table:table-cell table:formula="of:=([.P37]-[.P17])/[.P37]" office:value-type="percentage" office:value="0.0330676114555653" calcext:value-type="percentage">
            <text:p>3.31%</text:p>
          </table:table-cell>
          <table:table-cell table:formula="of:=([.Q37]-[.Q17])/[.Q37]" office:value-type="percentage" office:value="0.0403505355404109" calcext:value-type="percentage">
            <text:p>4.04%</text:p>
          </table:table-cell>
          <table:table-cell table:formula="of:=([.R37]-[.R17])/[.R37]" office:value-type="percentage" office:value="0.000312989045383349" calcext:value-type="percentage">
            <text:p>0.03%</text:p>
          </table:table-cell>
          <table:table-cell table:formula="of:=([.S37]-[.S17])/[.S37]" office:value-type="percentage" office:value="0.0455500159117448" calcext:value-type="percentage">
            <text:p>4.56%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formula="of:=([.B38]-[.B18])/[.B38]" office:value-type="percentage" office:value="0.392999116607774" calcext:value-type="percentage">
            <text:p>39.30%</text:p>
          </table:table-cell>
          <table:table-cell table:formula="of:=([.C38]-[.C18])/[.C38]" office:value-type="percentage" office:value="0.397281480083066" calcext:value-type="percentage">
            <text:p>39.73%</text:p>
          </table:table-cell>
          <table:table-cell table:formula="of:=([.D38]-[.D18])/[.D38]" office:value-type="percentage" office:value="0.0336402636810709" calcext:value-type="percentage">
            <text:p>3.36%</text:p>
          </table:table-cell>
          <table:table-cell table:formula="of:=([.E38]-[.E18])/[.E38]" office:value-type="percentage" office:value="0.0269293608841893" calcext:value-type="percentage">
            <text:p>2.69%</text:p>
          </table:table-cell>
          <table:table-cell table:formula="of:=([.F38]-[.F18])/[.F38]" office:value-type="percentage" office:value="0.396914103923649" calcext:value-type="percentage">
            <text:p>39.69%</text:p>
          </table:table-cell>
          <table:table-cell table:formula="of:=([.G38]-[.G18])/[.G38]" office:value-type="percentage" office:value="0.0300961739494052" calcext:value-type="percentage">
            <text:p>3.01%</text:p>
          </table:table-cell>
          <table:table-cell table:formula="of:=([.H38]-[.H18])/[.H38]" office:value-type="percentage" office:value="0.0202058920162078" calcext:value-type="percentage">
            <text:p>2.02%</text:p>
          </table:table-cell>
          <table:table-cell table:formula="of:=([.I38]-[.I18])/[.I38]" office:value-type="percentage" office:value="0.391404384632082" calcext:value-type="percentage">
            <text:p>39.14%</text:p>
          </table:table-cell>
          <table:table-cell table:formula="of:=([.J38]-[.J18])/[.J38]" office:value-type="percentage" office:value="0.296386537270287" calcext:value-type="percentage">
            <text:p>29.64%</text:p>
          </table:table-cell>
          <table:table-cell table:formula="of:=([.K38]-[.K18])/[.K38]" office:value-type="percentage" office:value="0.0116780529462003" calcext:value-type="percentage">
            <text:p>1.17%</text:p>
          </table:table-cell>
          <table:table-cell table:formula="of:=([.L38]-[.L18])/[.L38]" office:value-type="percentage" office:value="0.446851711847932" calcext:value-type="percentage">
            <text:p>44.69%</text:p>
          </table:table-cell>
          <table:table-cell table:formula="of:=([.M38]-[.M18])/[.M38]" office:value-type="percentage" office:value="0.0214893617021256" calcext:value-type="percentage">
            <text:p>2.15%</text:p>
          </table:table-cell>
          <table:table-cell table:formula="of:=([.N38]-[.N18])/[.N38]" office:value-type="percentage" office:value="0.347132781355412" calcext:value-type="percentage">
            <text:p>34.71%</text:p>
          </table:table-cell>
          <table:table-cell table:formula="of:=([.O38]-[.O18])/[.O38]" office:value-type="percentage" office:value="0.0343884416014112" calcext:value-type="percentage">
            <text:p>3.44%</text:p>
          </table:table-cell>
          <table:table-cell table:formula="of:=([.P38]-[.P18])/[.P38]" office:value-type="percentage" office:value="0.0597727272727254" calcext:value-type="percentage">
            <text:p>5.98%</text:p>
          </table:table-cell>
          <table:table-cell table:formula="of:=([.Q38]-[.Q18])/[.Q38]" office:value-type="percentage" office:value="0.0512743947957749" calcext:value-type="percentage">
            <text:p>5.13%</text:p>
          </table:table-cell>
          <table:table-cell table:formula="of:=([.R38]-[.R18])/[.R38]" office:value-type="percentage" office:value="-0.0185512946574893" calcext:value-type="percentage">
            <text:p>-1.86%</text:p>
          </table:table-cell>
          <table:table-cell table:formula="of:=([.S38]-[.S18])/[.S38]" office:value-type="percentage" office:value="0.0635032162295902" calcext:value-type="percentage">
            <text:p>6.35%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formula="of:=([.B39]-[.B19])/[.B39]" office:value-type="percentage" office:value="0.329576252957625" calcext:value-type="percentage">
            <text:p>32.96%</text:p>
          </table:table-cell>
          <table:table-cell table:formula="of:=([.C39]-[.C19])/[.C39]" office:value-type="percentage" office:value="0.323486989572166" calcext:value-type="percentage">
            <text:p>32.35%</text:p>
          </table:table-cell>
          <table:table-cell table:formula="of:=([.D39]-[.D19])/[.D39]" office:value-type="percentage" office:value="0.0521729845168183" calcext:value-type="percentage">
            <text:p>5.22%</text:p>
          </table:table-cell>
          <table:table-cell table:formula="of:=([.E39]-[.E19])/[.E39]" office:value-type="percentage" office:value="0.0971957156767301" calcext:value-type="percentage">
            <text:p>9.72%</text:p>
          </table:table-cell>
          <table:table-cell table:formula="of:=([.F39]-[.F19])/[.F39]" office:value-type="percentage" office:value="0.406672807286868" calcext:value-type="percentage">
            <text:p>40.67%</text:p>
          </table:table-cell>
          <table:table-cell table:formula="of:=([.G39]-[.G19])/[.G39]" office:value-type="percentage" office:value="0.0663086671678659" calcext:value-type="percentage">
            <text:p>6.63%</text:p>
          </table:table-cell>
          <table:table-cell table:formula="of:=([.H39]-[.H19])/[.H39]" office:value-type="percentage" office:value="0.0324684039816575" calcext:value-type="percentage">
            <text:p>3.25%</text:p>
          </table:table-cell>
          <table:table-cell table:formula="of:=([.I39]-[.I19])/[.I39]" office:value-type="percentage" office:value="0.325509594882729" calcext:value-type="percentage">
            <text:p>32.55%</text:p>
          </table:table-cell>
          <table:table-cell table:formula="of:=([.J39]-[.J19])/[.J39]" office:value-type="percentage" office:value="0.282275298554368" calcext:value-type="percentage">
            <text:p>28.23%</text:p>
          </table:table-cell>
          <table:table-cell table:formula="of:=([.K39]-[.K19])/[.K39]" office:value-type="percentage" office:value="0.0417555373256768" calcext:value-type="percentage">
            <text:p>4.18%</text:p>
          </table:table-cell>
          <table:table-cell table:formula="of:=([.L39]-[.L19])/[.L39]" office:value-type="percentage" office:value="0.449343339587242" calcext:value-type="percentage">
            <text:p>44.93%</text:p>
          </table:table-cell>
          <table:table-cell table:formula="of:=([.M39]-[.M19])/[.M39]" office:value-type="percentage" office:value="1" calcext:value-type="percentage">
            <text:p>100.00%</text:p>
          </table:table-cell>
          <table:table-cell table:formula="of:=([.N39]-[.N19])/[.N39]" office:value-type="percentage" office:value="0.348342143200384" calcext:value-type="percentage">
            <text:p>34.83%</text:p>
          </table:table-cell>
          <table:table-cell table:formula="of:=([.O39]-[.O19])/[.O39]" office:value-type="percentage" office:value="0.0155358598206979" calcext:value-type="percentage">
            <text:p>1.55%</text:p>
          </table:table-cell>
          <table:table-cell table:formula="of:=([.P39]-[.P19])/[.P39]" office:value-type="percentage" office:value="0.0603574788334901" calcext:value-type="percentage">
            <text:p>6.04%</text:p>
          </table:table-cell>
          <table:table-cell table:formula="of:=([.Q39]-[.Q19])/[.Q39]" office:value-type="percentage" office:value="0.0712551419684951" calcext:value-type="percentage">
            <text:p>7.13%</text:p>
          </table:table-cell>
          <table:table-cell table:formula="of:=([.R39]-[.R19])/[.R39]" office:value-type="percentage" office:value="0.0435194942044257" calcext:value-type="percentage">
            <text:p>4.35%</text:p>
          </table:table-cell>
          <table:table-cell table:formula="of:=([.S39]-[.S19])/[.S39]" office:value-type="percentage" office:value="0.0661725955204216" calcext:value-type="percentage">
            <text:p>6.62%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formula="of:=([.B40]-[.B20])/[.B40]" office:value-type="percentage" office:value="0.380838131797825" calcext:value-type="percentage">
            <text:p>38.08%</text:p>
          </table:table-cell>
          <table:table-cell table:formula="of:=([.C40]-[.C20])/[.C40]" office:value-type="percentage" office:value="0.377514361265615" calcext:value-type="percentage">
            <text:p>37.75%</text:p>
          </table:table-cell>
          <table:table-cell table:formula="of:=([.D40]-[.D20])/[.D40]" office:value-type="percentage" office:value="0.0326056261540131" calcext:value-type="percentage">
            <text:p>3.26%</text:p>
          </table:table-cell>
          <table:table-cell table:formula="of:=([.E40]-[.E20])/[.E40]" office:value-type="percentage" office:value="0.0372123459483062" calcext:value-type="percentage">
            <text:p>3.72%</text:p>
          </table:table-cell>
          <table:table-cell table:formula="of:=([.F40]-[.F20])/[.F40]" office:value-type="percentage" office:value="0.39181483752299" calcext:value-type="percentage">
            <text:p>39.18%</text:p>
          </table:table-cell>
          <table:table-cell table:formula="of:=([.G40]-[.G20])/[.G40]" office:value-type="percentage" office:value="0.0190074135090599" calcext:value-type="percentage">
            <text:p>1.90%</text:p>
          </table:table-cell>
          <table:table-cell table:formula="of:=([.H40]-[.H20])/[.H40]" office:value-type="percentage" office:value="-0.0115886588658872" calcext:value-type="percentage">
            <text:p>-1.16%</text:p>
          </table:table-cell>
          <table:table-cell table:formula="of:=([.I40]-[.I20])/[.I40]" office:value-type="percentage" office:value="0.376682742713357" calcext:value-type="percentage">
            <text:p>37.67%</text:p>
          </table:table-cell>
          <table:table-cell table:formula="of:=([.J40]-[.J20])/[.J40]" office:value-type="percentage" office:value="0.289802434643784" calcext:value-type="percentage">
            <text:p>28.98%</text:p>
          </table:table-cell>
          <table:table-cell table:formula="of:=([.K40]-[.K20])/[.K40]" office:value-type="percentage" office:value="0.0102887487553933" calcext:value-type="percentage">
            <text:p>1.03%</text:p>
          </table:table-cell>
          <table:table-cell table:formula="of:=([.L40]-[.L20])/[.L40]" office:value-type="percentage" office:value="0.44480117511279" calcext:value-type="percentage">
            <text:p>44.48%</text:p>
          </table:table-cell>
          <table:table-cell table:formula="of:=([.M40]-[.M20])/[.M40]" office:value-type="percentage" office:value="0.00616525217051902" calcext:value-type="percentage">
            <text:p>0.62%</text:p>
          </table:table-cell>
          <table:table-cell table:formula="of:=([.N40]-[.N20])/[.N40]" office:value-type="percentage" office:value="1" calcext:value-type="percentage">
            <text:p>100.00%</text:p>
          </table:table-cell>
          <table:table-cell table:formula="of:=([.O40]-[.O20])/[.O40]" office:value-type="percentage" office:value="0.0158401751505206" calcext:value-type="percentage">
            <text:p>1.58%</text:p>
          </table:table-cell>
          <table:table-cell table:formula="of:=([.P40]-[.P20])/[.P40]" office:value-type="percentage" office:value="0.0340365963403641" calcext:value-type="percentage">
            <text:p>3.40%</text:p>
          </table:table-cell>
          <table:table-cell table:formula="of:=([.Q40]-[.Q20])/[.Q40]" office:value-type="percentage" office:value="0.0435835351089588" calcext:value-type="percentage">
            <text:p>4.36%</text:p>
          </table:table-cell>
          <table:table-cell table:formula="of:=([.R40]-[.R20])/[.R40]" office:value-type="percentage" office:value="-0.0172782066194357" calcext:value-type="percentage">
            <text:p>-1.73%</text:p>
          </table:table-cell>
          <table:table-cell table:formula="of:=([.S40]-[.S20])/[.S40]" office:value-type="percentage" office:value="0.0615451863184372" calcext:value-type="percentage">
            <text:p>6.15%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formula="of:=([.B41]-[.B21])/[.B41]" office:value-type="percentage" office:value="0.322593582887701" calcext:value-type="percentage">
            <text:p>32.26%</text:p>
          </table:table-cell>
          <table:table-cell table:formula="of:=([.C41]-[.C21])/[.C41]" office:value-type="percentage" office:value="0.321534752912817" calcext:value-type="percentage">
            <text:p>32.15%</text:p>
          </table:table-cell>
          <table:table-cell table:formula="of:=([.D41]-[.D21])/[.D41]" office:value-type="percentage" office:value="0.0583754773454429" calcext:value-type="percentage">
            <text:p>5.84%</text:p>
          </table:table-cell>
          <table:table-cell table:formula="of:=([.E41]-[.E21])/[.E41]" office:value-type="percentage" office:value="0.097425781635268" calcext:value-type="percentage">
            <text:p>9.74%</text:p>
          </table:table-cell>
          <table:table-cell table:formula="of:=([.F41]-[.F21])/[.F41]" office:value-type="percentage" office:value="0.425615384615385" calcext:value-type="percentage">
            <text:p>42.56%</text:p>
          </table:table-cell>
          <table:table-cell table:formula="of:=([.G41]-[.G21])/[.G41]" office:value-type="percentage" office:value="0.0703723575490932" calcext:value-type="percentage">
            <text:p>7.04%</text:p>
          </table:table-cell>
          <table:table-cell table:formula="of:=([.H41]-[.H21])/[.H41]" office:value-type="percentage" office:value="-0.0103661226290253" calcext:value-type="percentage">
            <text:p>-1.04%</text:p>
          </table:table-cell>
          <table:table-cell table:formula="of:=([.I41]-[.I21])/[.I41]" office:value-type="percentage" office:value="0.250437215809724" calcext:value-type="percentage">
            <text:p>25.04%</text:p>
          </table:table-cell>
          <table:table-cell table:formula="of:=([.J41]-[.J21])/[.J41]" office:value-type="percentage" office:value="0.303219404630652" calcext:value-type="percentage">
            <text:p>30.32%</text:p>
          </table:table-cell>
          <table:table-cell table:formula="of:=([.K41]-[.K21])/[.K41]" office:value-type="percentage" office:value="0.103203482531533" calcext:value-type="percentage">
            <text:p>10.32%</text:p>
          </table:table-cell>
          <table:table-cell table:formula="of:=([.L41]-[.L21])/[.L41]" office:value-type="percentage" office:value="0.451466666666667" calcext:value-type="percentage">
            <text:p>45.15%</text:p>
          </table:table-cell>
          <table:table-cell table:formula="of:=([.M41]-[.M21])/[.M41]" office:value-type="percentage" office:value="0.0215923142775611" calcext:value-type="percentage">
            <text:p>2.16%</text:p>
          </table:table-cell>
          <table:table-cell table:formula="of:=([.N41]-[.N21])/[.N41]" office:value-type="percentage" office:value="0.359213884635018" calcext:value-type="percentage">
            <text:p>35.92%</text:p>
          </table:table-cell>
          <table:table-cell table:formula="of:=([.O41]-[.O21])/[.O41]" office:value-type="percentage" office:value="0.00172188317349389" calcext:value-type="percentage">
            <text:p>0.17%</text:p>
          </table:table-cell>
          <table:table-cell table:formula="of:=([.P41]-[.P21])/[.P41]" office:value-type="percentage" office:value="0.0721030042918455" calcext:value-type="percentage">
            <text:p>7.21%</text:p>
          </table:table-cell>
          <table:table-cell table:formula="of:=([.Q41]-[.Q21])/[.Q41]" office:value-type="percentage" office:value="0.0364031277150293" calcext:value-type="percentage">
            <text:p>3.64%</text:p>
          </table:table-cell>
          <table:table-cell table:formula="of:=([.R41]-[.R21])/[.R41]" office:value-type="percentage" office:value="0.0673234811165846" calcext:value-type="percentage">
            <text:p>6.73%</text:p>
          </table:table-cell>
          <table:table-cell table:formula="of:=([.S41]-[.S21])/[.S41]" office:value-type="percentage" office:value="0.0736988928602562" calcext:value-type="percentage">
            <text:p>7.37%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formula="of:=([.B42]-[.B22])/[.B42]" office:value-type="percentage" office:value="0.393221043876066" calcext:value-type="percentage">
            <text:p>39.32%</text:p>
          </table:table-cell>
          <table:table-cell table:formula="of:=([.C42]-[.C22])/[.C42]" office:value-type="percentage" office:value="0.396497466441461" calcext:value-type="percentage">
            <text:p>39.65%</text:p>
          </table:table-cell>
          <table:table-cell table:formula="of:=([.D42]-[.D22])/[.D42]" office:value-type="percentage" office:value="0.0530758678906835" calcext:value-type="percentage">
            <text:p>5.31%</text:p>
          </table:table-cell>
          <table:table-cell table:formula="of:=([.E42]-[.E22])/[.E42]" office:value-type="percentage" office:value="0.076602364654636" calcext:value-type="percentage">
            <text:p>7.66%</text:p>
          </table:table-cell>
          <table:table-cell table:formula="of:=([.F42]-[.F22])/[.F42]" office:value-type="percentage" office:value="0.408269252201048" calcext:value-type="percentage">
            <text:p>40.83%</text:p>
          </table:table-cell>
          <table:table-cell table:formula="of:=([.G42]-[.G22])/[.G42]" office:value-type="percentage" office:value="0.0506973655080806" calcext:value-type="percentage">
            <text:p>5.07%</text:p>
          </table:table-cell>
          <table:table-cell table:formula="of:=([.H42]-[.H22])/[.H42]" office:value-type="percentage" office:value="-0.00486696230598694" calcext:value-type="percentage">
            <text:p>-0.49%</text:p>
          </table:table-cell>
          <table:table-cell table:formula="of:=([.I42]-[.I22])/[.I42]" office:value-type="percentage" office:value="0.389785222484842" calcext:value-type="percentage">
            <text:p>38.98%</text:p>
          </table:table-cell>
          <table:table-cell table:formula="of:=([.J42]-[.J22])/[.J42]" office:value-type="percentage" office:value="0.315605341573777" calcext:value-type="percentage">
            <text:p>31.56%</text:p>
          </table:table-cell>
          <table:table-cell table:formula="of:=([.K42]-[.K22])/[.K42]" office:value-type="percentage" office:value="0.0353781239857189" calcext:value-type="percentage">
            <text:p>3.54%</text:p>
          </table:table-cell>
          <table:table-cell table:formula="of:=([.L42]-[.L22])/[.L42]" office:value-type="percentage" office:value="0.443921814570921" calcext:value-type="percentage">
            <text:p>44.39%</text:p>
          </table:table-cell>
          <table:table-cell table:formula="of:=([.M42]-[.M22])/[.M42]" office:value-type="percentage" office:value="0.0343187374972238" calcext:value-type="percentage">
            <text:p>3.43%</text:p>
          </table:table-cell>
          <table:table-cell table:formula="of:=([.N42]-[.N22])/[.N42]" office:value-type="percentage" office:value="0.361652828731414" calcext:value-type="percentage">
            <text:p>36.17%</text:p>
          </table:table-cell>
          <table:table-cell table:formula="of:=([.O42]-[.O22])/[.O42]" office:value-type="percentage" office:value="0.0436331348584557" calcext:value-type="percentage">
            <text:p>4.36%</text:p>
          </table:table-cell>
          <table:table-cell table:formula="of:=([.P42]-[.P22])/[.P42]" office:value-type="percentage" office:value="0.0615578620622776" calcext:value-type="percentage">
            <text:p>6.16%</text:p>
          </table:table-cell>
          <table:table-cell table:formula="of:=([.Q42]-[.Q22])/[.Q42]" office:value-type="percentage" office:value="0.0705426356589146" calcext:value-type="percentage">
            <text:p>7.05%</text:p>
          </table:table-cell>
          <table:table-cell table:formula="of:=([.R42]-[.R22])/[.R42]" office:value-type="percentage" office:value="0.00560786342472886" calcext:value-type="percentage">
            <text:p>0.56%</text:p>
          </table:table-cell>
          <table:table-cell table:formula="of:=([.S42]-[.S22])/[.S42]" office:value-type="percentage" office:value="0.0794156979734615" calcext:value-type="percentage">
            <text:p>7.94%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formula="of:=([.B43]-[.B23])/[.B43]" office:value-type="percentage" office:value="0.405033840947546" calcext:value-type="percentage">
            <text:p>40.50%</text:p>
          </table:table-cell>
          <table:table-cell table:formula="of:=([.C43]-[.C23])/[.C43]" office:value-type="percentage" office:value="0.409871166757394" calcext:value-type="percentage">
            <text:p>40.99%</text:p>
          </table:table-cell>
          <table:table-cell table:formula="of:=([.D43]-[.D23])/[.D43]" office:value-type="percentage" office:value="0.0470143613000756" calcext:value-type="percentage">
            <text:p>4.70%</text:p>
          </table:table-cell>
          <table:table-cell table:formula="of:=([.E43]-[.E23])/[.E43]" office:value-type="percentage" office:value="0.0418203645094423" calcext:value-type="percentage">
            <text:p>4.18%</text:p>
          </table:table-cell>
          <table:table-cell table:formula="of:=([.F43]-[.F23])/[.F43]" office:value-type="percentage" office:value="0.405897331432064" calcext:value-type="percentage">
            <text:p>40.59%</text:p>
          </table:table-cell>
          <table:table-cell table:formula="of:=([.G43]-[.G23])/[.G43]" office:value-type="percentage" office:value="0.0295435939418767" calcext:value-type="percentage">
            <text:p>2.95%</text:p>
          </table:table-cell>
          <table:table-cell table:formula="of:=([.H43]-[.H23])/[.H43]" office:value-type="percentage" office:value="0.000501690478788005" calcext:value-type="percentage">
            <text:p>0.05%</text:p>
          </table:table-cell>
          <table:table-cell table:formula="of:=([.I43]-[.I23])/[.I43]" office:value-type="percentage" office:value="0.399769657627474" calcext:value-type="percentage">
            <text:p>39.98%</text:p>
          </table:table-cell>
          <table:table-cell table:formula="of:=([.J43]-[.J23])/[.J43]" office:value-type="percentage" office:value="0.300297796307326" calcext:value-type="percentage">
            <text:p>30.03%</text:p>
          </table:table-cell>
          <table:table-cell table:formula="of:=([.K43]-[.K23])/[.K43]" office:value-type="percentage" office:value="0.0289508632138114" calcext:value-type="percentage">
            <text:p>2.90%</text:p>
          </table:table-cell>
          <table:table-cell table:formula="of:=([.L43]-[.L23])/[.L43]" office:value-type="percentage" office:value="0.455978485726107" calcext:value-type="percentage">
            <text:p>45.60%</text:p>
          </table:table-cell>
          <table:table-cell table:formula="of:=([.M43]-[.M23])/[.M43]" office:value-type="percentage" office:value="0.035123801916931" calcext:value-type="percentage">
            <text:p>3.51%</text:p>
          </table:table-cell>
          <table:table-cell table:formula="of:=([.N43]-[.N23])/[.N43]" office:value-type="percentage" office:value="0.35771971496437" calcext:value-type="percentage">
            <text:p>35.77%</text:p>
          </table:table-cell>
          <table:table-cell table:formula="of:=([.O43]-[.O23])/[.O43]" office:value-type="percentage" office:value="0.0448489542989935" calcext:value-type="percentage">
            <text:p>4.48%</text:p>
          </table:table-cell>
          <table:table-cell table:formula="of:=([.P43]-[.P23])/[.P43]" office:value-type="percentage" office:value="0.0550884086444027" calcext:value-type="percentage">
            <text:p>5.51%</text:p>
          </table:table-cell>
          <table:table-cell table:formula="of:=([.Q43]-[.Q23])/[.Q43]" office:value-type="percentage" office:value="0.0519040365575038" calcext:value-type="percentage">
            <text:p>5.19%</text:p>
          </table:table-cell>
          <table:table-cell table:formula="of:=([.R43]-[.R23])/[.R43]" office:value-type="percentage" office:value="0.000920309558669299" calcext:value-type="percentage">
            <text:p>0.09%</text:p>
          </table:table-cell>
          <table:table-cell table:formula="of:=([.S43]-[.S23])/[.S43]" office:value-type="percentage" office:value="0.0820308402391672" calcext:value-type="percentage">
            <text:p>8.20%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formula="of:=([.B44]-[.B24])/[.B44]" office:value-type="percentage" office:value="0.351055683185647" calcext:value-type="percentage">
            <text:p>35.11%</text:p>
          </table:table-cell>
          <table:table-cell table:formula="of:=([.C44]-[.C24])/[.C44]" office:value-type="percentage" office:value="0.356246509029976" calcext:value-type="percentage">
            <text:p>35.62%</text:p>
          </table:table-cell>
          <table:table-cell table:formula="of:=([.D44]-[.D24])/[.D44]" office:value-type="percentage" office:value="0.00653696498054472" calcext:value-type="percentage">
            <text:p>0.65%</text:p>
          </table:table-cell>
          <table:table-cell table:formula="of:=([.E44]-[.E24])/[.E44]" office:value-type="percentage" office:value="0.00729106628242268" calcext:value-type="percentage">
            <text:p>0.73%</text:p>
          </table:table-cell>
          <table:table-cell table:formula="of:=([.F44]-[.F24])/[.F44]" office:value-type="percentage" office:value="0.369913673665142" calcext:value-type="percentage">
            <text:p>36.99%</text:p>
          </table:table-cell>
          <table:table-cell table:formula="of:=([.G44]-[.G24])/[.G44]" office:value-type="percentage" office:value="-0.0090302066772686" calcext:value-type="percentage">
            <text:p>-0.90%</text:p>
          </table:table-cell>
          <table:table-cell table:formula="of:=([.H44]-[.H24])/[.H44]" office:value-type="percentage" office:value="-0.00106302201974179" calcext:value-type="percentage">
            <text:p>-0.11%</text:p>
          </table:table-cell>
          <table:table-cell table:formula="of:=([.I44]-[.I24])/[.I44]" office:value-type="percentage" office:value="0.356633472534533" calcext:value-type="percentage">
            <text:p>35.66%</text:p>
          </table:table-cell>
          <table:table-cell table:formula="of:=([.J44]-[.J24])/[.J44]" office:value-type="percentage" office:value="0.290715804394047" calcext:value-type="percentage">
            <text:p>29.07%</text:p>
          </table:table-cell>
          <table:table-cell table:formula="of:=([.K44]-[.K24])/[.K44]" office:value-type="percentage" office:value="-0.0113839051516108" calcext:value-type="percentage">
            <text:p>-1.14%</text:p>
          </table:table-cell>
          <table:table-cell table:formula="of:=([.L44]-[.L24])/[.L44]" office:value-type="percentage" office:value="0.425816216216216" calcext:value-type="percentage">
            <text:p>42.58%</text:p>
          </table:table-cell>
          <table:table-cell table:formula="of:=([.M44]-[.M24])/[.M44]" office:value-type="percentage" office:value="0.0244123165213574" calcext:value-type="percentage">
            <text:p>2.44%</text:p>
          </table:table-cell>
          <table:table-cell table:formula="of:=([.N44]-[.N24])/[.N44]" office:value-type="percentage" office:value="0.33190500252653" calcext:value-type="percentage">
            <text:p>33.19%</text:p>
          </table:table-cell>
          <table:table-cell table:formula="of:=([.O44]-[.O24])/[.O44]" office:value-type="percentage" office:value="0.0274688094734618" calcext:value-type="percentage">
            <text:p>2.75%</text:p>
          </table:table-cell>
          <table:table-cell table:formula="of:=([.P44]-[.P24])/[.P44]" office:value-type="percentage" office:value="0.0274875748047489" calcext:value-type="percentage">
            <text:p>2.75%</text:p>
          </table:table-cell>
          <table:table-cell table:formula="of:=([.Q44]-[.Q24])/[.Q44]" office:value-type="percentage" office:value="0.0312776691032617" calcext:value-type="percentage">
            <text:p>3.13%</text:p>
          </table:table-cell>
          <table:table-cell table:formula="of:=([.R44]-[.R24])/[.R44]" office:value-type="percentage" office:value="1" calcext:value-type="percentage">
            <text:p>100.00%</text:p>
          </table:table-cell>
          <table:table-cell table:formula="of:=([.S44]-[.S24])/[.S44]" office:value-type="percentage" office:value="0.0417749887942604" calcext:value-type="percentage">
            <text:p>4.18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formula="of:=([.B45]-[.B25])/[.B45]" office:value-type="percentage" office:value="0.407606405394016" calcext:value-type="percentage">
            <text:p>40.76%</text:p>
          </table:table-cell>
          <table:table-cell table:formula="of:=([.C45]-[.C25])/[.C45]" office:value-type="percentage" office:value="0.407334963325183" calcext:value-type="percentage">
            <text:p>40.73%</text:p>
          </table:table-cell>
          <table:table-cell table:formula="of:=([.D45]-[.D25])/[.D45]" office:value-type="percentage" office:value="0.0419295392953924" calcext:value-type="percentage">
            <text:p>4.19%</text:p>
          </table:table-cell>
          <table:table-cell table:formula="of:=([.E45]-[.E25])/[.E45]" office:value-type="percentage" office:value="0.0545297297297317" calcext:value-type="percentage">
            <text:p>5.45%</text:p>
          </table:table-cell>
          <table:table-cell table:formula="of:=([.F45]-[.F25])/[.F45]" office:value-type="percentage" office:value="0.405798575788402" calcext:value-type="percentage">
            <text:p>40.58%</text:p>
          </table:table-cell>
          <table:table-cell table:formula="of:=([.G45]-[.G25])/[.G45]" office:value-type="percentage" office:value="0.0129062114356192" calcext:value-type="percentage">
            <text:p>1.29%</text:p>
          </table:table-cell>
          <table:table-cell table:formula="of:=([.H45]-[.H25])/[.H45]" office:value-type="percentage" office:value="0.0157980279553584" calcext:value-type="percentage">
            <text:p>1.58%</text:p>
          </table:table-cell>
          <table:table-cell table:formula="of:=([.I45]-[.I25])/[.I45]" office:value-type="percentage" office:value="0.406300031188273" calcext:value-type="percentage">
            <text:p>40.63%</text:p>
          </table:table-cell>
          <table:table-cell table:formula="of:=([.J45]-[.J25])/[.J45]" office:value-type="percentage" office:value="0.299122106943336" calcext:value-type="percentage">
            <text:p>29.91%</text:p>
          </table:table-cell>
          <table:table-cell table:formula="of:=([.K45]-[.K25])/[.K45]" office:value-type="percentage" office:value="0.0276228419654715" calcext:value-type="percentage">
            <text:p>2.76%</text:p>
          </table:table-cell>
          <table:table-cell table:formula="of:=([.L45]-[.L25])/[.L45]" office:value-type="percentage" office:value="0.45331388078366" calcext:value-type="percentage">
            <text:p>45.33%</text:p>
          </table:table-cell>
          <table:table-cell table:formula="of:=([.M45]-[.M25])/[.M45]" office:value-type="percentage" office:value="0.0277739078515284" calcext:value-type="percentage">
            <text:p>2.78%</text:p>
          </table:table-cell>
          <table:table-cell table:formula="of:=([.N45]-[.N25])/[.N45]" office:value-type="percentage" office:value="0.35908282269223" calcext:value-type="percentage">
            <text:p>35.91%</text:p>
          </table:table-cell>
          <table:table-cell table:formula="of:=([.O45]-[.O25])/[.O45]" office:value-type="percentage" office:value="0.0310137169621946" calcext:value-type="percentage">
            <text:p>3.10%</text:p>
          </table:table-cell>
          <table:table-cell table:formula="of:=([.P45]-[.P25])/[.P45]" office:value-type="percentage" office:value="0.0541687320313293" calcext:value-type="percentage">
            <text:p>5.42%</text:p>
          </table:table-cell>
          <table:table-cell table:formula="of:=([.Q45]-[.Q25])/[.Q45]" office:value-type="percentage" office:value="0.0698697539797394" calcext:value-type="percentage">
            <text:p>6.99%</text:p>
          </table:table-cell>
          <table:table-cell table:formula="of:=([.R45]-[.R25])/[.R45]" office:value-type="percentage" office:value="0.00300136425647986" calcext:value-type="percentage">
            <text:p>0.30%</text:p>
          </table:table-cell>
          <table:table-cell table:formula="of:=([.S45]-[.S25])/[.S45]" office:value-type="percentage" office:value="0.0596457938013915" calcext:value-type="percentage">
            <text:p>5.96%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BM coscheduling time</text:p>
          </table:table-cell>
          <table:table-cell table:style-name="Default" office:value-type="string" calcext:value-type="string">
            <text:p>2mm_STANDARD</text:p>
          </table:table-cell>
          <table:table-cell table:style-name="Default" office:value-type="string" calcext:value-type="string">
            <text:p>3mm_STANDARD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ft.A</text:p>
          </table:table-cell>
          <table:table-cell table:style-name="Default" office:value-type="string" calcext:value-type="string">
            <text:p>gemm_STANDARD</text:p>
          </table:table-cell>
          <table:table-cell table:style-name="Default" office:value-type="string" calcext:value-type="string">
            <text:p>gemver_STANDARD</text:p>
          </table:table-cell>
          <table:table-cell table:style-name="Default" office:value-type="string" calcext:value-type="string">
            <text:p>gesummv_STANDARD</text:p>
          </table:table-cell>
          <table:table-cell table:style-name="Default"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table:style-name="Default" office:value-type="string" calcext:value-type="string">
            <text:p>mvt_STANDARD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syr2k_STANDARD</text:p>
          </table:table-cell>
          <table:table-cell table:style-name="Default" office:value-type="string" calcext:value-type="string">
            <text:p>syrk_STANDARD</text:p>
          </table:table-cell>
          <table:table-cell table:style-name="Default" office:value-type="string" calcext:value-type="string">
            <text:p>trisolv_STANDARD</text:p>
          </table:table-cell>
          <table:table-cell table:style-name="Default"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formula="of:=([.B8]-[.B$4])/[.B8]" office:value-type="string" office:string-value="" calcext:value-type="error">
            <text:p>#DIV/0!</text:p>
          </table:table-cell>
          <table:table-cell table:formula="of:=([.C8]-[.C$4])/[.C8]" office:value-type="percentage" office:value="0.032878564405113" calcext:value-type="percentage">
            <text:p>3.29%</text:p>
          </table:table-cell>
          <table:table-cell table:formula="of:=([.D8]-[.D$4])/[.D8]" office:value-type="percentage" office:value="0.0278525083082767" calcext:value-type="percentage">
            <text:p>2.79%</text:p>
          </table:table-cell>
          <table:table-cell table:formula="of:=([.E8]-[.E$4])/[.E8]" office:value-type="percentage" office:value="0.0239060245929794" calcext:value-type="percentage">
            <text:p>2.39%</text:p>
          </table:table-cell>
          <table:table-cell table:formula="of:=([.F8]-[.F$4])/[.F8]" office:value-type="percentage" office:value="0.0704615384615385" calcext:value-type="percentage">
            <text:p>7.05%</text:p>
          </table:table-cell>
          <table:table-cell table:formula="of:=([.G8]-[.G$4])/[.G8]" office:value-type="percentage" office:value="0.0271811442691503" calcext:value-type="percentage">
            <text:p>2.72%</text:p>
          </table:table-cell>
          <table:table-cell table:formula="of:=([.H8]-[.H$4])/[.H8]" office:value-type="percentage" office:value="0.0488578680203045" calcext:value-type="percentage">
            <text:p>4.89%</text:p>
          </table:table-cell>
          <table:table-cell table:formula="of:=([.I8]-[.I$4])/[.I8]" office:value-type="percentage" office:value="0.0328605532930769" calcext:value-type="percentage">
            <text:p>3.29%</text:p>
          </table:table-cell>
          <table:table-cell table:formula="of:=([.J8]-[.J$4])/[.J8]" office:value-type="percentage" office:value="0.047585886722377" calcext:value-type="percentage">
            <text:p>4.76%</text:p>
          </table:table-cell>
          <table:table-cell table:formula="of:=([.K8]-[.K$4])/[.K8]" office:value-type="percentage" office:value="0.0537517053206003" calcext:value-type="percentage">
            <text:p>5.38%</text:p>
          </table:table-cell>
          <table:table-cell table:formula="of:=([.L8]-[.L$4])/[.L8]" office:value-type="percentage" office:value="0.0381229426624819" calcext:value-type="percentage">
            <text:p>3.81%</text:p>
          </table:table-cell>
          <table:table-cell table:formula="of:=([.M8]-[.M$4])/[.M8]" office:value-type="percentage" office:value="0.0783078307830783" calcext:value-type="percentage">
            <text:p>7.83%</text:p>
          </table:table-cell>
          <table:table-cell table:formula="of:=([.N8]-[.N$4])/[.N8]" office:value-type="percentage" office:value="0.0295631022546544" calcext:value-type="percentage">
            <text:p>2.96%</text:p>
          </table:table-cell>
          <table:table-cell table:formula="of:=([.O8]-[.O$4])/[.O8]" office:value-type="percentage" office:value="0.088021534320323" calcext:value-type="percentage">
            <text:p>8.80%</text:p>
          </table:table-cell>
          <table:table-cell table:formula="of:=([.P8]-[.P$4])/[.P8]" office:value-type="percentage" office:value="0.0481099656357389" calcext:value-type="percentage">
            <text:p>4.81%</text:p>
          </table:table-cell>
          <table:table-cell table:formula="of:=([.Q8]-[.Q$4])/[.Q8]" office:value-type="percentage" office:value="0.0415457662885781" calcext:value-type="percentage">
            <text:p>4.15%</text:p>
          </table:table-cell>
          <table:table-cell table:formula="of:=([.R8]-[.R$4])/[.R8]" office:value-type="percentage" office:value="0.0364741641337386" calcext:value-type="percentage">
            <text:p>3.65%</text:p>
          </table:table-cell>
          <table:table-cell table:formula="of:=([.S8]-[.S$4])/[.S8]" office:value-type="percentage" office:value="-0.0367965367965368" calcext:value-type="percentage">
            <text:p>-3.68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formula="of:=([.B9]-[.B$4])/[.B9]" office:value-type="percentage" office:value="0.0255197644329438" calcext:value-type="percentage">
            <text:p>2.55%</text:p>
          </table:table-cell>
          <table:table-cell table:formula="of:=([.C9]-[.C$4])/[.C9]" office:value-type="string" office:string-value="" calcext:value-type="error">
            <text:p>#DIV/0!</text:p>
          </table:table-cell>
          <table:table-cell table:formula="of:=([.D9]-[.D$4])/[.D9]" office:value-type="percentage" office:value="0.0221267112384591" calcext:value-type="percentage">
            <text:p>2.21%</text:p>
          </table:table-cell>
          <table:table-cell table:formula="of:=([.E9]-[.E$4])/[.E9]" office:value-type="percentage" office:value="0.0293072824156306" calcext:value-type="percentage">
            <text:p>2.93%</text:p>
          </table:table-cell>
          <table:table-cell table:formula="of:=([.F9]-[.F$4])/[.F9]" office:value-type="percentage" office:value="0.0703185105400831" calcext:value-type="percentage">
            <text:p>7.03%</text:p>
          </table:table-cell>
          <table:table-cell table:formula="of:=([.G9]-[.G$4])/[.G9]" office:value-type="percentage" office:value="0.0278279038845094" calcext:value-type="percentage">
            <text:p>2.78%</text:p>
          </table:table-cell>
          <table:table-cell table:formula="of:=([.H9]-[.H$4])/[.H9]" office:value-type="percentage" office:value="0.0485560139638209" calcext:value-type="percentage">
            <text:p>4.86%</text:p>
          </table:table-cell>
          <table:table-cell table:formula="of:=([.I9]-[.I$4])/[.I9]" office:value-type="percentage" office:value="0.040807799442897" calcext:value-type="percentage">
            <text:p>4.08%</text:p>
          </table:table-cell>
          <table:table-cell table:formula="of:=([.J9]-[.J$4])/[.J9]" office:value-type="percentage" office:value="0.0449255121042832" calcext:value-type="percentage">
            <text:p>4.49%</text:p>
          </table:table-cell>
          <table:table-cell table:formula="of:=([.K9]-[.K$4])/[.K9]" office:value-type="percentage" office:value="0.0550408719346049" calcext:value-type="percentage">
            <text:p>5.50%</text:p>
          </table:table-cell>
          <table:table-cell table:formula="of:=([.L9]-[.L$4])/[.L9]" office:value-type="percentage" office:value="0.0430312261995431" calcext:value-type="percentage">
            <text:p>4.30%</text:p>
          </table:table-cell>
          <table:table-cell table:formula="of:=([.M9]-[.M$4])/[.M9]" office:value-type="percentage" office:value="0.0757427604362542" calcext:value-type="percentage">
            <text:p>7.57%</text:p>
          </table:table-cell>
          <table:table-cell table:formula="of:=([.N9]-[.N$4])/[.N9]" office:value-type="percentage" office:value="0.0464239749954036" calcext:value-type="percentage">
            <text:p>4.64%</text:p>
          </table:table-cell>
          <table:table-cell table:formula="of:=([.O9]-[.O$4])/[.O9]" office:value-type="percentage" office:value="0.0882669537136707" calcext:value-type="percentage">
            <text:p>8.83%</text:p>
          </table:table-cell>
          <table:table-cell table:formula="of:=([.P9]-[.P$4])/[.P9]" office:value-type="percentage" office:value="0.0508883248730964" calcext:value-type="percentage">
            <text:p>5.09%</text:p>
          </table:table-cell>
          <table:table-cell table:formula="of:=([.Q9]-[.Q$4])/[.Q9]" office:value-type="percentage" office:value="0.0444444444444445" calcext:value-type="percentage">
            <text:p>4.44%</text:p>
          </table:table-cell>
          <table:table-cell table:formula="of:=([.R9]-[.R$4])/[.R9]" office:value-type="percentage" office:value="0.0337820675641351" calcext:value-type="percentage">
            <text:p>3.38%</text:p>
          </table:table-cell>
          <table:table-cell table:formula="of:=([.S9]-[.S$4])/[.S9]" office:value-type="percentage" office:value="-0.0344827586206896" calcext:value-type="percentage">
            <text:p>-3.45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formula="of:=([.B10]-[.B$4])/[.B10]" office:value-type="percentage" office:value="0.0126570834463431" calcext:value-type="percentage">
            <text:p>1.27%</text:p>
          </table:table-cell>
          <table:table-cell table:formula="of:=([.C10]-[.C$4])/[.C10]" office:value-type="percentage" office:value="0.0281002964426877" calcext:value-type="percentage">
            <text:p>2.81%</text:p>
          </table:table-cell>
          <table:table-cell table:formula="of:=([.D10]-[.D$4])/[.D10]" office:value-type="string" office:string-value="" calcext:value-type="error">
            <text:p>#DIV/0!</text:p>
          </table:table-cell>
          <table:table-cell table:formula="of:=([.E10]-[.E$4])/[.E10]" office:value-type="percentage" office:value="0.0208117979463855" calcext:value-type="percentage">
            <text:p>2.08%</text:p>
          </table:table-cell>
          <table:table-cell table:formula="of:=([.F10]-[.F$4])/[.F10]" office:value-type="percentage" office:value="0.0498506054411071" calcext:value-type="percentage">
            <text:p>4.99%</text:p>
          </table:table-cell>
          <table:table-cell table:formula="of:=([.G10]-[.G$4])/[.G10]" office:value-type="percentage" office:value="0.0156745840946243" calcext:value-type="percentage">
            <text:p>1.57%</text:p>
          </table:table-cell>
          <table:table-cell table:formula="of:=([.H10]-[.H$4])/[.H10]" office:value-type="percentage" office:value="0.0530638029058748" calcext:value-type="percentage">
            <text:p>5.31%</text:p>
          </table:table-cell>
          <table:table-cell table:formula="of:=([.I10]-[.I$4])/[.I10]" office:value-type="percentage" office:value="0.0297266835728375" calcext:value-type="percentage">
            <text:p>2.97%</text:p>
          </table:table-cell>
          <table:table-cell table:formula="of:=([.J10]-[.J$4])/[.J10]" office:value-type="percentage" office:value="0.0449255121042832" calcext:value-type="percentage">
            <text:p>4.49%</text:p>
          </table:table-cell>
          <table:table-cell table:formula="of:=([.K10]-[.K$4])/[.K10]" office:value-type="percentage" office:value="0.0285714285714285" calcext:value-type="percentage">
            <text:p>2.86%</text:p>
          </table:table-cell>
          <table:table-cell table:formula="of:=([.L10]-[.L$4])/[.L10]" office:value-type="percentage" office:value="0.0339074273412272" calcext:value-type="percentage">
            <text:p>3.39%</text:p>
          </table:table-cell>
          <table:table-cell table:formula="of:=([.M10]-[.M$4])/[.M10]" office:value-type="percentage" office:value="0.055350553505535" calcext:value-type="percentage">
            <text:p>5.54%</text:p>
          </table:table-cell>
          <table:table-cell table:formula="of:=([.N10]-[.N$4])/[.N10]" office:value-type="percentage" office:value="0.0265578078078079" calcext:value-type="percentage">
            <text:p>2.66%</text:p>
          </table:table-cell>
          <table:table-cell table:formula="of:=([.O10]-[.O$4])/[.O10]" office:value-type="percentage" office:value="0.0398186198101177" calcext:value-type="percentage">
            <text:p>3.98%</text:p>
          </table:table-cell>
          <table:table-cell table:formula="of:=([.P10]-[.P$4])/[.P10]" office:value-type="percentage" office:value="0.0425654483773923" calcext:value-type="percentage">
            <text:p>4.26%</text:p>
          </table:table-cell>
          <table:table-cell table:formula="of:=([.Q10]-[.Q$4])/[.Q10]" office:value-type="percentage" office:value="0.0617172369270497" calcext:value-type="percentage">
            <text:p>6.17%</text:p>
          </table:table-cell>
          <table:table-cell table:formula="of:=([.R10]-[.R$4])/[.R10]" office:value-type="percentage" office:value="0.0372057706909644" calcext:value-type="percentage">
            <text:p>3.72%</text:p>
          </table:table-cell>
          <table:table-cell table:formula="of:=([.S10]-[.S$4])/[.S10]" office:value-type="percentage" office:value="-0.0389704287470175" calcext:value-type="percentage">
            <text:p>-3.90%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formula="of:=([.B11]-[.B$4])/[.B11]" office:value-type="percentage" office:value="0.0236903271947077" calcext:value-type="percentage">
            <text:p>2.37%</text:p>
          </table:table-cell>
          <table:table-cell table:formula="of:=([.C11]-[.C$4])/[.C11]" office:value-type="percentage" office:value="0.0307938658619202" calcext:value-type="percentage">
            <text:p>3.08%</text:p>
          </table:table-cell>
          <table:table-cell table:formula="of:=([.D11]-[.D$4])/[.D11]" office:value-type="percentage" office:value="0.0191601468944595" calcext:value-type="percentage">
            <text:p>1.92%</text:p>
          </table:table-cell>
          <table:table-cell table:formula="of:=([.E11]-[.E$4])/[.E11]" office:value-type="string" office:string-value="" calcext:value-type="error">
            <text:p>#DIV/0!</text:p>
          </table:table-cell>
          <table:table-cell table:formula="of:=([.F11]-[.F$4])/[.F11]" office:value-type="percentage" office:value="0.0604882599906702" calcext:value-type="percentage">
            <text:p>6.05%</text:p>
          </table:table-cell>
          <table:table-cell table:formula="of:=([.G11]-[.G$4])/[.G11]" office:value-type="percentage" office:value="0.0250500047623583" calcext:value-type="percentage">
            <text:p>2.51%</text:p>
          </table:table-cell>
          <table:table-cell table:formula="of:=([.H11]-[.H$4])/[.H11]" office:value-type="percentage" office:value="0.0503642698764649" calcext:value-type="percentage">
            <text:p>5.04%</text:p>
          </table:table-cell>
          <table:table-cell table:formula="of:=([.I11]-[.I$4])/[.I11]" office:value-type="percentage" office:value="0.0371198881509962" calcext:value-type="percentage">
            <text:p>3.71%</text:p>
          </table:table-cell>
          <table:table-cell table:formula="of:=([.J11]-[.J$4])/[.J11]" office:value-type="percentage" office:value="0.0454809817378155" calcext:value-type="percentage">
            <text:p>4.55%</text:p>
          </table:table-cell>
          <table:table-cell table:formula="of:=([.K11]-[.K$4])/[.K11]" office:value-type="percentage" office:value="0.040132853584279" calcext:value-type="percentage">
            <text:p>4.01%</text:p>
          </table:table-cell>
          <table:table-cell table:formula="of:=([.L11]-[.L$4])/[.L11]" office:value-type="percentage" office:value="0.042885435709933" calcext:value-type="percentage">
            <text:p>4.29%</text:p>
          </table:table-cell>
          <table:table-cell table:formula="of:=([.M11]-[.M$4])/[.M11]" office:value-type="percentage" office:value="0.0495049504950496" calcext:value-type="percentage">
            <text:p>4.95%</text:p>
          </table:table-cell>
          <table:table-cell table:formula="of:=([.N11]-[.N$4])/[.N11]" office:value-type="percentage" office:value="0.0387359836901122" calcext:value-type="percentage">
            <text:p>3.87%</text:p>
          </table:table-cell>
          <table:table-cell table:formula="of:=([.O11]-[.O$4])/[.O11]" office:value-type="percentage" office:value="0.0523076923076924" calcext:value-type="percentage">
            <text:p>5.23%</text:p>
          </table:table-cell>
          <table:table-cell table:formula="of:=([.P11]-[.P$4])/[.P11]" office:value-type="percentage" office:value="0.0359628770301624" calcext:value-type="percentage">
            <text:p>3.60%</text:p>
          </table:table-cell>
          <table:table-cell table:formula="of:=([.Q11]-[.Q$4])/[.Q11]" office:value-type="percentage" office:value="0.0360790555776627" calcext:value-type="percentage">
            <text:p>3.61%</text:p>
          </table:table-cell>
          <table:table-cell table:formula="of:=([.R11]-[.R$4])/[.R11]" office:value-type="percentage" office:value="0.0420548980105767" calcext:value-type="percentage">
            <text:p>4.21%</text:p>
          </table:table-cell>
          <table:table-cell table:formula="of:=([.S11]-[.S$4])/[.S11]" office:value-type="percentage" office:value="-0.0388202125352417" calcext:value-type="percentage">
            <text:p>-3.88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formula="of:=([.B12]-[.B$4])/[.B12]" office:value-type="percentage" office:value="0.019834859091725" calcext:value-type="percentage">
            <text:p>1.98%</text:p>
          </table:table-cell>
          <table:table-cell table:formula="of:=([.C12]-[.C$4])/[.C12]" office:value-type="percentage" office:value="0.0248481844094684" calcext:value-type="percentage">
            <text:p>2.48%</text:p>
          </table:table-cell>
          <table:table-cell table:formula="of:=([.D12]-[.D$4])/[.D12]" office:value-type="percentage" office:value="0.00113821138211391" calcext:value-type="percentage">
            <text:p>0.11%</text:p>
          </table:table-cell>
          <table:table-cell table:formula="of:=([.E12]-[.E$4])/[.E12]" office:value-type="percentage" office:value="0.0191219108104377" calcext:value-type="percentage">
            <text:p>1.91%</text:p>
          </table:table-cell>
          <table:table-cell table:formula="of:=([.F12]-[.F$4])/[.F12]" office:value-type="percentage" office:value="0.025483870967742" calcext:value-type="percentage">
            <text:p>2.55%</text:p>
          </table:table-cell>
          <table:table-cell table:formula="of:=([.G12]-[.G$4])/[.G12]" office:value-type="percentage" office:value="0.00592405555016024" calcext:value-type="percentage">
            <text:p>0.59%</text:p>
          </table:table-cell>
          <table:table-cell table:formula="of:=([.H12]-[.H$4])/[.H12]" office:value-type="percentage" office:value="0.0455269022604266" calcext:value-type="percentage">
            <text:p>4.55%</text:p>
          </table:table-cell>
          <table:table-cell table:formula="of:=([.I12]-[.I$4])/[.I12]" office:value-type="percentage" office:value="0.0205503804309181" calcext:value-type="percentage">
            <text:p>2.06%</text:p>
          </table:table-cell>
          <table:table-cell table:formula="of:=([.J12]-[.J$4])/[.J12]" office:value-type="percentage" office:value="0.0243728450838188" calcext:value-type="percentage">
            <text:p>2.44%</text:p>
          </table:table-cell>
          <table:table-cell table:formula="of:=([.K12]-[.K$4])/[.K12]" office:value-type="percentage" office:value="0.00729927007299272" calcext:value-type="percentage">
            <text:p>0.73%</text:p>
          </table:table-cell>
          <table:table-cell table:formula="of:=([.L12]-[.L$4])/[.L12]" office:value-type="percentage" office:value="0.0313752698119026" calcext:value-type="percentage">
            <text:p>3.14%</text:p>
          </table:table-cell>
          <table:table-cell table:formula="of:=([.M12]-[.M$4])/[.M12]" office:value-type="percentage" office:value="0.0728836577636939" calcext:value-type="percentage">
            <text:p>7.29%</text:p>
          </table:table-cell>
          <table:table-cell table:formula="of:=([.N12]-[.N$4])/[.N12]" office:value-type="percentage" office:value="0.0588822355289422" calcext:value-type="percentage">
            <text:p>5.89%</text:p>
          </table:table-cell>
          <table:table-cell table:formula="of:=([.O12]-[.O$4])/[.O12]" office:value-type="percentage" office:value="0.0876531573986805" calcext:value-type="percentage">
            <text:p>8.77%</text:p>
          </table:table-cell>
          <table:table-cell table:formula="of:=([.P12]-[.P$4])/[.P12]" office:value-type="percentage" office:value="0.0226723293041489" calcext:value-type="percentage">
            <text:p>2.27%</text:p>
          </table:table-cell>
          <table:table-cell table:formula="of:=([.Q12]-[.Q$4])/[.Q12]" office:value-type="percentage" office:value="0.0226615560486853" calcext:value-type="percentage">
            <text:p>2.27%</text:p>
          </table:table-cell>
          <table:table-cell table:formula="of:=([.R12]-[.R$4])/[.R12]" office:value-type="percentage" office:value="0.0456598093326644" calcext:value-type="percentage">
            <text:p>4.57%</text:p>
          </table:table-cell>
          <table:table-cell table:formula="of:=([.S12]-[.S$4])/[.S12]" office:value-type="percentage" office:value="-0.0497479728248958" calcext:value-type="percentage">
            <text:p>-4.97%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formula="of:=([.B13]-[.B$4])/[.B13]" office:value-type="percentage" office:value="0.0115847588017015" calcext:value-type="percentage">
            <text:p>1.16%</text:p>
          </table:table-cell>
          <table:table-cell table:formula="of:=([.C13]-[.C$4])/[.C13]" office:value-type="percentage" office:value="0.0316884075806054" calcext:value-type="percentage">
            <text:p>3.17%</text:p>
          </table:table-cell>
          <table:table-cell table:formula="of:=([.D13]-[.D$4])/[.D13]" office:value-type="percentage" office:value="0.0186900958466454" calcext:value-type="percentage">
            <text:p>1.87%</text:p>
          </table:table-cell>
          <table:table-cell table:formula="of:=([.E13]-[.E$4])/[.E13]" office:value-type="percentage" office:value="0.0341897770527461" calcext:value-type="percentage">
            <text:p>3.42%</text:p>
          </table:table-cell>
          <table:table-cell table:formula="of:=([.F13]-[.F$4])/[.F13]" office:value-type="percentage" office:value="0.0700323226104356" calcext:value-type="percentage">
            <text:p>7.00%</text:p>
          </table:table-cell>
          <table:table-cell table:formula="of:=([.G13]-[.G$4])/[.G13]" office:value-type="percentage" office:value="0.0173754439857924" calcext:value-type="percentage">
            <text:p>1.74%</text:p>
          </table:table-cell>
          <table:table-cell table:formula="of:=([.H13]-[.H$4])/[.H13]" office:value-type="percentage" office:value="0.0581212692428525" calcext:value-type="percentage">
            <text:p>5.81%</text:p>
          </table:table-cell>
          <table:table-cell table:formula="of:=([.I13]-[.I$4])/[.I13]" office:value-type="percentage" office:value="0.031636670416198" calcext:value-type="percentage">
            <text:p>3.16%</text:p>
          </table:table-cell>
          <table:table-cell table:formula="of:=([.J13]-[.J$4])/[.J13]" office:value-type="percentage" office:value="0.0414671183272983" calcext:value-type="percentage">
            <text:p>4.15%</text:p>
          </table:table-cell>
          <table:table-cell table:formula="of:=([.K13]-[.K$4])/[.K13]" office:value-type="percentage" office:value="0.0430463576158941" calcext:value-type="percentage">
            <text:p>4.30%</text:p>
          </table:table-cell>
          <table:table-cell table:formula="of:=([.L13]-[.L$4])/[.L13]" office:value-type="percentage" office:value="0.036352481018483" calcext:value-type="percentage">
            <text:p>3.64%</text:p>
          </table:table-cell>
          <table:table-cell table:formula="of:=([.M13]-[.M$4])/[.M13]" office:value-type="percentage" office:value="0.0723237203684131" calcext:value-type="percentage">
            <text:p>7.23%</text:p>
          </table:table-cell>
          <table:table-cell table:formula="of:=([.N13]-[.N$4])/[.N13]" office:value-type="percentage" office:value="0.0310135450723961" calcext:value-type="percentage">
            <text:p>3.10%</text:p>
          </table:table-cell>
          <table:table-cell table:formula="of:=([.O13]-[.O$4])/[.O13]" office:value-type="percentage" office:value="0.0804722486090379" calcext:value-type="percentage">
            <text:p>8.05%</text:p>
          </table:table-cell>
          <table:table-cell table:formula="of:=([.P13]-[.P$4])/[.P13]" office:value-type="percentage" office:value="0.0574075241035982" calcext:value-type="percentage">
            <text:p>5.74%</text:p>
          </table:table-cell>
          <table:table-cell table:formula="of:=([.Q13]-[.Q$4])/[.Q13]" office:value-type="percentage" office:value="0.0383113875471448" calcext:value-type="percentage">
            <text:p>3.83%</text:p>
          </table:table-cell>
          <table:table-cell table:formula="of:=([.R13]-[.R$4])/[.R13]" office:value-type="percentage" office:value="0.0408472012102875" calcext:value-type="percentage">
            <text:p>4.08%</text:p>
          </table:table-cell>
          <table:table-cell table:formula="of:=([.S13]-[.S$4])/[.S13]" office:value-type="percentage" office:value="0.0365403955749246" calcext:value-type="percentage">
            <text:p>3.65%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formula="of:=([.B14]-[.B$4])/[.B14]" office:value-type="percentage" office:value="0.0625751072961374" calcext:value-type="percentage">
            <text:p>6.26%</text:p>
          </table:table-cell>
          <table:table-cell table:formula="of:=([.C14]-[.C$4])/[.C14]" office:value-type="percentage" office:value="0.0769546600973664" calcext:value-type="percentage">
            <text:p>7.70%</text:p>
          </table:table-cell>
          <table:table-cell table:formula="of:=([.D14]-[.D$4])/[.D14]" office:value-type="percentage" office:value="0.0182195940546588" calcext:value-type="percentage">
            <text:p>1.82%</text:p>
          </table:table-cell>
          <table:table-cell table:formula="of:=([.E14]-[.E$4])/[.E14]" office:value-type="percentage" office:value="0.0233021721198791" calcext:value-type="percentage">
            <text:p>2.33%</text:p>
          </table:table-cell>
          <table:table-cell table:formula="of:=([.F14]-[.F$4])/[.F14]" office:value-type="percentage" office:value="0.0571161048689139" calcext:value-type="percentage">
            <text:p>5.71%</text:p>
          </table:table-cell>
          <table:table-cell table:formula="of:=([.G14]-[.G$4])/[.G14]" office:value-type="percentage" office:value="0.0267186460017114" calcext:value-type="percentage">
            <text:p>2.67%</text:p>
          </table:table-cell>
          <table:table-cell table:formula="of:=([.H14]-[.H$4])/[.H14]" office:value-type="string" office:string-value="" calcext:value-type="error">
            <text:p>#DIV/0!</text:p>
          </table:table-cell>
          <table:table-cell table:formula="of:=([.I14]-[.I$4])/[.I14]" office:value-type="percentage" office:value="0.0841146352816012" calcext:value-type="percentage">
            <text:p>8.41%</text:p>
          </table:table-cell>
          <table:table-cell table:formula="of:=([.J14]-[.J$4])/[.J14]" office:value-type="percentage" office:value="0.089031971580817" calcext:value-type="percentage">
            <text:p>8.90%</text:p>
          </table:table-cell>
          <table:table-cell table:formula="of:=([.K14]-[.K$4])/[.K14]" office:value-type="percentage" office:value="0.0961688819390149" calcext:value-type="percentage">
            <text:p>9.62%</text:p>
          </table:table-cell>
          <table:table-cell table:formula="of:=([.L14]-[.L$4])/[.L14]" office:value-type="percentage" office:value="0.0277777777777778" calcext:value-type="percentage">
            <text:p>2.78%</text:p>
          </table:table-cell>
          <table:table-cell table:formula="of:=([.M14]-[.M$4])/[.M14]" office:value-type="percentage" office:value="0.17436000806289" calcext:value-type="percentage">
            <text:p>17.44%</text:p>
          </table:table-cell>
          <table:table-cell table:formula="of:=([.N14]-[.N$4])/[.N14]" office:value-type="percentage" office:value="0.0620309250384302" calcext:value-type="percentage">
            <text:p>6.20%</text:p>
          </table:table-cell>
          <table:table-cell table:formula="of:=([.O14]-[.O$4])/[.O14]" office:value-type="percentage" office:value="0.187432545868809" calcext:value-type="percentage">
            <text:p>18.74%</text:p>
          </table:table-cell>
          <table:table-cell table:formula="of:=([.P14]-[.P$4])/[.P14]" office:value-type="percentage" office:value="0.0746674914939684" calcext:value-type="percentage">
            <text:p>7.47%</text:p>
          </table:table-cell>
          <table:table-cell table:formula="of:=([.Q14]-[.Q$4])/[.Q14]" office:value-type="percentage" office:value="0.104277086158018" calcext:value-type="percentage">
            <text:p>10.43%</text:p>
          </table:table-cell>
          <table:table-cell table:formula="of:=([.R14]-[.R$4])/[.R14]" office:value-type="percentage" office:value="0.0348851959913739" calcext:value-type="percentage">
            <text:p>3.49%</text:p>
          </table:table-cell>
          <table:table-cell table:formula="of:=([.S14]-[.S$4])/[.S14]" office:value-type="percentage" office:value="0.0282661617527726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formula="of:=([.B15]-[.B$4])/[.B15]" office:value-type="percentage" office:value="0.0244752121482806" calcext:value-type="percentage">
            <text:p>2.45%</text:p>
          </table:table-cell>
          <table:table-cell table:formula="of:=([.C15]-[.C$4])/[.C15]" office:value-type="percentage" office:value="0.0301965859370186" calcext:value-type="percentage">
            <text:p>3.02%</text:p>
          </table:table-cell>
          <table:table-cell table:formula="of:=([.D15]-[.D$4])/[.D15]" office:value-type="percentage" office:value="0.0267743979721167" calcext:value-type="percentage">
            <text:p>2.68%</text:p>
          </table:table-cell>
          <table:table-cell table:formula="of:=([.E15]-[.E$4])/[.E15]" office:value-type="percentage" office:value="0.0220249156858697" calcext:value-type="percentage">
            <text:p>2.20%</text:p>
          </table:table-cell>
          <table:table-cell table:formula="of:=([.F15]-[.F$4])/[.F15]" office:value-type="percentage" office:value="0.0674486803519062" calcext:value-type="percentage">
            <text:p>6.74%</text:p>
          </table:table-cell>
          <table:table-cell table:formula="of:=([.G15]-[.G$4])/[.G15]" office:value-type="percentage" office:value="0.0269036980701587" calcext:value-type="percentage">
            <text:p>2.69%</text:p>
          </table:table-cell>
          <table:table-cell table:formula="of:=([.H15]-[.H$4])/[.H15]" office:value-type="percentage" office:value="0.0595984943538268" calcext:value-type="percentage">
            <text:p>5.96%</text:p>
          </table:table-cell>
          <table:table-cell table:formula="of:=([.I15]-[.I$4])/[.I15]" office:value-type="string" office:string-value="" calcext:value-type="error">
            <text:p>#DIV/0!</text:p>
          </table:table-cell>
          <table:table-cell table:formula="of:=([.J15]-[.J$4])/[.J15]" office:value-type="percentage" office:value="0.042250233426704" calcext:value-type="percentage">
            <text:p>4.23%</text:p>
          </table:table-cell>
          <table:table-cell table:formula="of:=([.K15]-[.K$4])/[.K15]" office:value-type="percentage" office:value="0.0551695954229669" calcext:value-type="percentage">
            <text:p>5.52%</text:p>
          </table:table-cell>
          <table:table-cell table:formula="of:=([.L15]-[.L$4])/[.L15]" office:value-type="percentage" office:value="0.0444140238801429" calcext:value-type="percentage">
            <text:p>4.44%</text:p>
          </table:table-cell>
          <table:table-cell table:formula="of:=([.M15]-[.M$4])/[.M15]" office:value-type="percentage" office:value="0.0764374295377677" calcext:value-type="percentage">
            <text:p>7.64%</text:p>
          </table:table-cell>
          <table:table-cell table:formula="of:=([.N15]-[.N$4])/[.N15]" office:value-type="percentage" office:value="0.0486977256052825" calcext:value-type="percentage">
            <text:p>4.87%</text:p>
          </table:table-cell>
          <table:table-cell table:formula="of:=([.O15]-[.O$4])/[.O15]" office:value-type="percentage" office:value="0.0839529539002299" calcext:value-type="percentage">
            <text:p>8.40%</text:p>
          </table:table-cell>
          <table:table-cell table:formula="of:=([.P15]-[.P$4])/[.P15]" office:value-type="percentage" office:value="0.0417680973734785" calcext:value-type="percentage">
            <text:p>4.18%</text:p>
          </table:table-cell>
          <table:table-cell table:formula="of:=([.Q15]-[.Q$4])/[.Q15]" office:value-type="percentage" office:value="0.0433752385967221" calcext:value-type="percentage">
            <text:p>4.34%</text:p>
          </table:table-cell>
          <table:table-cell table:formula="of:=([.R15]-[.R$4])/[.R15]" office:value-type="percentage" office:value="0.0374493927125506" calcext:value-type="percentage">
            <text:p>3.74%</text:p>
          </table:table-cell>
          <table:table-cell table:formula="of:=([.S15]-[.S$4])/[.S15]" office:value-type="percentage" office:value="-0.0329212190914317" calcext:value-type="percentage">
            <text:p>-3.29%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formula="of:=([.B16]-[.B$4])/[.B16]" office:value-type="percentage" office:value="0.104469044690447" calcext:value-type="percentage">
            <text:p>10.45%</text:p>
          </table:table-cell>
          <table:table-cell table:formula="of:=([.C16]-[.C$4])/[.C16]" office:value-type="percentage" office:value="0.103407019143118" calcext:value-type="percentage">
            <text:p>10.34%</text:p>
          </table:table-cell>
          <table:table-cell table:formula="of:=([.D16]-[.D$4])/[.D16]" office:value-type="percentage" office:value="0.0527370855821127" calcext:value-type="percentage">
            <text:p>5.27%</text:p>
          </table:table-cell>
          <table:table-cell table:formula="of:=([.E16]-[.E$4])/[.E16]" office:value-type="percentage" office:value="0.0357627578718785" calcext:value-type="percentage">
            <text:p>3.58%</text:p>
          </table:table-cell>
          <table:table-cell table:formula="of:=([.F16]-[.F$4])/[.F16]" office:value-type="percentage" office:value="0.0908817333734577" calcext:value-type="percentage">
            <text:p>9.09%</text:p>
          </table:table-cell>
          <table:table-cell table:formula="of:=([.G16]-[.G$4])/[.G16]" office:value-type="percentage" office:value="0.0317820658342791" calcext:value-type="percentage">
            <text:p>3.18%</text:p>
          </table:table-cell>
          <table:table-cell table:formula="of:=([.H16]-[.H$4])/[.H16]" office:value-type="percentage" office:value="0.129247749056056" calcext:value-type="percentage">
            <text:p>12.92%</text:p>
          </table:table-cell>
          <table:table-cell table:formula="of:=([.I16]-[.I$4])/[.I16]" office:value-type="percentage" office:value="0.102086049543677" calcext:value-type="percentage">
            <text:p>10.21%</text:p>
          </table:table-cell>
          <table:table-cell table:formula="of:=([.J16]-[.J$4])/[.J16]" office:value-type="string" office:string-value="" calcext:value-type="error">
            <text:p>#DIV/0!</text:p>
          </table:table-cell>
          <table:table-cell table:formula="of:=([.K16]-[.K$4])/[.K16]" office:value-type="percentage" office:value="0.100739012057565" calcext:value-type="percentage">
            <text:p>10.07%</text:p>
          </table:table-cell>
          <table:table-cell table:formula="of:=([.L16]-[.L$4])/[.L16]" office:value-type="percentage" office:value="0.0511968587178132" calcext:value-type="percentage">
            <text:p>5.12%</text:p>
          </table:table-cell>
          <table:table-cell table:formula="of:=([.M16]-[.M$4])/[.M16]" office:value-type="percentage" office:value="0.175191300845751" calcext:value-type="percentage">
            <text:p>17.52%</text:p>
          </table:table-cell>
          <table:table-cell table:formula="of:=([.N16]-[.N$4])/[.N16]" office:value-type="percentage" office:value="0.0747480153420748" calcext:value-type="percentage">
            <text:p>7.47%</text:p>
          </table:table-cell>
          <table:table-cell table:formula="of:=([.O16]-[.O$4])/[.O16]" office:value-type="percentage" office:value="0.208133691714386" calcext:value-type="percentage">
            <text:p>20.81%</text:p>
          </table:table-cell>
          <table:table-cell table:formula="of:=([.P16]-[.P$4])/[.P16]" office:value-type="percentage" office:value="0.103129871687253" calcext:value-type="percentage">
            <text:p>10.31%</text:p>
          </table:table-cell>
          <table:table-cell table:formula="of:=([.Q16]-[.Q$4])/[.Q16]" office:value-type="percentage" office:value="0.125090296171442" calcext:value-type="percentage">
            <text:p>12.51%</text:p>
          </table:table-cell>
          <table:table-cell table:formula="of:=([.R16]-[.R$4])/[.R16]" office:value-type="percentage" office:value="0.0513715710723192" calcext:value-type="percentage">
            <text:p>5.14%</text:p>
          </table:table-cell>
          <table:table-cell table:formula="of:=([.S16]-[.S$4])/[.S16]" office:value-type="percentage" office:value="0.0470190330923802" calcext:value-type="percentage">
            <text:p>4.70%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formula="of:=([.B17]-[.B$4])/[.B17]" office:value-type="percentage" office:value="0.129731452705395" calcext:value-type="percentage">
            <text:p>12.97%</text:p>
          </table:table-cell>
          <table:table-cell table:formula="of:=([.C17]-[.C$4])/[.C17]" office:value-type="percentage" office:value="0.140430412934236" calcext:value-type="percentage">
            <text:p>14.04%</text:p>
          </table:table-cell>
          <table:table-cell table:formula="of:=([.D17]-[.D$4])/[.D17]" office:value-type="percentage" office:value="0.057243707796194" calcext:value-type="percentage">
            <text:p>5.72%</text:p>
          </table:table-cell>
          <table:table-cell table:formula="of:=([.E17]-[.E$4])/[.E17]" office:value-type="percentage" office:value="0.0389584037876226" calcext:value-type="percentage">
            <text:p>3.90%</text:p>
          </table:table-cell>
          <table:table-cell table:formula="of:=([.F17]-[.F$4])/[.F17]" office:value-type="percentage" office:value="0.0846841387668535" calcext:value-type="percentage">
            <text:p>8.47%</text:p>
          </table:table-cell>
          <table:table-cell table:formula="of:=([.G17]-[.G$4])/[.G17]" office:value-type="percentage" office:value="0.0437219730941704" calcext:value-type="percentage">
            <text:p>4.37%</text:p>
          </table:table-cell>
          <table:table-cell table:formula="of:=([.H17]-[.H$4])/[.H17]" office:value-type="percentage" office:value="0.134026574234546" calcext:value-type="percentage">
            <text:p>13.40%</text:p>
          </table:table-cell>
          <table:table-cell table:formula="of:=([.I17]-[.I$4])/[.I17]" office:value-type="percentage" office:value="0.135124952907196" calcext:value-type="percentage">
            <text:p>13.51%</text:p>
          </table:table-cell>
          <table:table-cell table:formula="of:=([.J17]-[.J$4])/[.J17]" office:value-type="percentage" office:value="0.0962555066079296" calcext:value-type="percentage">
            <text:p>9.63%</text:p>
          </table:table-cell>
          <table:table-cell table:formula="of:=([.K17]-[.K$4])/[.K17]" office:value-type="string" office:string-value="" calcext:value-type="error">
            <text:p>#DIV/0!</text:p>
          </table:table-cell>
          <table:table-cell table:formula="of:=([.L17]-[.L$4])/[.L17]" office:value-type="percentage" office:value="0.0556181886508831" calcext:value-type="percentage">
            <text:p>5.56%</text:p>
          </table:table-cell>
          <table:table-cell table:formula="of:=([.M17]-[.M$4])/[.M17]" office:value-type="percentage" office:value="0.207225806451613" calcext:value-type="percentage">
            <text:p>20.72%</text:p>
          </table:table-cell>
          <table:table-cell table:formula="of:=([.N17]-[.N$4])/[.N17]" office:value-type="percentage" office:value="0.0645684912976825" calcext:value-type="percentage">
            <text:p>6.46%</text:p>
          </table:table-cell>
          <table:table-cell table:formula="of:=([.O17]-[.O$4])/[.O17]" office:value-type="percentage" office:value="0.268566493955095" calcext:value-type="percentage">
            <text:p>26.86%</text:p>
          </table:table-cell>
          <table:table-cell table:formula="of:=([.P17]-[.P$4])/[.P17]" office:value-type="percentage" office:value="0.0865343511450382" calcext:value-type="percentage">
            <text:p>8.65%</text:p>
          </table:table-cell>
          <table:table-cell table:formula="of:=([.Q17]-[.Q$4])/[.Q17]" office:value-type="percentage" office:value="0.115183246073298" calcext:value-type="percentage">
            <text:p>11.52%</text:p>
          </table:table-cell>
          <table:table-cell table:formula="of:=([.R17]-[.R$4])/[.R17]" office:value-type="percentage" office:value="0.0472135253600502" calcext:value-type="percentage">
            <text:p>4.72%</text:p>
          </table:table-cell>
          <table:table-cell table:formula="of:=([.S17]-[.S$4])/[.S17]" office:value-type="percentage" office:value="0.0417444651907176" calcext:value-type="percentage">
            <text:p>4.17%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formula="of:=([.B18]-[.B$4])/[.B18]" office:value-type="percentage" office:value="0.00663998544660728" calcext:value-type="percentage">
            <text:p>0.66%</text:p>
          </table:table-cell>
          <table:table-cell table:formula="of:=([.C18]-[.C$4])/[.C18]" office:value-type="percentage" office:value="0.0141577397732255" calcext:value-type="percentage">
            <text:p>1.42%</text:p>
          </table:table-cell>
          <table:table-cell table:formula="of:=([.D18]-[.D$4])/[.D18]" office:value-type="percentage" office:value="0.00227383465973692" calcext:value-type="percentage">
            <text:p>0.23%</text:p>
          </table:table-cell>
          <table:table-cell table:formula="of:=([.E18]-[.E$4])/[.E18]" office:value-type="percentage" office:value="0.0176299778761062" calcext:value-type="percentage">
            <text:p>1.76%</text:p>
          </table:table-cell>
          <table:table-cell table:formula="of:=([.F18]-[.F$4])/[.F18]" office:value-type="percentage" office:value="0.0438360500079127" calcext:value-type="percentage">
            <text:p>4.38%</text:p>
          </table:table-cell>
          <table:table-cell table:formula="of:=([.G18]-[.G$4])/[.G18]" office:value-type="percentage" office:value="0.00708119119216206" calcext:value-type="percentage">
            <text:p>0.71%</text:p>
          </table:table-cell>
          <table:table-cell table:formula="of:=([.H18]-[.H$4])/[.H18]" office:value-type="percentage" office:value="0.0282009724473257" calcext:value-type="percentage">
            <text:p>2.82%</text:p>
          </table:table-cell>
          <table:table-cell table:formula="of:=([.I18]-[.I$4])/[.I18]" office:value-type="percentage" office:value="0.0174762821884586" calcext:value-type="percentage">
            <text:p>1.75%</text:p>
          </table:table-cell>
          <table:table-cell table:formula="of:=([.J18]-[.J$4])/[.J18]" office:value-type="percentage" office:value="0.0367414015729546" calcext:value-type="percentage">
            <text:p>3.67%</text:p>
          </table:table-cell>
          <table:table-cell table:formula="of:=([.K18]-[.K$4])/[.K18]" office:value-type="percentage" office:value="0.0261162594776748" calcext:value-type="percentage">
            <text:p>2.61%</text:p>
          </table:table-cell>
          <table:table-cell table:formula="of:=([.L18]-[.L$4])/[.L18]" office:value-type="percentage" office:value="0.0186660418619182" calcext:value-type="percentage">
            <text:p>1.87%</text:p>
          </table:table-cell>
          <table:table-cell table:formula="of:=([.M18]-[.M$4])/[.M18]" office:value-type="percentage" office:value="0.0648401826484018" calcext:value-type="percentage">
            <text:p>6.48%</text:p>
          </table:table-cell>
          <table:table-cell table:formula="of:=([.N18]-[.N$4])/[.N18]" office:value-type="percentage" office:value="0.02555190230155" calcext:value-type="percentage">
            <text:p>2.56%</text:p>
          </table:table-cell>
          <table:table-cell table:formula="of:=([.O18]-[.O$4])/[.O18]" office:value-type="percentage" office:value="0.0712719298245615" calcext:value-type="percentage">
            <text:p>7.13%</text:p>
          </table:table-cell>
          <table:table-cell table:formula="of:=([.P18]-[.P$4])/[.P18]" office:value-type="percentage" office:value="0.0139099479201002" calcext:value-type="percentage">
            <text:p>1.39%</text:p>
          </table:table-cell>
          <table:table-cell table:formula="of:=([.Q18]-[.Q$4])/[.Q18]" office:value-type="percentage" office:value="0.0197612463748566" calcext:value-type="percentage">
            <text:p>1.98%</text:p>
          </table:table-cell>
          <table:table-cell table:formula="of:=([.R18]-[.R$4])/[.R18]" office:value-type="percentage" office:value="0.0207233878234008" calcext:value-type="percentage">
            <text:p>2.07%</text:p>
          </table:table-cell>
          <table:table-cell table:formula="of:=([.S18]-[.S$4])/[.S18]" office:value-type="percentage" office:value="-0.0629484429321695" calcext:value-type="percentage">
            <text:p>-6.29%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formula="of:=([.B19]-[.B$4])/[.B19]" office:value-type="percentage" office:value="0.299217145790554" calcext:value-type="percentage">
            <text:p>29.92%</text:p>
          </table:table-cell>
          <table:table-cell table:formula="of:=([.C19]-[.C$4])/[.C19]" office:value-type="percentage" office:value="0.319892821643113" calcext:value-type="percentage">
            <text:p>31.99%</text:p>
          </table:table-cell>
          <table:table-cell table:formula="of:=([.D19]-[.D$4])/[.D19]" office:value-type="percentage" office:value="0.16952818710288" calcext:value-type="percentage">
            <text:p>16.95%</text:p>
          </table:table-cell>
          <table:table-cell table:formula="of:=([.E19]-[.E$4])/[.E19]" office:value-type="percentage" office:value="0.0805021678638452" calcext:value-type="percentage">
            <text:p>8.05%</text:p>
          </table:table-cell>
          <table:table-cell table:formula="of:=([.F19]-[.F$4])/[.F19]" office:value-type="percentage" office:value="0.270466070997344" calcext:value-type="percentage">
            <text:p>27.05%</text:p>
          </table:table-cell>
          <table:table-cell table:formula="of:=([.G19]-[.G$4])/[.G19]" office:value-type="percentage" office:value="0.0580657035060274" calcext:value-type="percentage">
            <text:p>5.81%</text:p>
          </table:table-cell>
          <table:table-cell table:formula="of:=([.H19]-[.H$4])/[.H19]" office:value-type="percentage" office:value="0.341533055128487" calcext:value-type="percentage">
            <text:p>34.15%</text:p>
          </table:table-cell>
          <table:table-cell table:formula="of:=([.I19]-[.I$4])/[.I19]" office:value-type="percentage" office:value="0.30332304891002" calcext:value-type="percentage">
            <text:p>30.33%</text:p>
          </table:table-cell>
          <table:table-cell table:formula="of:=([.J19]-[.J$4])/[.J19]" office:value-type="percentage" office:value="0.281373150013136" calcext:value-type="percentage">
            <text:p>28.14%</text:p>
          </table:table-cell>
          <table:table-cell table:formula="of:=([.K19]-[.K$4])/[.K19]" office:value-type="percentage" office:value="0.406215221299546" calcext:value-type="percentage">
            <text:p>40.62%</text:p>
          </table:table-cell>
          <table:table-cell table:formula="of:=([.L19]-[.L$4])/[.L19]" office:value-type="percentage" office:value="0.143781942078365" calcext:value-type="percentage">
            <text:p>14.38%</text:p>
          </table:table-cell>
          <table:table-cell table:formula="of:=([.M19]-[.M$4])/[.M19]" office:value-type="string" office:string-value="" calcext:value-type="error">
            <text:p>#DIV/0!</text:p>
          </table:table-cell>
          <table:table-cell table:formula="of:=([.N19]-[.N$4])/[.N19]" office:value-type="percentage" office:value="0.23508590811887" calcext:value-type="percentage">
            <text:p>23.51%</text:p>
          </table:table-cell>
          <table:table-cell table:formula="of:=([.O19]-[.O$4])/[.O19]" office:value-type="percentage" office:value="0.509163346613546" calcext:value-type="percentage">
            <text:p>50.92%</text:p>
          </table:table-cell>
          <table:table-cell table:formula="of:=([.P19]-[.P$4])/[.P19]" office:value-type="percentage" office:value="0.400985142765608" calcext:value-type="percentage">
            <text:p>40.10%</text:p>
          </table:table-cell>
          <table:table-cell table:formula="of:=([.Q19]-[.Q$4])/[.Q19]" office:value-type="percentage" office:value="0.528973295307234" calcext:value-type="percentage">
            <text:p>52.90%</text:p>
          </table:table-cell>
          <table:table-cell table:formula="of:=([.R19]-[.R$4])/[.R19]" office:value-type="percentage" office:value="0.161837611545665" calcext:value-type="percentage">
            <text:p>16.18%</text:p>
          </table:table-cell>
          <table:table-cell table:formula="of:=([.S19]-[.S$4])/[.S19]" office:value-type="percentage" office:value="0.493139571796409" calcext:value-type="percentage">
            <text:p>49.31%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formula="of:=([.B20]-[.B$4])/[.B20]" office:value-type="percentage" office:value="0.0595883923189529" calcext:value-type="percentage">
            <text:p>5.96%</text:p>
          </table:table-cell>
          <table:table-cell table:formula="of:=([.C20]-[.C$4])/[.C20]" office:value-type="percentage" office:value="0.0779281654655183" calcext:value-type="percentage">
            <text:p>7.79%</text:p>
          </table:table-cell>
          <table:table-cell table:formula="of:=([.D20]-[.D$4])/[.D20]" office:value-type="percentage" office:value="0.034423137378183" calcext:value-type="percentage">
            <text:p>3.44%</text:p>
          </table:table-cell>
          <table:table-cell table:formula="of:=([.E20]-[.E$4])/[.E20]" office:value-type="percentage" office:value="0.0342554203765377" calcext:value-type="percentage">
            <text:p>3.43%</text:p>
          </table:table-cell>
          <table:table-cell table:formula="of:=([.F20]-[.F$4])/[.F20]" office:value-type="percentage" office:value="0.0863450778769092" calcext:value-type="percentage">
            <text:p>8.63%</text:p>
          </table:table-cell>
          <table:table-cell table:formula="of:=([.G20]-[.G$4])/[.G20]" office:value-type="percentage" office:value="0.0330625354241451" calcext:value-type="percentage">
            <text:p>3.31%</text:p>
          </table:table-cell>
          <table:table-cell table:formula="of:=([.H20]-[.H$4])/[.H20]" office:value-type="percentage" office:value="0.0996996996996996" calcext:value-type="percentage">
            <text:p>9.97%</text:p>
          </table:table-cell>
          <table:table-cell table:formula="of:=([.I20]-[.I$4])/[.I20]" office:value-type="percentage" office:value="0.0732691919531723" calcext:value-type="percentage">
            <text:p>7.33%</text:p>
          </table:table-cell>
          <table:table-cell table:formula="of:=([.J20]-[.J$4])/[.J20]" office:value-type="percentage" office:value="0.0776666292008543" calcext:value-type="percentage">
            <text:p>7.77%</text:p>
          </table:table-cell>
          <table:table-cell table:formula="of:=([.K20]-[.K$4])/[.K20]" office:value-type="percentage" office:value="0.0696177062374246" calcext:value-type="percentage">
            <text:p>6.96%</text:p>
          </table:table-cell>
          <table:table-cell table:formula="of:=([.L20]-[.L$4])/[.L20]" office:value-type="percentage" office:value="0.0501927583339632" calcext:value-type="percentage">
            <text:p>5.02%</text:p>
          </table:table-cell>
          <table:table-cell table:formula="of:=([.M20]-[.M$4])/[.M20]" office:value-type="percentage" office:value="0.155696028583207" calcext:value-type="percentage">
            <text:p>15.57%</text:p>
          </table:table-cell>
          <table:table-cell table:formula="of:=([.N20]-[.N$4])/[.N20]" office:value-type="string" office:string-value="" calcext:value-type="error">
            <text:p>#DIV/0!</text:p>
          </table:table-cell>
          <table:table-cell table:formula="of:=([.O20]-[.O$4])/[.O20]" office:value-type="percentage" office:value="0.17092866756393" calcext:value-type="percentage">
            <text:p>17.09%</text:p>
          </table:table-cell>
          <table:table-cell table:formula="of:=([.P20]-[.P$4])/[.P20]" office:value-type="percentage" office:value="0.0709893795416433" calcext:value-type="percentage">
            <text:p>7.10%</text:p>
          </table:table-cell>
          <table:table-cell table:formula="of:=([.Q20]-[.Q$4])/[.Q20]" office:value-type="percentage" office:value="0.080126582278481" calcext:value-type="percentage">
            <text:p>8.01%</text:p>
          </table:table-cell>
          <table:table-cell table:formula="of:=([.R20]-[.R$4])/[.R20]" office:value-type="percentage" office:value="0.0510165897467881" calcext:value-type="percentage">
            <text:p>5.10%</text:p>
          </table:table-cell>
          <table:table-cell table:formula="of:=([.S20]-[.S$4])/[.S20]" office:value-type="percentage" office:value="-0.0039823936281701" calcext:value-type="percentage">
            <text:p>-0.40%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formula="of:=([.B21]-[.B$4])/[.B21]" office:value-type="percentage" office:value="0.281560423656338" calcext:value-type="percentage">
            <text:p>28.16%</text:p>
          </table:table-cell>
          <table:table-cell table:formula="of:=([.C21]-[.C$4])/[.C21]" office:value-type="percentage" office:value="0.301074791259549" calcext:value-type="percentage">
            <text:p>30.11%</text:p>
          </table:table-cell>
          <table:table-cell table:formula="of:=([.D21]-[.D$4])/[.D21]" office:value-type="percentage" office:value="0.12467939583927" calcext:value-type="percentage">
            <text:p>12.47%</text:p>
          </table:table-cell>
          <table:table-cell table:formula="of:=([.E21]-[.E$4])/[.E21]" office:value-type="percentage" office:value="0.0683844741673224" calcext:value-type="percentage">
            <text:p>6.84%</text:p>
          </table:table-cell>
          <table:table-cell table:formula="of:=([.F21]-[.F$4])/[.F21]" office:value-type="percentage" office:value="0.190839694656489" calcext:value-type="percentage">
            <text:p>19.08%</text:p>
          </table:table-cell>
          <table:table-cell table:formula="of:=([.G21]-[.G$4])/[.G21]" office:value-type="percentage" office:value="0.0547603656847354" calcext:value-type="percentage">
            <text:p>5.48%</text:p>
          </table:table-cell>
          <table:table-cell table:formula="of:=([.H21]-[.H$4])/[.H21]" office:value-type="percentage" office:value="0.345557738485047" calcext:value-type="percentage">
            <text:p>34.56%</text:p>
          </table:table-cell>
          <table:table-cell table:formula="of:=([.I21]-[.I$4])/[.I21]" office:value-type="percentage" office:value="0.357256182921139" calcext:value-type="percentage">
            <text:p>35.73%</text:p>
          </table:table-cell>
          <table:table-cell table:formula="of:=([.J21]-[.J$4])/[.J21]" office:value-type="percentage" office:value="0.220924712807367" calcext:value-type="percentage">
            <text:p>22.09%</text:p>
          </table:table-cell>
          <table:table-cell table:formula="of:=([.K21]-[.K$4])/[.K21]" office:value-type="percentage" office:value="0.309369710245942" calcext:value-type="percentage">
            <text:p>30.94%</text:p>
          </table:table-cell>
          <table:table-cell table:formula="of:=([.L21]-[.L$4])/[.L21]" office:value-type="percentage" office:value="0.127369956246962" calcext:value-type="percentage">
            <text:p>12.74%</text:p>
          </table:table-cell>
          <table:table-cell table:formula="of:=([.M21]-[.M$4])/[.M21]" office:value-type="percentage" office:value="0.402683258798367" calcext:value-type="percentage">
            <text:p>40.27%</text:p>
          </table:table-cell>
          <table:table-cell table:formula="of:=([.N21]-[.N$4])/[.N21]" office:value-type="percentage" office:value="0.173663666055923" calcext:value-type="percentage">
            <text:p>17.37%</text:p>
          </table:table-cell>
          <table:table-cell table:formula="of:=([.O21]-[.O$4])/[.O21]" office:value-type="percentage" office:value="0.482194711905854" calcext:value-type="percentage">
            <text:p>48.22%</text:p>
          </table:table-cell>
          <table:table-cell table:formula="of:=([.P21]-[.P$4])/[.P21]" office:value-type="percentage" office:value="0.341086295757896" calcext:value-type="percentage">
            <text:p>34.11%</text:p>
          </table:table-cell>
          <table:table-cell table:formula="of:=([.Q21]-[.Q$4])/[.Q21]" office:value-type="percentage" office:value="0.508588044360292" calcext:value-type="percentage">
            <text:p>50.86%</text:p>
          </table:table-cell>
          <table:table-cell table:formula="of:=([.R21]-[.R$4])/[.R21]" office:value-type="percentage" office:value="0.107042253521127" calcext:value-type="percentage">
            <text:p>10.70%</text:p>
          </table:table-cell>
          <table:table-cell table:formula="of:=([.S21]-[.S$4])/[.S21]" office:value-type="percentage" office:value="0.459042312904683" calcext:value-type="percentage">
            <text:p>45.90%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formula="of:=([.B22]-[.B$4])/[.B22]" office:value-type="percentage" office:value="0.0643420150788212" calcext:value-type="percentage">
            <text:p>6.43%</text:p>
          </table:table-cell>
          <table:table-cell table:formula="of:=([.C22]-[.C$4])/[.C22]" office:value-type="percentage" office:value="0.0727669102050437" calcext:value-type="percentage">
            <text:p>7.28%</text:p>
          </table:table-cell>
          <table:table-cell table:formula="of:=([.D22]-[.D$4])/[.D22]" office:value-type="percentage" office:value="0.0416536661466459" calcext:value-type="percentage">
            <text:p>4.17%</text:p>
          </table:table-cell>
          <table:table-cell table:formula="of:=([.E22]-[.E$4])/[.E22]" office:value-type="percentage" office:value="0.0424556910843049" calcext:value-type="percentage">
            <text:p>4.25%</text:p>
          </table:table-cell>
          <table:table-cell table:formula="of:=([.F22]-[.F$4])/[.F22]" office:value-type="percentage" office:value="0.0896489377730902" calcext:value-type="percentage">
            <text:p>8.96%</text:p>
          </table:table-cell>
          <table:table-cell table:formula="of:=([.G22]-[.G$4])/[.G22]" office:value-type="percentage" office:value="0.0451492537313433" calcext:value-type="percentage">
            <text:p>4.51%</text:p>
          </table:table-cell>
          <table:table-cell table:formula="of:=([.H22]-[.H$4])/[.H22]" office:value-type="percentage" office:value="0.10694072088174" calcext:value-type="percentage">
            <text:p>10.69%</text:p>
          </table:table-cell>
          <table:table-cell table:formula="of:=([.I22]-[.I$4])/[.I22]" office:value-type="percentage" office:value="0.0721455035365444" calcext:value-type="percentage">
            <text:p>7.21%</text:p>
          </table:table-cell>
          <table:table-cell table:formula="of:=([.J22]-[.J$4])/[.J22]" office:value-type="percentage" office:value="0.0737103510554239" calcext:value-type="percentage">
            <text:p>7.37%</text:p>
          </table:table-cell>
          <table:table-cell table:formula="of:=([.K22]-[.K$4])/[.K22]" office:value-type="percentage" office:value="0.0664872139973082" calcext:value-type="percentage">
            <text:p>6.65%</text:p>
          </table:table-cell>
          <table:table-cell table:formula="of:=([.L22]-[.L$4])/[.L22]" office:value-type="percentage" office:value="0.0552631578947369" calcext:value-type="percentage">
            <text:p>5.53%</text:p>
          </table:table-cell>
          <table:table-cell table:formula="of:=([.M22]-[.M$4])/[.M22]" office:value-type="percentage" office:value="0.151498411821572" calcext:value-type="percentage">
            <text:p>15.15%</text:p>
          </table:table-cell>
          <table:table-cell table:formula="of:=([.N22]-[.N$4])/[.N22]" office:value-type="percentage" office:value="0.0587114337568058" calcext:value-type="percentage">
            <text:p>5.87%</text:p>
          </table:table-cell>
          <table:table-cell table:formula="of:=([.O22]-[.O$4])/[.O22]" office:value-type="percentage" office:value="0.185870479394449" calcext:value-type="percentage">
            <text:p>18.59%</text:p>
          </table:table-cell>
          <table:table-cell table:formula="of:=([.P22]-[.P$4])/[.P22]" office:value-type="percentage" office:value="0.0723145621433887" calcext:value-type="percentage">
            <text:p>7.23%</text:p>
          </table:table-cell>
          <table:table-cell table:formula="of:=([.Q22]-[.Q$4])/[.Q22]" office:value-type="percentage" office:value="0.134159418563088" calcext:value-type="percentage">
            <text:p>13.42%</text:p>
          </table:table-cell>
          <table:table-cell table:formula="of:=([.R22]-[.R$4])/[.R22]" office:value-type="percentage" office:value="0.050068672743164" calcext:value-type="percentage">
            <text:p>5.01%</text:p>
          </table:table-cell>
          <table:table-cell table:formula="of:=([.S22]-[.S$4])/[.S22]" office:value-type="percentage" office:value="0.0365403955749246" calcext:value-type="percentage">
            <text:p>3.65%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formula="of:=([.B23]-[.B$4])/[.B23]" office:value-type="percentage" office:value="0.0294169925346606" calcext:value-type="percentage">
            <text:p>2.94%</text:p>
          </table:table-cell>
          <table:table-cell table:formula="of:=([.C23]-[.C$4])/[.C23]" office:value-type="percentage" office:value="0.032224340446467" calcext:value-type="percentage">
            <text:p>3.22%</text:p>
          </table:table-cell>
          <table:table-cell table:formula="of:=([.D23]-[.D$4])/[.D23]" office:value-type="percentage" office:value="0.0255393401015229" calcext:value-type="percentage">
            <text:p>2.55%</text:p>
          </table:table-cell>
          <table:table-cell table:formula="of:=([.E23]-[.E$4])/[.E23]" office:value-type="percentage" office:value="0.0289756030889086" calcext:value-type="percentage">
            <text:p>2.90%</text:p>
          </table:table-cell>
          <table:table-cell table:formula="of:=([.F23]-[.F$4])/[.F23]" office:value-type="percentage" office:value="0.0677364604227743" calcext:value-type="percentage">
            <text:p>6.77%</text:p>
          </table:table-cell>
          <table:table-cell table:formula="of:=([.G23]-[.G$4])/[.G23]" office:value-type="percentage" office:value="0.028566005504413" calcext:value-type="percentage">
            <text:p>2.86%</text:p>
          </table:table-cell>
          <table:table-cell table:formula="of:=([.H23]-[.H$4])/[.H23]" office:value-type="percentage" office:value="0.0840207760464405" calcext:value-type="percentage">
            <text:p>8.40%</text:p>
          </table:table-cell>
          <table:table-cell table:formula="of:=([.I23]-[.I$4])/[.I23]" office:value-type="percentage" office:value="0.0389338543120291" calcext:value-type="percentage">
            <text:p>3.89%</text:p>
          </table:table-cell>
          <table:table-cell table:formula="of:=([.J23]-[.J$4])/[.J23]" office:value-type="percentage" office:value="0.0686641697877653" calcext:value-type="percentage">
            <text:p>6.87%</text:p>
          </table:table-cell>
          <table:table-cell table:formula="of:=([.K23]-[.K$4])/[.K23]" office:value-type="percentage" office:value="0.0514223194748359" calcext:value-type="percentage">
            <text:p>5.14%</text:p>
          </table:table-cell>
          <table:table-cell table:formula="of:=([.L23]-[.L$4])/[.L23]" office:value-type="percentage" office:value="0.0444140238801429" calcext:value-type="percentage">
            <text:p>4.44%</text:p>
          </table:table-cell>
          <table:table-cell table:formula="of:=([.M23]-[.M$4])/[.M23]" office:value-type="percentage" office:value="0.109952194697957" calcext:value-type="percentage">
            <text:p>11.00%</text:p>
          </table:table-cell>
          <table:table-cell table:formula="of:=([.N23]-[.N$4])/[.N23]" office:value-type="percentage" office:value="0.0409578402366865" calcext:value-type="percentage">
            <text:p>4.10%</text:p>
          </table:table-cell>
          <table:table-cell table:formula="of:=([.O23]-[.O$4])/[.O23]" office:value-type="percentage" office:value="0.136485280999108" calcext:value-type="percentage">
            <text:p>13.65%</text:p>
          </table:table-cell>
          <table:table-cell table:formula="of:=([.P23]-[.P$4])/[.P23]" office:value-type="percentage" office:value="0.0669910179640719" calcext:value-type="percentage">
            <text:p>6.70%</text:p>
          </table:table-cell>
          <table:table-cell table:formula="of:=([.Q23]-[.Q$4])/[.Q23]" office:value-type="percentage" office:value="0.124352331606218" calcext:value-type="percentage">
            <text:p>12.44%</text:p>
          </table:table-cell>
          <table:table-cell table:formula="of:=([.R23]-[.R$4])/[.R23]" office:value-type="percentage" office:value="0.0443411631704561" calcext:value-type="percentage">
            <text:p>4.43%</text:p>
          </table:table-cell>
          <table:table-cell table:formula="of:=([.S23]-[.S$4])/[.S23]" office:value-type="percentage" office:value="0.0147411724374358" calcext:value-type="percentage">
            <text:p>1.47%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formula="of:=([.B24]-[.B$4])/[.B24]" office:value-type="percentage" office:value="0.0794841537424141" calcext:value-type="percentage">
            <text:p>7.95%</text:p>
          </table:table-cell>
          <table:table-cell table:formula="of:=([.C24]-[.C$4])/[.C24]" office:value-type="percentage" office:value="0.0897154095326238" calcext:value-type="percentage">
            <text:p>8.97%</text:p>
          </table:table-cell>
          <table:table-cell table:formula="of:=([.D24]-[.D$4])/[.D24]" office:value-type="percentage" office:value="0.0375998746670845" calcext:value-type="percentage">
            <text:p>3.76%</text:p>
          </table:table-cell>
          <table:table-cell table:formula="of:=([.E24]-[.E$4])/[.E24]" office:value-type="percentage" office:value="0.0375262480525639" calcext:value-type="percentage">
            <text:p>3.75%</text:p>
          </table:table-cell>
          <table:table-cell table:formula="of:=([.F24]-[.F$4])/[.F24]" office:value-type="percentage" office:value="0.0802253006545898" calcext:value-type="percentage">
            <text:p>8.02%</text:p>
          </table:table-cell>
          <table:table-cell table:formula="of:=([.G24]-[.G$4])/[.G24]" office:value-type="percentage" office:value="0.0323312535450935" calcext:value-type="percentage">
            <text:p>3.23%</text:p>
          </table:table-cell>
          <table:table-cell table:formula="of:=([.H24]-[.H$4])/[.H24]" office:value-type="percentage" office:value="0.0904126213592232" calcext:value-type="percentage">
            <text:p>9.04%</text:p>
          </table:table-cell>
          <table:table-cell table:formula="of:=([.I24]-[.I$4])/[.I24]" office:value-type="percentage" office:value="0.0830171093802012" calcext:value-type="percentage">
            <text:p>8.30%</text:p>
          </table:table-cell>
          <table:table-cell table:formula="of:=([.J24]-[.J$4])/[.J24]" office:value-type="percentage" office:value="0.0629210916980701" calcext:value-type="percentage">
            <text:p>6.29%</text:p>
          </table:table-cell>
          <table:table-cell table:formula="of:=([.K24]-[.K$4])/[.K24]" office:value-type="percentage" office:value="0.0645987862440998" calcext:value-type="percentage">
            <text:p>6.46%</text:p>
          </table:table-cell>
          <table:table-cell table:formula="of:=([.L24]-[.L$4])/[.L24]" office:value-type="percentage" office:value="0.0536978460611539" calcext:value-type="percentage">
            <text:p>5.37%</text:p>
          </table:table-cell>
          <table:table-cell table:formula="of:=([.M24]-[.M$4])/[.M24]" office:value-type="percentage" office:value="0.165953980859295" calcext:value-type="percentage">
            <text:p>16.60%</text:p>
          </table:table-cell>
          <table:table-cell table:formula="of:=([.N24]-[.N$4])/[.N24]" office:value-type="percentage" office:value="0.0585405699764024" calcext:value-type="percentage">
            <text:p>5.85%</text:p>
          </table:table-cell>
          <table:table-cell table:formula="of:=([.O24]-[.O$4])/[.O24]" office:value-type="percentage" office:value="0.189667543649845" calcext:value-type="percentage">
            <text:p>18.97%</text:p>
          </table:table-cell>
          <table:table-cell table:formula="of:=([.P24]-[.P$4])/[.P24]" office:value-type="percentage" office:value="0.0639549436795995" calcext:value-type="percentage">
            <text:p>6.40%</text:p>
          </table:table-cell>
          <table:table-cell table:formula="of:=([.Q24]-[.Q$4])/[.Q24]" office:value-type="percentage" office:value="0.0732049483484249" calcext:value-type="percentage">
            <text:p>7.32%</text:p>
          </table:table-cell>
          <table:table-cell table:formula="of:=([.R24]-[.R$4])/[.R24]" office:value-type="string" office:string-value="" calcext:value-type="error">
            <text:p>#DIV/0!</text:p>
          </table:table-cell>
          <table:table-cell table:formula="of:=([.S24]-[.S$4])/[.S24]" office:value-type="percentage" office:value="-0.00827953971372429" calcext:value-type="percentage">
            <text:p>-0.83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formula="of:=([.B25]-[.B$4])/[.B25]" office:value-type="percentage" office:value="0.0288991641472525" calcext:value-type="percentage">
            <text:p>2.89%</text:p>
          </table:table-cell>
          <table:table-cell table:formula="of:=([.C25]-[.C$4])/[.C25]" office:value-type="percentage" office:value="0.0381982642708714" calcext:value-type="percentage">
            <text:p>3.82%</text:p>
          </table:table-cell>
          <table:table-cell table:formula="of:=([.D25]-[.D$4])/[.D25]" office:value-type="percentage" office:value="0.0269285601140504" calcext:value-type="percentage">
            <text:p>2.69%</text:p>
          </table:table-cell>
          <table:table-cell table:formula="of:=([.E25]-[.E$4])/[.E25]" office:value-type="percentage" office:value="0.0251783754116356" calcext:value-type="percentage">
            <text:p>2.52%</text:p>
          </table:table-cell>
          <table:table-cell table:formula="of:=([.F25]-[.F$4])/[.F25]" office:value-type="percentage" office:value="0.0690292758089369" calcext:value-type="percentage">
            <text:p>6.90%</text:p>
          </table:table-cell>
          <table:table-cell table:formula="of:=([.G25]-[.G$4])/[.G25]" office:value-type="percentage" office:value="0.0402250351617439" calcext:value-type="percentage">
            <text:p>4.02%</text:p>
          </table:table-cell>
          <table:table-cell table:formula="of:=([.H25]-[.H$4])/[.H25]" office:value-type="percentage" office:value="0.0758323057953144" calcext:value-type="percentage">
            <text:p>7.58%</text:p>
          </table:table-cell>
          <table:table-cell table:formula="of:=([.I25]-[.I$4])/[.I25]" office:value-type="percentage" office:value="0.0352314912096379" calcext:value-type="percentage">
            <text:p>3.52%</text:p>
          </table:table-cell>
          <table:table-cell table:formula="of:=([.J25]-[.J$4])/[.J25]" office:value-type="percentage" office:value="0.0655887041676156" calcext:value-type="percentage">
            <text:p>6.56%</text:p>
          </table:table-cell>
          <table:table-cell table:formula="of:=([.K25]-[.K$4])/[.K25]" office:value-type="percentage" office:value="0.0527178366566512" calcext:value-type="percentage">
            <text:p>5.27%</text:p>
          </table:table-cell>
          <table:table-cell table:formula="of:=([.L25]-[.L$4])/[.L25]" office:value-type="percentage" office:value="0.0419367136866184" calcext:value-type="percentage">
            <text:p>4.19%</text:p>
          </table:table-cell>
          <table:table-cell table:formula="of:=([.M25]-[.M$4])/[.M25]" office:value-type="percentage" office:value="0.119581571971054" calcext:value-type="percentage">
            <text:p>11.96%</text:p>
          </table:table-cell>
          <table:table-cell table:formula="of:=([.N25]-[.N$4])/[.N25]" office:value-type="percentage" office:value="0.0402479644707625" calcext:value-type="percentage">
            <text:p>4.02%</text:p>
          </table:table-cell>
          <table:table-cell table:formula="of:=([.O25]-[.O$4])/[.O25]" office:value-type="percentage" office:value="0.142169894923408" calcext:value-type="percentage">
            <text:p>14.22%</text:p>
          </table:table-cell>
          <table:table-cell table:formula="of:=([.P25]-[.P$4])/[.P25]" office:value-type="percentage" office:value="0.0593044462612414" calcext:value-type="percentage">
            <text:p>5.93%</text:p>
          </table:table-cell>
          <table:table-cell table:formula="of:=([.Q25]-[.Q$4])/[.Q25]" office:value-type="percentage" office:value="0.0954692556634305" calcext:value-type="percentage">
            <text:p>9.55%</text:p>
          </table:table-cell>
          <table:table-cell table:formula="of:=([.R25]-[.R$4])/[.R25]" office:value-type="percentage" office:value="0.0390299355816597" calcext:value-type="percentage">
            <text:p>3.90%</text:p>
          </table:table-cell>
          <table:table-cell table:formula="of:=([.S25]-[.S$4])/[.S25]" office:value-type="percentage" office:value="0.0334297437277192" calcext:value-type="percentage">
            <text:p>3.34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BM coscheduling time</text:p>
          </table:table-cell>
          <table:table-cell table:style-name="Default" office:value-type="string" calcext:value-type="string">
            <text:p>2mm_STANDARD</text:p>
          </table:table-cell>
          <table:table-cell table:style-name="Default" office:value-type="string" calcext:value-type="string">
            <text:p>3mm_STANDARD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ft.A</text:p>
          </table:table-cell>
          <table:table-cell table:style-name="Default" office:value-type="string" calcext:value-type="string">
            <text:p>gemm_STANDARD</text:p>
          </table:table-cell>
          <table:table-cell table:style-name="Default" office:value-type="string" calcext:value-type="string">
            <text:p>gemver_STANDARD</text:p>
          </table:table-cell>
          <table:table-cell table:style-name="Default" office:value-type="string" calcext:value-type="string">
            <text:p>gesummv_STANDARD</text:p>
          </table:table-cell>
          <table:table-cell table:style-name="Default"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table:style-name="Default" office:value-type="string" calcext:value-type="string">
            <text:p>mvt_STANDARD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syr2k_STANDARD</text:p>
          </table:table-cell>
          <table:table-cell table:style-name="Default" office:value-type="string" calcext:value-type="string">
            <text:p>syrk_STANDARD</text:p>
          </table:table-cell>
          <table:table-cell table:style-name="Default" office:value-type="string" calcext:value-type="string">
            <text:p>trisolv_STANDARD</text:p>
          </table:table-cell>
          <table:table-cell table:style-name="Default"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formula="of:=([.B28]-[.B$5])/[.B28]" office:value-type="percentage" office:value="0.0451240376390078" calcext:value-type="percentage">
            <text:p>4.51%</text:p>
          </table:table-cell>
          <table:table-cell table:formula="of:=([.C28]-[.C$5])/[.C28]" office:value-type="percentage" office:value="0.0503649635036496" calcext:value-type="percentage">
            <text:p>5.04%</text:p>
          </table:table-cell>
          <table:table-cell table:formula="of:=([.D28]-[.D$5])/[.D28]" office:value-type="percentage" office:value="0.0498150968022628" calcext:value-type="percentage">
            <text:p>4.98%</text:p>
          </table:table-cell>
          <table:table-cell table:formula="of:=([.E28]-[.E$5])/[.E28]" office:value-type="percentage" office:value="0.0339869281045753" calcext:value-type="percentage">
            <text:p>3.40%</text:p>
          </table:table-cell>
          <table:table-cell table:formula="of:=([.F28]-[.F$5])/[.F28]" office:value-type="percentage" office:value="0.0340652575415564" calcext:value-type="percentage">
            <text:p>3.41%</text:p>
          </table:table-cell>
          <table:table-cell table:formula="of:=([.G28]-[.G$5])/[.G28]" office:value-type="percentage" office:value="0.038942406230783" calcext:value-type="percentage">
            <text:p>3.89%</text:p>
          </table:table-cell>
          <table:table-cell table:formula="of:=([.H28]-[.H$5])/[.H28]" office:value-type="percentage" office:value="0.0536236594085135" calcext:value-type="percentage">
            <text:p>5.36%</text:p>
          </table:table-cell>
          <table:table-cell table:formula="of:=([.I28]-[.I$5])/[.I28]" office:value-type="percentage" office:value="0.0460863204096562" calcext:value-type="percentage">
            <text:p>4.61%</text:p>
          </table:table-cell>
          <table:table-cell table:formula="of:=([.J28]-[.J$5])/[.J28]" office:value-type="percentage" office:value="0.0560682742879825" calcext:value-type="percentage">
            <text:p>5.61%</text:p>
          </table:table-cell>
          <table:table-cell table:formula="of:=([.K28]-[.K$5])/[.K28]" office:value-type="percentage" office:value="0.0483353611326185" calcext:value-type="percentage">
            <text:p>4.83%</text:p>
          </table:table-cell>
          <table:table-cell table:formula="of:=([.L28]-[.L$5])/[.L28]" office:value-type="percentage" office:value="0.07234132432147" calcext:value-type="percentage">
            <text:p>7.23%</text:p>
          </table:table-cell>
          <table:table-cell table:formula="of:=([.M28]-[.M$5])/[.M28]" office:value-type="percentage" office:value="0.0946460798074977" calcext:value-type="percentage">
            <text:p>9.46%</text:p>
          </table:table-cell>
          <table:table-cell table:formula="of:=([.N28]-[.N$5])/[.N28]" office:value-type="percentage" office:value="0.0375568294129256" calcext:value-type="percentage">
            <text:p>3.76%</text:p>
          </table:table-cell>
          <table:table-cell table:formula="of:=([.O28]-[.O$5])/[.O28]" office:value-type="percentage" office:value="0.113905817174515" calcext:value-type="percentage">
            <text:p>11.39%</text:p>
          </table:table-cell>
          <table:table-cell table:formula="of:=([.P28]-[.P$5])/[.P28]" office:value-type="percentage" office:value="0.0679147580163333" calcext:value-type="percentage">
            <text:p>6.79%</text:p>
          </table:table-cell>
          <table:table-cell table:formula="of:=([.Q28]-[.Q$5])/[.Q28]" office:value-type="percentage" office:value="0.0516287645974186" calcext:value-type="percentage">
            <text:p>5.16%</text:p>
          </table:table-cell>
          <table:table-cell table:formula="of:=([.R28]-[.R$5])/[.R28]" office:value-type="percentage" office:value="-0.078794288736118" calcext:value-type="percentage">
            <text:p>-7.88%</text:p>
          </table:table-cell>
          <table:table-cell table:formula="of:=([.S28]-[.S$5])/[.S28]" office:value-type="percentage" office:value="0.0524564711101232" calcext:value-type="percentage">
            <text:p>5.25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formula="of:=([.B29]-[.B$5])/[.B29]" office:value-type="percentage" office:value="0.0450219227890066" calcext:value-type="percentage">
            <text:p>4.50%</text:p>
          </table:table-cell>
          <table:table-cell table:formula="of:=([.C29]-[.C$5])/[.C29]" office:value-type="percentage" office:value="0.0488027782855054" calcext:value-type="percentage">
            <text:p>4.88%</text:p>
          </table:table-cell>
          <table:table-cell table:formula="of:=([.D29]-[.D$5])/[.D29]" office:value-type="percentage" office:value="0.0505379850016307" calcext:value-type="percentage">
            <text:p>5.05%</text:p>
          </table:table-cell>
          <table:table-cell table:formula="of:=([.E29]-[.E$5])/[.E29]" office:value-type="percentage" office:value="0.0330389270526661" calcext:value-type="percentage">
            <text:p>3.30%</text:p>
          </table:table-cell>
          <table:table-cell table:formula="of:=([.F29]-[.F$5])/[.F29]" office:value-type="percentage" office:value="0.0345605578914943" calcext:value-type="percentage">
            <text:p>3.46%</text:p>
          </table:table-cell>
          <table:table-cell table:formula="of:=([.G29]-[.G$5])/[.G29]" office:value-type="percentage" office:value="0.0384497077822238" calcext:value-type="percentage">
            <text:p>3.84%</text:p>
          </table:table-cell>
          <table:table-cell table:formula="of:=([.H29]-[.H$5])/[.H29]" office:value-type="percentage" office:value="0.0436781609195403" calcext:value-type="percentage">
            <text:p>4.37%</text:p>
          </table:table-cell>
          <table:table-cell table:formula="of:=([.I29]-[.I$5])/[.I29]" office:value-type="percentage" office:value="0.0417803905101827" calcext:value-type="percentage">
            <text:p>4.18%</text:p>
          </table:table-cell>
          <table:table-cell table:formula="of:=([.J29]-[.J$5])/[.J29]" office:value-type="percentage" office:value="0.0448840245004518" calcext:value-type="percentage">
            <text:p>4.49%</text:p>
          </table:table-cell>
          <table:table-cell table:formula="of:=([.K29]-[.K$5])/[.K29]" office:value-type="percentage" office:value="0.044636908727515" calcext:value-type="percentage">
            <text:p>4.46%</text:p>
          </table:table-cell>
          <table:table-cell table:formula="of:=([.L29]-[.L$5])/[.L29]" office:value-type="percentage" office:value="0.0741014019184147" calcext:value-type="percentage">
            <text:p>7.41%</text:p>
          </table:table-cell>
          <table:table-cell table:formula="of:=([.M29]-[.M$5])/[.M29]" office:value-type="percentage" office:value="0.0781951817068182" calcext:value-type="percentage">
            <text:p>7.82%</text:p>
          </table:table-cell>
          <table:table-cell table:formula="of:=([.N29]-[.N$5])/[.N29]" office:value-type="percentage" office:value="0.0342160071407319" calcext:value-type="percentage">
            <text:p>3.42%</text:p>
          </table:table-cell>
          <table:table-cell table:formula="of:=([.O29]-[.O$5])/[.O29]" office:value-type="percentage" office:value="0.100896629908275" calcext:value-type="percentage">
            <text:p>10.09%</text:p>
          </table:table-cell>
          <table:table-cell table:formula="of:=([.P29]-[.P$5])/[.P29]" office:value-type="percentage" office:value="0.0622182146077548" calcext:value-type="percentage">
            <text:p>6.22%</text:p>
          </table:table-cell>
          <table:table-cell table:formula="of:=([.Q29]-[.Q$5])/[.Q29]" office:value-type="percentage" office:value="0.0581892166836197" calcext:value-type="percentage">
            <text:p>5.82%</text:p>
          </table:table-cell>
          <table:table-cell table:formula="of:=([.R29]-[.R$5])/[.R29]" office:value-type="percentage" office:value="-0.0818837505303347" calcext:value-type="percentage">
            <text:p>-8.19%</text:p>
          </table:table-cell>
          <table:table-cell table:formula="of:=([.S29]-[.S$5])/[.S29]" office:value-type="percentage" office:value="0.054971795155401" calcext:value-type="percentage">
            <text:p>5.50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formula="of:=([.B30]-[.B$5])/[.B30]" office:value-type="percentage" office:value="0.0336543664105616" calcext:value-type="percentage">
            <text:p>3.37%</text:p>
          </table:table-cell>
          <table:table-cell table:formula="of:=([.C30]-[.C$5])/[.C30]" office:value-type="percentage" office:value="0.03486646884273" calcext:value-type="percentage">
            <text:p>3.49%</text:p>
          </table:table-cell>
          <table:table-cell table:formula="of:=([.D30]-[.D$5])/[.D30]" office:value-type="percentage" office:value="0.0430496220834709" calcext:value-type="percentage">
            <text:p>4.30%</text:p>
          </table:table-cell>
          <table:table-cell table:formula="of:=([.E30]-[.E$5])/[.E30]" office:value-type="percentage" office:value="0.0323003055434287" calcext:value-type="percentage">
            <text:p>3.23%</text:p>
          </table:table-cell>
          <table:table-cell table:formula="of:=([.F30]-[.F$5])/[.F30]" office:value-type="percentage" office:value="0.0341643582640812" calcext:value-type="percentage">
            <text:p>3.42%</text:p>
          </table:table-cell>
          <table:table-cell table:formula="of:=([.G30]-[.G$5])/[.G30]" office:value-type="percentage" office:value="0.0402210623272979" calcext:value-type="percentage">
            <text:p>4.02%</text:p>
          </table:table-cell>
          <table:table-cell table:formula="of:=([.H30]-[.H$5])/[.H30]" office:value-type="percentage" office:value="0.0287937743190661" calcext:value-type="percentage">
            <text:p>2.88%</text:p>
          </table:table-cell>
          <table:table-cell table:formula="of:=([.I30]-[.I$5])/[.I30]" office:value-type="percentage" office:value="0.0291427355881727" calcext:value-type="percentage">
            <text:p>2.91%</text:p>
          </table:table-cell>
          <table:table-cell table:formula="of:=([.J30]-[.J$5])/[.J30]" office:value-type="percentage" office:value="0.0447881100622614" calcext:value-type="percentage">
            <text:p>4.48%</text:p>
          </table:table-cell>
          <table:table-cell table:formula="of:=([.K30]-[.K$5])/[.K30]" office:value-type="percentage" office:value="0.033191577637175" calcext:value-type="percentage">
            <text:p>3.32%</text:p>
          </table:table-cell>
          <table:table-cell table:formula="of:=([.L30]-[.L$5])/[.L30]" office:value-type="percentage" office:value="0.079341788072529" calcext:value-type="percentage">
            <text:p>7.93%</text:p>
          </table:table-cell>
          <table:table-cell table:formula="of:=([.M30]-[.M$5])/[.M30]" office:value-type="percentage" office:value="0.0510718789407304" calcext:value-type="percentage">
            <text:p>5.11%</text:p>
          </table:table-cell>
          <table:table-cell table:formula="of:=([.N30]-[.N$5])/[.N30]" office:value-type="percentage" office:value="0.0334491315136495" calcext:value-type="percentage">
            <text:p>3.34%</text:p>
          </table:table-cell>
          <table:table-cell table:formula="of:=([.O30]-[.O$5])/[.O30]" office:value-type="percentage" office:value="0.0431062849621587" calcext:value-type="percentage">
            <text:p>4.31%</text:p>
          </table:table-cell>
          <table:table-cell table:formula="of:=([.P30]-[.P$5])/[.P30]" office:value-type="percentage" office:value="0.0683786204837266" calcext:value-type="percentage">
            <text:p>6.84%</text:p>
          </table:table-cell>
          <table:table-cell table:formula="of:=([.Q30]-[.Q$5])/[.Q30]" office:value-type="percentage" office:value="0.0485097636176793" calcext:value-type="percentage">
            <text:p>4.85%</text:p>
          </table:table-cell>
          <table:table-cell table:formula="of:=([.R30]-[.R$5])/[.R30]" office:value-type="percentage" office:value="-0.0764035457999151" calcext:value-type="percentage">
            <text:p>-7.64%</text:p>
          </table:table-cell>
          <table:table-cell table:formula="of:=([.S30]-[.S$5])/[.S30]" office:value-type="percentage" office:value="0.0491876251947495" calcext:value-type="percentage">
            <text:p>4.92%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formula="of:=([.B31]-[.B$5])/[.B31]" office:value-type="percentage" office:value="0.0337589266392557" calcext:value-type="percentage">
            <text:p>3.38%</text:p>
          </table:table-cell>
          <table:table-cell table:formula="of:=([.C31]-[.C$5])/[.C31]" office:value-type="percentage" office:value="0.0401180485105599" calcext:value-type="percentage">
            <text:p>4.01%</text:p>
          </table:table-cell>
          <table:table-cell table:formula="of:=([.D31]-[.D$5])/[.D31]" office:value-type="percentage" office:value="0.0445149294542279" calcext:value-type="percentage">
            <text:p>4.45%</text:p>
          </table:table-cell>
          <table:table-cell table:formula="of:=([.E31]-[.E$5])/[.E31]" office:value-type="percentage" office:value="0.0357725345221247" calcext:value-type="percentage">
            <text:p>3.58%</text:p>
          </table:table-cell>
          <table:table-cell table:formula="of:=([.F31]-[.F$5])/[.F31]" office:value-type="percentage" office:value="0.04066034851727" calcext:value-type="percentage">
            <text:p>4.07%</text:p>
          </table:table-cell>
          <table:table-cell table:formula="of:=([.G31]-[.G$5])/[.G31]" office:value-type="percentage" office:value="0.0346886258363316" calcext:value-type="percentage">
            <text:p>3.47%</text:p>
          </table:table-cell>
          <table:table-cell table:formula="of:=([.H31]-[.H$5])/[.H31]" office:value-type="percentage" office:value="0.0251088048208896" calcext:value-type="percentage">
            <text:p>2.51%</text:p>
          </table:table-cell>
          <table:table-cell table:formula="of:=([.I31]-[.I$5])/[.I31]" office:value-type="percentage" office:value="0.032845941936851" calcext:value-type="percentage">
            <text:p>3.28%</text:p>
          </table:table-cell>
          <table:table-cell table:formula="of:=([.J31]-[.J$5])/[.J31]" office:value-type="percentage" office:value="0.0426731078904991" calcext:value-type="percentage">
            <text:p>4.27%</text:p>
          </table:table-cell>
          <table:table-cell table:formula="of:=([.K31]-[.K$5])/[.K31]" office:value-type="percentage" office:value="0.0278473091364212" calcext:value-type="percentage">
            <text:p>2.78%</text:p>
          </table:table-cell>
          <table:table-cell table:formula="of:=([.L31]-[.L$5])/[.L31]" office:value-type="percentage" office:value="0.0791487577314184" calcext:value-type="percentage">
            <text:p>7.91%</text:p>
          </table:table-cell>
          <table:table-cell table:formula="of:=([.M31]-[.M$5])/[.M31]" office:value-type="percentage" office:value="0.0462610899873268" calcext:value-type="percentage">
            <text:p>4.63%</text:p>
          </table:table-cell>
          <table:table-cell table:formula="of:=([.N31]-[.N$5])/[.N31]" office:value-type="percentage" office:value="0.0368905152803895" calcext:value-type="percentage">
            <text:p>3.69%</text:p>
          </table:table-cell>
          <table:table-cell table:formula="of:=([.O31]-[.O$5])/[.O31]" office:value-type="percentage" office:value="0.0368734820048572" calcext:value-type="percentage">
            <text:p>3.69%</text:p>
          </table:table-cell>
          <table:table-cell table:formula="of:=([.P31]-[.P$5])/[.P31]" office:value-type="percentage" office:value="0.0492635855764328" calcext:value-type="percentage">
            <text:p>4.93%</text:p>
          </table:table-cell>
          <table:table-cell table:formula="of:=([.Q31]-[.Q$5])/[.Q31]" office:value-type="percentage" office:value="0.0385294423096875" calcext:value-type="percentage">
            <text:p>3.85%</text:p>
          </table:table-cell>
          <table:table-cell table:formula="of:=([.R31]-[.R$5])/[.R31]" office:value-type="percentage" office:value="-0.083147499203568" calcext:value-type="percentage">
            <text:p>-8.31%</text:p>
          </table:table-cell>
          <table:table-cell table:formula="of:=([.S31]-[.S$5])/[.S31]" office:value-type="percentage" office:value="0.0361632179462377" calcext:value-type="percentage">
            <text:p>3.62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formula="of:=([.B32]-[.B$5])/[.B32]" office:value-type="percentage" office:value="0.000279876854184103" calcext:value-type="percentage">
            <text:p>0.03%</text:p>
          </table:table-cell>
          <table:table-cell table:formula="of:=([.C32]-[.C$5])/[.C32]" office:value-type="percentage" office:value="-0.0000960891707505056" calcext:value-type="percentage">
            <text:p>-0.01%</text:p>
          </table:table-cell>
          <table:table-cell table:formula="of:=([.D32]-[.D$5])/[.D32]" office:value-type="percentage" office:value="0.0061584200467195" calcext:value-type="percentage">
            <text:p>0.62%</text:p>
          </table:table-cell>
          <table:table-cell table:formula="of:=([.E32]-[.E$5])/[.E32]" office:value-type="percentage" office:value="-0.0167059748427643" calcext:value-type="percentage">
            <text:p>-1.67%</text:p>
          </table:table-cell>
          <table:table-cell table:formula="of:=([.F32]-[.F$5])/[.F32]" office:value-type="percentage" office:value="-0.0171799027552709" calcext:value-type="percentage">
            <text:p>-1.72%</text:p>
          </table:table-cell>
          <table:table-cell table:formula="of:=([.G32]-[.G$5])/[.G32]" office:value-type="percentage" office:value="-0.00741218175959074" calcext:value-type="percentage">
            <text:p>-0.74%</text:p>
          </table:table-cell>
          <table:table-cell table:formula="of:=([.H32]-[.H$5])/[.H32]" office:value-type="percentage" office:value="-0.00622775800711866" calcext:value-type="percentage">
            <text:p>-0.62%</text:p>
          </table:table-cell>
          <table:table-cell table:formula="of:=([.I32]-[.I$5])/[.I32]" office:value-type="percentage" office:value="-0.00219587176108918" calcext:value-type="percentage">
            <text:p>-0.22%</text:p>
          </table:table-cell>
          <table:table-cell table:formula="of:=([.J32]-[.J$5])/[.J32]" office:value-type="percentage" office:value="0.00668337510442774" calcext:value-type="percentage">
            <text:p>0.67%</text:p>
          </table:table-cell>
          <table:table-cell table:formula="of:=([.K32]-[.K$5])/[.K32]" office:value-type="percentage" office:value="-0.0196914998359044" calcext:value-type="percentage">
            <text:p>-1.97%</text:p>
          </table:table-cell>
          <table:table-cell table:formula="of:=([.L32]-[.L$5])/[.L32]" office:value-type="percentage" office:value="0.0339821840976576" calcext:value-type="percentage">
            <text:p>3.40%</text:p>
          </table:table-cell>
          <table:table-cell table:formula="of:=([.M32]-[.M$5])/[.M32]" office:value-type="percentage" office:value="0.0557356478092668" calcext:value-type="percentage">
            <text:p>5.57%</text:p>
          </table:table-cell>
          <table:table-cell table:formula="of:=([.N32]-[.N$5])/[.N32]" office:value-type="percentage" office:value="-0.00547237996902214" calcext:value-type="percentage">
            <text:p>-0.55%</text:p>
          </table:table-cell>
          <table:table-cell table:formula="of:=([.O32]-[.O$5])/[.O32]" office:value-type="percentage" office:value="0.0452008317828614" calcext:value-type="percentage">
            <text:p>4.52%</text:p>
          </table:table-cell>
          <table:table-cell table:formula="of:=([.P32]-[.P$5])/[.P32]" office:value-type="percentage" office:value="0.0172196556068858" calcext:value-type="percentage">
            <text:p>1.72%</text:p>
          </table:table-cell>
          <table:table-cell table:formula="of:=([.Q32]-[.Q$5])/[.Q32]" office:value-type="percentage" office:value="-0.00314226893487701" calcext:value-type="percentage">
            <text:p>-0.31%</text:p>
          </table:table-cell>
          <table:table-cell table:formula="of:=([.R32]-[.R$5])/[.R32]" office:value-type="percentage" office:value="-0.140556860114056" calcext:value-type="percentage">
            <text:p>-14.06%</text:p>
          </table:table-cell>
          <table:table-cell table:formula="of:=([.S32]-[.S$5])/[.S32]" office:value-type="percentage" office:value="0.000902074771972465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formula="of:=([.B33]-[.B$5])/[.B33]" office:value-type="percentage" office:value="0.0435900182071329" calcext:value-type="percentage">
            <text:p>4.36%</text:p>
          </table:table-cell>
          <table:table-cell table:formula="of:=([.C33]-[.C$5])/[.C33]" office:value-type="percentage" office:value="0.0430305259286503" calcext:value-type="percentage">
            <text:p>4.30%</text:p>
          </table:table-cell>
          <table:table-cell table:formula="of:=([.D33]-[.D$5])/[.D33]" office:value-type="percentage" office:value="0.0436781609195403" calcext:value-type="percentage">
            <text:p>4.37%</text:p>
          </table:table-cell>
          <table:table-cell table:formula="of:=([.E33]-[.E$5])/[.E33]" office:value-type="percentage" office:value="0.0284837861524957" calcext:value-type="percentage">
            <text:p>2.85%</text:p>
          </table:table-cell>
          <table:table-cell table:formula="of:=([.F33]-[.F$5])/[.F33]" office:value-type="percentage" office:value="0.0324768756423421" calcext:value-type="percentage">
            <text:p>3.25%</text:p>
          </table:table-cell>
          <table:table-cell table:formula="of:=([.G33]-[.G$5])/[.G33]" office:value-type="percentage" office:value="0.047822113920192" calcext:value-type="percentage">
            <text:p>4.78%</text:p>
          </table:table-cell>
          <table:table-cell table:formula="of:=([.H33]-[.H$5])/[.H33]" office:value-type="percentage" office:value="0.035548686244204" calcext:value-type="percentage">
            <text:p>3.55%</text:p>
          </table:table-cell>
          <table:table-cell table:formula="of:=([.I33]-[.I$5])/[.I33]" office:value-type="percentage" office:value="0.0348910974836117" calcext:value-type="percentage">
            <text:p>3.49%</text:p>
          </table:table-cell>
          <table:table-cell table:formula="of:=([.J33]-[.J$5])/[.J33]" office:value-type="percentage" office:value="0.0496553102208013" calcext:value-type="percentage">
            <text:p>4.97%</text:p>
          </table:table-cell>
          <table:table-cell table:formula="of:=([.K33]-[.K$5])/[.K33]" office:value-type="percentage" office:value="0.0323886639676114" calcext:value-type="percentage">
            <text:p>3.24%</text:p>
          </table:table-cell>
          <table:table-cell table:formula="of:=([.L33]-[.L$5])/[.L33]" office:value-type="percentage" office:value="0.0866174482686908" calcext:value-type="percentage">
            <text:p>8.66%</text:p>
          </table:table-cell>
          <table:table-cell table:formula="of:=([.M33]-[.M$5])/[.M33]" office:value-type="percentage" office:value="0.076498261403148" calcext:value-type="percentage">
            <text:p>7.65%</text:p>
          </table:table-cell>
          <table:table-cell table:formula="of:=([.N33]-[.N$5])/[.N33]" office:value-type="percentage" office:value="0.0262973702629718" calcext:value-type="percentage">
            <text:p>2.63%</text:p>
          </table:table-cell>
          <table:table-cell table:formula="of:=([.O33]-[.O$5])/[.O33]" office:value-type="percentage" office:value="0.0669518716577544" calcext:value-type="percentage">
            <text:p>6.70%</text:p>
          </table:table-cell>
          <table:table-cell table:formula="of:=([.P33]-[.P$5])/[.P33]" office:value-type="percentage" office:value="0.0673575129533697" calcext:value-type="percentage">
            <text:p>6.74%</text:p>
          </table:table-cell>
          <table:table-cell table:formula="of:=([.Q33]-[.Q$5])/[.Q33]" office:value-type="percentage" office:value="0.0346193952033348" calcext:value-type="percentage">
            <text:p>3.46%</text:p>
          </table:table-cell>
          <table:table-cell table:formula="of:=([.R33]-[.R$5])/[.R33]" office:value-type="percentage" office:value="-0.0817690104995228" calcext:value-type="percentage">
            <text:p>-8.18%</text:p>
          </table:table-cell>
          <table:table-cell table:formula="of:=([.S33]-[.S$5])/[.S33]" office:value-type="percentage" office:value="0.0387656702025063" calcext:value-type="percentage">
            <text:p>3.88%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formula="of:=([.B34]-[.B$5])/[.B34]" office:value-type="percentage" office:value="0.0549264472430945" calcext:value-type="percentage">
            <text:p>5.49%</text:p>
          </table:table-cell>
          <table:table-cell table:formula="of:=([.C34]-[.C$5])/[.C34]" office:value-type="percentage" office:value="0.0613275613275613" calcext:value-type="percentage">
            <text:p>6.13%</text:p>
          </table:table-cell>
          <table:table-cell table:formula="of:=([.D34]-[.D$5])/[.D34]" office:value-type="percentage" office:value="0.0601398601398595" calcext:value-type="percentage">
            <text:p>6.01%</text:p>
          </table:table-cell>
          <table:table-cell table:formula="of:=([.E34]-[.E$5])/[.E34]" office:value-type="percentage" office:value="0.0371335504885994" calcext:value-type="percentage">
            <text:p>3.71%</text:p>
          </table:table-cell>
          <table:table-cell table:formula="of:=([.F34]-[.F$5])/[.F34]" office:value-type="percentage" office:value="0.0443609785808586" calcext:value-type="percentage">
            <text:p>4.44%</text:p>
          </table:table-cell>
          <table:table-cell table:formula="of:=([.G34]-[.G$5])/[.G34]" office:value-type="percentage" office:value="0.0346886258363316" calcext:value-type="percentage">
            <text:p>3.47%</text:p>
          </table:table-cell>
          <table:table-cell table:formula="of:=([.H34]-[.H$5])/[.H34]" office:value-type="percentage" office:value="0.080951341915777" calcext:value-type="percentage">
            <text:p>8.10%</text:p>
          </table:table-cell>
          <table:table-cell table:formula="of:=([.I34]-[.I$5])/[.I34]" office:value-type="percentage" office:value="0.0525223167946855" calcext:value-type="percentage">
            <text:p>5.25%</text:p>
          </table:table-cell>
          <table:table-cell table:formula="of:=([.J34]-[.J$5])/[.J34]" office:value-type="percentage" office:value="0.0717283107250902" calcext:value-type="percentage">
            <text:p>7.17%</text:p>
          </table:table-cell>
          <table:table-cell table:formula="of:=([.K34]-[.K$5])/[.K34]" office:value-type="percentage" office:value="0.0963134124566751" calcext:value-type="percentage">
            <text:p>9.63%</text:p>
          </table:table-cell>
          <table:table-cell table:formula="of:=([.L34]-[.L$5])/[.L34]" office:value-type="percentage" office:value="0.0789556464296949" calcext:value-type="percentage">
            <text:p>7.90%</text:p>
          </table:table-cell>
          <table:table-cell table:formula="of:=([.M34]-[.M$5])/[.M34]" office:value-type="percentage" office:value="0.177033492822967" calcext:value-type="percentage">
            <text:p>17.70%</text:p>
          </table:table-cell>
          <table:table-cell table:formula="of:=([.N34]-[.N$5])/[.N34]" office:value-type="percentage" office:value="0.0497658079625292" calcext:value-type="percentage">
            <text:p>4.98%</text:p>
          </table:table-cell>
          <table:table-cell table:formula="of:=([.O34]-[.O$5])/[.O34]" office:value-type="percentage" office:value="0.191683344451857" calcext:value-type="percentage">
            <text:p>19.17%</text:p>
          </table:table-cell>
          <table:table-cell table:formula="of:=([.P34]-[.P$5])/[.P34]" office:value-type="percentage" office:value="0.096699478865084" calcext:value-type="percentage">
            <text:p>9.67%</text:p>
          </table:table-cell>
          <table:table-cell table:formula="of:=([.Q34]-[.Q$5])/[.Q34]" office:value-type="percentage" office:value="0.116603053435116" calcext:value-type="percentage">
            <text:p>11.66%</text:p>
          </table:table-cell>
          <table:table-cell table:formula="of:=([.R34]-[.R$5])/[.R34]" office:value-type="percentage" office:value="-0.0649404886197532" calcext:value-type="percentage">
            <text:p>-6.49%</text:p>
          </table:table-cell>
          <table:table-cell table:formula="of:=([.S34]-[.S$5])/[.S34]" office:value-type="percentage" office:value="0.112588284171169" calcext:value-type="percentage">
            <text:p>11.26%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formula="of:=([.B35]-[.B$5])/[.B35]" office:value-type="percentage" office:value="0.0432826226698093" calcext:value-type="percentage">
            <text:p>4.33%</text:p>
          </table:table-cell>
          <table:table-cell table:formula="of:=([.C35]-[.C$5])/[.C35]" office:value-type="percentage" office:value="0.0494109051054891" calcext:value-type="percentage">
            <text:p>4.94%</text:p>
          </table:table-cell>
          <table:table-cell table:formula="of:=([.D35]-[.D$5])/[.D35]" office:value-type="percentage" office:value="0.0497117371913411" calcext:value-type="percentage">
            <text:p>4.97%</text:p>
          </table:table-cell>
          <table:table-cell table:formula="of:=([.E35]-[.E$5])/[.E35]" office:value-type="percentage" office:value="0.0315605547668472" calcext:value-type="percentage">
            <text:p>3.16%</text:p>
          </table:table-cell>
          <table:table-cell table:formula="of:=([.F35]-[.F$5])/[.F35]" office:value-type="percentage" office:value="0.0367338585899938" calcext:value-type="percentage">
            <text:p>3.67%</text:p>
          </table:table-cell>
          <table:table-cell table:formula="of:=([.G35]-[.G$5])/[.G35]" office:value-type="percentage" office:value="0.036869672383692" calcext:value-type="percentage">
            <text:p>3.69%</text:p>
          </table:table-cell>
          <table:table-cell table:formula="of:=([.H35]-[.H$5])/[.H35]" office:value-type="percentage" office:value="0.0440967283072542" calcext:value-type="percentage">
            <text:p>4.41%</text:p>
          </table:table-cell>
          <table:table-cell table:formula="of:=([.I35]-[.I$5])/[.I35]" office:value-type="percentage" office:value="0.0514392601059961" calcext:value-type="percentage">
            <text:p>5.14%</text:p>
          </table:table-cell>
          <table:table-cell table:formula="of:=([.J35]-[.J$5])/[.J35]" office:value-type="percentage" office:value="0.0462248069788429" calcext:value-type="percentage">
            <text:p>4.62%</text:p>
          </table:table-cell>
          <table:table-cell table:formula="of:=([.K35]-[.K$5])/[.K35]" office:value-type="percentage" office:value="0.0444247001332737" calcext:value-type="percentage">
            <text:p>4.44%</text:p>
          </table:table-cell>
          <table:table-cell table:formula="of:=([.L35]-[.L$5])/[.L35]" office:value-type="percentage" office:value="0.0754657404483739" calcext:value-type="percentage">
            <text:p>7.55%</text:p>
          </table:table-cell>
          <table:table-cell table:formula="of:=([.M35]-[.M$5])/[.M35]" office:value-type="percentage" office:value="0.076120319214239" calcext:value-type="percentage">
            <text:p>7.61%</text:p>
          </table:table-cell>
          <table:table-cell table:formula="of:=([.N35]-[.N$5])/[.N35]" office:value-type="percentage" office:value="0.0381272224417207" calcext:value-type="percentage">
            <text:p>3.81%</text:p>
          </table:table-cell>
          <table:table-cell table:formula="of:=([.O35]-[.O$5])/[.O35]" office:value-type="percentage" office:value="0.0996904024767801" calcext:value-type="percentage">
            <text:p>9.97%</text:p>
          </table:table-cell>
          <table:table-cell table:formula="of:=([.P35]-[.P$5])/[.P35]" office:value-type="percentage" office:value="0.061748195669609" calcext:value-type="percentage">
            <text:p>6.17%</text:p>
          </table:table-cell>
          <table:table-cell table:formula="of:=([.Q35]-[.Q$5])/[.Q35]" office:value-type="percentage" office:value="0.0594330996647364" calcext:value-type="percentage">
            <text:p>5.94%</text:p>
          </table:table-cell>
          <table:table-cell table:formula="of:=([.R35]-[.R$5])/[.R35]" office:value-type="percentage" office:value="-0.0808519656670547" calcext:value-type="percentage">
            <text:p>-8.09%</text:p>
          </table:table-cell>
          <table:table-cell table:formula="of:=([.S35]-[.S$5])/[.S35]" office:value-type="percentage" office:value="0.0552852720035362" calcext:value-type="percentage">
            <text:p>5.53%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formula="of:=([.B36]-[.B$5])/[.B36]" office:value-type="percentage" office:value="0.0549264472430945" calcext:value-type="percentage">
            <text:p>5.49%</text:p>
          </table:table-cell>
          <table:table-cell table:formula="of:=([.C36]-[.C$5])/[.C36]" office:value-type="percentage" office:value="0.0620888528431108" calcext:value-type="percentage">
            <text:p>6.21%</text:p>
          </table:table-cell>
          <table:table-cell table:formula="of:=([.D36]-[.D$5])/[.D36]" office:value-type="percentage" office:value="0.0588235294117647" calcext:value-type="percentage">
            <text:p>5.88%</text:p>
          </table:table-cell>
          <table:table-cell table:formula="of:=([.E36]-[.E$5])/[.E36]" office:value-type="percentage" office:value="0.0384907296974975" calcext:value-type="percentage">
            <text:p>3.85%</text:p>
          </table:table-cell>
          <table:table-cell table:formula="of:=([.F36]-[.F$5])/[.F36]" office:value-type="percentage" office:value="0.0470695414515668" calcext:value-type="percentage">
            <text:p>4.71%</text:p>
          </table:table-cell>
          <table:table-cell table:formula="of:=([.G36]-[.G$5])/[.G36]" office:value-type="percentage" office:value="0.0377590806484721" calcext:value-type="percentage">
            <text:p>3.78%</text:p>
          </table:table-cell>
          <table:table-cell table:formula="of:=([.H36]-[.H$5])/[.H36]" office:value-type="percentage" office:value="0.0664893617021269" calcext:value-type="percentage">
            <text:p>6.65%</text:p>
          </table:table-cell>
          <table:table-cell table:formula="of:=([.I36]-[.I$5])/[.I36]" office:value-type="percentage" office:value="0.0549746350553888" calcext:value-type="percentage">
            <text:p>5.50%</text:p>
          </table:table-cell>
          <table:table-cell table:formula="of:=([.J36]-[.J$5])/[.J36]" office:value-type="percentage" office:value="0.0635030028551737" calcext:value-type="percentage">
            <text:p>6.35%</text:p>
          </table:table-cell>
          <table:table-cell table:formula="of:=([.K36]-[.K$5])/[.K36]" office:value-type="percentage" office:value="0.0778135048231512" calcext:value-type="percentage">
            <text:p>7.78%</text:p>
          </table:table-cell>
          <table:table-cell table:formula="of:=([.L36]-[.L$5])/[.L36]" office:value-type="percentage" office:value="0.0818438381937911" calcext:value-type="percentage">
            <text:p>8.18%</text:p>
          </table:table-cell>
          <table:table-cell table:formula="of:=([.M36]-[.M$5])/[.M36]" office:value-type="percentage" office:value="0.147577092511011" calcext:value-type="percentage">
            <text:p>14.76%</text:p>
          </table:table-cell>
          <table:table-cell table:formula="of:=([.N36]-[.N$5])/[.N36]" office:value-type="percentage" office:value="0.0391711889491879" calcext:value-type="percentage">
            <text:p>3.92%</text:p>
          </table:table-cell>
          <table:table-cell table:formula="of:=([.O36]-[.O$5])/[.O36]" office:value-type="percentage" office:value="0.160331793364133" calcext:value-type="percentage">
            <text:p>16.03%</text:p>
          </table:table-cell>
          <table:table-cell table:formula="of:=([.P36]-[.P$5])/[.P36]" office:value-type="percentage" office:value="0.0873634945397799" calcext:value-type="percentage">
            <text:p>8.74%</text:p>
          </table:table-cell>
          <table:table-cell table:formula="of:=([.Q36]-[.Q$5])/[.Q36]" office:value-type="percentage" office:value="0.0995039393055151" calcext:value-type="percentage">
            <text:p>9.95%</text:p>
          </table:table-cell>
          <table:table-cell table:formula="of:=([.R36]-[.R$5])/[.R36]" office:value-type="percentage" office:value="-0.0708661417322835" calcext:value-type="percentage">
            <text:p>-7.09%</text:p>
          </table:table-cell>
          <table:table-cell table:formula="of:=([.S36]-[.S$5])/[.S36]" office:value-type="percentage" office:value="0.0893199744191024" calcext:value-type="percentage">
            <text:p>8.93%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formula="of:=([.B37]-[.B$5])/[.B37]" office:value-type="percentage" office:value="0.0631556861099455" calcext:value-type="percentage">
            <text:p>6.32%</text:p>
          </table:table-cell>
          <table:table-cell table:formula="of:=([.C37]-[.C$5])/[.C37]" office:value-type="percentage" office:value="0.0744330813694976" calcext:value-type="percentage">
            <text:p>7.44%</text:p>
          </table:table-cell>
          <table:table-cell table:formula="of:=([.D37]-[.D$5])/[.D37]" office:value-type="percentage" office:value="0.0522889997830326" calcext:value-type="percentage">
            <text:p>5.23%</text:p>
          </table:table-cell>
          <table:table-cell table:formula="of:=([.E37]-[.E$5])/[.E37]" office:value-type="percentage" office:value="0.0446024563671623" calcext:value-type="percentage">
            <text:p>4.46%</text:p>
          </table:table-cell>
          <table:table-cell table:formula="of:=([.F37]-[.F$5])/[.F37]" office:value-type="percentage" office:value="0.0322779605263167" calcext:value-type="percentage">
            <text:p>3.23%</text:p>
          </table:table-cell>
          <table:table-cell table:formula="of:=([.G37]-[.G$5])/[.G37]" office:value-type="percentage" office:value="0.0273802115743591" calcext:value-type="percentage">
            <text:p>2.74%</text:p>
          </table:table-cell>
          <table:table-cell table:formula="of:=([.H37]-[.H$5])/[.H37]" office:value-type="percentage" office:value="0.0968603874415485" calcext:value-type="percentage">
            <text:p>9.69%</text:p>
          </table:table-cell>
          <table:table-cell table:formula="of:=([.I37]-[.I$5])/[.I37]" office:value-type="percentage" office:value="0.0597445405850844" calcext:value-type="percentage">
            <text:p>5.97%</text:p>
          </table:table-cell>
          <table:table-cell table:formula="of:=([.J37]-[.J$5])/[.J37]" office:value-type="percentage" office:value="0.0709122875561632" calcext:value-type="percentage">
            <text:p>7.09%</text:p>
          </table:table-cell>
          <table:table-cell table:formula="of:=([.K37]-[.K$5])/[.K37]" office:value-type="percentage" office:value="0.0896201460162942" calcext:value-type="percentage">
            <text:p>8.96%</text:p>
          </table:table-cell>
          <table:table-cell table:formula="of:=([.L37]-[.L$5])/[.L37]" office:value-type="percentage" office:value="0.0621396540679051" calcext:value-type="percentage">
            <text:p>6.21%</text:p>
          </table:table-cell>
          <table:table-cell table:formula="of:=([.M37]-[.M$5])/[.M37]" office:value-type="percentage" office:value="0.20509397144911" calcext:value-type="percentage">
            <text:p>20.51%</text:p>
          </table:table-cell>
          <table:table-cell table:formula="of:=([.N37]-[.N$5])/[.N37]" office:value-type="percentage" office:value="0.0377470355731244" calcext:value-type="percentage">
            <text:p>3.77%</text:p>
          </table:table-cell>
          <table:table-cell table:formula="of:=([.O37]-[.O$5])/[.O37]" office:value-type="percentage" office:value="0.231582285170701" calcext:value-type="percentage">
            <text:p>23.16%</text:p>
          </table:table-cell>
          <table:table-cell table:formula="of:=([.P37]-[.P$5])/[.P37]" office:value-type="percentage" office:value="0.078830823737821" calcext:value-type="percentage">
            <text:p>7.88%</text:p>
          </table:table-cell>
          <table:table-cell table:formula="of:=([.Q37]-[.Q$5])/[.Q37]" office:value-type="percentage" office:value="0.0985394352482977" calcext:value-type="percentage">
            <text:p>9.85%</text:p>
          </table:table-cell>
          <table:table-cell table:formula="of:=([.R37]-[.R$5])/[.R37]" office:value-type="percentage" office:value="-0.0641627543035994" calcext:value-type="percentage">
            <text:p>-6.42%</text:p>
          </table:table-cell>
          <table:table-cell table:formula="of:=([.S37]-[.S$5])/[.S37]" office:value-type="percentage" office:value="0.0936671263392402" calcext:value-type="percentage">
            <text:p>9.37%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formula="of:=([.B38]-[.B$5])/[.B38]" office:value-type="percentage" office:value="0.0139134275618374" calcext:value-type="percentage">
            <text:p>1.39%</text:p>
          </table:table-cell>
          <table:table-cell table:formula="of:=([.C38]-[.C$5])/[.C38]" office:value-type="percentage" office:value="0.0175571077968661" calcext:value-type="percentage">
            <text:p>1.76%</text:p>
          </table:table-cell>
          <table:table-cell table:formula="of:=([.D38]-[.D$5])/[.D38]" office:value-type="percentage" office:value="0.0206131631265035" calcext:value-type="percentage">
            <text:p>2.06%</text:p>
          </table:table-cell>
          <table:table-cell table:formula="of:=([.E38]-[.E$5])/[.E38]" office:value-type="percentage" office:value="0.0056703507928871" calcext:value-type="percentage">
            <text:p>0.57%</text:p>
          </table:table-cell>
          <table:table-cell table:formula="of:=([.F38]-[.F$5])/[.F38]" office:value-type="percentage" office:value="0.00169671261930206" calcext:value-type="percentage">
            <text:p>0.17%</text:p>
          </table:table-cell>
          <table:table-cell table:formula="of:=([.G38]-[.G$5])/[.G38]" office:value-type="percentage" office:value="0.0196529374869339" calcext:value-type="percentage">
            <text:p>1.97%</text:p>
          </table:table-cell>
          <table:table-cell table:formula="of:=([.H38]-[.H$5])/[.H38]" office:value-type="percentage" office:value="0.0090899134815456" calcext:value-type="percentage">
            <text:p>0.91%</text:p>
          </table:table-cell>
          <table:table-cell table:formula="of:=([.I38]-[.I$5])/[.I38]" office:value-type="percentage" office:value="0.00933362274799218" calcext:value-type="percentage">
            <text:p>0.93%</text:p>
          </table:table-cell>
          <table:table-cell table:formula="of:=([.J38]-[.J$5])/[.J38]" office:value-type="percentage" office:value="0.0179640718562874" calcext:value-type="percentage">
            <text:p>1.80%</text:p>
          </table:table-cell>
          <table:table-cell table:formula="of:=([.K38]-[.K$5])/[.K38]" office:value-type="percentage" office:value="0.00501707941930024" calcext:value-type="percentage">
            <text:p>0.50%</text:p>
          </table:table-cell>
          <table:table-cell table:formula="of:=([.L38]-[.L$5])/[.L38]" office:value-type="percentage" office:value="0.0513014364402203" calcext:value-type="percentage">
            <text:p>5.13%</text:p>
          </table:table-cell>
          <table:table-cell table:formula="of:=([.M38]-[.M$5])/[.M38]" office:value-type="percentage" office:value="0.0393617021276575" calcext:value-type="percentage">
            <text:p>3.94%</text:p>
          </table:table-cell>
          <table:table-cell table:formula="of:=([.N38]-[.N$5])/[.N38]" office:value-type="percentage" office:value="0.00459981600735966" calcext:value-type="percentage">
            <text:p>0.46%</text:p>
          </table:table-cell>
          <table:table-cell table:formula="of:=([.O38]-[.O$5])/[.O38]" office:value-type="percentage" office:value="0.0378294915628098" calcext:value-type="percentage">
            <text:p>3.78%</text:p>
          </table:table-cell>
          <table:table-cell table:formula="of:=([.P38]-[.P$5])/[.P38]" office:value-type="percentage" office:value="0.0330578512396675" calcext:value-type="percentage">
            <text:p>3.31%</text:p>
          </table:table-cell>
          <table:table-cell table:formula="of:=([.Q38]-[.Q$5])/[.Q38]" office:value-type="percentage" office:value="0.0126906259997846" calcext:value-type="percentage">
            <text:p>1.27%</text:p>
          </table:table-cell>
          <table:table-cell table:formula="of:=([.R38]-[.R$5])/[.R38]" office:value-type="percentage" office:value="-0.114388725008194" calcext:value-type="percentage">
            <text:p>-11.44%</text:p>
          </table:table-cell>
          <table:table-cell table:formula="of:=([.S38]-[.S$5])/[.S38]" office:value-type="percentage" office:value="0.0135576447303324" calcext:value-type="percentage">
            <text:p>1.36%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formula="of:=([.B39]-[.B$5])/[.B39]" office:value-type="percentage" office:value="0.231662723166272" calcext:value-type="percentage">
            <text:p>23.17%</text:p>
          </table:table-cell>
          <table:table-cell table:formula="of:=([.C39]-[.C$5])/[.C39]" office:value-type="percentage" office:value="0.239255433193645" calcext:value-type="percentage">
            <text:p>23.93%</text:p>
          </table:table-cell>
          <table:table-cell table:formula="of:=([.D39]-[.D$5])/[.D39]" office:value-type="percentage" office:value="0.200427122263748" calcext:value-type="percentage">
            <text:p>20.04%</text:p>
          </table:table-cell>
          <table:table-cell table:formula="of:=([.E39]-[.E$5])/[.E39]" office:value-type="percentage" office:value="0.136514118792601" calcext:value-type="percentage">
            <text:p>13.65%</text:p>
          </table:table-cell>
          <table:table-cell table:formula="of:=([.F39]-[.F$5])/[.F39]" office:value-type="percentage" office:value="0.250639647937773" calcext:value-type="percentage">
            <text:p>25.06%</text:p>
          </table:table-cell>
          <table:table-cell table:formula="of:=([.G39]-[.G$5])/[.G39]" office:value-type="percentage" office:value="0.104714853399205" calcext:value-type="percentage">
            <text:p>10.47%</text:p>
          </table:table-cell>
          <table:table-cell table:formula="of:=([.H39]-[.H$5])/[.H39]" office:value-type="percentage" office:value="0.336986914215412" calcext:value-type="percentage">
            <text:p>33.70%</text:p>
          </table:table-cell>
          <table:table-cell table:formula="of:=([.I39]-[.I$5])/[.I39]" office:value-type="percentage" office:value="0.221492537313433" calcext:value-type="percentage">
            <text:p>22.15%</text:p>
          </table:table-cell>
          <table:table-cell table:formula="of:=([.J39]-[.J$5])/[.J39]" office:value-type="percentage" office:value="0.25267127592709" calcext:value-type="percentage">
            <text:p>25.27%</text:p>
          </table:table-cell>
          <table:table-cell table:formula="of:=([.K39]-[.K$5])/[.K39]" office:value-type="percentage" office:value="0.411812961443806" calcext:value-type="percentage">
            <text:p>41.18%</text:p>
          </table:table-cell>
          <table:table-cell table:formula="of:=([.L39]-[.L$5])/[.L39]" office:value-type="percentage" office:value="0.175984990619137" calcext:value-type="percentage">
            <text:p>17.60%</text:p>
          </table:table-cell>
          <table:table-cell table:formula="of:=([.M39]-[.M$5])/[.M39]" office:value-type="percentage" office:value="0.430337822918967" calcext:value-type="percentage">
            <text:p>43.03%</text:p>
          </table:table-cell>
          <table:table-cell table:formula="of:=([.N39]-[.N$5])/[.N39]" office:value-type="percentage" office:value="0.220086496876502" calcext:value-type="percentage">
            <text:p>22.01%</text:p>
          </table:table-cell>
          <table:table-cell table:formula="of:=([.O39]-[.O$5])/[.O39]" office:value-type="percentage" office:value="0.481560717196413" calcext:value-type="percentage">
            <text:p>48.16%</text:p>
          </table:table-cell>
          <table:table-cell table:formula="of:=([.P39]-[.P$5])/[.P39]" office:value-type="percentage" office:value="0.412982126058326" calcext:value-type="percentage">
            <text:p>41.30%</text:p>
          </table:table-cell>
          <table:table-cell table:formula="of:=([.Q39]-[.Q$5])/[.Q39]" office:value-type="percentage" office:value="0.535567372328684" calcext:value-type="percentage">
            <text:p>53.56%</text:p>
          </table:table-cell>
          <table:table-cell table:formula="of:=([.R39]-[.R$5])/[.R39]" office:value-type="percentage" office:value="0.10432033719705" calcext:value-type="percentage">
            <text:p>10.43%</text:p>
          </table:table-cell>
          <table:table-cell table:formula="of:=([.S39]-[.S$5])/[.S39]" office:value-type="percentage" office:value="0.530961791831357" calcext:value-type="percentage">
            <text:p>53.10%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formula="of:=([.B40]-[.B$5])/[.B40]" office:value-type="percentage" office:value="0.0477713798251227" calcext:value-type="percentage">
            <text:p>4.78%</text:p>
          </table:table-cell>
          <table:table-cell table:formula="of:=([.C40]-[.C$5])/[.C40]" office:value-type="percentage" office:value="0.0509710951034923" calcext:value-type="percentage">
            <text:p>5.10%</text:p>
          </table:table-cell>
          <table:table-cell table:formula="of:=([.D40]-[.D$5])/[.D40]" office:value-type="percentage" office:value="0.0511567285760832" calcext:value-type="percentage">
            <text:p>5.12%</text:p>
          </table:table-cell>
          <table:table-cell table:formula="of:=([.E40]-[.E$5])/[.E40]" office:value-type="percentage" office:value="0.0328280074162962" calcext:value-type="percentage">
            <text:p>3.28%</text:p>
          </table:table-cell>
          <table:table-cell table:formula="of:=([.F40]-[.F$5])/[.F40]" office:value-type="percentage" office:value="0.0380134886572624" calcext:value-type="percentage">
            <text:p>3.80%</text:p>
          </table:table-cell>
          <table:table-cell table:formula="of:=([.G40]-[.G$5])/[.G40]" office:value-type="percentage" office:value="0.0343904448105426" calcext:value-type="percentage">
            <text:p>3.44%</text:p>
          </table:table-cell>
          <table:table-cell table:formula="of:=([.H40]-[.H$5])/[.H40]" office:value-type="percentage" office:value="0.0522052205220516" calcext:value-type="percentage">
            <text:p>5.22%</text:p>
          </table:table-cell>
          <table:table-cell table:formula="of:=([.I40]-[.I$5])/[.I40]" office:value-type="percentage" office:value="0.0429859509331096" calcext:value-type="percentage">
            <text:p>4.30%</text:p>
          </table:table-cell>
          <table:table-cell table:formula="of:=([.J40]-[.J$5])/[.J40]" office:value-type="percentage" office:value="0.050888046298144" calcext:value-type="percentage">
            <text:p>5.09%</text:p>
          </table:table-cell>
          <table:table-cell table:formula="of:=([.K40]-[.K$5])/[.K40]" office:value-type="percentage" office:value="0.0481247925655493" calcext:value-type="percentage">
            <text:p>4.81%</text:p>
          </table:table-cell>
          <table:table-cell table:formula="of:=([.L40]-[.L$5])/[.L40]" office:value-type="percentage" office:value="0.0783758262511804" calcext:value-type="percentage">
            <text:p>7.84%</text:p>
          </table:table-cell>
          <table:table-cell table:formula="of:=([.M40]-[.M$5])/[.M40]" office:value-type="percentage" office:value="0.119110330699443" calcext:value-type="percentage">
            <text:p>11.91%</text:p>
          </table:table-cell>
          <table:table-cell table:formula="of:=([.N40]-[.N$5])/[.N40]" office:value-type="percentage" office:value="0.047255650132081" calcext:value-type="percentage">
            <text:p>4.73%</text:p>
          </table:table-cell>
          <table:table-cell table:formula="of:=([.O40]-[.O$5])/[.O40]" office:value-type="percentage" office:value="0.124575807334429" calcext:value-type="percentage">
            <text:p>12.46%</text:p>
          </table:table-cell>
          <table:table-cell table:formula="of:=([.P40]-[.P$5])/[.P40]" office:value-type="percentage" office:value="0.0640935906409341" calcext:value-type="percentage">
            <text:p>6.41%</text:p>
          </table:table-cell>
          <table:table-cell table:formula="of:=([.Q40]-[.Q$5])/[.Q40]" office:value-type="percentage" office:value="0.0659806295399516" calcext:value-type="percentage">
            <text:p>6.60%</text:p>
          </table:table-cell>
          <table:table-cell table:formula="of:=([.R40]-[.R$5])/[.R40]" office:value-type="percentage" office:value="-0.0785661414825002" calcext:value-type="percentage">
            <text:p>-7.86%</text:p>
          </table:table-cell>
          <table:table-cell table:formula="of:=([.S40]-[.S$5])/[.S40]" office:value-type="percentage" office:value="0.0663315484646507" calcext:value-type="percentage">
            <text:p>6.63%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formula="of:=([.B41]-[.B$5])/[.B41]" office:value-type="percentage" office:value="0.204099821746881" calcext:value-type="percentage">
            <text:p>20.41%</text:p>
          </table:table-cell>
          <table:table-cell table:formula="of:=([.C41]-[.C$5])/[.C41]" office:value-type="percentage" office:value="0.215950180795501" calcext:value-type="percentage">
            <text:p>21.60%</text:p>
          </table:table-cell>
          <table:table-cell table:formula="of:=([.D41]-[.D$5])/[.D41]" office:value-type="percentage" office:value="0.162761894932397" calcext:value-type="percentage">
            <text:p>16.28%</text:p>
          </table:table-cell>
          <table:table-cell table:formula="of:=([.E41]-[.E$5])/[.E41]" office:value-type="percentage" office:value="0.125357530328433" calcext:value-type="percentage">
            <text:p>12.54%</text:p>
          </table:table-cell>
          <table:table-cell table:formula="of:=([.F41]-[.F$5])/[.F41]" office:value-type="percentage" office:value="0.195384615384615" calcext:value-type="percentage">
            <text:p>19.54%</text:p>
          </table:table-cell>
          <table:table-cell table:formula="of:=([.G41]-[.G$5])/[.G41]" office:value-type="percentage" office:value="0.105483420967915" calcext:value-type="percentage">
            <text:p>10.55%</text:p>
          </table:table-cell>
          <table:table-cell table:formula="of:=([.H41]-[.H$5])/[.H41]" office:value-type="percentage" office:value="0.311865902073224" calcext:value-type="percentage">
            <text:p>31.19%</text:p>
          </table:table-cell>
          <table:table-cell table:formula="of:=([.I41]-[.I$5])/[.I41]" office:value-type="percentage" office:value="0.20181881776845" calcext:value-type="percentage">
            <text:p>20.18%</text:p>
          </table:table-cell>
          <table:table-cell table:formula="of:=([.J41]-[.J$5])/[.J41]" office:value-type="percentage" office:value="0.213450937155459" calcext:value-type="percentage">
            <text:p>21.35%</text:p>
          </table:table-cell>
          <table:table-cell table:formula="of:=([.K41]-[.K$5])/[.K41]" office:value-type="percentage" office:value="0.3597499720951" calcext:value-type="percentage">
            <text:p>35.97%</text:p>
          </table:table-cell>
          <table:table-cell table:formula="of:=([.L41]-[.L$5])/[.L41]" office:value-type="percentage" office:value="0.163428571428571" calcext:value-type="percentage">
            <text:p>16.34%</text:p>
          </table:table-cell>
          <table:table-cell table:formula="of:=([.M41]-[.M$5])/[.M41]" office:value-type="percentage" office:value="0.38647388947018" calcext:value-type="percentage">
            <text:p>38.65%</text:p>
          </table:table-cell>
          <table:table-cell table:formula="of:=([.N41]-[.N$5])/[.N41]" office:value-type="percentage" office:value="0.171516079632466" calcext:value-type="percentage">
            <text:p>17.15%</text:p>
          </table:table-cell>
          <table:table-cell table:formula="of:=([.O41]-[.O$5])/[.O41]" office:value-type="percentage" office:value="0.445401046207497" calcext:value-type="percentage">
            <text:p>44.54%</text:p>
          </table:table-cell>
          <table:table-cell table:formula="of:=([.P41]-[.P$5])/[.P41]" office:value-type="percentage" office:value="0.362354383813611" calcext:value-type="percentage">
            <text:p>36.24%</text:p>
          </table:table-cell>
          <table:table-cell table:formula="of:=([.Q41]-[.Q$5])/[.Q41]" office:value-type="percentage" office:value="0.497284969591659" calcext:value-type="percentage">
            <text:p>49.73%</text:p>
          </table:table-cell>
          <table:table-cell table:formula="of:=([.R41]-[.R$5])/[.R41]" office:value-type="percentage" office:value="0.0695128626163109" calcext:value-type="percentage">
            <text:p>6.95%</text:p>
          </table:table-cell>
          <table:table-cell table:formula="of:=([.S41]-[.S$5])/[.S41]" office:value-type="percentage" office:value="0.503443466131985" calcext:value-type="percentage">
            <text:p>50.34%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formula="of:=([.B42]-[.B$5])/[.B42]" office:value-type="percentage" office:value="0.0715325431482637" calcext:value-type="percentage">
            <text:p>7.15%</text:p>
          </table:table-cell>
          <table:table-cell table:formula="of:=([.C42]-[.C$5])/[.C42]" office:value-type="percentage" office:value="0.0747622010845408" calcext:value-type="percentage">
            <text:p>7.48%</text:p>
          </table:table-cell>
          <table:table-cell table:formula="of:=([.D42]-[.D$5])/[.D42]" office:value-type="percentage" office:value="0.0781893004115234" calcext:value-type="percentage">
            <text:p>7.82%</text:p>
          </table:table-cell>
          <table:table-cell table:formula="of:=([.E42]-[.E$5])/[.E42]" office:value-type="percentage" office:value="0.0802738021157437" calcext:value-type="percentage">
            <text:p>8.03%</text:p>
          </table:table-cell>
          <table:table-cell table:formula="of:=([.F42]-[.F$5])/[.F42]" office:value-type="percentage" office:value="0.0674244957093502" calcext:value-type="percentage">
            <text:p>6.74%</text:p>
          </table:table-cell>
          <table:table-cell table:formula="of:=([.G42]-[.G$5])/[.G42]" office:value-type="percentage" office:value="0.0772636705778172" calcext:value-type="percentage">
            <text:p>7.73%</text:p>
          </table:table-cell>
          <table:table-cell table:formula="of:=([.H42]-[.H$5])/[.H42]" office:value-type="percentage" office:value="0.0660753880266073" calcext:value-type="percentage">
            <text:p>6.61%</text:p>
          </table:table-cell>
          <table:table-cell table:formula="of:=([.I42]-[.I$5])/[.I42]" office:value-type="percentage" office:value="0.0619669098756551" calcext:value-type="percentage">
            <text:p>6.20%</text:p>
          </table:table-cell>
          <table:table-cell table:formula="of:=([.J42]-[.J$5])/[.J42]" office:value-type="percentage" office:value="0.0814479638009039" calcext:value-type="percentage">
            <text:p>8.14%</text:p>
          </table:table-cell>
          <table:table-cell table:formula="of:=([.K42]-[.K$5])/[.K42]" office:value-type="percentage" office:value="0.0691333982473223" calcext:value-type="percentage">
            <text:p>6.91%</text:p>
          </table:table-cell>
          <table:table-cell table:formula="of:=([.L42]-[.L$5])/[.L42]" office:value-type="percentage" office:value="0.0818438381937911" calcext:value-type="percentage">
            <text:p>8.18%</text:p>
          </table:table-cell>
          <table:table-cell table:formula="of:=([.M42]-[.M$5])/[.M42]" office:value-type="percentage" office:value="0.139808846410315" calcext:value-type="percentage">
            <text:p>13.98%</text:p>
          </table:table-cell>
          <table:table-cell table:formula="of:=([.N42]-[.N$5])/[.N42]" office:value-type="percentage" office:value="0.0598571152732169" calcext:value-type="percentage">
            <text:p>5.99%</text:p>
          </table:table-cell>
          <table:table-cell table:formula="of:=([.O42]-[.O$5])/[.O42]" office:value-type="percentage" office:value="0.164629687663219" calcext:value-type="percentage">
            <text:p>16.46%</text:p>
          </table:table-cell>
          <table:table-cell table:formula="of:=([.P42]-[.P$5])/[.P42]" office:value-type="percentage" office:value="0.0920554854981103" calcext:value-type="percentage">
            <text:p>9.21%</text:p>
          </table:table-cell>
          <table:table-cell table:formula="of:=([.Q42]-[.Q$5])/[.Q42]" office:value-type="percentage" office:value="0.14562569213732" calcext:value-type="percentage">
            <text:p>14.56%</text:p>
          </table:table-cell>
          <table:table-cell table:formula="of:=([.R42]-[.R$5])/[.R42]" office:value-type="percentage" office:value="-0.0553543714433518" calcext:value-type="percentage">
            <text:p>-5.54%</text:p>
          </table:table-cell>
          <table:table-cell table:formula="of:=([.S42]-[.S$5])/[.S42]" office:value-type="percentage" office:value="0.121078078386999" calcext:value-type="percentage">
            <text:p>12.11%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formula="of:=([.B43]-[.B$5])/[.B43]" office:value-type="percentage" office:value="0.0556260575296108" calcext:value-type="percentage">
            <text:p>5.56%</text:p>
          </table:table-cell>
          <table:table-cell table:formula="of:=([.C43]-[.C$5])/[.C43]" office:value-type="percentage" office:value="0.0557067682816186" calcext:value-type="percentage">
            <text:p>5.57%</text:p>
          </table:table-cell>
          <table:table-cell table:formula="of:=([.D43]-[.D$5])/[.D43]" office:value-type="percentage" office:value="0.0566893424036281" calcext:value-type="percentage">
            <text:p>5.67%</text:p>
          </table:table-cell>
          <table:table-cell table:formula="of:=([.E43]-[.E$5])/[.E43]" office:value-type="percentage" office:value="0.0321946960602444" calcext:value-type="percentage">
            <text:p>3.22%</text:p>
          </table:table-cell>
          <table:table-cell table:formula="of:=([.F43]-[.F$5])/[.F43]" office:value-type="percentage" office:value="0.0411489101650039" calcext:value-type="percentage">
            <text:p>4.11%</text:p>
          </table:table-cell>
          <table:table-cell table:formula="of:=([.G43]-[.G$5])/[.G43]" office:value-type="percentage" office:value="0.0403192795742959" calcext:value-type="percentage">
            <text:p>4.03%</text:p>
          </table:table-cell>
          <table:table-cell table:formula="of:=([.H43]-[.H$5])/[.H43]" office:value-type="percentage" office:value="0.0472243428945367" calcext:value-type="percentage">
            <text:p>4.72%</text:p>
          </table:table-cell>
          <table:table-cell table:formula="of:=([.I43]-[.I$5])/[.I43]" office:value-type="percentage" office:value="0.0442885561721286" calcext:value-type="percentage">
            <text:p>4.43%</text:p>
          </table:table-cell>
          <table:table-cell table:formula="of:=([.J43]-[.J$5])/[.J43]" office:value-type="percentage" office:value="0.0557871749056977" calcext:value-type="percentage">
            <text:p>5.58%</text:p>
          </table:table-cell>
          <table:table-cell table:formula="of:=([.K43]-[.K$5])/[.K43]" office:value-type="percentage" office:value="0.0478087649402391" calcext:value-type="percentage">
            <text:p>4.78%</text:p>
          </table:table-cell>
          <table:table-cell table:formula="of:=([.L43]-[.L$5])/[.L43]" office:value-type="percentage" office:value="0.0914356640463385" calcext:value-type="percentage">
            <text:p>9.14%</text:p>
          </table:table-cell>
          <table:table-cell table:formula="of:=([.M43]-[.M$5])/[.M43]" office:value-type="percentage" office:value="0.0984424920127777" calcext:value-type="percentage">
            <text:p>9.84%</text:p>
          </table:table-cell>
          <table:table-cell table:formula="of:=([.N43]-[.N$5])/[.N43]" office:value-type="percentage" office:value="0.0362232779097387" calcext:value-type="percentage">
            <text:p>3.62%</text:p>
          </table:table-cell>
          <table:table-cell table:formula="of:=([.O43]-[.O$5])/[.O43]" office:value-type="percentage" office:value="0.115082438862455" calcext:value-type="percentage">
            <text:p>11.51%</text:p>
          </table:table-cell>
          <table:table-cell table:formula="of:=([.P43]-[.P$5])/[.P43]" office:value-type="percentage" office:value="0.080550098231829" calcext:value-type="percentage">
            <text:p>8.06%</text:p>
          </table:table-cell>
          <table:table-cell table:formula="of:=([.Q43]-[.Q$5])/[.Q43]" office:value-type="percentage" office:value="0.11862147753237" calcext:value-type="percentage">
            <text:p>11.86%</text:p>
          </table:table-cell>
          <table:table-cell table:formula="of:=([.R43]-[.R$5])/[.R43]" office:value-type="percentage" office:value="-0.0667224430035562" calcext:value-type="percentage">
            <text:p>-6.67%</text:p>
          </table:table-cell>
          <table:table-cell table:formula="of:=([.S43]-[.S$5])/[.S43]" office:value-type="percentage" office:value="0.10374488618483" calcext:value-type="percentage">
            <text:p>10.37%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formula="of:=([.B44]-[.B$5])/[.B44]" office:value-type="percentage" office:value="0.0230828136965321" calcext:value-type="percentage">
            <text:p>2.31%</text:p>
          </table:table-cell>
          <table:table-cell table:formula="of:=([.C44]-[.C$5])/[.C44]" office:value-type="percentage" office:value="0.0310929063489108" calcext:value-type="percentage">
            <text:p>3.11%</text:p>
          </table:table-cell>
          <table:table-cell table:formula="of:=([.D44]-[.D$5])/[.D44]" office:value-type="percentage" office:value="0.0287937743190661" calcext:value-type="percentage">
            <text:p>2.88%</text:p>
          </table:table-cell>
          <table:table-cell table:formula="of:=([.E44]-[.E$5])/[.E44]" office:value-type="percentage" office:value="0.00614793467819602" calcext:value-type="percentage">
            <text:p>0.61%</text:p>
          </table:table-cell>
          <table:table-cell table:formula="of:=([.F44]-[.F$5])/[.F44]" office:value-type="percentage" office:value="-0.00330384738356175" calcext:value-type="percentage">
            <text:p>-0.33%</text:p>
          </table:table-cell>
          <table:table-cell table:formula="of:=([.G44]-[.G$5])/[.G44]" office:value-type="percentage" office:value="0.00604133545309706" calcext:value-type="percentage">
            <text:p>0.60%</text:p>
          </table:table-cell>
          <table:table-cell table:formula="of:=([.H44]-[.H$5])/[.H44]" office:value-type="percentage" office:value="0.0523917995444191" calcext:value-type="percentage">
            <text:p>5.24%</text:p>
          </table:table-cell>
          <table:table-cell table:formula="of:=([.I44]-[.I$5])/[.I44]" office:value-type="percentage" office:value="0.0225934254202805" calcext:value-type="percentage">
            <text:p>2.26%</text:p>
          </table:table-cell>
          <table:table-cell table:formula="of:=([.J44]-[.J$5])/[.J44]" office:value-type="percentage" office:value="0.0369545408524855" calcext:value-type="percentage">
            <text:p>3.70%</text:p>
          </table:table-cell>
          <table:table-cell table:formula="of:=([.K44]-[.K$5])/[.K44]" office:value-type="percentage" office:value="0.0220333648095686" calcext:value-type="percentage">
            <text:p>2.20%</text:p>
          </table:table-cell>
          <table:table-cell table:formula="of:=([.L44]-[.L$5])/[.L44]" office:value-type="percentage" office:value="0.0503783783783783" calcext:value-type="percentage">
            <text:p>5.04%</text:p>
          </table:table-cell>
          <table:table-cell table:formula="of:=([.M44]-[.M$5])/[.M44]" office:value-type="percentage" office:value="0.14578964794173" calcext:value-type="percentage">
            <text:p>14.58%</text:p>
          </table:table-cell>
          <table:table-cell table:formula="of:=([.N44]-[.N$5])/[.N44]" office:value-type="percentage" office:value="0.0158665992925739" calcext:value-type="percentage">
            <text:p>1.59%</text:p>
          </table:table-cell>
          <table:table-cell table:formula="of:=([.O44]-[.O$5])/[.O44]" office:value-type="percentage" office:value="0.154472404313809" calcext:value-type="percentage">
            <text:p>15.45%</text:p>
          </table:table-cell>
          <table:table-cell table:formula="of:=([.P44]-[.P$5])/[.P44]" office:value-type="percentage" office:value="0.0506136525002555" calcext:value-type="percentage">
            <text:p>5.06%</text:p>
          </table:table-cell>
          <table:table-cell table:formula="of:=([.Q44]-[.Q$5])/[.Q44]" office:value-type="percentage" office:value="0.0468444352929045" calcext:value-type="percentage">
            <text:p>4.68%</text:p>
          </table:table-cell>
          <table:table-cell table:formula="of:=([.R44]-[.R$5])/[.R44]" office:value-type="percentage" office:value="-0.113901932947472" calcext:value-type="percentage">
            <text:p>-11.39%</text:p>
          </table:table-cell>
          <table:table-cell table:formula="of:=([.S44]-[.S$5])/[.S44]" office:value-type="percentage" office:value="0.0425818018825617" calcext:value-type="percentage">
            <text:p>4.26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formula="of:=([.B45]-[.B$5])/[.B45]" office:value-type="percentage" office:value="0.0592077538980195" calcext:value-type="percentage">
            <text:p>5.92%</text:p>
          </table:table-cell>
          <table:table-cell table:formula="of:=([.C45]-[.C$5])/[.C45]" office:value-type="percentage" office:value="0.0575024902653265" calcext:value-type="percentage">
            <text:p>5.75%</text:p>
          </table:table-cell>
          <table:table-cell table:formula="of:=([.D45]-[.D$5])/[.D45]" office:value-type="percentage" office:value="0.0530081300813002" calcext:value-type="percentage">
            <text:p>5.30%</text:p>
          </table:table-cell>
          <table:table-cell table:formula="of:=([.E45]-[.E$5])/[.E45]" office:value-type="percentage" office:value="0.0412972972972994" calcext:value-type="percentage">
            <text:p>4.13%</text:p>
          </table:table-cell>
          <table:table-cell table:formula="of:=([.F45]-[.F$5])/[.F45]" office:value-type="percentage" office:value="0.0423194303153591" calcext:value-type="percentage">
            <text:p>4.23%</text:p>
          </table:table-cell>
          <table:table-cell table:formula="of:=([.G45]-[.G$5])/[.G45]" office:value-type="percentage" office:value="0.0355820649938257" calcext:value-type="percentage">
            <text:p>3.56%</text:p>
          </table:table-cell>
          <table:table-cell table:formula="of:=([.H45]-[.H$5])/[.H45]" office:value-type="percentage" office:value="0.0534185718929465" calcext:value-type="percentage">
            <text:p>5.34%</text:p>
          </table:table-cell>
          <table:table-cell table:formula="of:=([.I45]-[.I$5])/[.I45]" office:value-type="percentage" office:value="0.0510448071525106" calcext:value-type="percentage">
            <text:p>5.10%</text:p>
          </table:table-cell>
          <table:table-cell table:formula="of:=([.J45]-[.J$5])/[.J45]" office:value-type="percentage" office:value="0.0510774142059057" calcext:value-type="percentage">
            <text:p>5.11%</text:p>
          </table:table-cell>
          <table:table-cell table:formula="of:=([.K45]-[.K$5])/[.K45]" office:value-type="percentage" office:value="0.0478087649402391" calcext:value-type="percentage">
            <text:p>4.78%</text:p>
          </table:table-cell>
          <table:table-cell table:formula="of:=([.L45]-[.L$5])/[.L45]" office:value-type="percentage" office:value="0.0846185910796164" calcext:value-type="percentage">
            <text:p>8.46%</text:p>
          </table:table-cell>
          <table:table-cell table:formula="of:=([.M45]-[.M$5])/[.M45]" office:value-type="percentage" office:value="0.101403124689025" calcext:value-type="percentage">
            <text:p>10.14%</text:p>
          </table:table-cell>
          <table:table-cell table:formula="of:=([.N45]-[.N$5])/[.N45]" office:value-type="percentage" office:value="0.0375568294129256" calcext:value-type="percentage">
            <text:p>3.76%</text:p>
          </table:table-cell>
          <table:table-cell table:formula="of:=([.O45]-[.O$5])/[.O45]" office:value-type="percentage" office:value="0.108174417307907" calcext:value-type="percentage">
            <text:p>10.82%</text:p>
          </table:table-cell>
          <table:table-cell table:formula="of:=([.P45]-[.P$5])/[.P45]" office:value-type="percentage" office:value="0.072072965202738" calcext:value-type="percentage">
            <text:p>7.21%</text:p>
          </table:table-cell>
          <table:table-cell table:formula="of:=([.Q45]-[.Q$5])/[.Q45]" office:value-type="percentage" office:value="0.106801736613603" calcext:value-type="percentage">
            <text:p>10.68%</text:p>
          </table:table-cell>
          <table:table-cell table:formula="of:=([.R45]-[.R$5])/[.R45]" office:value-type="percentage" office:value="-0.0704166229404978" calcext:value-type="percentage">
            <text:p>-7.04%</text:p>
          </table:table-cell>
          <table:table-cell table:formula="of:=([.S45]-[.S$5])/[.S45]" office:value-type="percentage" office:value="0.0993042378241619" calcext:value-type="percentage">
            <text:p>9.93%</text:p>
          </table:table-cell>
        </table:table-row>
      </table:table>
      <table:named-expressions/>
      <table:database-ranges>
        <table:database-range table:name="__Anonymous_Sheet_DB__2" table:target-range-address="Sheet3.A27:Sheet3.S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99ff66"/>
    </style:style>
    <style:style style:name="Untitled2" style:family="table-cell" style:parent-style-name="Default">
      <style:table-cell-properties fo:background-color="#009933"/>
      <style:text-properties fo:color="#ffffff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2:51:53.503368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12-06T22:52:18.110279198</dc:date>
    <meta:editing-duration>PT9H16M43S</meta:editing-duration>
    <meta:editing-cycles>17</meta:editing-cycles>
    <meta:generator>LibreOffice/5.1.4.2$Linux_X86_64 LibreOffice_project/10m0$Build-2</meta:generator>
    <meta:document-statistic meta:table-count="3" meta:cell-count="4726" meta:object-count="0"/>
  </office:meta>
</office:document-meta>
</file>